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3465in" style:rel-column-width="32767*"/>
    </style:style>
    <style:style style:name="Table5.B" style:family="table-column">
      <style:table-column-properties style:column-width="3.3465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729in" style:rel-column-width="16383*"/>
    </style:style>
    <style:style style:name="Table6.D" style:family="table-column">
      <style:table-column-properties style:column-width="1.6736in" style:rel-column-width="16386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1.1153in" style:rel-column-width="10922*"/>
    </style:style>
    <style:style style:name="Table7.F" style:family="table-column">
      <style:table-column-properties style:column-width="1.116in" style:rel-column-width="10925*"/>
    </style:style>
    <style:style style:name="Table7.1" style:family="table-row">
      <style:table-row-properties style:min-row-height="2.0611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F1" style:family="table-cell">
      <style:table-cell-properties fo:padding="0.0382in" fo:border="0.05pt solid #000000"/>
    </style:style>
    <style:style style:name="Table8" style:family="table">
      <style:table-properties style:width="6.6444in" fo:margin-left="0.0535in" table:align="left"/>
    </style:style>
    <style:style style:name="Table8.A" style:family="table-column">
      <style:table-column-properties style:column-width="1.0639in"/>
    </style:style>
    <style:style style:name="Table8.B" style:family="table-column">
      <style:table-column-properties style:column-width="1.116in"/>
    </style:style>
    <style:style style:name="Table8.D" style:family="table-column">
      <style:table-column-properties style:column-width="1.1167in"/>
    </style:style>
    <style:style style:name="Table8.A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3" style:family="table-cell">
      <style:table-cell-properties fo:padding="0.0382in" fo:border-left="0.05pt solid #000000" fo:border-right="none" fo:border-top="none" fo:border-bottom="0.05pt solid #000000"/>
    </style:style>
    <style:style style:name="Table8.5" style:family="table-row">
      <style:table-row-properties style:min-row-height="0.4917in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153in" style:rel-column-width="10920*"/>
    </style:style>
    <style:style style:name="Table1.C" style:family="table-column">
      <style:table-column-properties style:column-width="1.1444in" style:rel-column-width="11205*"/>
    </style:style>
    <style:style style:name="Table1.D" style:family="table-column">
      <style:table-column-properties style:column-width="1.0868in" style:rel-column-width="10641*"/>
    </style:style>
    <style:style style:name="Table1.F" style:family="table-column">
      <style:table-column-properties style:column-width="1.116in" style:rel-column-width="10929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1153in" style:rel-column-width="10922*"/>
    </style:style>
    <style:style style:name="Table2.F" style:family="table-column">
      <style:table-column-properties style:column-width="1.116in" style:rel-column-width="1092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58in" style:rel-column-width="32760*"/>
    </style:style>
    <style:style style:name="Table3.B" style:family="table-column">
      <style:table-column-properties style:column-width="3.3472in" style:rel-column-width="3277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17" style:family="table-row">
      <style:table-row-properties style:min-row-height="0.2646in"/>
    </style:style>
    <style:style style:name="Table3.30" style:family="table-row">
      <style:table-row-properties style:min-row-height="0.35in"/>
    </style:style>
    <style:style style:name="P1" style:family="paragraph" style:parent-style-name="Standard">
      <style:text-properties fo:color="#000000"/>
    </style:style>
    <style:style style:name="P2" style:family="paragraph" style:parent-style-name="Standard">
      <style:text-properties fo:color="#000000" fo:language="en" fo:country="US" officeooo:rsid="00cdbb9c" officeooo:paragraph-rsid="00cdbb9c"/>
    </style:style>
    <style:style style:name="P3" style:family="paragraph" style:parent-style-name="Standard">
      <style:text-properties fo:color="#000000" fo:language="en" fo:country="US" officeooo:paragraph-rsid="006df20c"/>
    </style:style>
    <style:style style:name="P4" style:family="paragraph" style:parent-style-name="Standard">
      <style:text-properties fo:color="#000000" officeooo:paragraph-rsid="00526454"/>
    </style:style>
    <style:style style:name="P5" style:family="paragraph" style:parent-style-name="Standard">
      <style:text-properties fo:color="#000000" fo:font-size="8pt" fo:language="en" fo:country="US" style:text-underline-style="none" officeooo:rsid="001c8327" officeooo:paragraph-rsid="00526454" style:font-size-asian="8pt" style:language-asian="zxx" style:country-asian="none" style:font-size-complex="8pt" style:language-complex="zxx" style:country-complex="none"/>
    </style:style>
    <style:style style:name="P6" style:family="paragraph" style:parent-style-name="Standard">
      <style:text-properties fo:color="#000000" fo:font-size="8pt" fo:language="en" fo:country="US" style:text-underline-style="none" officeooo:rsid="004e2ba1" officeooo:paragraph-rsid="00526454" style:font-size-asian="8pt" style:language-asian="zxx" style:country-asian="none" style:font-size-complex="8pt" style:language-complex="zxx" style:country-complex="none"/>
    </style:style>
    <style:style style:name="P7" style:family="paragraph" style:parent-style-name="Standard">
      <style:text-properties fo:color="#000000" officeooo:paragraph-rsid="0019d5bd"/>
    </style:style>
    <style:style style:name="P8" style:family="paragraph" style:parent-style-name="Standard">
      <style:text-properties fo:color="#000000" officeooo:rsid="00da3a12" officeooo:paragraph-rsid="0019d5bd"/>
    </style:style>
    <style:style style:name="P9" style:family="paragraph" style:parent-style-name="Table_20_Contents">
      <style:text-properties fo:font-size="8pt" fo:language="en" fo:country="US" style:text-underline-style="none" fo:font-weight="normal" officeooo:rsid="0035dd7f" officeooo:paragraph-rsid="00526454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10" style:family="paragraph" style:parent-style-name="Table_20_Contents">
      <style:text-properties fo:color="#000000"/>
    </style:style>
    <style:style style:name="P11" style:family="paragraph" style:parent-style-name="Table_20_Contents">
      <style:text-properties fo:color="#000000" fo:font-size="8pt" fo:language="en" fo:country="US" style:font-size-asian="8pt" style:language-asian="zxx" style:country-asian="none" style:font-size-complex="8pt" style:language-complex="zxx" style:country-complex="none"/>
    </style:style>
    <style:style style:name="P12" style:family="paragraph" style:parent-style-name="Table_20_Contents">
      <style:text-properties fo:color="#000000" fo:font-size="8pt" fo:language="en" fo:country="US" officeooo:rsid="00a84a6c" officeooo:paragraph-rsid="0062db95" style:font-size-asian="8pt" style:language-asian="zxx" style:country-asian="none" style:font-size-complex="8pt" style:language-complex="zxx" style:country-complex="none"/>
    </style:style>
    <style:style style:name="P13" style:family="paragraph" style:parent-style-name="Table_20_Contents">
      <style:text-properties fo:color="#000000" fo:font-size="8pt" fo:language="en" fo:country="US" officeooo:rsid="00e252dd" officeooo:paragraph-rsid="0062db95" style:font-size-asian="8pt" style:language-asian="zxx" style:country-asian="none" style:font-size-complex="8pt" style:language-complex="zxx" style:country-complex="none"/>
    </style:style>
    <style:style style:name="P14" style:family="paragraph" style:parent-style-name="Table_20_Contents">
      <style:text-properties fo:color="#000000" fo:font-size="8pt" fo:language="en" fo:country="US" officeooo:rsid="00e252dd" officeooo:paragraph-rsid="00526454" style:font-size-asian="8pt" style:language-asian="zxx" style:country-asian="none" style:font-size-complex="8pt" style:language-complex="zxx" style:country-complex="none"/>
    </style:style>
    <style:style style:name="P15" style:family="paragraph" style:parent-style-name="Table_20_Contents">
      <style:text-properties fo:color="#000000" fo:font-size="8pt" fo:language="en" fo:country="US" officeooo:rsid="00e252dd" officeooo:paragraph-rsid="009ae178" style:font-size-asian="8pt" style:language-asian="zxx" style:country-asian="none" style:font-size-complex="8pt" style:language-complex="zxx" style:country-complex="none"/>
    </style:style>
    <style:style style:name="P16" style:family="paragraph" style:parent-style-name="Table_20_Contents">
      <style:text-properties fo:color="#000000" fo:font-size="8pt" fo:language="en" fo:country="US" officeooo:rsid="00e252dd" officeooo:paragraph-rsid="00243d5d" style:font-size-asian="8pt" style:language-asian="zxx" style:country-asian="none" style:font-size-complex="8pt" style:language-complex="zxx" style:country-complex="none"/>
    </style:style>
    <style:style style:name="P17" style:family="paragraph" style:parent-style-name="Table_20_Contents">
      <style:text-properties fo:color="#000000" fo:font-size="8pt" fo:language="en" fo:country="US" officeooo:rsid="0032c930" officeooo:paragraph-rsid="0032c930" style:font-size-asian="8pt" style:language-asian="zxx" style:country-asian="none" style:font-size-complex="8pt" style:language-complex="zxx" style:country-complex="none"/>
    </style:style>
    <style:style style:name="P18" style:family="paragraph" style:parent-style-name="Table_20_Contents">
      <style:text-properties fo:color="#000000" fo:font-size="8pt" fo:language="en" fo:country="US" officeooo:rsid="00ace90c" officeooo:paragraph-rsid="00ace90c" style:font-size-asian="8pt" style:language-asian="zxx" style:country-asian="none" style:font-size-complex="8pt" style:language-complex="zxx" style:country-complex="none"/>
    </style:style>
    <style:style style:name="P19" style:family="paragraph" style:parent-style-name="Table_20_Contents">
      <style:text-properties fo:color="#000000" fo:font-size="8pt" fo:language="en" fo:country="US" officeooo:rsid="00b18ffd" officeooo:paragraph-rsid="00b18ffd" style:font-size-asian="8pt" style:language-asian="zxx" style:country-asian="none" style:font-size-complex="8pt" style:language-complex="zxx" style:country-complex="none"/>
    </style:style>
    <style:style style:name="P20" style:family="paragraph" style:parent-style-name="Table_20_Contents">
      <style:text-properties fo:color="#000000" fo:font-size="8pt" fo:language="en" fo:country="US" officeooo:rsid="00ac7d9b" officeooo:paragraph-rsid="00ac7d9b" style:font-size-asian="8pt" style:language-asian="zxx" style:country-asian="none" style:font-size-complex="8pt" style:language-complex="zxx" style:country-complex="none"/>
    </style:style>
    <style:style style:name="P21" style:family="paragraph" style:parent-style-name="Table_20_Contents">
      <style:text-properties fo:color="#000000" fo:font-size="8pt" fo:language="en" fo:country="US" officeooo:rsid="00c841d7" officeooo:paragraph-rsid="00c841d7" style:font-size-asian="8pt" style:language-asian="zxx" style:country-asian="none" style:font-size-complex="8pt" style:language-complex="zxx" style:country-complex="none"/>
    </style:style>
    <style:style style:name="P22" style:family="paragraph" style:parent-style-name="Table_20_Contents">
      <style:text-properties fo:color="#000000" fo:font-size="8pt" fo:language="en" fo:country="US" officeooo:rsid="00c841d7" officeooo:paragraph-rsid="00ca06df" style:font-size-asian="8pt" style:language-asian="zxx" style:country-asian="none" style:font-size-complex="8pt" style:language-complex="zxx" style:country-complex="none"/>
    </style:style>
    <style:style style:name="P23" style:family="paragraph" style:parent-style-name="Table_20_Contents">
      <style:text-properties fo:color="#000000" fo:font-size="8pt" fo:language="en" fo:country="US" officeooo:rsid="00cdbb9c" officeooo:paragraph-rsid="00cdbb9c" style:font-size-asian="8pt" style:language-asian="zxx" style:country-asian="none" style:font-size-complex="8pt" style:language-complex="zxx" style:country-complex="none"/>
    </style:style>
    <style:style style:name="P24" style:family="paragraph" style:parent-style-name="Table_20_Contents">
      <style:text-properties fo:color="#000000" fo:font-size="8pt" fo:language="en" fo:country="US" officeooo:rsid="008d8b05" officeooo:paragraph-rsid="00526454" style:font-size-asian="8pt" style:language-asian="zxx" style:country-asian="none" style:font-size-complex="8pt" style:language-complex="zxx" style:country-complex="none"/>
    </style:style>
    <style:style style:name="P25" style:family="paragraph" style:parent-style-name="Table_20_Contents">
      <style:text-properties fo:color="#000000" fo:font-size="8pt" fo:language="en" fo:country="US" officeooo:rsid="00c4d239" officeooo:paragraph-rsid="00526454" style:font-size-asian="8pt" style:language-asian="zxx" style:country-asian="none" style:font-size-complex="8pt" style:language-complex="zxx" style:country-complex="none"/>
    </style:style>
    <style:style style:name="P26" style:family="paragraph" style:parent-style-name="Table_20_Contents">
      <style:text-properties fo:color="#000000" fo:font-size="8pt" fo:language="en" fo:country="US" officeooo:rsid="00b0445c" officeooo:paragraph-rsid="00526454" style:font-size-asian="8pt" style:language-asian="zxx" style:country-asian="none" style:font-size-complex="8pt" style:language-complex="zxx" style:country-complex="none"/>
    </style:style>
    <style:style style:name="P27" style:family="paragraph" style:parent-style-name="Table_20_Contents">
      <style:text-properties fo:color="#000000" fo:font-size="8pt" fo:language="en" fo:country="US" officeooo:rsid="00b32793" officeooo:paragraph-rsid="00526454" style:font-size-asian="8pt" style:language-asian="zxx" style:country-asian="none" style:font-size-complex="8pt" style:language-complex="zxx" style:country-complex="none"/>
    </style:style>
    <style:style style:name="P28" style:family="paragraph" style:parent-style-name="Table_20_Contents">
      <style:text-properties fo:color="#000000" fo:font-size="8pt" fo:language="en" fo:country="US" officeooo:rsid="00a6ab89" officeooo:paragraph-rsid="00526454" style:font-size-asian="8pt" style:language-asian="zxx" style:country-asian="none" style:font-size-complex="8pt" style:language-complex="zxx" style:country-complex="none"/>
    </style:style>
    <style:style style:name="P29" style:family="paragraph" style:parent-style-name="Table_20_Contents">
      <style:text-properties fo:color="#000000" fo:font-size="8pt" fo:language="en" fo:country="US" officeooo:rsid="008cfa3f" officeooo:paragraph-rsid="00526454" style:font-size-asian="8pt" style:language-asian="zxx" style:country-asian="none" style:font-size-complex="8pt" style:language-complex="zxx" style:country-complex="none"/>
    </style:style>
    <style:style style:name="P30" style:family="paragraph" style:parent-style-name="Table_20_Contents">
      <style:text-properties fo:color="#000000" fo:font-size="8pt" fo:language="en" fo:country="US" officeooo:rsid="00c597d0" officeooo:paragraph-rsid="00526454" style:font-size-asian="8pt" style:language-asian="zxx" style:country-asian="none" style:font-size-complex="8pt" style:language-complex="zxx" style:country-complex="none"/>
    </style:style>
    <style:style style:name="P31" style:family="paragraph" style:parent-style-name="Table_20_Contents">
      <style:text-properties fo:color="#000000" fo:font-size="8pt" fo:language="en" fo:country="US" officeooo:rsid="00c597d0" officeooo:paragraph-rsid="009ae178" style:font-size-asian="8pt" style:language-asian="zxx" style:country-asian="none" style:font-size-complex="8pt" style:language-complex="zxx" style:country-complex="none"/>
    </style:style>
    <style:style style:name="P32" style:family="paragraph" style:parent-style-name="Table_20_Contents">
      <style:text-properties fo:color="#000000" fo:font-size="8pt" fo:language="en" fo:country="US" officeooo:rsid="00c597d0" officeooo:paragraph-rsid="008acba5" style:font-size-asian="8pt" style:language-asian="zxx" style:country-asian="none" style:font-size-complex="8pt" style:language-complex="zxx" style:country-complex="none"/>
    </style:style>
    <style:style style:name="P33" style:family="paragraph" style:parent-style-name="Table_20_Contents">
      <style:text-properties fo:color="#000000" fo:font-size="8pt" fo:language="en" fo:country="US" officeooo:rsid="012072b9" officeooo:paragraph-rsid="008acba5" style:font-size-asian="8pt" style:language-asian="zxx" style:country-asian="none" style:font-size-complex="8pt" style:language-complex="zxx" style:country-complex="none"/>
    </style:style>
    <style:style style:name="P34" style:family="paragraph" style:parent-style-name="Table_20_Contents">
      <style:text-properties fo:color="#000000" fo:font-size="8pt" fo:language="en" fo:country="US" officeooo:rsid="012072b9" officeooo:paragraph-rsid="00526454" style:font-size-asian="8pt" style:language-asian="zxx" style:country-asian="none" style:font-size-complex="8pt" style:language-complex="zxx" style:country-complex="none"/>
    </style:style>
    <style:style style:name="P35" style:family="paragraph" style:parent-style-name="Table_20_Contents">
      <style:text-properties fo:color="#000000" fo:font-size="8pt" fo:language="en" fo:country="US" officeooo:rsid="012072b9" officeooo:paragraph-rsid="011baf04" style:font-size-asian="8pt" style:language-asian="zxx" style:country-asian="none" style:font-size-complex="8pt" style:language-complex="zxx" style:country-complex="none"/>
    </style:style>
    <style:style style:name="P36" style:family="paragraph" style:parent-style-name="Table_20_Contents">
      <style:text-properties fo:color="#000000" fo:font-size="8pt" fo:language="en" fo:country="US" officeooo:rsid="016958f7" officeooo:paragraph-rsid="00526454" style:font-size-asian="8pt" style:language-asian="zxx" style:country-asian="none" style:font-size-complex="8pt" style:language-complex="zxx" style:country-complex="none"/>
    </style:style>
    <style:style style:name="P37" style:family="paragraph" style:parent-style-name="Table_20_Contents">
      <style:text-properties fo:color="#000000" fo:font-size="8pt" fo:language="en" fo:country="US" officeooo:rsid="00c84363" officeooo:paragraph-rsid="00526454" style:font-size-asian="8pt" style:language-asian="zxx" style:country-asian="none" style:font-size-complex="8pt" style:language-complex="zxx" style:country-complex="none"/>
    </style:style>
    <style:style style:name="P38" style:family="paragraph" style:parent-style-name="Table_20_Contents">
      <style:text-properties fo:color="#000000" fo:font-size="8pt" fo:language="en" fo:country="US" officeooo:rsid="00ae4564" officeooo:paragraph-rsid="00526454" style:font-size-asian="8pt" style:language-asian="zxx" style:country-asian="none" style:font-size-complex="8pt" style:language-complex="zxx" style:country-complex="none"/>
    </style:style>
    <style:style style:name="P39" style:family="paragraph" style:parent-style-name="Table_20_Contents">
      <style:text-properties fo:color="#000000" fo:font-size="8pt" fo:language="en" fo:country="US" officeooo:rsid="002d95d2" officeooo:paragraph-rsid="00526454" style:font-size-asian="8pt" style:language-asian="zxx" style:country-asian="none" style:font-size-complex="8pt" style:language-complex="zxx" style:country-complex="none"/>
    </style:style>
    <style:style style:name="P40" style:family="paragraph" style:parent-style-name="Table_20_Contents">
      <style:text-properties fo:color="#000000" fo:font-size="8pt" fo:language="en" fo:country="US" officeooo:rsid="00c69efc" officeooo:paragraph-rsid="00526454" style:font-size-asian="8pt" style:language-asian="zxx" style:country-asian="none" style:font-size-complex="8pt" style:language-complex="zxx" style:country-complex="none"/>
    </style:style>
    <style:style style:name="P41" style:family="paragraph" style:parent-style-name="Table_20_Contents">
      <style:text-properties fo:color="#000000" fo:font-size="8pt" fo:language="en" fo:country="US" officeooo:rsid="00b23332" officeooo:paragraph-rsid="00b23332" style:font-size-asian="8pt" style:language-asian="zxx" style:country-asian="none" style:font-size-complex="8pt" style:language-complex="zxx" style:country-complex="none"/>
    </style:style>
    <style:style style:name="P42" style:family="paragraph" style:parent-style-name="Table_20_Contents">
      <style:text-properties fo:color="#000000" fo:font-size="8pt" fo:language="en" fo:country="US" officeooo:rsid="004e06a9" officeooo:paragraph-rsid="00526454" style:font-size-asian="8pt" style:language-asian="zxx" style:country-asian="none" style:font-size-complex="8pt" style:language-complex="zxx" style:country-complex="none"/>
    </style:style>
    <style:style style:name="P43" style:family="paragraph" style:parent-style-name="Table_20_Contents">
      <style:text-properties fo:color="#000000" fo:font-size="8pt" fo:language="en" fo:country="US" officeooo:rsid="004e2ba1" officeooo:paragraph-rsid="00526454" style:font-size-asian="8pt" style:language-asian="zxx" style:country-asian="none" style:font-size-complex="8pt" style:language-complex="zxx" style:country-complex="none"/>
    </style:style>
    <style:style style:name="P44" style:family="paragraph" style:parent-style-name="Table_20_Contents">
      <style:text-properties fo:color="#000000" fo:font-size="8pt" fo:language="en" fo:country="US" officeooo:rsid="0051c190" officeooo:paragraph-rsid="00526454" style:font-size-asian="8pt" style:language-asian="zxx" style:country-asian="none" style:font-size-complex="8pt" style:language-complex="zxx" style:country-complex="none"/>
    </style:style>
    <style:style style:name="P45" style:family="paragraph" style:parent-style-name="Table_20_Contents">
      <style:text-properties fo:color="#000000" fo:font-size="8pt" fo:language="en" fo:country="US" officeooo:rsid="00d50354" officeooo:paragraph-rsid="00526454" style:font-size-asian="8pt" style:language-asian="zxx" style:country-asian="none" style:font-size-complex="8pt" style:language-complex="zxx" style:country-complex="none"/>
    </style:style>
    <style:style style:name="P46" style:family="paragraph" style:parent-style-name="Table_20_Contents">
      <style:text-properties fo:color="#000000" fo:font-size="8pt" fo:language="en" fo:country="US" officeooo:rsid="00e30c23" officeooo:paragraph-rsid="00526454" style:font-size-asian="8pt" style:language-asian="zxx" style:country-asian="none" style:font-size-complex="8pt" style:language-complex="zxx" style:country-complex="none"/>
    </style:style>
    <style:style style:name="P47" style:family="paragraph" style:parent-style-name="Table_20_Contents">
      <style:text-properties fo:color="#000000" fo:font-size="8pt" fo:language="en" fo:country="US" officeooo:rsid="00ed5198" officeooo:paragraph-rsid="00526454" style:font-size-asian="8pt" style:language-asian="zxx" style:country-asian="none" style:font-size-complex="8pt" style:language-complex="zxx" style:country-complex="none"/>
    </style:style>
    <style:style style:name="P48" style:family="paragraph" style:parent-style-name="Table_20_Contents">
      <style:text-properties fo:color="#000000" fo:font-size="8pt" fo:language="en" fo:country="US" officeooo:rsid="00f113e4" officeooo:paragraph-rsid="00526454" style:font-size-asian="8pt" style:language-asian="zxx" style:country-asian="none" style:font-size-complex="8pt" style:language-complex="zxx" style:country-complex="none"/>
    </style:style>
    <style:style style:name="P49" style:family="paragraph" style:parent-style-name="Table_20_Contents">
      <style:text-properties fo:color="#000000" fo:font-size="8pt" fo:language="en" fo:country="US" officeooo:rsid="00f2d783" officeooo:paragraph-rsid="00526454" style:font-size-asian="8pt" style:language-asian="zxx" style:country-asian="none" style:font-size-complex="8pt" style:language-complex="zxx" style:country-complex="none"/>
    </style:style>
    <style:style style:name="P50" style:family="paragraph" style:parent-style-name="Table_20_Contents">
      <style:text-properties fo:color="#000000" fo:font-size="8pt" fo:language="en" fo:country="US" officeooo:rsid="011526aa" officeooo:paragraph-rsid="00526454" style:font-size-asian="8pt" style:language-asian="zxx" style:country-asian="none" style:font-size-complex="8pt" style:language-complex="zxx" style:country-complex="none"/>
    </style:style>
    <style:style style:name="P51" style:family="paragraph" style:parent-style-name="Table_20_Contents">
      <style:text-properties fo:color="#000000" fo:font-size="8pt" fo:language="en" fo:country="US" officeooo:rsid="011a4f2a" officeooo:paragraph-rsid="00526454" style:font-size-asian="8pt" style:language-asian="zxx" style:country-asian="none" style:font-size-complex="8pt" style:language-complex="zxx" style:country-complex="none"/>
    </style:style>
    <style:style style:name="P52" style:family="paragraph" style:parent-style-name="Table_20_Contents">
      <style:text-properties fo:color="#000000" fo:font-size="8pt" fo:language="en" fo:country="US" officeooo:rsid="011d194c" officeooo:paragraph-rsid="00526454" style:font-size-asian="8pt" style:language-asian="zxx" style:country-asian="none" style:font-size-complex="8pt" style:language-complex="zxx" style:country-complex="none"/>
    </style:style>
    <style:style style:name="P53" style:family="paragraph" style:parent-style-name="Table_20_Contents">
      <style:text-properties fo:color="#000000" fo:font-size="8pt" fo:language="en" fo:country="US" officeooo:rsid="011d194c" officeooo:paragraph-rsid="012a9e4f" style:font-size-asian="8pt" style:language-asian="zxx" style:country-asian="none" style:font-size-complex="8pt" style:language-complex="zxx" style:country-complex="none"/>
    </style:style>
    <style:style style:name="P54" style:family="paragraph" style:parent-style-name="Table_20_Contents">
      <style:text-properties fo:color="#000000" fo:font-size="8pt" fo:language="en" fo:country="US" officeooo:rsid="011d194c" officeooo:paragraph-rsid="012b81f4" style:font-size-asian="8pt" style:language-asian="zxx" style:country-asian="none" style:font-size-complex="8pt" style:language-complex="zxx" style:country-complex="none"/>
    </style:style>
    <style:style style:name="P55" style:family="paragraph" style:parent-style-name="Table_20_Contents">
      <style:text-properties fo:color="#000000" fo:font-size="8pt" fo:language="en" fo:country="US" officeooo:rsid="011d194c" officeooo:paragraph-rsid="012c936d" style:font-size-asian="8pt" style:language-asian="zxx" style:country-asian="none" style:font-size-complex="8pt" style:language-complex="zxx" style:country-complex="none"/>
    </style:style>
    <style:style style:name="P56" style:family="paragraph" style:parent-style-name="Table_20_Contents">
      <style:text-properties fo:color="#000000" fo:font-size="8pt" fo:language="en" fo:country="US" officeooo:rsid="004c0d36" officeooo:paragraph-rsid="00526454" style:font-size-asian="8pt" style:language-asian="zxx" style:country-asian="none" style:font-size-complex="8pt" style:language-complex="zxx" style:country-complex="none"/>
    </style:style>
    <style:style style:name="P57" style:family="paragraph" style:parent-style-name="Table_20_Contents">
      <style:text-properties fo:color="#000000" fo:font-size="8pt" fo:language="en" fo:country="US" officeooo:rsid="005e3032" officeooo:paragraph-rsid="00526454" style:font-size-asian="8pt" style:language-asian="zxx" style:country-asian="none" style:font-size-complex="8pt" style:language-complex="zxx" style:country-complex="none"/>
    </style:style>
    <style:style style:name="P58" style:family="paragraph" style:parent-style-name="Table_20_Contents">
      <style:text-properties fo:color="#000000" fo:font-size="8pt" fo:language="en" fo:country="US" officeooo:rsid="007b822c" officeooo:paragraph-rsid="007b822c" style:font-size-asian="8pt" style:language-asian="zxx" style:country-asian="none" style:font-size-complex="8pt" style:language-complex="zxx" style:country-complex="none"/>
    </style:style>
    <style:style style:name="P59" style:family="paragraph" style:parent-style-name="Table_20_Contents">
      <style:text-properties fo:color="#000000" fo:font-size="8pt" fo:language="en" fo:country="US" officeooo:rsid="007bf5ad" officeooo:paragraph-rsid="007bf5ad" style:font-size-asian="8pt" style:language-asian="zxx" style:country-asian="none" style:font-size-complex="8pt" style:language-complex="zxx" style:country-complex="none"/>
    </style:style>
    <style:style style:name="P60" style:family="paragraph" style:parent-style-name="Table_20_Contents">
      <style:text-properties fo:color="#000000" fo:font-size="8pt" fo:language="en" fo:country="US" officeooo:rsid="007f09fa" officeooo:paragraph-rsid="007f09fa" style:font-size-asian="8pt" style:language-asian="zxx" style:country-asian="none" style:font-size-complex="8pt" style:language-complex="zxx" style:country-complex="none"/>
    </style:style>
    <style:style style:name="P61" style:family="paragraph" style:parent-style-name="Table_20_Contents">
      <style:text-properties fo:color="#000000" fo:font-size="8pt" fo:language="en" fo:country="US" officeooo:rsid="00ad65da" officeooo:paragraph-rsid="00526454" style:font-size-asian="8pt" style:language-asian="zxx" style:country-asian="none" style:font-size-complex="8pt" style:language-complex="zxx" style:country-complex="none"/>
    </style:style>
    <style:style style:name="P62" style:family="paragraph" style:parent-style-name="Table_20_Contents">
      <style:text-properties fo:color="#000000" fo:font-size="8pt" fo:language="en" fo:country="US" officeooo:rsid="017ee27d" officeooo:paragraph-rsid="00526454" style:font-size-asian="8pt" style:language-asian="zxx" style:country-asian="none" style:font-size-complex="8pt" style:language-complex="zxx" style:country-complex="none"/>
    </style:style>
    <style:style style:name="P63" style:family="paragraph" style:parent-style-name="Table_20_Contents">
      <style:text-properties fo:color="#000000" fo:font-size="8pt" fo:language="en" fo:country="US" officeooo:rsid="009d15a5" officeooo:paragraph-rsid="009d15a5" style:font-size-asian="8pt" style:language-asian="zxx" style:country-asian="none" style:font-size-complex="8pt" style:language-complex="zxx" style:country-complex="none"/>
    </style:style>
    <style:style style:name="P64" style:family="paragraph" style:parent-style-name="Table_20_Contents">
      <style:text-properties fo:color="#000000" fo:font-size="8pt" fo:language="en" fo:country="US" officeooo:rsid="01952e82" officeooo:paragraph-rsid="00526454" style:font-size-asian="8pt" style:language-asian="zxx" style:country-asian="none" style:font-size-complex="8pt" style:language-complex="zxx" style:country-complex="none"/>
    </style:style>
    <style:style style:name="P65" style:family="paragraph" style:parent-style-name="Table_20_Contents">
      <style:text-properties fo:color="#000000" fo:font-size="8pt" fo:language="en" fo:country="US" officeooo:rsid="01c67c8f" officeooo:paragraph-rsid="00526454" style:font-size-asian="8pt" style:language-asian="zxx" style:country-asian="none" style:font-size-complex="8pt" style:language-complex="zxx" style:country-complex="none"/>
    </style:style>
    <style:style style:name="P66" style:family="paragraph" style:parent-style-name="Table_20_Contents">
      <style:text-properties fo:color="#000000" fo:font-size="8pt" fo:language="en" fo:country="US" officeooo:rsid="00fb5ce7" officeooo:paragraph-rsid="00526454" style:font-size-asian="8pt" style:language-asian="zxx" style:country-asian="none" style:font-size-complex="8pt" style:language-complex="zxx" style:country-complex="none"/>
    </style:style>
    <style:style style:name="P67" style:family="paragraph" style:parent-style-name="Table_20_Contents">
      <style:text-properties fo:color="#000000" fo:font-size="8pt" fo:language="en" fo:country="US" officeooo:rsid="00fb5ce7" officeooo:paragraph-rsid="012a9e4f" style:font-size-asian="8pt" style:language-asian="zxx" style:country-asian="none" style:font-size-complex="8pt" style:language-complex="zxx" style:country-complex="none"/>
    </style:style>
    <style:style style:name="P68" style:family="paragraph" style:parent-style-name="Table_20_Contents">
      <style:text-properties fo:color="#000000" fo:font-size="8pt" fo:language="en" fo:country="US" officeooo:rsid="01ba22c3" officeooo:paragraph-rsid="00526454" style:font-size-asian="8pt" style:language-asian="zxx" style:country-asian="none" style:font-size-complex="8pt" style:language-complex="zxx" style:country-complex="none"/>
    </style:style>
    <style:style style:name="P69" style:family="paragraph" style:parent-style-name="Table_20_Contents">
      <style:text-properties fo:color="#000000" fo:font-size="8pt" fo:language="en" fo:country="US" officeooo:rsid="01ba22c3" officeooo:paragraph-rsid="012a9e4f" style:font-size-asian="8pt" style:language-asian="zxx" style:country-asian="none" style:font-size-complex="8pt" style:language-complex="zxx" style:country-complex="none"/>
    </style:style>
    <style:style style:name="P70" style:family="paragraph" style:parent-style-name="Table_20_Contents">
      <style:text-properties fo:color="#000000" fo:font-size="8pt" fo:language="en" fo:country="US" officeooo:rsid="00fcd959" officeooo:paragraph-rsid="00526454" style:font-size-asian="8pt" style:language-asian="zxx" style:country-asian="none" style:font-size-complex="8pt" style:language-complex="zxx" style:country-complex="none"/>
    </style:style>
    <style:style style:name="P71" style:family="paragraph" style:parent-style-name="Table_20_Contents">
      <style:text-properties fo:color="#000000" fo:font-size="8pt" fo:language="en" fo:country="US" officeooo:rsid="00fcd959" officeooo:paragraph-rsid="00fcd959" style:font-size-asian="8pt" style:language-asian="zxx" style:country-asian="none" style:font-size-complex="8pt" style:language-complex="zxx" style:country-complex="none"/>
    </style:style>
    <style:style style:name="P72" style:family="paragraph" style:parent-style-name="Table_20_Contents">
      <style:text-properties fo:color="#000000" fo:font-size="8pt" fo:language="en" fo:country="US" officeooo:rsid="00fcd959" officeooo:paragraph-rsid="012a9e4f" style:font-size-asian="8pt" style:language-asian="zxx" style:country-asian="none" style:font-size-complex="8pt" style:language-complex="zxx" style:country-complex="none"/>
    </style:style>
    <style:style style:name="P73" style:family="paragraph" style:parent-style-name="Table_20_Contents">
      <style:text-properties fo:color="#000000" fo:font-size="8pt" fo:language="en" fo:country="US" officeooo:rsid="00550073" officeooo:paragraph-rsid="00526454" style:font-size-asian="8pt" style:language-asian="zxx" style:country-asian="none" style:font-size-complex="8pt" style:language-complex="zxx" style:country-complex="none"/>
    </style:style>
    <style:style style:name="P74" style:family="paragraph" style:parent-style-name="Table_20_Contents">
      <style:text-properties fo:color="#000000" fo:font-size="8pt" fo:language="en" fo:country="US" officeooo:rsid="00550073" officeooo:paragraph-rsid="012a9e4f" style:font-size-asian="8pt" style:language-asian="zxx" style:country-asian="none" style:font-size-complex="8pt" style:language-complex="zxx" style:country-complex="none"/>
    </style:style>
    <style:style style:name="P75" style:family="paragraph" style:parent-style-name="Table_20_Contents">
      <style:text-properties fo:color="#000000" fo:font-size="8pt" fo:language="en" fo:country="US" officeooo:rsid="0163d5bd" officeooo:paragraph-rsid="00526454" style:font-size-asian="8pt" style:language-asian="zxx" style:country-asian="none" style:font-size-complex="8pt" style:language-complex="zxx" style:country-complex="none"/>
    </style:style>
    <style:style style:name="P76" style:family="paragraph" style:parent-style-name="Table_20_Contents">
      <style:text-properties fo:color="#000000" fo:font-size="8pt" fo:language="en" fo:country="US" officeooo:rsid="0163d5bd" officeooo:paragraph-rsid="012a9e4f" style:font-size-asian="8pt" style:language-asian="zxx" style:country-asian="none" style:font-size-complex="8pt" style:language-complex="zxx" style:country-complex="none"/>
    </style:style>
    <style:style style:name="P77" style:family="paragraph" style:parent-style-name="Table_20_Contents">
      <style:text-properties fo:color="#000000" fo:font-size="8pt" fo:language="en" fo:country="US" officeooo:rsid="016e84ff" officeooo:paragraph-rsid="00526454" style:font-size-asian="8pt" style:language-asian="zxx" style:country-asian="none" style:font-size-complex="8pt" style:language-complex="zxx" style:country-complex="none"/>
    </style:style>
    <style:style style:name="P78" style:family="paragraph" style:parent-style-name="Table_20_Contents">
      <style:text-properties fo:color="#000000" fo:font-size="8pt" fo:language="en" fo:country="US" officeooo:rsid="016e84ff" officeooo:paragraph-rsid="012a9e4f" style:font-size-asian="8pt" style:language-asian="zxx" style:country-asian="none" style:font-size-complex="8pt" style:language-complex="zxx" style:country-complex="none"/>
    </style:style>
    <style:style style:name="P79" style:family="paragraph" style:parent-style-name="Table_20_Contents">
      <style:text-properties fo:color="#000000" fo:font-size="8pt" fo:language="en" fo:country="US" officeooo:rsid="01b0fee7" officeooo:paragraph-rsid="00526454" style:font-size-asian="8pt" style:language-asian="zxx" style:country-asian="none" style:font-size-complex="8pt" style:language-complex="zxx" style:country-complex="none"/>
    </style:style>
    <style:style style:name="P80" style:family="paragraph" style:parent-style-name="Table_20_Contents">
      <style:text-properties fo:color="#000000" fo:font-size="8pt" fo:language="en" fo:country="US" officeooo:rsid="01b0fee7" officeooo:paragraph-rsid="012a9e4f" style:font-size-asian="8pt" style:language-asian="zxx" style:country-asian="none" style:font-size-complex="8pt" style:language-complex="zxx" style:country-complex="none"/>
    </style:style>
    <style:style style:name="P81" style:family="paragraph" style:parent-style-name="Table_20_Contents">
      <style:text-properties fo:color="#000000" fo:font-size="8pt" fo:language="en" fo:country="US" officeooo:rsid="019d78f7" officeooo:paragraph-rsid="00526454" style:font-size-asian="8pt" style:language-asian="zxx" style:country-asian="none" style:font-size-complex="8pt" style:language-complex="zxx" style:country-complex="none"/>
    </style:style>
    <style:style style:name="P82" style:family="paragraph" style:parent-style-name="Table_20_Contents">
      <style:text-properties fo:color="#000000" fo:font-size="8pt" fo:language="en" fo:country="US" officeooo:rsid="016a843c" officeooo:paragraph-rsid="00526454" style:font-size-asian="8pt" style:language-asian="zxx" style:country-asian="none" style:font-size-complex="8pt" style:language-complex="zxx" style:country-complex="none"/>
    </style:style>
    <style:style style:name="P83" style:family="paragraph" style:parent-style-name="Table_20_Contents">
      <style:text-properties fo:color="#000000" fo:font-size="8pt" fo:language="en" fo:country="US" officeooo:rsid="016a843c" officeooo:paragraph-rsid="012b81f4" style:font-size-asian="8pt" style:language-asian="zxx" style:country-asian="none" style:font-size-complex="8pt" style:language-complex="zxx" style:country-complex="none"/>
    </style:style>
    <style:style style:name="P84" style:family="paragraph" style:parent-style-name="Table_20_Contents">
      <style:text-properties fo:color="#000000" fo:font-size="8pt" fo:language="en" fo:country="US" officeooo:rsid="00283a31" officeooo:paragraph-rsid="00526454" style:font-size-asian="8pt" style:language-asian="zxx" style:country-asian="none" style:font-size-complex="8pt" style:language-complex="zxx" style:country-complex="none"/>
    </style:style>
    <style:style style:name="P85" style:family="paragraph" style:parent-style-name="Table_20_Contents">
      <style:text-properties fo:color="#000000" fo:font-size="8pt" fo:language="en" fo:country="US" officeooo:rsid="00283a31" officeooo:paragraph-rsid="012b81f4" style:font-size-asian="8pt" style:language-asian="zxx" style:country-asian="none" style:font-size-complex="8pt" style:language-complex="zxx" style:country-complex="none"/>
    </style:style>
    <style:style style:name="P86" style:family="paragraph" style:parent-style-name="Table_20_Contents">
      <style:text-properties fo:color="#000000" fo:font-size="8pt" fo:language="en" fo:country="US" officeooo:rsid="012cfe4c" officeooo:paragraph-rsid="00526454" style:font-size-asian="8pt" style:language-asian="zxx" style:country-asian="none" style:font-size-complex="8pt" style:language-complex="zxx" style:country-complex="none"/>
    </style:style>
    <style:style style:name="P87" style:family="paragraph" style:parent-style-name="Table_20_Contents">
      <style:text-properties fo:color="#000000" fo:font-size="8pt" fo:language="en" fo:country="US" officeooo:rsid="012cfe4c" officeooo:paragraph-rsid="012b81f4" style:font-size-asian="8pt" style:language-asian="zxx" style:country-asian="none" style:font-size-complex="8pt" style:language-complex="zxx" style:country-complex="none"/>
    </style:style>
    <style:style style:name="P88" style:family="paragraph" style:parent-style-name="Table_20_Contents">
      <style:text-properties fo:color="#000000" fo:font-size="8pt" fo:language="en" fo:country="US" officeooo:rsid="012dfd7c" officeooo:paragraph-rsid="00526454" style:font-size-asian="8pt" style:language-asian="zxx" style:country-asian="none" style:font-size-complex="8pt" style:language-complex="zxx" style:country-complex="none"/>
    </style:style>
    <style:style style:name="P89" style:family="paragraph" style:parent-style-name="Table_20_Contents">
      <style:text-properties fo:color="#000000" fo:font-size="8pt" fo:language="en" fo:country="US" officeooo:rsid="012dfd7c" officeooo:paragraph-rsid="012b81f4" style:font-size-asian="8pt" style:language-asian="zxx" style:country-asian="none" style:font-size-complex="8pt" style:language-complex="zxx" style:country-complex="none"/>
    </style:style>
    <style:style style:name="P90" style:family="paragraph" style:parent-style-name="Table_20_Contents">
      <style:text-properties fo:color="#000000" fo:font-size="8pt" fo:language="en" fo:country="US" officeooo:rsid="01bc2bea" officeooo:paragraph-rsid="00526454" style:font-size-asian="8pt" style:language-asian="zxx" style:country-asian="none" style:font-size-complex="8pt" style:language-complex="zxx" style:country-complex="none"/>
    </style:style>
    <style:style style:name="P91" style:family="paragraph" style:parent-style-name="Table_20_Contents">
      <style:text-properties fo:color="#000000" fo:font-size="8pt" fo:language="en" fo:country="US" officeooo:rsid="00546169" officeooo:paragraph-rsid="00526454" style:font-size-asian="8pt" style:language-asian="zxx" style:country-asian="none" style:font-size-complex="8pt" style:language-complex="zxx" style:country-complex="none"/>
    </style:style>
    <style:style style:name="P92" style:family="paragraph" style:parent-style-name="Table_20_Contents">
      <style:text-properties fo:color="#000000" fo:font-size="8pt" fo:language="en" fo:country="US" officeooo:rsid="010418d0" officeooo:paragraph-rsid="00526454" style:font-size-asian="8pt" style:language-asian="zxx" style:country-asian="none" style:font-size-complex="8pt" style:language-complex="zxx" style:country-complex="none"/>
    </style:style>
    <style:style style:name="P93" style:family="paragraph" style:parent-style-name="Table_20_Contents">
      <style:text-properties fo:color="#000000" fo:font-size="8pt" fo:language="en" fo:country="US" officeooo:rsid="010418d0" officeooo:paragraph-rsid="01109aa9" style:font-size-asian="8pt" style:language-asian="zxx" style:country-asian="none" style:font-size-complex="8pt" style:language-complex="zxx" style:country-complex="none"/>
    </style:style>
    <style:style style:name="P94" style:family="paragraph" style:parent-style-name="Table_20_Contents">
      <style:text-properties fo:color="#000000" fo:font-size="8pt" fo:language="en" fo:country="US" officeooo:rsid="010418d0" officeooo:paragraph-rsid="012bf790" style:font-size-asian="8pt" style:language-asian="zxx" style:country-asian="none" style:font-size-complex="8pt" style:language-complex="zxx" style:country-complex="none"/>
    </style:style>
    <style:style style:name="P95" style:family="paragraph" style:parent-style-name="Table_20_Contents">
      <style:text-properties fo:color="#000000" fo:font-size="8pt" fo:language="en" fo:country="US" officeooo:rsid="016662b3" officeooo:paragraph-rsid="006a584f" style:font-size-asian="8pt" style:language-asian="zxx" style:country-asian="none" style:font-size-complex="8pt" style:language-complex="zxx" style:country-complex="none"/>
    </style:style>
    <style:style style:name="P96" style:family="paragraph" style:parent-style-name="Table_20_Contents">
      <style:text-properties fo:color="#000000" fo:font-size="8pt" fo:language="en" fo:country="US" officeooo:rsid="016662b3" officeooo:paragraph-rsid="00526454" style:font-size-asian="8pt" style:language-asian="zxx" style:country-asian="none" style:font-size-complex="8pt" style:language-complex="zxx" style:country-complex="none"/>
    </style:style>
    <style:style style:name="P97" style:family="paragraph" style:parent-style-name="Table_20_Contents">
      <style:text-properties fo:color="#000000" fo:font-size="8pt" fo:language="en" fo:country="US" officeooo:rsid="016662b3" officeooo:paragraph-rsid="016662b3" style:font-size-asian="8pt" style:language-asian="zxx" style:country-asian="none" style:font-size-complex="8pt" style:language-complex="zxx" style:country-complex="none"/>
    </style:style>
    <style:style style:name="P98" style:family="paragraph" style:parent-style-name="Table_20_Contents">
      <style:text-properties fo:color="#000000" fo:font-size="8pt" fo:language="en" fo:country="US" officeooo:rsid="019bb8bb" officeooo:paragraph-rsid="006a584f" style:font-size-asian="8pt" style:language-asian="zxx" style:country-asian="none" style:font-size-complex="8pt" style:language-complex="zxx" style:country-complex="none"/>
    </style:style>
    <style:style style:name="P99" style:family="paragraph" style:parent-style-name="Table_20_Contents">
      <style:text-properties fo:color="#000000" fo:font-size="8pt" fo:language="en" fo:country="US" officeooo:rsid="019bb8bb" officeooo:paragraph-rsid="00526454" style:font-size-asian="8pt" style:language-asian="zxx" style:country-asian="none" style:font-size-complex="8pt" style:language-complex="zxx" style:country-complex="none"/>
    </style:style>
    <style:style style:name="P100" style:family="paragraph" style:parent-style-name="Table_20_Contents">
      <style:text-properties fo:color="#000000" fo:font-size="8pt" fo:language="en" fo:country="US" officeooo:rsid="019bb8bb" officeooo:paragraph-rsid="012bf790" style:font-size-asian="8pt" style:language-asian="zxx" style:country-asian="none" style:font-size-complex="8pt" style:language-complex="zxx" style:country-complex="none"/>
    </style:style>
    <style:style style:name="P101" style:family="paragraph" style:parent-style-name="Table_20_Contents">
      <style:text-properties fo:color="#000000" fo:font-size="8pt" fo:language="en" fo:country="US" officeooo:rsid="019bb8bb" officeooo:paragraph-rsid="012c936d" style:font-size-asian="8pt" style:language-asian="zxx" style:country-asian="none" style:font-size-complex="8pt" style:language-complex="zxx" style:country-complex="none"/>
    </style:style>
    <style:style style:name="P102" style:family="paragraph" style:parent-style-name="Table_20_Contents">
      <style:text-properties fo:color="#000000" fo:font-size="8pt" fo:language="en" fo:country="US" officeooo:rsid="012b8dbd" officeooo:paragraph-rsid="01109aa9" style:font-size-asian="8pt" style:language-asian="zxx" style:country-asian="none" style:font-size-complex="8pt" style:language-complex="zxx" style:country-complex="none"/>
    </style:style>
    <style:style style:name="P103" style:family="paragraph" style:parent-style-name="Table_20_Contents">
      <style:text-properties fo:color="#000000" fo:font-size="8pt" fo:language="en" fo:country="US" officeooo:rsid="012b8dbd" officeooo:paragraph-rsid="012bf790" style:font-size-asian="8pt" style:language-asian="zxx" style:country-asian="none" style:font-size-complex="8pt" style:language-complex="zxx" style:country-complex="none"/>
    </style:style>
    <style:style style:name="P104" style:family="paragraph" style:parent-style-name="Table_20_Contents">
      <style:text-properties fo:color="#000000" fo:font-size="8pt" fo:language="en" fo:country="US" officeooo:rsid="0126a110" officeooo:paragraph-rsid="00526454" style:font-size-asian="8pt" style:language-asian="zxx" style:country-asian="none" style:font-size-complex="8pt" style:language-complex="zxx" style:country-complex="none"/>
    </style:style>
    <style:style style:name="P105" style:family="paragraph" style:parent-style-name="Table_20_Contents">
      <style:text-properties fo:color="#000000" fo:font-size="8pt" fo:language="en" fo:country="US" officeooo:rsid="0126a110" officeooo:paragraph-rsid="0115ed6d" style:font-size-asian="8pt" style:language-asian="zxx" style:country-asian="none" style:font-size-complex="8pt" style:language-complex="zxx" style:country-complex="none"/>
    </style:style>
    <style:style style:name="P106" style:family="paragraph" style:parent-style-name="Table_20_Contents">
      <style:text-properties fo:color="#000000" fo:font-size="8pt" fo:language="en" fo:country="US" officeooo:rsid="0126a110" officeooo:paragraph-rsid="012c936d" style:font-size-asian="8pt" style:language-asian="zxx" style:country-asian="none" style:font-size-complex="8pt" style:language-complex="zxx" style:country-complex="none"/>
    </style:style>
    <style:style style:name="P107" style:family="paragraph" style:parent-style-name="Table_20_Contents">
      <style:text-properties fo:color="#000000" fo:font-size="8pt" fo:language="en" fo:country="US" officeooo:rsid="01399760" officeooo:paragraph-rsid="00526454" style:font-size-asian="8pt" style:language-asian="zxx" style:country-asian="none" style:font-size-complex="8pt" style:language-complex="zxx" style:country-complex="none"/>
    </style:style>
    <style:style style:name="P108" style:family="paragraph" style:parent-style-name="Table_20_Contents">
      <style:text-properties fo:color="#000000" fo:font-size="8pt" fo:language="en" fo:country="US" officeooo:rsid="01399760" officeooo:paragraph-rsid="012c936d" style:font-size-asian="8pt" style:language-asian="zxx" style:country-asian="none" style:font-size-complex="8pt" style:language-complex="zxx" style:country-complex="none"/>
    </style:style>
    <style:style style:name="P109" style:family="paragraph" style:parent-style-name="Table_20_Contents">
      <style:text-properties fo:color="#000000" fo:font-size="8pt" fo:language="en" fo:country="US" officeooo:rsid="014d2811" officeooo:paragraph-rsid="00526454" style:font-size-asian="8pt" style:language-asian="zxx" style:country-asian="none" style:font-size-complex="8pt" style:language-complex="zxx" style:country-complex="none"/>
    </style:style>
    <style:style style:name="P110" style:family="paragraph" style:parent-style-name="Table_20_Contents">
      <style:text-properties fo:color="#000000" fo:font-size="8pt" fo:language="en" fo:country="US" officeooo:rsid="014d2811" officeooo:paragraph-rsid="012c936d" style:font-size-asian="8pt" style:language-asian="zxx" style:country-asian="none" style:font-size-complex="8pt" style:language-complex="zxx" style:country-complex="none"/>
    </style:style>
    <style:style style:name="P111" style:family="paragraph" style:parent-style-name="Table_20_Contents">
      <style:text-properties fo:color="#000000" fo:font-size="8pt" fo:language="en" fo:country="US" officeooo:rsid="01a0d5a1" officeooo:paragraph-rsid="00526454" style:font-size-asian="8pt" style:language-asian="zxx" style:country-asian="none" style:font-size-complex="8pt" style:language-complex="zxx" style:country-complex="none"/>
    </style:style>
    <style:style style:name="P112" style:family="paragraph" style:parent-style-name="Table_20_Contents">
      <style:text-properties fo:color="#000000" fo:font-size="8pt" fo:language="en" fo:country="US" officeooo:rsid="015d69ce" officeooo:paragraph-rsid="00526454" style:font-size-asian="8pt" style:language-asian="zxx" style:country-asian="none" style:font-size-complex="8pt" style:language-complex="zxx" style:country-complex="none"/>
    </style:style>
    <style:style style:name="P113" style:family="paragraph" style:parent-style-name="Table_20_Contents">
      <style:text-properties fo:color="#000000" fo:font-size="8pt" fo:language="en" fo:country="US" officeooo:rsid="015d69ce" officeooo:paragraph-rsid="012c936d" style:font-size-asian="8pt" style:language-asian="zxx" style:country-asian="none" style:font-size-complex="8pt" style:language-complex="zxx" style:country-complex="none"/>
    </style:style>
    <style:style style:name="P114" style:family="paragraph" style:parent-style-name="Table_20_Contents">
      <style:text-properties fo:color="#000000" fo:font-size="8pt" fo:language="en" fo:country="US" officeooo:rsid="0023b5cc" officeooo:paragraph-rsid="00b83eda" style:font-size-asian="8pt" style:language-asian="zxx" style:country-asian="none" style:font-size-complex="8pt" style:language-complex="zxx" style:country-complex="none"/>
    </style:style>
    <style:style style:name="P115" style:family="paragraph" style:parent-style-name="Table_20_Contents">
      <style:text-properties fo:color="#000000" fo:font-size="8pt" fo:language="en" fo:country="US" officeooo:rsid="0023b5cc" officeooo:paragraph-rsid="006ddf20" style:font-size-asian="8pt" style:language-asian="zxx" style:country-asian="none" style:font-size-complex="8pt" style:language-complex="zxx" style:country-complex="none"/>
    </style:style>
    <style:style style:name="P116" style:family="paragraph" style:parent-style-name="Table_20_Contents">
      <style:text-properties fo:color="#000000" fo:font-size="8pt" fo:language="en" fo:country="US" officeooo:rsid="0023b5cc" officeooo:paragraph-rsid="0023b5cc" style:font-size-asian="8pt" style:language-asian="zxx" style:country-asian="none" style:font-size-complex="8pt" style:language-complex="zxx" style:country-complex="none"/>
    </style:style>
    <style:style style:name="P117" style:family="paragraph" style:parent-style-name="Table_20_Contents">
      <style:text-properties fo:color="#000000" fo:font-size="8pt" fo:language="en" fo:country="US" officeooo:rsid="0121d295" officeooo:paragraph-rsid="00b83eda" style:font-size-asian="8pt" style:language-asian="zxx" style:country-asian="none" style:font-size-complex="8pt" style:language-complex="zxx" style:country-complex="none"/>
    </style:style>
    <style:style style:name="P118" style:family="paragraph" style:parent-style-name="Table_20_Contents">
      <style:text-properties fo:color="#000000" fo:font-size="8pt" fo:language="en" fo:country="US" officeooo:rsid="0121d295" officeooo:paragraph-rsid="001c8ec9" style:font-size-asian="8pt" style:language-asian="zxx" style:country-asian="none" style:font-size-complex="8pt" style:language-complex="zxx" style:country-complex="none"/>
    </style:style>
    <style:style style:name="P119" style:family="paragraph" style:parent-style-name="Table_20_Contents">
      <style:text-properties fo:color="#000000" fo:font-size="8pt" fo:language="en" fo:country="US" officeooo:rsid="001cf249" officeooo:paragraph-rsid="00b83eda" style:font-size-asian="8pt" style:language-asian="zxx" style:country-asian="none" style:font-size-complex="8pt" style:language-complex="zxx" style:country-complex="none"/>
    </style:style>
    <style:style style:name="P120" style:family="paragraph" style:parent-style-name="Table_20_Contents">
      <style:text-properties fo:color="#000000" fo:font-size="8pt" fo:language="en" fo:country="US" officeooo:rsid="00258268" officeooo:paragraph-rsid="00258268" style:font-size-asian="8pt" style:language-asian="zxx" style:country-asian="none" style:font-size-complex="8pt" style:language-complex="zxx" style:country-complex="none"/>
    </style:style>
    <style:style style:name="P121" style:family="paragraph" style:parent-style-name="Table_20_Contents">
      <style:text-properties fo:color="#000000" fo:font-size="8pt" fo:language="en" fo:country="US" officeooo:rsid="00272a29" officeooo:paragraph-rsid="00272a29" style:font-size-asian="8pt" style:language-asian="zxx" style:country-asian="none" style:font-size-complex="8pt" style:language-complex="zxx" style:country-complex="none"/>
    </style:style>
    <style:style style:name="P122" style:family="paragraph" style:parent-style-name="Table_20_Contents">
      <style:text-properties fo:color="#000000" fo:font-size="8pt" fo:language="en" fo:country="US" officeooo:rsid="00eecd08" officeooo:paragraph-rsid="00eecd08" style:font-size-asian="8pt" style:language-asian="zxx" style:country-asian="none" style:font-size-complex="8pt" style:language-complex="zxx" style:country-complex="none"/>
    </style:style>
    <style:style style:name="P123" style:family="paragraph" style:parent-style-name="Table_20_Contents">
      <style:text-properties fo:color="#000000" fo:font-size="8pt" fo:language="en" fo:country="US" officeooo:rsid="0039e01d" officeooo:paragraph-rsid="0039e01d" style:font-size-asian="8pt" style:language-asian="zxx" style:country-asian="none" style:font-size-complex="8pt" style:language-complex="zxx" style:country-complex="none"/>
    </style:style>
    <style:style style:name="P124" style:family="paragraph" style:parent-style-name="Table_20_Contents">
      <style:text-properties fo:color="#000000" fo:font-size="8pt" fo:language="en" fo:country="US" officeooo:rsid="002861b6" officeooo:paragraph-rsid="002861b6" style:font-size-asian="8pt" style:language-asian="zxx" style:country-asian="none" style:font-size-complex="8pt" style:language-complex="zxx" style:country-complex="none"/>
    </style:style>
    <style:style style:name="P125" style:family="paragraph" style:parent-style-name="Table_20_Contents">
      <style:text-properties fo:color="#000000" fo:font-size="8pt" fo:language="en" fo:country="US" officeooo:rsid="0154a5a4" officeooo:paragraph-rsid="01571af8" style:font-size-asian="8pt" style:language-asian="zxx" style:country-asian="none" style:font-size-complex="8pt" style:language-complex="zxx" style:country-complex="none"/>
    </style:style>
    <style:style style:name="P126" style:family="paragraph" style:parent-style-name="Table_20_Contents">
      <style:text-properties fo:color="#000000" fo:font-size="8pt" fo:language="en" fo:country="US" officeooo:rsid="0154a5a4" officeooo:paragraph-rsid="0154a5a4" style:font-size-asian="8pt" style:language-asian="zxx" style:country-asian="none" style:font-size-complex="8pt" style:language-complex="zxx" style:country-complex="none"/>
    </style:style>
    <style:style style:name="P127" style:family="paragraph" style:parent-style-name="Table_20_Contents">
      <style:text-properties fo:color="#000000" fo:font-size="8pt" fo:language="en" fo:country="US" officeooo:rsid="0027096c" officeooo:paragraph-rsid="0027096c" style:font-size-asian="8pt" style:language-asian="zxx" style:country-asian="none" style:font-size-complex="8pt" style:language-complex="zxx" style:country-complex="none"/>
    </style:style>
    <style:style style:name="P128" style:family="paragraph" style:parent-style-name="Table_20_Contents">
      <style:text-properties fo:color="#000000" fo:font-size="8pt" fo:language="en" fo:country="US" officeooo:rsid="0027096c" officeooo:paragraph-rsid="00682335" style:font-size-asian="8pt" style:language-asian="zxx" style:country-asian="none" style:font-size-complex="8pt" style:language-complex="zxx" style:country-complex="none"/>
    </style:style>
    <style:style style:name="P129" style:family="paragraph" style:parent-style-name="Table_20_Contents">
      <style:text-properties fo:color="#000000" fo:font-size="8pt" fo:language="en" fo:country="US" officeooo:rsid="002fbda8" officeooo:paragraph-rsid="002fbda8" style:font-size-asian="8pt" style:language-asian="zxx" style:country-asian="none" style:font-size-complex="8pt" style:language-complex="zxx" style:country-complex="none"/>
    </style:style>
    <style:style style:name="P130" style:family="paragraph" style:parent-style-name="Table_20_Contents">
      <style:text-properties fo:color="#000000" fo:font-size="8pt" fo:language="en" fo:country="US" officeooo:rsid="002fbda8" officeooo:paragraph-rsid="0196a47e" style:font-size-asian="8pt" style:language-asian="zxx" style:country-asian="none" style:font-size-complex="8pt" style:language-complex="zxx" style:country-complex="none"/>
    </style:style>
    <style:style style:name="P131" style:family="paragraph" style:parent-style-name="Table_20_Contents">
      <style:text-properties fo:color="#000000" fo:font-size="8pt" fo:language="en" fo:country="US" officeooo:rsid="002fbda8" officeooo:paragraph-rsid="00305a0f" style:font-size-asian="8pt" style:language-asian="zxx" style:country-asian="none" style:font-size-complex="8pt" style:language-complex="zxx" style:country-complex="none"/>
    </style:style>
    <style:style style:name="P132" style:family="paragraph" style:parent-style-name="Table_20_Contents">
      <style:text-properties fo:color="#000000" fo:font-size="8pt" fo:language="en" fo:country="US" officeooo:rsid="01967ec0" officeooo:paragraph-rsid="01967ec0" style:font-size-asian="8pt" style:language-asian="zxx" style:country-asian="none" style:font-size-complex="8pt" style:language-complex="zxx" style:country-complex="none"/>
    </style:style>
    <style:style style:name="P133" style:family="paragraph" style:parent-style-name="Table_20_Contents">
      <style:text-properties fo:color="#000000" fo:font-size="8pt" fo:language="en" fo:country="US" officeooo:rsid="00d301b6" officeooo:paragraph-rsid="00d301b6" style:font-size-asian="8pt" style:language-asian="zxx" style:country-asian="none" style:font-size-complex="8pt" style:language-complex="zxx" style:country-complex="none"/>
    </style:style>
    <style:style style:name="P134" style:family="paragraph" style:parent-style-name="Table_20_Contents">
      <style:text-properties fo:color="#000000" fo:font-size="8pt" fo:language="en" fo:country="US" officeooo:rsid="00d2b3f5" officeooo:paragraph-rsid="00d2b3f5" style:font-size-asian="8pt" style:language-asian="zxx" style:country-asian="none" style:font-size-complex="8pt" style:language-complex="zxx" style:country-complex="none"/>
    </style:style>
    <style:style style:name="P135" style:family="paragraph" style:parent-style-name="Table_20_Contents">
      <style:text-properties fo:color="#000000" fo:font-size="8pt" fo:language="en" fo:country="US" officeooo:rsid="006a956c" officeooo:paragraph-rsid="006a956c" style:font-size-asian="8pt" style:language-asian="zxx" style:country-asian="none" style:font-size-complex="8pt" style:language-complex="zxx" style:country-complex="none"/>
    </style:style>
    <style:style style:name="P136" style:family="paragraph" style:parent-style-name="Table_20_Contents">
      <style:text-properties fo:color="#000000" fo:font-size="8pt" fo:language="en" fo:country="US" officeooo:rsid="006a956c" officeooo:paragraph-rsid="0071a907" style:font-size-asian="8pt" style:language-asian="zxx" style:country-asian="none" style:font-size-complex="8pt" style:language-complex="zxx" style:country-complex="none"/>
    </style:style>
    <style:style style:name="P137" style:family="paragraph" style:parent-style-name="Table_20_Contents">
      <style:text-properties fo:color="#000000" fo:font-size="8pt" fo:language="en" fo:country="US" officeooo:rsid="006a956c" officeooo:paragraph-rsid="0070cc12" style:font-size-asian="8pt" style:language-asian="zxx" style:country-asian="none" style:font-size-complex="8pt" style:language-complex="zxx" style:country-complex="none"/>
    </style:style>
    <style:style style:name="P138" style:family="paragraph" style:parent-style-name="Table_20_Contents">
      <style:text-properties fo:color="#000000" fo:font-size="8pt" fo:language="en" fo:country="US" officeooo:rsid="006a956c" officeooo:paragraph-rsid="01507343" style:font-size-asian="8pt" style:language-asian="zxx" style:country-asian="none" style:font-size-complex="8pt" style:language-complex="zxx" style:country-complex="none"/>
    </style:style>
    <style:style style:name="P139" style:family="paragraph" style:parent-style-name="Table_20_Contents">
      <style:text-properties fo:color="#000000" fo:font-size="8pt" fo:language="en" fo:country="US" officeooo:rsid="009fd170" officeooo:paragraph-rsid="009fd170" style:font-size-asian="8pt" style:language-asian="zxx" style:country-asian="none" style:font-size-complex="8pt" style:language-complex="zxx" style:country-complex="none"/>
    </style:style>
    <style:style style:name="P140" style:family="paragraph" style:parent-style-name="Table_20_Contents">
      <style:text-properties fo:color="#000000" fo:font-size="8pt" fo:language="en" fo:country="US" officeooo:rsid="002b2468" officeooo:paragraph-rsid="002b2468" style:font-size-asian="8pt" style:language-asian="zxx" style:country-asian="none" style:font-size-complex="8pt" style:language-complex="zxx" style:country-complex="none"/>
    </style:style>
    <style:style style:name="P141" style:family="paragraph" style:parent-style-name="Table_20_Contents">
      <style:text-properties fo:color="#000000" fo:font-size="8pt" fo:language="en" fo:country="US" officeooo:rsid="01987ea0" officeooo:paragraph-rsid="006a956c" style:font-size-asian="8pt" style:language-asian="zxx" style:country-asian="none" style:font-size-complex="8pt" style:language-complex="zxx" style:country-complex="none"/>
    </style:style>
    <style:style style:name="P142" style:family="paragraph" style:parent-style-name="Table_20_Contents">
      <style:text-properties fo:color="#000000" fo:font-size="8pt" fo:language="en" fo:country="US" officeooo:rsid="007c25ad" officeooo:paragraph-rsid="0071a907" style:font-size-asian="8pt" style:language-asian="zxx" style:country-asian="none" style:font-size-complex="8pt" style:language-complex="zxx" style:country-complex="none"/>
    </style:style>
    <style:style style:name="P143" style:family="paragraph" style:parent-style-name="Table_20_Contents">
      <style:text-properties fo:color="#000000" fo:font-size="8pt" fo:language="en" fo:country="US" officeooo:rsid="007c25ad" officeooo:paragraph-rsid="0070cc12" style:font-size-asian="8pt" style:language-asian="zxx" style:country-asian="none" style:font-size-complex="8pt" style:language-complex="zxx" style:country-complex="none"/>
    </style:style>
    <style:style style:name="P144" style:family="paragraph" style:parent-style-name="Table_20_Contents">
      <style:text-properties fo:color="#000000" fo:font-size="8pt" fo:language="en" fo:country="US" officeooo:rsid="007c25ad" officeooo:paragraph-rsid="007c25ad" style:font-size-asian="8pt" style:language-asian="zxx" style:country-asian="none" style:font-size-complex="8pt" style:language-complex="zxx" style:country-complex="none"/>
    </style:style>
    <style:style style:name="P145" style:family="paragraph" style:parent-style-name="Table_20_Contents">
      <style:text-properties fo:color="#000000" fo:font-size="8pt" fo:language="en" fo:country="US" officeooo:rsid="006df20c" officeooo:paragraph-rsid="006df20c" style:font-size-asian="8pt" style:language-asian="zxx" style:country-asian="none" style:font-size-complex="8pt" style:language-complex="zxx" style:country-complex="none"/>
    </style:style>
    <style:style style:name="P146" style:family="paragraph" style:parent-style-name="Table_20_Contents">
      <style:text-properties fo:color="#000000" fo:font-size="8pt" fo:language="en" fo:country="US" officeooo:rsid="003bf05f" officeooo:paragraph-rsid="003bf05f" style:font-size-asian="8pt" style:language-asian="zxx" style:country-asian="none" style:font-size-complex="8pt" style:language-complex="zxx" style:country-complex="none"/>
    </style:style>
    <style:style style:name="P147" style:family="paragraph" style:parent-style-name="Table_20_Contents">
      <style:text-properties fo:color="#000000" fo:font-size="8pt" fo:language="en" fo:country="US" officeooo:rsid="00743313" officeooo:paragraph-rsid="00743313" style:font-size-asian="8pt" style:language-asian="zxx" style:country-asian="none" style:font-size-complex="8pt" style:language-complex="zxx" style:country-complex="none"/>
    </style:style>
    <style:style style:name="P148" style:family="paragraph" style:parent-style-name="Table_20_Contents">
      <style:text-properties fo:color="#000000" fo:font-size="8pt" fo:language="en" fo:country="US" officeooo:rsid="002bf43c" officeooo:paragraph-rsid="002bf43c" style:font-size-asian="8pt" style:language-asian="zxx" style:country-asian="none" style:font-size-complex="8pt" style:language-complex="zxx" style:country-complex="none"/>
    </style:style>
    <style:style style:name="P149" style:family="paragraph" style:parent-style-name="Table_20_Contents">
      <style:text-properties fo:color="#000000" fo:font-size="8pt" fo:language="en" fo:country="US" officeooo:rsid="002bf43c" officeooo:paragraph-rsid="00c4a785" style:font-size-asian="8pt" style:language-asian="zxx" style:country-asian="none" style:font-size-complex="8pt" style:language-complex="zxx" style:country-complex="none"/>
    </style:style>
    <style:style style:name="P150" style:family="paragraph" style:parent-style-name="Table_20_Contents">
      <style:text-properties fo:color="#000000" fo:font-size="8pt" fo:language="en" fo:country="US" officeooo:rsid="011c6f76" officeooo:paragraph-rsid="011c6f76" style:font-size-asian="8pt" style:language-asian="zxx" style:country-asian="none" style:font-size-complex="8pt" style:language-complex="zxx" style:country-complex="none"/>
    </style:style>
    <style:style style:name="P151" style:family="paragraph" style:parent-style-name="Table_20_Contents">
      <style:text-properties fo:color="#000000" fo:font-size="8pt" fo:language="en" fo:country="US" officeooo:rsid="01026444" officeooo:paragraph-rsid="01026444" style:font-size-asian="8pt" style:language-asian="zxx" style:country-asian="none" style:font-size-complex="8pt" style:language-complex="zxx" style:country-complex="none"/>
    </style:style>
    <style:style style:name="P152" style:family="paragraph" style:parent-style-name="Table_20_Contents">
      <style:text-properties fo:color="#000000" fo:font-size="8pt" fo:language="en" fo:country="US" officeooo:rsid="002dd6ab" officeooo:paragraph-rsid="002dd6ab" style:font-size-asian="8pt" style:language-asian="zxx" style:country-asian="none" style:font-size-complex="8pt" style:language-complex="zxx" style:country-complex="none"/>
    </style:style>
    <style:style style:name="P153" style:family="paragraph" style:parent-style-name="Table_20_Contents">
      <style:text-properties fo:color="#000000" fo:font-size="8pt" fo:language="en" fo:country="US" officeooo:rsid="00c2dffd" officeooo:paragraph-rsid="00c32db6" style:font-size-asian="8pt" style:language-asian="zxx" style:country-asian="none" style:font-size-complex="8pt" style:language-complex="zxx" style:country-complex="none"/>
    </style:style>
    <style:style style:name="P154" style:family="paragraph" style:parent-style-name="Table_20_Contents">
      <style:text-properties fo:color="#000000" fo:font-size="8pt" fo:language="en" fo:country="US" officeooo:rsid="0021efd6" officeooo:paragraph-rsid="0021efd6" style:font-size-asian="8pt" style:language-asian="zxx" style:country-asian="none" style:font-size-complex="8pt" style:language-complex="zxx" style:country-complex="none"/>
    </style:style>
    <style:style style:name="P155" style:family="paragraph" style:parent-style-name="Table_20_Contents">
      <style:text-properties fo:color="#000000" fo:font-size="8pt" fo:language="en" fo:country="US" officeooo:rsid="0183c2fb" officeooo:paragraph-rsid="0183c2fb" style:font-size-asian="8pt" style:language-asian="zxx" style:country-asian="none" style:font-size-complex="8pt" style:language-complex="zxx" style:country-complex="none"/>
    </style:style>
    <style:style style:name="P156" style:family="paragraph" style:parent-style-name="Table_20_Contents">
      <style:text-properties fo:color="#000000" fo:font-size="8pt" fo:language="en" fo:country="US" officeooo:rsid="018e6256" officeooo:paragraph-rsid="018e6256" style:font-size-asian="8pt" style:language-asian="zxx" style:country-asian="none" style:font-size-complex="8pt" style:language-complex="zxx" style:country-complex="none"/>
    </style:style>
    <style:style style:name="P157" style:family="paragraph" style:parent-style-name="Table_20_Contents">
      <style:text-properties fo:color="#000000" fo:font-size="8pt" fo:language="en" fo:country="US" officeooo:rsid="0037f5a3" officeooo:paragraph-rsid="0037f5a3" style:font-size-asian="8pt" style:language-asian="zxx" style:country-asian="none" style:font-size-complex="8pt" style:language-complex="zxx" style:country-complex="none"/>
    </style:style>
    <style:style style:name="P158" style:family="paragraph" style:parent-style-name="Table_20_Contents">
      <style:text-properties fo:color="#000000" fo:font-size="8pt" fo:language="en" fo:country="US" officeooo:rsid="0033ff72" officeooo:paragraph-rsid="00a12699" style:font-size-asian="8pt" style:language-asian="zxx" style:country-asian="none" style:font-size-complex="8pt" style:language-complex="zxx" style:country-complex="none"/>
    </style:style>
    <style:style style:name="P159" style:family="paragraph" style:parent-style-name="Table_20_Contents">
      <style:text-properties fo:color="#000000" fo:font-size="8pt" fo:language="en" fo:country="US" officeooo:rsid="0033ff72" officeooo:paragraph-rsid="0033ff72" style:font-size-asian="8pt" style:language-asian="zxx" style:country-asian="none" style:font-size-complex="8pt" style:language-complex="zxx" style:country-complex="none"/>
    </style:style>
    <style:style style:name="P160" style:family="paragraph" style:parent-style-name="Table_20_Contents">
      <style:text-properties fo:color="#000000" fo:font-size="8pt" fo:language="en" fo:country="US" officeooo:rsid="00d0ce7d" officeooo:paragraph-rsid="00d0ce7d" style:font-size-asian="8pt" style:language-asian="zxx" style:country-asian="none" style:font-size-complex="8pt" style:language-complex="zxx" style:country-complex="none"/>
    </style:style>
    <style:style style:name="P161" style:family="paragraph" style:parent-style-name="Table_20_Contents">
      <style:text-properties fo:color="#000000" fo:font-size="8pt" fo:language="en" fo:country="US" officeooo:rsid="0088e04a" officeooo:paragraph-rsid="00219d8d" style:font-size-asian="8pt" style:language-asian="zxx" style:country-asian="none" style:font-size-complex="8pt" style:language-complex="zxx" style:country-complex="none"/>
    </style:style>
    <style:style style:name="P162" style:family="paragraph" style:parent-style-name="Table_20_Contents">
      <style:text-properties fo:color="#000000" fo:font-size="8pt" fo:language="en" fo:country="US" officeooo:rsid="01c7e399" officeooo:paragraph-rsid="00219d8d" style:font-size-asian="8pt" style:language-asian="zxx" style:country-asian="none" style:font-size-complex="8pt" style:language-complex="zxx" style:country-complex="none"/>
    </style:style>
    <style:style style:name="P163" style:family="paragraph" style:parent-style-name="Table_20_Contents">
      <style:text-properties fo:color="#000000" fo:font-size="8pt" fo:language="en" fo:country="US" officeooo:rsid="0034229a" officeooo:paragraph-rsid="0034229a" style:font-size-asian="8pt" style:language-asian="zxx" style:country-asian="none" style:font-size-complex="8pt" style:language-complex="zxx" style:country-complex="none"/>
    </style:style>
    <style:style style:name="P164" style:family="paragraph" style:parent-style-name="Table_20_Contents">
      <style:text-properties fo:color="#000000" fo:font-size="8pt" fo:language="en" fo:country="US" officeooo:rsid="018a4cb5" officeooo:paragraph-rsid="018a4cb5" style:font-size-asian="8pt" style:language-asian="zxx" style:country-asian="none" style:font-size-complex="8pt" style:language-complex="zxx" style:country-complex="none"/>
    </style:style>
    <style:style style:name="P165" style:family="paragraph" style:parent-style-name="Table_20_Contents">
      <style:text-properties fo:color="#000000" fo:font-size="8pt" fo:language="en" fo:country="US" officeooo:rsid="0034542e" officeooo:paragraph-rsid="0034542e" style:font-size-asian="8pt" style:language-asian="zxx" style:country-asian="none" style:font-size-complex="8pt" style:language-complex="zxx" style:country-complex="none"/>
    </style:style>
    <style:style style:name="P166" style:family="paragraph" style:parent-style-name="Table_20_Contents">
      <style:text-properties fo:color="#000000" fo:font-size="8pt" fo:language="en" fo:country="US" officeooo:rsid="0034542e" officeooo:paragraph-rsid="0035fb9f" style:font-size-asian="8pt" style:language-asian="zxx" style:country-asian="none" style:font-size-complex="8pt" style:language-complex="zxx" style:country-complex="none"/>
    </style:style>
    <style:style style:name="P167" style:family="paragraph" style:parent-style-name="Table_20_Contents">
      <style:text-properties fo:color="#000000" fo:font-size="8pt" fo:language="en" fo:country="US" officeooo:rsid="0034542e" officeooo:paragraph-rsid="0151f8df" style:font-size-asian="8pt" style:language-asian="zxx" style:country-asian="none" style:font-size-complex="8pt" style:language-complex="zxx" style:country-complex="none"/>
    </style:style>
    <style:style style:name="P168" style:family="paragraph" style:parent-style-name="Table_20_Contents">
      <style:text-properties fo:color="#000000" fo:font-size="8pt" fo:language="en" fo:country="US" officeooo:rsid="0160b272" officeooo:paragraph-rsid="0160b272" style:font-size-asian="8pt" style:language-asian="zxx" style:country-asian="none" style:font-size-complex="8pt" style:language-complex="zxx" style:country-complex="none"/>
    </style:style>
    <style:style style:name="P169" style:family="paragraph" style:parent-style-name="Table_20_Contents">
      <style:text-properties fo:color="#000000" fo:font-size="8pt" fo:language="en" fo:country="US" officeooo:rsid="0160b272" officeooo:paragraph-rsid="0161ed72" style:font-size-asian="8pt" style:language-asian="zxx" style:country-asian="none" style:font-size-complex="8pt" style:language-complex="zxx" style:country-complex="none"/>
    </style:style>
    <style:style style:name="P170" style:family="paragraph" style:parent-style-name="Table_20_Contents">
      <style:text-properties fo:color="#000000" fo:font-size="8pt" fo:language="en" fo:country="US" officeooo:rsid="0161ed72" officeooo:paragraph-rsid="0161ed72" style:font-size-asian="8pt" style:language-asian="zxx" style:country-asian="none" style:font-size-complex="8pt" style:language-complex="zxx" style:country-complex="none"/>
    </style:style>
    <style:style style:name="P171" style:family="paragraph" style:parent-style-name="Table_20_Contents">
      <style:text-properties fo:color="#000000" fo:font-size="8pt" fo:language="en" fo:country="US" officeooo:rsid="00cd4e30" officeooo:paragraph-rsid="00cd4e30" style:font-size-asian="8pt" style:language-asian="zxx" style:country-asian="none" style:font-size-complex="8pt" style:language-complex="zxx" style:country-complex="none"/>
    </style:style>
    <style:style style:name="P172" style:family="paragraph" style:parent-style-name="Table_20_Contents">
      <style:text-properties fo:color="#000000" fo:font-size="8pt" fo:language="en" fo:country="US" officeooo:rsid="0035fb9f" officeooo:paragraph-rsid="0035fb9f" style:font-size-asian="8pt" style:language-asian="zxx" style:country-asian="none" style:font-size-complex="8pt" style:language-complex="zxx" style:country-complex="none"/>
    </style:style>
    <style:style style:name="P173" style:family="paragraph" style:parent-style-name="Table_20_Contents">
      <style:text-properties fo:color="#000000" fo:font-size="8pt" fo:language="en" fo:country="US" officeooo:rsid="0030ba7c" officeooo:paragraph-rsid="0030ba7c" style:font-size-asian="8pt" style:language-asian="zxx" style:country-asian="none" style:font-size-complex="8pt" style:language-complex="zxx" style:country-complex="none"/>
    </style:style>
    <style:style style:name="P174" style:family="paragraph" style:parent-style-name="Table_20_Contents">
      <style:text-properties fo:color="#000000" fo:font-size="8pt" fo:language="en" fo:country="US" officeooo:rsid="013426a2" officeooo:paragraph-rsid="013426a2" style:font-size-asian="8pt" style:language-asian="zxx" style:country-asian="none" style:font-size-complex="8pt" style:language-complex="zxx" style:country-complex="none"/>
    </style:style>
    <style:style style:name="P175" style:family="paragraph" style:parent-style-name="Table_20_Contents">
      <style:text-properties fo:color="#000000" fo:font-size="8pt" fo:language="en" fo:country="US" officeooo:rsid="01443bc6" officeooo:paragraph-rsid="01443bc6" style:font-size-asian="8pt" style:language-asian="zxx" style:country-asian="none" style:font-size-complex="8pt" style:language-complex="zxx" style:country-complex="none"/>
    </style:style>
    <style:style style:name="P176" style:family="paragraph" style:parent-style-name="Table_20_Contents">
      <style:text-properties fo:color="#000000" fo:font-size="8pt" fo:language="en" fo:country="US" officeooo:rsid="019fe3e8" officeooo:paragraph-rsid="019fe3e8" style:font-size-asian="8pt" style:language-asian="zxx" style:country-asian="none" style:font-size-complex="8pt" style:language-complex="zxx" style:country-complex="none"/>
    </style:style>
    <style:style style:name="P177" style:family="paragraph" style:parent-style-name="Table_20_Contents">
      <style:text-properties fo:color="#000000" fo:font-size="8pt" fo:language="en" fo:country="US" officeooo:rsid="0073980f" officeooo:paragraph-rsid="0073980f" style:font-size-asian="8pt" style:language-asian="zxx" style:country-asian="none" style:font-size-complex="8pt" style:language-complex="zxx" style:country-complex="none"/>
    </style:style>
    <style:style style:name="P178" style:family="paragraph" style:parent-style-name="Table_20_Contents">
      <style:text-properties fo:color="#000000" fo:font-size="8pt" fo:language="en" fo:country="US" officeooo:rsid="005978ac" officeooo:paragraph-rsid="005978ac" style:font-size-asian="8pt" style:language-asian="zxx" style:country-asian="none" style:font-size-complex="8pt" style:language-complex="zxx" style:country-complex="none"/>
    </style:style>
    <style:style style:name="P179" style:family="paragraph" style:parent-style-name="Table_20_Contents">
      <style:text-properties fo:color="#000000" fo:font-size="8pt" fo:language="en" fo:country="US" officeooo:rsid="005978ac" officeooo:paragraph-rsid="0034c9b9" style:font-size-asian="8pt" style:language-asian="zxx" style:country-asian="none" style:font-size-complex="8pt" style:language-complex="zxx" style:country-complex="none"/>
    </style:style>
    <style:style style:name="P180" style:family="paragraph" style:parent-style-name="Table_20_Contents">
      <style:text-properties fo:color="#000000" fo:font-size="8pt" fo:language="en" fo:country="US" officeooo:rsid="0031fd0c" officeooo:paragraph-rsid="0031fd0c" style:font-size-asian="8pt" style:language-asian="zxx" style:country-asian="none" style:font-size-complex="8pt" style:language-complex="zxx" style:country-complex="none"/>
    </style:style>
    <style:style style:name="P181" style:family="paragraph" style:parent-style-name="Table_20_Contents">
      <style:text-properties fo:color="#000000" fo:font-size="8pt" fo:language="en" fo:country="US" officeooo:rsid="0058fe92" officeooo:paragraph-rsid="0058fe92" style:font-size-asian="8pt" style:language-asian="zxx" style:country-asian="none" style:font-size-complex="8pt" style:language-complex="zxx" style:country-complex="none"/>
    </style:style>
    <style:style style:name="P182" style:family="paragraph" style:parent-style-name="Table_20_Contents">
      <style:text-properties fo:color="#000000" fo:font-size="8pt" fo:language="en" fo:country="US" officeooo:rsid="015970fc" officeooo:paragraph-rsid="00a12699" style:font-size-asian="8pt" style:language-asian="zxx" style:country-asian="none" style:font-size-complex="8pt" style:language-complex="zxx" style:country-complex="none"/>
    </style:style>
    <style:style style:name="P183" style:family="paragraph" style:parent-style-name="Table_20_Contents">
      <style:text-properties fo:color="#000000" fo:font-size="8pt" fo:language="en" fo:country="US" officeooo:rsid="015970fc" officeooo:paragraph-rsid="015970fc" style:font-size-asian="8pt" style:language-asian="zxx" style:country-asian="none" style:font-size-complex="8pt" style:language-complex="zxx" style:country-complex="none"/>
    </style:style>
    <style:style style:name="P184" style:family="paragraph" style:parent-style-name="Table_20_Contents">
      <style:text-properties fo:color="#000000" fo:font-size="8pt" fo:language="en" fo:country="US" officeooo:rsid="005b7031" officeooo:paragraph-rsid="005b7031" style:font-size-asian="8pt" style:language-asian="zxx" style:country-asian="none" style:font-size-complex="8pt" style:language-complex="zxx" style:country-complex="none"/>
    </style:style>
    <style:style style:name="P185" style:family="paragraph" style:parent-style-name="Table_20_Contents">
      <style:text-properties fo:color="#000000" fo:font-size="8pt" fo:language="en" fo:country="US" officeooo:rsid="0059158f" officeooo:paragraph-rsid="0059158f" style:font-size-asian="8pt" style:language-asian="zxx" style:country-asian="none" style:font-size-complex="8pt" style:language-complex="zxx" style:country-complex="none"/>
    </style:style>
    <style:style style:name="P186" style:family="paragraph" style:parent-style-name="Table_20_Contents">
      <style:text-properties fo:color="#000000" fo:font-size="8pt" fo:language="en" fo:country="US" officeooo:rsid="007a4d0c" officeooo:paragraph-rsid="007a4d0c" style:font-size-asian="8pt" style:language-asian="zxx" style:country-asian="none" style:font-size-complex="8pt" style:language-complex="zxx" style:country-complex="none"/>
    </style:style>
    <style:style style:name="P187" style:family="paragraph" style:parent-style-name="Table_20_Contents">
      <style:text-properties fo:color="#000000" fo:font-size="8pt" fo:language="en" fo:country="US" officeooo:rsid="0093ed42" officeooo:paragraph-rsid="0093ed42" style:font-size-asian="8pt" style:language-asian="zxx" style:country-asian="none" style:font-size-complex="8pt" style:language-complex="zxx" style:country-complex="none"/>
    </style:style>
    <style:style style:name="P188" style:family="paragraph" style:parent-style-name="Table_20_Contents">
      <style:text-properties fo:color="#000000" fo:font-size="8pt" fo:language="en" fo:country="US" officeooo:rsid="00318938" officeooo:paragraph-rsid="00318938" style:font-size-asian="8pt" style:language-asian="zxx" style:country-asian="none" style:font-size-complex="8pt" style:language-complex="zxx" style:country-complex="none"/>
    </style:style>
    <style:style style:name="P189" style:family="paragraph" style:parent-style-name="Table_20_Contents">
      <style:text-properties fo:color="#000000" fo:font-size="8pt" fo:language="en" fo:country="US" officeooo:rsid="00d7e13e" officeooo:paragraph-rsid="00d7e13e" style:font-size-asian="8pt" style:language-asian="zxx" style:country-asian="none" style:font-size-complex="8pt" style:language-complex="zxx" style:country-complex="none"/>
    </style:style>
    <style:style style:name="P190" style:family="paragraph" style:parent-style-name="Table_20_Contents">
      <style:text-properties fo:color="#000000" fo:font-size="8pt" fo:language="en" fo:country="US" officeooo:rsid="015c3f50" officeooo:paragraph-rsid="015c3f50" style:font-size-asian="8pt" style:language-asian="zxx" style:country-asian="none" style:font-size-complex="8pt" style:language-complex="zxx" style:country-complex="none"/>
    </style:style>
    <style:style style:name="P191" style:family="paragraph" style:parent-style-name="Table_20_Contents">
      <style:text-properties fo:color="#000000" fo:font-size="8pt" fo:language="en" fo:country="US" officeooo:rsid="000634b1" officeooo:paragraph-rsid="0081fd2d" style:font-size-asian="8pt" style:language-asian="zxx" style:country-asian="none" style:font-size-complex="8pt" style:language-complex="zxx" style:country-complex="none"/>
    </style:style>
    <style:style style:name="P192" style:family="paragraph" style:parent-style-name="Table_20_Contents">
      <style:text-properties fo:color="#000000" fo:font-size="8pt" fo:language="en" fo:country="US" officeooo:rsid="009d21e7" officeooo:paragraph-rsid="0019d5bd" style:font-size-asian="8pt" style:language-asian="zxx" style:country-asian="none" style:font-size-complex="8pt" style:language-complex="zxx" style:country-complex="none"/>
    </style:style>
    <style:style style:name="P193" style:family="paragraph" style:parent-style-name="Table_20_Contents">
      <style:text-properties fo:color="#000000" fo:font-size="8pt" fo:language="en" fo:country="US" officeooo:rsid="01900ab3" officeooo:paragraph-rsid="0019d5bd" style:font-size-asian="8pt" style:language-asian="zxx" style:country-asian="none" style:font-size-complex="8pt" style:language-complex="zxx" style:country-complex="none"/>
    </style:style>
    <style:style style:name="P194" style:family="paragraph" style:parent-style-name="Table_20_Contents">
      <style:text-properties fo:color="#000000" fo:font-size="8pt" fo:language="en" fo:country="US" officeooo:rsid="010a1551" officeooo:paragraph-rsid="010c1a97" style:font-size-asian="8pt" style:language-asian="zxx" style:country-asian="none" style:font-size-complex="8pt" style:language-complex="zxx" style:country-complex="none"/>
    </style:style>
    <style:style style:name="P195" style:family="paragraph" style:parent-style-name="Table_20_Contents">
      <style:text-properties fo:color="#000000" fo:font-size="8pt" fo:language="en" fo:country="US" officeooo:rsid="010a1551" officeooo:paragraph-rsid="012b81f4" style:font-size-asian="8pt" style:language-asian="zxx" style:country-asian="none" style:font-size-complex="8pt" style:language-complex="zxx" style:country-complex="none"/>
    </style:style>
    <style:style style:name="P196" style:family="paragraph" style:parent-style-name="Table_20_Contents">
      <style:text-properties fo:color="#000000" fo:font-size="8pt" fo:language="en" fo:country="US" officeooo:rsid="011761d6" officeooo:paragraph-rsid="011761d6" style:font-size-asian="8pt" style:language-asian="zxx" style:country-asian="none" style:font-size-complex="8pt" style:language-complex="zxx" style:country-complex="none"/>
    </style:style>
    <style:style style:name="P197" style:family="paragraph" style:parent-style-name="Table_20_Contents">
      <style:text-properties fo:color="#000000" fo:font-size="8pt" fo:language="en" fo:country="US" officeooo:rsid="011ee4be" officeooo:paragraph-rsid="011ee4be" style:font-size-asian="8pt" style:language-asian="zxx" style:country-asian="none" style:font-size-complex="8pt" style:language-complex="zxx" style:country-complex="none"/>
    </style:style>
    <style:style style:name="P198" style:family="paragraph" style:parent-style-name="Table_20_Contents">
      <style:text-properties fo:color="#000000" fo:font-size="8pt" fo:language="en" fo:country="US" officeooo:rsid="0119593e" officeooo:paragraph-rsid="0119593e" style:font-size-asian="8pt" style:language-asian="zxx" style:country-asian="none" style:font-size-complex="8pt" style:language-complex="zxx" style:country-complex="none"/>
    </style:style>
    <style:style style:name="P199" style:family="paragraph" style:parent-style-name="Table_20_Contents">
      <style:text-properties fo:color="#000000" fo:font-size="8pt" fo:language="en" fo:country="US" officeooo:rsid="00ecf00f" officeooo:paragraph-rsid="00ecf00f" style:font-size-asian="8pt" style:language-asian="zxx" style:country-asian="none" style:font-size-complex="8pt" style:language-complex="zxx" style:country-complex="none"/>
    </style:style>
    <style:style style:name="P200" style:family="paragraph" style:parent-style-name="Table_20_Contents">
      <style:paragraph-properties fo:text-align="start" style:justify-single-word="false"/>
      <style:text-properties fo:color="#000000" fo:font-size="8pt" fo:language="en" fo:country="US" officeooo:rsid="01258d61" officeooo:paragraph-rsid="01258d61" style:font-size-asian="8pt" style:language-asian="zxx" style:country-asian="none" style:font-size-complex="8pt" style:language-complex="zxx" style:country-complex="none"/>
    </style:style>
    <style:style style:name="P201" style:family="paragraph" style:parent-style-name="Table_20_Contents">
      <style:text-properties fo:color="#000000" fo:font-size="8pt" fo:language="en" fo:country="US" officeooo:rsid="0134626d" officeooo:paragraph-rsid="0134626d" style:font-size-asian="8pt" style:language-asian="zxx" style:country-asian="none" style:font-size-complex="8pt" style:language-complex="zxx" style:country-complex="none"/>
    </style:style>
    <style:style style:name="P202" style:family="paragraph" style:parent-style-name="Table_20_Contents">
      <style:text-properties fo:color="#000000" fo:font-size="8pt" fo:language="en" fo:country="US" officeooo:rsid="012bf790" officeooo:paragraph-rsid="012bf790" style:font-size-asian="8pt" style:language-asian="zxx" style:country-asian="none" style:font-size-complex="8pt" style:language-complex="zxx" style:country-complex="none"/>
    </style:style>
    <style:style style:name="P203" style:family="paragraph" style:parent-style-name="Table_20_Contents">
      <style:text-properties fo:color="#000000" fo:font-size="8pt" fo:language="en" fo:country="US" officeooo:rsid="0121f88a" officeooo:paragraph-rsid="0154a5a4" style:font-size-asian="8pt" style:language-asian="zxx" style:country-asian="none" style:font-size-complex="8pt" style:language-complex="zxx" style:country-complex="none"/>
    </style:style>
    <style:style style:name="P204" style:family="paragraph" style:parent-style-name="Table_20_Contents">
      <style:text-properties fo:color="#000000" fo:font-size="8pt" fo:language="en" fo:country="US" officeooo:rsid="01478f99" officeooo:paragraph-rsid="01478f99" style:font-size-asian="8pt" style:language-asian="zxx" style:country-asian="none" style:font-size-complex="8pt" style:language-complex="zxx" style:country-complex="none"/>
    </style:style>
    <style:style style:name="P205" style:family="paragraph" style:parent-style-name="Table_20_Contents">
      <style:text-properties fo:color="#000000" fo:font-size="8pt" fo:language="en" fo:country="US" style:font-size-asian="8pt" style:font-size-complex="8pt"/>
    </style:style>
    <style:style style:name="P206" style:family="paragraph" style:parent-style-name="Table_20_Contents">
      <style:text-properties fo:color="#000000" fo:font-size="8pt" fo:language="en" fo:country="US" officeooo:rsid="00cdbb9c" officeooo:paragraph-rsid="00cdbb9c" style:font-size-asian="8pt" style:font-size-complex="8pt"/>
    </style:style>
    <style:style style:name="P207" style:family="paragraph" style:parent-style-name="Table_20_Contents">
      <style:text-properties fo:color="#000000" fo:font-size="8pt" fo:language="en" fo:country="US" officeooo:rsid="00a0d23b" officeooo:paragraph-rsid="00526454" style:font-size-asian="8pt" style:font-size-complex="8pt"/>
    </style:style>
    <style:style style:name="P208" style:family="paragraph" style:parent-style-name="Table_20_Contents">
      <style:text-properties fo:color="#000000" fo:font-size="8pt" fo:language="en" fo:country="US" officeooo:rsid="00b0445c" officeooo:paragraph-rsid="00526454" style:font-size-asian="8pt" style:font-size-complex="8pt"/>
    </style:style>
    <style:style style:name="P209" style:family="paragraph" style:parent-style-name="Table_20_Contents">
      <style:text-properties fo:color="#000000" fo:font-size="8pt" fo:language="en" fo:country="US" officeooo:rsid="00a6ab89" officeooo:paragraph-rsid="00526454" style:font-size-asian="8pt" style:font-size-complex="8pt"/>
    </style:style>
    <style:style style:name="P210" style:family="paragraph" style:parent-style-name="Table_20_Contents">
      <style:text-properties fo:color="#000000" fo:font-size="8pt" fo:language="en" fo:country="US" officeooo:rsid="010737e2" officeooo:paragraph-rsid="010737e2" style:font-size-asian="8pt" style:font-size-complex="8pt"/>
    </style:style>
    <style:style style:name="P211" style:family="paragraph" style:parent-style-name="Table_20_Contents">
      <style:text-properties fo:color="#000000" fo:font-size="8pt" fo:language="en" fo:country="US" officeooo:rsid="010737e2" officeooo:paragraph-rsid="0191f1cf" style:font-size-asian="8pt" style:font-size-complex="8pt"/>
    </style:style>
    <style:style style:name="P212" style:family="paragraph" style:parent-style-name="Table_20_Contents">
      <style:text-properties fo:color="#000000" fo:font-size="8pt" fo:language="en" fo:country="US" officeooo:rsid="00b5721d" officeooo:paragraph-rsid="00b5721d" style:font-size-asian="8pt" style:font-size-complex="8pt"/>
    </style:style>
    <style:style style:name="P213" style:family="paragraph" style:parent-style-name="Table_20_Contents">
      <style:text-properties fo:color="#000000" fo:font-size="8pt" fo:language="en" fo:country="US" officeooo:rsid="0107d45f" officeooo:paragraph-rsid="0107d45f" style:font-size-asian="8pt" style:font-size-complex="8pt"/>
    </style:style>
    <style:style style:name="P214" style:family="paragraph" style:parent-style-name="Table_20_Contents">
      <style:text-properties fo:color="#000000" fo:font-size="8pt" fo:language="en" fo:country="US" officeooo:rsid="01ac2937" officeooo:paragraph-rsid="01ac2937" style:font-size-asian="8pt" style:font-size-complex="8pt"/>
    </style:style>
    <style:style style:name="P215" style:family="paragraph" style:parent-style-name="Table_20_Contents">
      <style:text-properties fo:color="#000000" fo:font-size="8pt" fo:language="en" fo:country="US" officeooo:rsid="003900f1" officeooo:paragraph-rsid="003900f1" style:font-size-asian="8pt" style:font-size-complex="8pt"/>
    </style:style>
    <style:style style:name="P216" style:family="paragraph" style:parent-style-name="Table_20_Contents">
      <style:text-properties fo:color="#000000" fo:font-size="8pt" fo:language="en" fo:country="US" officeooo:rsid="00b6ffdd" officeooo:paragraph-rsid="00b6ffdd" style:font-size-asian="8pt" style:font-size-complex="8pt"/>
    </style:style>
    <style:style style:name="P217" style:family="paragraph" style:parent-style-name="Table_20_Contents">
      <style:text-properties fo:color="#000000" fo:font-size="8pt" fo:language="en" fo:country="US" officeooo:rsid="0048aeed" officeooo:paragraph-rsid="0048aeed" style:font-size-asian="8pt" style:font-size-complex="8pt"/>
    </style:style>
    <style:style style:name="P218" style:family="paragraph" style:parent-style-name="Table_20_Contents">
      <style:text-properties fo:color="#000000" fo:font-size="8pt" fo:language="en" fo:country="US" officeooo:rsid="0048aeed" officeooo:paragraph-rsid="0019d5bd" style:font-size-asian="8pt" style:font-size-complex="8pt"/>
    </style:style>
    <style:style style:name="P219" style:family="paragraph" style:parent-style-name="Table_20_Contents">
      <style:text-properties fo:color="#000000" fo:font-size="8pt" fo:language="en" fo:country="US" officeooo:rsid="0039e01d" officeooo:paragraph-rsid="0039e01d" style:font-size-asian="8pt" style:font-size-complex="8pt"/>
    </style:style>
    <style:style style:name="P220" style:family="paragraph" style:parent-style-name="Table_20_Contents">
      <style:text-properties fo:color="#000000" fo:font-size="8pt" fo:language="en" fo:country="US" officeooo:rsid="011104d1" officeooo:paragraph-rsid="011104d1" style:font-size-asian="8pt" style:font-size-complex="8pt"/>
    </style:style>
    <style:style style:name="P221" style:family="paragraph" style:parent-style-name="Table_20_Contents">
      <style:text-properties fo:color="#000000" fo:font-size="8pt" fo:language="en" fo:country="US" officeooo:rsid="0142d5f8" officeooo:paragraph-rsid="011104d1" style:font-size-asian="8pt" style:font-size-complex="8pt"/>
    </style:style>
    <style:style style:name="P222" style:family="paragraph" style:parent-style-name="Table_20_Contents">
      <style:text-properties fo:color="#000000" fo:font-size="8pt" fo:language="en" fo:country="US" officeooo:rsid="0142d5f8" officeooo:paragraph-rsid="0142d5f8" style:font-size-asian="8pt" style:font-size-complex="8pt"/>
    </style:style>
    <style:style style:name="P223" style:family="paragraph" style:parent-style-name="Table_20_Contents">
      <style:text-properties fo:color="#000000" fo:font-size="8pt" fo:language="en" fo:country="US" officeooo:rsid="00b91d69" officeooo:paragraph-rsid="01d11675" style:font-size-asian="8pt" style:font-size-complex="8pt"/>
    </style:style>
    <style:style style:name="P224" style:family="paragraph" style:parent-style-name="Table_20_Contents">
      <style:text-properties fo:color="#000000" fo:font-size="8pt" fo:language="en" fo:country="US" officeooo:rsid="01d11675" officeooo:paragraph-rsid="01d11675" style:font-size-asian="8pt" style:font-size-complex="8pt"/>
    </style:style>
    <style:style style:name="P225" style:family="paragraph" style:parent-style-name="Table_20_Contents">
      <style:text-properties fo:color="#000000" fo:font-size="8pt" fo:language="en" fo:country="US" officeooo:rsid="004c984f" officeooo:paragraph-rsid="004a8c94" style:font-size-asian="8pt" style:font-size-complex="8pt"/>
    </style:style>
    <style:style style:name="P226" style:family="paragraph" style:parent-style-name="Table_20_Contents">
      <style:text-properties fo:color="#000000" fo:font-size="8pt" fo:language="en" fo:country="US" officeooo:rsid="004c984f" officeooo:paragraph-rsid="004c984f" style:font-size-asian="8pt" style:font-size-complex="8pt"/>
    </style:style>
    <style:style style:name="P227" style:family="paragraph" style:parent-style-name="Table_20_Contents">
      <style:text-properties fo:color="#000000" fo:font-size="8pt" fo:language="en" fo:country="US" officeooo:rsid="004c984f" officeooo:paragraph-rsid="0019d5bd" style:font-size-asian="8pt" style:font-size-complex="8pt"/>
    </style:style>
    <style:style style:name="P228" style:family="paragraph" style:parent-style-name="Table_20_Contents">
      <style:text-properties fo:color="#000000" fo:font-size="8pt" fo:language="en" fo:country="US" officeooo:rsid="004a8c94" officeooo:paragraph-rsid="004a8c94" style:font-size-asian="8pt" style:font-size-complex="8pt"/>
    </style:style>
    <style:style style:name="P229" style:family="paragraph" style:parent-style-name="Table_20_Contents">
      <style:text-properties fo:color="#000000" fo:font-size="8pt" fo:language="en" fo:country="US" officeooo:rsid="0114af78" officeooo:paragraph-rsid="0114af78" style:font-size-asian="8pt" style:font-size-complex="8pt"/>
    </style:style>
    <style:style style:name="P230" style:family="paragraph" style:parent-style-name="Table_20_Contents">
      <style:text-properties fo:color="#000000" fo:font-size="8pt" fo:language="en" fo:country="US" officeooo:rsid="00c8d969" officeooo:paragraph-rsid="00c8d969" style:font-size-asian="8pt" style:font-size-complex="8pt"/>
    </style:style>
    <style:style style:name="P231" style:family="paragraph" style:parent-style-name="Table_20_Contents">
      <style:text-properties fo:color="#000000" fo:font-size="8pt" fo:language="en" fo:country="US" officeooo:rsid="01194394" officeooo:paragraph-rsid="01194394" style:font-size-asian="8pt" style:font-size-complex="8pt"/>
    </style:style>
    <style:style style:name="P232" style:family="paragraph" style:parent-style-name="Table_20_Contents">
      <style:text-properties fo:color="#000000" fo:font-size="8pt" fo:language="en" fo:country="US" officeooo:rsid="011b205f" officeooo:paragraph-rsid="011b205f" style:font-size-asian="8pt" style:font-size-complex="8pt"/>
    </style:style>
    <style:style style:name="P233" style:family="paragraph" style:parent-style-name="Table_20_Contents">
      <style:text-properties fo:color="#000000" fo:font-size="8pt" fo:language="en" fo:country="US" officeooo:rsid="00cd386b" officeooo:paragraph-rsid="00cd386b" style:font-size-asian="8pt" style:font-size-complex="8pt"/>
    </style:style>
    <style:style style:name="P234" style:family="paragraph" style:parent-style-name="Table_20_Contents">
      <style:text-properties fo:color="#000000" fo:font-size="8pt" fo:language="en" fo:country="US" officeooo:rsid="00585049" officeooo:paragraph-rsid="00585049" style:font-size-asian="8pt" style:font-size-complex="8pt"/>
    </style:style>
    <style:style style:name="P235" style:family="paragraph" style:parent-style-name="Table_20_Contents">
      <style:text-properties fo:color="#000000" fo:font-size="8pt" fo:language="en" fo:country="US" officeooo:rsid="011ce0fd" officeooo:paragraph-rsid="011ce0fd" style:font-size-asian="8pt" style:font-size-complex="8pt"/>
    </style:style>
    <style:style style:name="P236" style:family="paragraph" style:parent-style-name="Table_20_Contents">
      <style:text-properties fo:color="#000000" fo:font-size="8pt" fo:language="en" fo:country="US" officeooo:rsid="00cde0d5" officeooo:paragraph-rsid="00cde0d5" style:font-size-asian="8pt" style:font-size-complex="8pt"/>
    </style:style>
    <style:style style:name="P237" style:family="paragraph" style:parent-style-name="Table_20_Contents">
      <style:text-properties fo:color="#000000" fo:font-size="8pt" fo:language="en" fo:country="US" officeooo:rsid="006fe85f" officeooo:paragraph-rsid="006fe85f" style:font-size-asian="8pt" style:font-size-complex="8pt"/>
    </style:style>
    <style:style style:name="P238" style:family="paragraph" style:parent-style-name="Table_20_Contents">
      <style:text-properties fo:color="#000000" fo:font-size="8pt" fo:language="en" fo:country="US" officeooo:rsid="0124a1ec" officeooo:paragraph-rsid="0124a1ec" style:font-size-asian="8pt" style:font-size-complex="8pt"/>
    </style:style>
    <style:style style:name="P239" style:family="paragraph" style:parent-style-name="Table_20_Contents">
      <style:text-properties fo:color="#000000" fo:font-size="8pt" fo:language="en" fo:country="US" officeooo:rsid="01d35d2e" officeooo:paragraph-rsid="01d35d2e" style:font-size-asian="8pt" style:font-size-complex="8pt"/>
    </style:style>
    <style:style style:name="P240" style:family="paragraph" style:parent-style-name="Table_20_Contents">
      <style:text-properties fo:color="#000000" fo:font-size="8pt" fo:language="en" fo:country="US" officeooo:rsid="00d7651a" officeooo:paragraph-rsid="00d7651a" style:font-size-asian="8pt" style:font-size-complex="8pt"/>
    </style:style>
    <style:style style:name="P241" style:family="paragraph" style:parent-style-name="Table_20_Contents">
      <style:text-properties fo:color="#000000" fo:font-size="8pt" fo:language="en" fo:country="US" officeooo:rsid="00763c94" officeooo:paragraph-rsid="00763c94" style:font-size-asian="8pt" style:font-size-complex="8pt"/>
    </style:style>
    <style:style style:name="P242" style:family="paragraph" style:parent-style-name="Table_20_Contents">
      <style:text-properties fo:color="#000000" fo:font-size="8pt" fo:language="en" fo:country="US" officeooo:rsid="014169f1" officeooo:paragraph-rsid="014169f1" style:font-size-asian="8pt" style:font-size-complex="8pt"/>
    </style:style>
    <style:style style:name="P243" style:family="paragraph" style:parent-style-name="Table_20_Contents">
      <style:text-properties fo:color="#000000" fo:font-size="8pt" fo:language="en" fo:country="US" officeooo:rsid="014b377b" officeooo:paragraph-rsid="014b377b" style:font-size-asian="8pt" style:font-size-complex="8pt"/>
    </style:style>
    <style:style style:name="P244" style:family="paragraph" style:parent-style-name="Table_20_Contents">
      <style:text-properties fo:color="#000000" fo:font-size="8pt" fo:language="en" fo:country="US" officeooo:rsid="00d92e18" officeooo:paragraph-rsid="00d92e18" style:font-size-asian="8pt" style:font-size-complex="8pt"/>
    </style:style>
    <style:style style:name="P245" style:family="paragraph" style:parent-style-name="Table_20_Contents">
      <style:text-properties fo:color="#000000" fo:font-size="8pt" fo:language="en" fo:country="US" officeooo:rsid="007701d5" officeooo:paragraph-rsid="007701d5" style:font-size-asian="8pt" style:font-size-complex="8pt"/>
    </style:style>
    <style:style style:name="P246" style:family="paragraph" style:parent-style-name="Table_20_Contents">
      <style:text-properties fo:color="#000000" fo:font-size="8pt" fo:language="en" fo:country="US" officeooo:rsid="016a843c" officeooo:paragraph-rsid="016a843c" style:font-size-asian="8pt" style:font-size-complex="8pt"/>
    </style:style>
    <style:style style:name="P247" style:family="paragraph" style:parent-style-name="Table_20_Contents">
      <style:text-properties fo:color="#000000" fo:font-size="8pt" fo:language="en" fo:country="US" officeooo:rsid="00dd09c1" officeooo:paragraph-rsid="00dd09c1" style:font-size-asian="8pt" style:font-size-complex="8pt"/>
    </style:style>
    <style:style style:name="P248" style:family="paragraph" style:parent-style-name="Table_20_Contents">
      <style:text-properties fo:color="#000000" fo:font-size="8pt" fo:language="en" fo:country="US" officeooo:rsid="007ed7c2" officeooo:paragraph-rsid="01d03c45" style:font-size-asian="8pt" style:font-size-complex="8pt"/>
    </style:style>
    <style:style style:name="P249" style:family="paragraph" style:parent-style-name="Table_20_Contents">
      <style:text-properties fo:color="#000000" fo:font-size="8pt" fo:language="en" fo:country="US" officeooo:rsid="007ed7c2" officeooo:paragraph-rsid="007ed7c2" style:font-size-asian="8pt" style:font-size-complex="8pt"/>
    </style:style>
    <style:style style:name="P250" style:family="paragraph" style:parent-style-name="Table_20_Contents">
      <style:text-properties fo:color="#000000" fo:font-size="8pt" fo:language="en" fo:country="US" officeooo:rsid="01d03c45" officeooo:paragraph-rsid="01d03c45" style:font-size-asian="8pt" style:font-size-complex="8pt"/>
    </style:style>
    <style:style style:name="P251" style:family="paragraph" style:parent-style-name="Table_20_Contents">
      <style:text-properties fo:color="#000000" fo:font-size="8pt" fo:language="en" fo:country="US" officeooo:rsid="00e30c23" officeooo:paragraph-rsid="00e30c23" style:font-size-asian="8pt" style:font-size-complex="8pt"/>
    </style:style>
    <style:style style:name="P252" style:family="paragraph" style:parent-style-name="Table_20_Contents">
      <style:text-properties fo:color="#000000" fo:font-size="8pt" fo:language="en" fo:country="US" officeooo:rsid="0081fd2d" officeooo:paragraph-rsid="0081fd2d" style:font-size-asian="8pt" style:font-size-complex="8pt"/>
    </style:style>
    <style:style style:name="P253" style:family="paragraph" style:parent-style-name="Table_20_Contents">
      <style:text-properties fo:color="#000000" fo:font-size="8pt" fo:language="en" fo:country="US" officeooo:rsid="00e55407" officeooo:paragraph-rsid="00e55407" style:font-size-asian="8pt" style:font-size-complex="8pt"/>
    </style:style>
    <style:style style:name="P254" style:family="paragraph" style:parent-style-name="Table_20_Contents">
      <style:text-properties fo:color="#000000" fo:font-size="8pt" fo:language="en" fo:country="US" officeooo:rsid="00e55407" officeooo:paragraph-rsid="00f2d783" style:font-size-asian="8pt" style:font-size-complex="8pt"/>
    </style:style>
    <style:style style:name="P255" style:family="paragraph" style:parent-style-name="Table_20_Contents">
      <style:text-properties fo:color="#000000" fo:font-size="8pt" fo:language="en" fo:country="US" officeooo:rsid="00e55407" officeooo:paragraph-rsid="01546944" style:font-size-asian="8pt" style:font-size-complex="8pt"/>
    </style:style>
    <style:style style:name="P256" style:family="paragraph" style:parent-style-name="Table_20_Contents">
      <style:text-properties fo:color="#000000" fo:font-size="8pt" fo:language="en" fo:country="US" officeooo:rsid="01a0d5a1" officeooo:paragraph-rsid="01a0d5a1" style:font-size-asian="8pt" style:font-size-complex="8pt"/>
    </style:style>
    <style:style style:name="P257" style:family="paragraph" style:parent-style-name="Table_20_Contents">
      <style:text-properties fo:color="#000000" fo:font-size="8pt" fo:language="en" fo:country="US" officeooo:rsid="00fb5ce7" officeooo:paragraph-rsid="00fb5ce7" style:font-size-asian="8pt" style:font-size-complex="8pt"/>
    </style:style>
    <style:style style:name="P258" style:family="paragraph" style:parent-style-name="Table_20_Contents">
      <style:text-properties fo:color="#000000" fo:font-size="8pt" fo:language="en" fo:country="US" officeooo:rsid="008f36ad" officeooo:paragraph-rsid="008f36ad" style:font-size-asian="8pt" style:font-size-complex="8pt"/>
    </style:style>
    <style:style style:name="P259" style:family="paragraph" style:parent-style-name="Table_20_Contents">
      <style:text-properties fo:color="#000000" fo:font-size="8pt" fo:language="en" fo:country="US" officeooo:rsid="01a2d3a8" officeooo:paragraph-rsid="01a2d3a8" style:font-size-asian="8pt" style:font-size-complex="8pt"/>
    </style:style>
    <style:style style:name="P260" style:family="paragraph" style:parent-style-name="Table_20_Contents">
      <style:text-properties fo:color="#000000" fo:font-size="8pt" fo:language="en" fo:country="US" officeooo:rsid="002734d5" officeooo:paragraph-rsid="0025b9b7" style:font-size-asian="8pt" style:font-size-complex="8pt"/>
    </style:style>
    <style:style style:name="P261" style:family="paragraph" style:parent-style-name="Table_20_Contents">
      <style:text-properties fo:color="#000000" fo:font-size="8pt" fo:language="en" fo:country="US" officeooo:rsid="002734d5" officeooo:paragraph-rsid="002734d5" style:font-size-asian="8pt" style:font-size-complex="8pt"/>
    </style:style>
    <style:style style:name="P262" style:family="paragraph" style:parent-style-name="Table_20_Contents">
      <style:text-properties fo:color="#000000" fo:font-size="8pt" fo:language="en" fo:country="US" officeooo:rsid="018a4cb5" officeooo:paragraph-rsid="018a4cb5" style:font-size-asian="8pt" style:font-size-complex="8pt"/>
    </style:style>
    <style:style style:name="P263" style:family="paragraph" style:parent-style-name="Table_20_Contents">
      <style:text-properties fo:color="#000000" fo:font-size="8pt" fo:language="en" fo:country="US" officeooo:paragraph-rsid="0019d5bd" style:font-size-asian="8pt" style:font-size-complex="8pt"/>
    </style:style>
    <style:style style:name="P264" style:family="paragraph" style:parent-style-name="Table_20_Contents">
      <style:text-properties fo:color="#000000" fo:font-size="8pt" fo:language="en" fo:country="US" officeooo:rsid="0045192d" officeooo:paragraph-rsid="0019d5bd" style:font-size-asian="8pt" style:font-size-complex="8pt"/>
    </style:style>
    <style:style style:name="P265" style:family="paragraph" style:parent-style-name="Table_20_Contents">
      <style:text-properties fo:color="#000000" fo:font-size="8pt" fo:language="en" fo:country="US" officeooo:rsid="002900bf" officeooo:paragraph-rsid="002900bf" style:font-size-asian="8pt" style:font-size-complex="8pt"/>
    </style:style>
    <style:style style:name="P266" style:family="paragraph" style:parent-style-name="Table_20_Contents">
      <style:text-properties fo:color="#000000" fo:font-size="8pt" fo:language="en" fo:country="US" officeooo:rsid="002a2068" officeooo:paragraph-rsid="002a2068" style:font-size-asian="8pt" style:font-size-complex="8pt"/>
    </style:style>
    <style:style style:name="P267" style:family="paragraph" style:parent-style-name="Table_20_Contents">
      <style:text-properties fo:color="#000000" fo:font-size="8pt" fo:language="en" fo:country="US" officeooo:rsid="002a2068" officeooo:paragraph-rsid="012dda12" style:font-size-asian="8pt" style:font-size-complex="8pt"/>
    </style:style>
    <style:style style:name="P268" style:family="paragraph" style:parent-style-name="Table_20_Contents">
      <style:text-properties fo:color="#000000" fo:font-size="8pt" fo:language="en" fo:country="US" officeooo:rsid="0046f8fc" officeooo:paragraph-rsid="0019d5bd" style:font-size-asian="8pt" style:font-size-complex="8pt"/>
    </style:style>
    <style:style style:name="P269" style:family="paragraph" style:parent-style-name="Table_20_Contents">
      <style:text-properties fo:color="#000000" fo:font-size="8pt" fo:language="en" fo:country="US" officeooo:rsid="0079b271" officeooo:paragraph-rsid="0079b271" style:font-size-asian="8pt" style:font-size-complex="8pt"/>
    </style:style>
    <style:style style:name="P270" style:family="paragraph" style:parent-style-name="Table_20_Contents">
      <style:text-properties fo:color="#000000" fo:font-size="8pt" fo:language="en" fo:country="US" officeooo:rsid="007a4e0a" officeooo:paragraph-rsid="007a4e0a" style:font-size-asian="8pt" style:font-size-complex="8pt"/>
    </style:style>
    <style:style style:name="P271" style:family="paragraph" style:parent-style-name="Table_20_Contents">
      <style:text-properties fo:color="#000000" fo:font-size="8pt" fo:language="en" fo:country="US" officeooo:rsid="004ed2ea" officeooo:paragraph-rsid="0019d5bd" style:font-size-asian="8pt" style:font-size-complex="8pt"/>
    </style:style>
    <style:style style:name="P272" style:family="paragraph" style:parent-style-name="Table_20_Contents">
      <style:text-properties fo:color="#000000" fo:font-size="8pt" fo:language="en" fo:country="US" officeooo:rsid="00bc46be" officeooo:paragraph-rsid="0019d5bd" style:font-size-asian="8pt" style:font-size-complex="8pt"/>
    </style:style>
    <style:style style:name="P273" style:family="paragraph" style:parent-style-name="Table_20_Contents">
      <style:text-properties fo:color="#000000" fo:font-size="8pt" fo:language="en" fo:country="US" officeooo:rsid="003f5074" officeooo:paragraph-rsid="003f5074" style:font-size-asian="8pt" style:font-size-complex="8pt"/>
    </style:style>
    <style:style style:name="P274" style:family="paragraph" style:parent-style-name="Table_20_Contents">
      <style:text-properties fo:color="#000000" fo:font-size="8pt" fo:language="en" fo:country="US" officeooo:rsid="010bd876" officeooo:paragraph-rsid="0019d5bd" style:font-size-asian="8pt" style:font-size-complex="8pt"/>
    </style:style>
    <style:style style:name="P275" style:family="paragraph" style:parent-style-name="Table_20_Contents">
      <style:text-properties fo:color="#000000" fo:font-size="8pt" fo:language="en" fo:country="US" officeooo:rsid="00968081" officeooo:paragraph-rsid="0019d5bd" style:font-size-asian="8pt" style:font-size-complex="8pt"/>
    </style:style>
    <style:style style:name="P276" style:family="paragraph" style:parent-style-name="Table_20_Contents">
      <style:text-properties fo:color="#000000" fo:font-size="8pt" fo:language="en" fo:country="US" officeooo:rsid="004da432" officeooo:paragraph-rsid="0019d5bd" style:font-size-asian="8pt" style:font-size-complex="8pt"/>
    </style:style>
    <style:style style:name="P277" style:family="paragraph" style:parent-style-name="Table_20_Contents">
      <style:text-properties fo:color="#000000" fo:font-size="8pt" fo:language="en" fo:country="US" officeooo:rsid="015abd02" officeooo:paragraph-rsid="0019d5bd" style:font-size-asian="8pt" style:font-size-complex="8pt"/>
    </style:style>
    <style:style style:name="P278" style:family="paragraph" style:parent-style-name="Table_20_Contents">
      <style:text-properties fo:color="#000000" fo:font-size="8pt" fo:language="en" fo:country="US" officeooo:rsid="011664fb" officeooo:paragraph-rsid="0019d5bd" style:font-size-asian="8pt" style:font-size-complex="8pt"/>
    </style:style>
    <style:style style:name="P279" style:family="paragraph" style:parent-style-name="Table_20_Contents">
      <style:text-properties fo:color="#000000" fo:font-size="8pt" fo:language="en" fo:country="US" officeooo:rsid="00518076" officeooo:paragraph-rsid="0019d5bd" style:font-size-asian="8pt" style:font-size-complex="8pt"/>
    </style:style>
    <style:style style:name="P280" style:family="paragraph" style:parent-style-name="Table_20_Contents">
      <style:text-properties fo:color="#000000" fo:font-size="8pt" fo:language="en" fo:country="US" officeooo:rsid="005327b2" officeooo:paragraph-rsid="0019d5bd" style:font-size-asian="8pt" style:font-size-complex="8pt"/>
    </style:style>
    <style:style style:name="P281" style:family="paragraph" style:parent-style-name="Table_20_Contents">
      <style:text-properties fo:color="#000000" fo:font-size="8pt" fo:language="en" fo:country="US" officeooo:rsid="005978ac" officeooo:paragraph-rsid="0019d5bd" style:font-size-asian="8pt" style:font-size-complex="8pt"/>
    </style:style>
    <style:style style:name="P282" style:family="paragraph" style:parent-style-name="Table_20_Contents">
      <style:text-properties fo:color="#000000" fo:font-size="8pt" fo:language="en" fo:country="US" officeooo:rsid="006ae3e6" officeooo:paragraph-rsid="0019d5bd" style:font-size-asian="8pt" style:font-size-complex="8pt"/>
    </style:style>
    <style:style style:name="P283" style:family="paragraph" style:parent-style-name="Table_20_Contents">
      <style:text-properties fo:color="#000000" fo:font-size="8pt" fo:language="en" fo:country="US" officeooo:rsid="00791e42" officeooo:paragraph-rsid="0019d5bd" style:font-size-asian="8pt" style:font-size-complex="8pt"/>
    </style:style>
    <style:style style:name="P284" style:family="paragraph" style:parent-style-name="Table_20_Contents">
      <style:text-properties fo:color="#000000" fo:font-size="8pt" fo:language="en" fo:country="US" officeooo:rsid="01355ba8" officeooo:paragraph-rsid="0083a198" style:font-size-asian="8pt" style:font-size-complex="8pt"/>
    </style:style>
    <style:style style:name="P285" style:family="paragraph" style:parent-style-name="Table_20_Contents">
      <style:text-properties fo:color="#000000" fo:font-size="8pt" fo:language="en" fo:country="US" officeooo:rsid="01355ba8" officeooo:paragraph-rsid="0019d5bd" style:font-size-asian="8pt" style:font-size-complex="8pt"/>
    </style:style>
    <style:style style:name="P286" style:family="paragraph" style:parent-style-name="Table_20_Contents">
      <style:text-properties fo:color="#000000" fo:font-size="8pt" fo:language="en" fo:country="US" officeooo:rsid="0196a47e" officeooo:paragraph-rsid="0019d5bd" style:font-size-asian="8pt" style:font-size-complex="8pt"/>
    </style:style>
    <style:style style:name="P287" style:family="paragraph" style:parent-style-name="Table_20_Contents">
      <style:text-properties fo:color="#000000" fo:font-size="8pt" fo:language="en" fo:country="US" officeooo:rsid="00cb68d8" officeooo:paragraph-rsid="0019d5bd" style:font-size-asian="8pt" style:font-size-complex="8pt"/>
    </style:style>
    <style:style style:name="P288" style:family="paragraph" style:parent-style-name="Table_20_Contents">
      <style:text-properties fo:color="#000000" fo:font-size="8pt" fo:language="en" fo:country="US" officeooo:rsid="016f10ea" officeooo:paragraph-rsid="0019d5bd" style:font-size-asian="8pt" style:font-size-complex="8pt"/>
    </style:style>
    <style:style style:name="P289" style:family="paragraph" style:parent-style-name="Table_20_Contents">
      <style:text-properties fo:color="#000000" fo:font-size="8pt" fo:language="en" fo:country="US" officeooo:rsid="01710cc3" officeooo:paragraph-rsid="0019d5bd" style:font-size-asian="8pt" style:font-size-complex="8pt"/>
    </style:style>
    <style:style style:name="P290" style:family="paragraph" style:parent-style-name="Table_20_Contents">
      <style:text-properties fo:color="#000000" fo:font-size="8pt" fo:language="en" fo:country="US" officeooo:rsid="01888638" officeooo:paragraph-rsid="0019d5bd" style:font-size-asian="8pt" style:font-size-complex="8pt"/>
    </style:style>
    <style:style style:name="P291" style:family="paragraph" style:parent-style-name="Table_20_Contents">
      <style:text-properties fo:color="#000000" fo:font-size="8pt" fo:language="en" fo:country="US" officeooo:rsid="01888638" officeooo:paragraph-rsid="00bf6333" style:font-size-asian="8pt" style:font-size-complex="8pt"/>
    </style:style>
    <style:style style:name="P292" style:family="paragraph" style:parent-style-name="Table_20_Contents">
      <style:text-properties fo:color="#000000" fo:font-size="8pt" fo:language="en" fo:country="US" officeooo:rsid="018c1817" officeooo:paragraph-rsid="0019d5bd" style:font-size-asian="8pt" style:font-size-complex="8pt"/>
    </style:style>
    <style:style style:name="P293" style:family="paragraph" style:parent-style-name="Table_20_Contents">
      <style:text-properties fo:color="#000000" fo:font-size="8pt" fo:language="en" fo:country="US" officeooo:rsid="018ababd" officeooo:paragraph-rsid="0019d5bd" style:font-size-asian="8pt" style:font-size-complex="8pt"/>
    </style:style>
    <style:style style:name="P294" style:family="paragraph" style:parent-style-name="Table_20_Contents">
      <style:text-properties fo:color="#000000" fo:font-size="8pt" fo:language="en" fo:country="US" officeooo:rsid="01945080" officeooo:paragraph-rsid="0019d5bd" style:font-size-asian="8pt" style:font-size-complex="8pt"/>
    </style:style>
    <style:style style:name="P295" style:family="paragraph" style:parent-style-name="Table_20_Contents">
      <style:text-properties fo:color="#000000" fo:font-size="8pt" fo:language="en" fo:country="US" officeooo:rsid="01a179b6" officeooo:paragraph-rsid="0019d5bd" style:font-size-asian="8pt" style:font-size-complex="8pt"/>
    </style:style>
    <style:style style:name="P296" style:family="paragraph" style:parent-style-name="Table_20_Contents">
      <style:text-properties fo:color="#000000" fo:font-size="8pt" fo:language="en" fo:country="US" officeooo:rsid="01a77839" officeooo:paragraph-rsid="0019d5bd" style:font-size-asian="8pt" style:font-size-complex="8pt"/>
    </style:style>
    <style:style style:name="P297" style:family="paragraph" style:parent-style-name="Table_20_Contents">
      <style:text-properties fo:color="#000000" fo:font-size="8pt" fo:language="en" fo:country="US" officeooo:rsid="0025b9b7" officeooo:paragraph-rsid="002734d5" style:font-size-asian="8pt" style:font-size-complex="8pt"/>
    </style:style>
    <style:style style:name="P298" style:family="paragraph" style:parent-style-name="Table_20_Contents">
      <style:text-properties fo:color="#000000" fo:font-size="8pt" fo:language="en" fo:country="US" officeooo:paragraph-rsid="00409723" style:font-size-asian="8pt" style:font-size-complex="8pt"/>
    </style:style>
    <style:style style:name="P299" style:family="paragraph" style:parent-style-name="Table_20_Contents">
      <style:text-properties fo:color="#000000" fo:font-size="8pt" fo:language="en" fo:country="US" officeooo:rsid="00b32793" officeooo:paragraph-rsid="0106f88b" style:font-size-asian="8pt" style:font-size-complex="8pt"/>
    </style:style>
    <style:style style:name="P300" style:family="paragraph" style:parent-style-name="Table_20_Contents">
      <style:text-properties fo:color="#000000" fo:font-size="8pt" fo:language="en" fo:country="US" officeooo:rsid="0119593e" officeooo:paragraph-rsid="0119593e" style:font-size-asian="8pt" style:font-size-complex="8pt"/>
    </style:style>
    <style:style style:name="P301" style:family="paragraph" style:parent-style-name="Table_20_Contents">
      <style:text-properties fo:color="#000000" fo:font-size="8pt" fo:language="en" fo:country="US" officeooo:rsid="01384d5f" officeooo:paragraph-rsid="01384d5f" style:font-size-asian="8pt" style:font-size-complex="8pt"/>
    </style:style>
    <style:style style:name="P302" style:family="paragraph" style:parent-style-name="Table_20_Contents">
      <style:text-properties fo:color="#000000" fo:font-size="8pt" fo:language="en" fo:country="US" officeooo:rsid="01395414" officeooo:paragraph-rsid="01395414" style:font-size-asian="8pt" style:font-size-complex="8pt"/>
    </style:style>
    <style:style style:name="P303" style:family="paragraph" style:parent-style-name="Table_20_Contents">
      <style:text-properties fo:color="#000000" fo:font-size="8pt" fo:language="en" fo:country="US" fo:font-weight="normal" officeooo:rsid="00470f2b" officeooo:paragraph-rsid="0087d471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304" style:family="paragraph" style:parent-style-name="Table_20_Contents">
      <style:text-properties fo:color="#000000" fo:font-size="8pt" fo:language="en" fo:country="US" fo:font-weight="normal" officeooo:rsid="00c4a785" officeooo:paragraph-rsid="00c4a785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305" style:family="paragraph" style:parent-style-name="Table_20_Contents">
      <style:text-properties fo:color="#000000" fo:font-size="8pt" fo:language="en" fo:country="US" fo:font-weight="normal" officeooo:rsid="01a386de" officeooo:paragraph-rsid="00526454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306" style:family="paragraph" style:parent-style-name="Table_20_Contents">
      <style:text-properties fo:color="#000000" fo:font-size="8pt" fo:language="en" fo:country="US" fo:font-weight="normal" officeooo:rsid="01a386de" officeooo:paragraph-rsid="00409723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307" style:family="paragraph" style:parent-style-name="Table_20_Contents">
      <style:text-properties fo:color="#000000" fo:font-size="8pt" fo:language="en" fo:country="US" fo:font-weight="normal" officeooo:rsid="00341c50" officeooo:paragraph-rsid="00526454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308" style:family="paragraph" style:parent-style-name="Table_20_Contents">
      <style:text-properties fo:color="#000000" fo:font-size="8pt" fo:language="en" fo:country="US" fo:font-weight="normal" officeooo:rsid="0035dd7f" officeooo:paragraph-rsid="00526454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309" style:family="paragraph" style:parent-style-name="Table_20_Contents">
      <style:text-properties fo:color="#000000" fo:font-size="8pt" fo:language="en" fo:country="US" fo:font-weight="normal" officeooo:rsid="0076334a" officeooo:paragraph-rsid="0076334a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310" style:family="paragraph" style:parent-style-name="Table_20_Contents">
      <style:text-properties fo:color="#000000" fo:font-size="8pt" fo:language="en" fo:country="US" fo:font-weight="normal" officeooo:rsid="0076334a" officeooo:paragraph-rsid="009fd170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311" style:family="paragraph" style:parent-style-name="Table_20_Contents">
      <style:text-properties fo:color="#000000" fo:font-size="8pt" fo:language="en" fo:country="US" fo:font-weight="normal" officeooo:rsid="01258d61" officeooo:paragraph-rsid="01258d61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312" style:family="paragraph" style:parent-style-name="Table_20_Contents">
      <style:text-properties fo:color="#000000" fo:font-size="8pt" fo:language="en" fo:country="US" fo:font-weight="normal" officeooo:rsid="014f4d8e" officeooo:paragraph-rsid="014f4d8e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313" style:family="paragraph" style:parent-style-name="Table_20_Contents">
      <style:text-properties fo:color="#000000" fo:font-size="8pt" fo:language="en" fo:country="US" fo:font-weight="normal" officeooo:rsid="00872314" officeooo:paragraph-rsid="00526454" style:font-size-asian="8pt" style:font-weight-asian="normal" style:font-size-complex="8pt" style:font-weight-complex="normal"/>
    </style:style>
    <style:style style:name="P314" style:family="paragraph" style:parent-style-name="Table_20_Contents">
      <style:text-properties fo:color="#000000" fo:font-size="8pt" fo:language="en" fo:country="US" fo:font-weight="normal" officeooo:rsid="008cfa3f" officeooo:paragraph-rsid="00526454" style:font-size-asian="8pt" style:font-weight-asian="normal" style:font-size-complex="8pt" style:font-weight-complex="normal"/>
    </style:style>
    <style:style style:name="P315" style:family="paragraph" style:parent-style-name="Table_20_Contents">
      <style:text-properties fo:color="#000000" fo:font-size="8pt" fo:language="en" fo:country="US" fo:font-weight="normal" officeooo:rsid="008cfa3f" officeooo:paragraph-rsid="0069b603" style:font-size-asian="8pt" style:font-weight-asian="normal" style:font-size-complex="8pt" style:font-weight-complex="normal"/>
    </style:style>
    <style:style style:name="P316" style:family="paragraph" style:parent-style-name="Table_20_Contents">
      <style:text-properties fo:color="#000000" fo:font-size="8pt" fo:language="en" fo:country="US" fo:font-weight="normal" officeooo:rsid="00dd09c1" officeooo:paragraph-rsid="00526454" style:font-size-asian="8pt" style:font-weight-asian="normal" style:font-size-complex="8pt" style:font-weight-complex="normal"/>
    </style:style>
    <style:style style:name="P317" style:family="paragraph" style:parent-style-name="Table_20_Contents">
      <style:text-properties fo:color="#000000" fo:font-size="8pt" fo:language="en" fo:country="US" fo:font-weight="normal" officeooo:rsid="00e9ab70" officeooo:paragraph-rsid="00526454" style:font-size-asian="8pt" style:font-weight-asian="normal" style:font-size-complex="8pt" style:font-weight-complex="normal"/>
    </style:style>
    <style:style style:name="P318" style:family="paragraph" style:parent-style-name="Table_20_Contents">
      <style:text-properties fo:color="#000000" fo:font-size="8pt" fo:language="en" fo:country="US" fo:font-weight="normal" officeooo:rsid="00e9ab70" officeooo:paragraph-rsid="005b8ad2" style:font-size-asian="8pt" style:font-weight-asian="normal" style:font-size-complex="8pt" style:font-weight-complex="normal"/>
    </style:style>
    <style:style style:name="P319" style:family="paragraph" style:parent-style-name="Table_20_Contents">
      <style:text-properties fo:color="#000000" fo:font-size="8pt" fo:language="en" fo:country="US" fo:font-weight="normal" officeooo:rsid="00ddd35f" officeooo:paragraph-rsid="00ddd35f" style:font-size-asian="8pt" style:font-weight-asian="normal" style:font-size-complex="8pt" style:font-weight-complex="normal"/>
    </style:style>
    <style:style style:name="P320" style:family="paragraph" style:parent-style-name="Table_20_Contents">
      <style:text-properties fo:color="#000000" fo:font-size="8pt" fo:language="en" fo:country="US" fo:font-weight="normal" officeooo:rsid="01b662c7" officeooo:paragraph-rsid="00526454" style:font-size-asian="8pt" style:font-weight-asian="normal" style:font-size-complex="8pt" style:font-weight-complex="normal"/>
    </style:style>
    <style:style style:name="P321" style:family="paragraph" style:parent-style-name="Table_20_Contents">
      <style:text-properties fo:color="#000000" fo:font-size="8pt" fo:language="en" fo:country="US" fo:font-weight="normal" officeooo:rsid="0110ccab" officeooo:paragraph-rsid="00526454" style:font-size-asian="8pt" style:font-weight-asian="normal" style:font-size-complex="8pt" style:font-weight-complex="normal"/>
    </style:style>
    <style:style style:name="P322" style:family="paragraph" style:parent-style-name="Table_20_Contents">
      <style:text-properties fo:color="#000000" fo:font-size="8pt" fo:language="en" fo:country="US" fo:font-weight="normal" officeooo:rsid="00654f16" officeooo:paragraph-rsid="00972f7f" style:font-size-asian="8pt" style:font-weight-asian="normal" style:font-size-complex="8pt" style:font-weight-complex="normal"/>
    </style:style>
    <style:style style:name="P323" style:family="paragraph" style:parent-style-name="Table_20_Contents">
      <style:text-properties fo:color="#000000" fo:font-size="8pt" fo:language="en" fo:country="US" fo:font-weight="normal" officeooo:rsid="00654f16" officeooo:paragraph-rsid="00526454" style:font-size-asian="8pt" style:font-weight-asian="normal" style:font-size-complex="8pt" style:font-weight-complex="normal"/>
    </style:style>
    <style:style style:name="P324" style:family="paragraph" style:parent-style-name="Table_20_Contents">
      <style:text-properties fo:color="#000000" fo:font-size="8pt" fo:language="en" fo:country="US" fo:font-weight="normal" officeooo:rsid="0064750a" officeooo:paragraph-rsid="00526454" style:font-size-asian="8pt" style:font-weight-asian="normal" style:font-size-complex="8pt" style:font-weight-complex="normal"/>
    </style:style>
    <style:style style:name="P325" style:family="paragraph" style:parent-style-name="Table_20_Contents">
      <style:text-properties fo:color="#000000" fo:font-size="8pt" fo:language="en" fo:country="US" fo:font-weight="normal" officeooo:rsid="00cb68d8" officeooo:paragraph-rsid="0019d5bd" style:font-size-asian="8pt" style:font-weight-asian="normal" style:font-size-complex="8pt" style:font-weight-complex="normal"/>
    </style:style>
    <style:style style:name="P326" style:family="paragraph" style:parent-style-name="Table_20_Contents">
      <style:text-properties fo:color="#000000" fo:font-size="8pt" fo:language="en" fo:country="US" fo:font-weight="normal" officeooo:rsid="00e750b3" officeooo:paragraph-rsid="0019d5bd" style:font-size-asian="8pt" style:font-weight-asian="normal" style:font-size-complex="8pt" style:font-weight-complex="normal"/>
    </style:style>
    <style:style style:name="P327" style:family="paragraph" style:parent-style-name="Table_20_Contents">
      <style:text-properties fo:color="#000000" fo:font-size="8pt" fo:language="en" fo:country="US" fo:font-weight="normal" officeooo:rsid="01710cc3" officeooo:paragraph-rsid="0019d5bd" style:font-size-asian="8pt" style:font-weight-asian="normal" style:font-size-complex="8pt" style:font-weight-complex="normal"/>
    </style:style>
    <style:style style:name="P328" style:family="paragraph" style:parent-style-name="Table_20_Contents">
      <style:text-properties fo:color="#000000" fo:font-size="8pt" fo:language="en" fo:country="US" fo:font-weight="normal" officeooo:rsid="00b3e59c" officeooo:paragraph-rsid="00c0f505" style:font-size-asian="8pt" style:font-weight-asian="normal" style:font-size-complex="8pt" style:font-weight-complex="normal"/>
    </style:style>
    <style:style style:name="P329" style:family="paragraph" style:parent-style-name="Table_20_Contents">
      <style:text-properties fo:color="#000000" fo:font-size="8pt" fo:language="en" fo:country="US" fo:font-weight="normal" officeooo:rsid="00b3e59c" officeooo:paragraph-rsid="00b3e59c" style:font-size-asian="8pt" style:font-weight-asian="normal" style:font-size-complex="8pt" style:font-weight-complex="normal"/>
    </style:style>
    <style:style style:name="P330" style:family="paragraph" style:parent-style-name="Table_20_Contents">
      <style:text-properties fo:color="#000000" fo:font-size="8pt" fo:language="en" fo:country="US" fo:font-weight="normal" officeooo:rsid="00b3e59c" officeooo:paragraph-rsid="00bf6333" style:font-size-asian="8pt" style:font-weight-asian="normal" style:font-size-complex="8pt" style:font-weight-complex="normal"/>
    </style:style>
    <style:style style:name="P331" style:family="paragraph" style:parent-style-name="Table_20_Contents">
      <style:text-properties fo:color="#000000" fo:font-size="8pt" fo:language="en" fo:country="US" fo:font-weight="normal" officeooo:rsid="00b3e59c" officeooo:paragraph-rsid="00baf67d" style:font-size-asian="8pt" style:font-weight-asian="normal" style:font-size-complex="8pt" style:font-weight-complex="normal"/>
    </style:style>
    <style:style style:name="P332" style:family="paragraph" style:parent-style-name="Table_20_Contents">
      <style:text-properties fo:color="#000000" fo:font-size="8pt" fo:language="en" fo:country="US" fo:font-weight="normal" officeooo:rsid="00b3e59c" officeooo:paragraph-rsid="00bb3ba4" style:font-size-asian="8pt" style:font-weight-asian="normal" style:font-size-complex="8pt" style:font-weight-complex="normal"/>
    </style:style>
    <style:style style:name="P333" style:family="paragraph" style:parent-style-name="Table_20_Contents">
      <style:text-properties fo:color="#000000" fo:font-size="8pt" fo:language="en" fo:country="US" fo:font-weight="normal" officeooo:rsid="00914848" officeooo:paragraph-rsid="00914848" style:font-size-asian="8pt" style:font-weight-asian="normal" style:font-size-complex="8pt" style:font-weight-complex="normal"/>
    </style:style>
    <style:style style:name="P334" style:family="paragraph" style:parent-style-name="Table_20_Contents">
      <style:text-properties fo:color="#000000" fo:font-size="8pt" fo:language="en" fo:country="US" fo:font-weight="normal" officeooo:rsid="00409723" officeooo:paragraph-rsid="004618f8" style:font-size-asian="8pt" style:font-weight-asian="normal" style:font-size-complex="8pt" style:font-weight-complex="normal"/>
    </style:style>
    <style:style style:name="P335" style:family="paragraph" style:parent-style-name="Table_20_Contents">
      <style:text-properties fo:color="#000000" fo:font-size="8pt" fo:language="en" fo:country="US" fo:font-weight="normal" officeooo:rsid="00409723" officeooo:paragraph-rsid="0087d471" style:font-size-asian="8pt" style:font-weight-asian="normal" style:font-size-complex="8pt" style:font-weight-complex="normal"/>
    </style:style>
    <style:style style:name="P336" style:family="paragraph" style:parent-style-name="Table_20_Contents">
      <style:text-properties fo:color="#000000" fo:font-size="8pt" fo:language="en" fo:country="US" fo:font-weight="normal" officeooo:rsid="004a61b6" officeooo:paragraph-rsid="004a61b6" style:font-size-asian="8pt" style:font-weight-asian="normal" style:font-size-complex="8pt" style:font-weight-complex="normal"/>
    </style:style>
    <style:style style:name="P337" style:family="paragraph" style:parent-style-name="Table_20_Contents">
      <style:text-properties fo:color="#000000" fo:font-size="8pt" fo:language="en" fo:country="US" fo:font-weight="normal" officeooo:rsid="004e144e" officeooo:paragraph-rsid="004e144e" style:font-size-asian="8pt" style:font-weight-asian="normal" style:font-size-complex="8pt" style:font-weight-complex="normal"/>
    </style:style>
    <style:style style:name="P338" style:family="paragraph" style:parent-style-name="Table_20_Contents">
      <style:text-properties fo:color="#000000" fo:font-size="8pt" fo:language="en" fo:country="US" fo:font-weight="normal" officeooo:rsid="004d7701" officeooo:paragraph-rsid="004d7701" style:font-size-asian="8pt" style:font-weight-asian="normal" style:font-size-complex="8pt" style:font-weight-complex="normal"/>
    </style:style>
    <style:style style:name="P339" style:family="paragraph" style:parent-style-name="Table_20_Contents">
      <style:text-properties fo:color="#000000" fo:font-size="8pt" fo:language="en" fo:country="US" fo:font-weight="normal" officeooo:rsid="01273a2b" officeooo:paragraph-rsid="01273a2b" style:font-size-asian="8pt" style:font-weight-asian="normal" style:font-size-complex="8pt" style:font-weight-complex="normal"/>
    </style:style>
    <style:style style:name="P340" style:family="paragraph" style:parent-style-name="Table_20_Contents">
      <style:text-properties fo:color="#000000" fo:font-size="8pt" fo:language="en" fo:country="US" style:text-underline-style="none" fo:font-weight="normal" officeooo:rsid="003ae82e" officeooo:paragraph-rsid="00526454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341" style:family="paragraph" style:parent-style-name="Table_20_Contents">
      <style:text-properties fo:color="#000000" fo:font-size="8pt" fo:language="en" fo:country="US" style:text-underline-style="none" fo:font-weight="normal" officeooo:rsid="003ae82e" officeooo:paragraph-rsid="00243d5d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342" style:family="paragraph" style:parent-style-name="Table_20_Contents">
      <style:text-properties fo:color="#000000" fo:font-size="8pt" fo:language="en" fo:country="US" style:text-underline-style="none" fo:font-weight="normal" officeooo:rsid="00a6ab89" officeooo:paragraph-rsid="00526454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343" style:family="paragraph" style:parent-style-name="Table_20_Contents">
      <style:text-properties fo:color="#000000" fo:font-size="8pt" fo:language="en" fo:country="US" style:text-underline-style="none" fo:font-weight="normal" officeooo:rsid="008d8b05" officeooo:paragraph-rsid="005f040d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344" style:family="paragraph" style:parent-style-name="Table_20_Contents">
      <style:text-properties fo:color="#000000" fo:font-size="8pt" fo:language="en" fo:country="US" style:text-underline-style="none" fo:font-weight="normal" officeooo:rsid="008d8b05" officeooo:paragraph-rsid="00526454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345" style:family="paragraph" style:parent-style-name="Table_20_Contents">
      <style:text-properties fo:color="#000000" fo:font-size="8pt" fo:language="en" fo:country="US" style:text-underline-style="none" fo:font-weight="normal" officeooo:rsid="008d8b05" officeooo:paragraph-rsid="0103ea7c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346" style:family="paragraph" style:parent-style-name="Table_20_Contents">
      <style:text-properties fo:color="#000000" fo:font-size="8pt" fo:language="en" fo:country="US" style:text-underline-style="none" fo:font-weight="normal" officeooo:rsid="0051c190" officeooo:paragraph-rsid="00526454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347" style:family="paragraph" style:parent-style-name="Table_20_Contents">
      <style:text-properties fo:color="#000000" fo:font-size="8pt" fo:language="en" fo:country="US" style:text-underline-style="none" fo:font-weight="normal" officeooo:rsid="01c67c8f" officeooo:paragraph-rsid="00526454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348" style:family="paragraph" style:parent-style-name="Table_20_Contents">
      <style:text-properties fo:color="#000000" fo:font-size="8pt" fo:language="en" fo:country="US" style:text-underline-style="none" fo:font-weight="normal" officeooo:rsid="00c006a5" officeooo:paragraph-rsid="00526454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349" style:family="paragraph" style:parent-style-name="Table_20_Contents">
      <style:text-properties fo:color="#000000" fo:font-size="8pt" fo:language="en" fo:country="US" style:text-underline-style="none" fo:font-weight="normal" officeooo:rsid="0035dd7f" officeooo:paragraph-rsid="00526454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350" style:family="paragraph" style:parent-style-name="Table_20_Contents">
      <style:text-properties fo:color="#000000" fo:font-size="8pt" fo:language="en" fo:country="US" style:text-underline-style="none" fo:font-weight="normal" officeooo:rsid="00578a11" officeooo:paragraph-rsid="0103ea7c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351" style:family="paragraph" style:parent-style-name="Table_20_Contents">
      <style:text-properties fo:color="#000000" fo:font-size="8pt" fo:language="en" fo:country="US" style:text-underline-style="none" fo:font-weight="normal" officeooo:rsid="0045f189" officeooo:paragraph-rsid="0115ed6d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352" style:family="paragraph" style:parent-style-name="Table_20_Contents">
      <style:text-properties fo:color="#000000" fo:font-size="8pt" fo:language="en" fo:country="US" style:text-underline-style="none" fo:font-weight="normal" officeooo:rsid="00654f16" officeooo:paragraph-rsid="00526454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353" style:family="paragraph" style:parent-style-name="Table_20_Contents">
      <style:text-properties fo:color="#000000" fo:font-size="8pt" fo:language="en" fo:country="US" style:text-underline-style="none" fo:font-weight="normal" officeooo:rsid="00654f16" officeooo:paragraph-rsid="0123b23c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354" style:family="paragraph" style:parent-style-name="Table_20_Contents">
      <style:text-properties fo:color="#000000" fo:font-size="8pt" fo:language="en" fo:country="US" style:text-underline-style="none" fo:font-weight="normal" officeooo:rsid="00852cf9" officeooo:paragraph-rsid="00526454" style:font-size-asian="8pt" style:font-weight-asian="normal" style:font-size-complex="8pt" style:font-weight-complex="normal"/>
    </style:style>
    <style:style style:name="P355" style:family="paragraph" style:parent-style-name="Table_20_Contents">
      <style:text-properties fo:color="#000000" fo:font-size="8pt" fo:language="en" fo:country="US" style:text-underline-style="none" fo:font-weight="normal" officeooo:rsid="00654f16" officeooo:paragraph-rsid="00972f7f" style:font-size-asian="8pt" style:font-weight-asian="normal" style:font-size-complex="8pt" style:font-weight-complex="normal"/>
    </style:style>
    <style:style style:name="P356" style:family="paragraph" style:parent-style-name="Table_20_Contents">
      <style:text-properties fo:color="#000000" fo:font-size="8pt" fo:language="en" fo:country="US" style:text-underline-style="none" fo:font-weight="normal" officeooo:rsid="00e750b3" officeooo:paragraph-rsid="0019d5bd" style:font-size-asian="8pt" style:font-weight-asian="normal" style:font-size-complex="8pt" style:font-weight-complex="normal"/>
    </style:style>
    <style:style style:name="P357" style:family="paragraph" style:parent-style-name="Table_20_Contents">
      <style:text-properties fo:color="#000000" fo:font-size="8pt" fo:language="en" fo:country="US" style:text-underline-style="none" fo:font-weight="bold" officeooo:rsid="00668a04" officeooo:paragraph-rsid="00526454" style:font-size-asian="8pt" style:font-weight-asian="bold" style:font-size-complex="8pt" style:font-weight-complex="bold"/>
    </style:style>
    <style:style style:name="P358" style:family="paragraph" style:parent-style-name="Table_20_Contents">
      <style:text-properties fo:color="#000000" fo:font-size="8pt" fo:language="en" fo:country="US" style:text-underline-style="none" fo:font-weight="bold" officeooo:rsid="00e252dd" officeooo:paragraph-rsid="00526454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359" style:family="paragraph" style:parent-style-name="Table_20_Contents">
      <style:text-properties fo:color="#000000" fo:font-size="8pt" fo:language="en" fo:country="US" style:text-underline-style="none" fo:font-weight="bold" officeooo:rsid="015c3f50" officeooo:paragraph-rsid="00657131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360" style:family="paragraph" style:parent-style-name="Table_20_Contents">
      <style:text-properties fo:color="#000000" fo:font-size="8pt" fo:language="en" fo:country="US" style:text-underline-style="none" fo:font-weight="bold" officeooo:rsid="007b822c" officeooo:paragraph-rsid="007b822c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361" style:family="paragraph" style:parent-style-name="Table_20_Contents">
      <style:text-properties fo:color="#000000" fo:font-size="8pt" fo:language="en" fo:country="US" style:text-underline-style="none" officeooo:rsid="008d8b05" officeooo:paragraph-rsid="00526454" style:font-size-asian="8pt" style:language-asian="zxx" style:country-asian="none" style:font-size-complex="8pt" style:language-complex="zxx" style:country-complex="none"/>
    </style:style>
    <style:style style:name="P362" style:family="paragraph" style:parent-style-name="Table_20_Contents">
      <style:text-properties fo:color="#000000" fo:font-size="8pt" fo:language="en" fo:country="US" style:text-underline-style="none" officeooo:rsid="008d8b05" officeooo:paragraph-rsid="005f040d" style:font-size-asian="8pt" style:language-asian="zxx" style:country-asian="none" style:font-size-complex="8pt" style:language-complex="zxx" style:country-complex="none"/>
    </style:style>
    <style:style style:name="P363" style:family="paragraph" style:parent-style-name="Table_20_Contents">
      <style:text-properties fo:color="#000000" fo:font-size="8pt" fo:language="en" fo:country="US" style:text-underline-style="none" officeooo:rsid="00e252dd" officeooo:paragraph-rsid="00526454" style:font-size-asian="8pt" style:language-asian="zxx" style:country-asian="none" style:font-size-complex="8pt" style:language-complex="zxx" style:country-complex="none"/>
    </style:style>
    <style:style style:name="P364" style:family="paragraph" style:parent-style-name="Table_20_Contents">
      <style:text-properties fo:color="#000000" fo:font-size="8pt" fo:language="en" fo:country="US" style:text-underline-style="none" officeooo:rsid="00e252dd" officeooo:paragraph-rsid="00243d5d" style:font-size-asian="8pt" style:language-asian="zxx" style:country-asian="none" style:font-size-complex="8pt" style:language-complex="zxx" style:country-complex="none"/>
    </style:style>
    <style:style style:name="P365" style:family="paragraph" style:parent-style-name="Table_20_Contents">
      <style:text-properties fo:color="#000000" fo:font-size="8pt" fo:language="en" fo:country="US" style:text-underline-style="none" officeooo:rsid="007b822c" officeooo:paragraph-rsid="008c01f2" style:font-size-asian="8pt" style:language-asian="zxx" style:country-asian="none" style:font-size-complex="8pt" style:language-complex="zxx" style:country-complex="none"/>
    </style:style>
    <style:style style:name="P366" style:family="paragraph" style:parent-style-name="Table_20_Contents">
      <style:text-properties fo:color="#000000" fo:font-size="8pt" fo:language="en" fo:country="US" style:text-underline-style="none" officeooo:rsid="007b822c" officeooo:paragraph-rsid="007b822c" style:font-size-asian="8pt" style:language-asian="zxx" style:country-asian="none" style:font-size-complex="8pt" style:language-complex="zxx" style:country-complex="none"/>
    </style:style>
    <style:style style:name="P367" style:family="paragraph" style:parent-style-name="Table_20_Contents">
      <style:text-properties fo:color="#000000" fo:font-size="8pt" fo:language="en" fo:country="US" style:text-underline-style="none" officeooo:rsid="015c3f50" officeooo:paragraph-rsid="00526454" style:font-size-asian="8pt" style:language-asian="zxx" style:country-asian="none" style:font-size-complex="8pt" style:language-complex="zxx" style:country-complex="none"/>
    </style:style>
    <style:style style:name="P368" style:family="paragraph" style:parent-style-name="Table_20_Contents">
      <style:text-properties fo:color="#000000" fo:font-size="8pt" fo:language="en" fo:country="US" style:text-underline-style="none" officeooo:rsid="015c3f50" officeooo:paragraph-rsid="00657131" style:font-size-asian="8pt" style:language-asian="zxx" style:country-asian="none" style:font-size-complex="8pt" style:language-complex="zxx" style:country-complex="none"/>
    </style:style>
    <style:style style:name="P369" style:family="paragraph" style:parent-style-name="Table_20_Contents">
      <style:text-properties fo:color="#000000" fo:font-size="8pt" fo:language="en" fo:country="US" style:text-underline-style="none" officeooo:rsid="00602024" officeooo:paragraph-rsid="00653fcc" style:font-size-asian="8pt" style:language-asian="zxx" style:country-asian="none" style:font-size-complex="8pt" style:language-complex="zxx" style:country-complex="none"/>
    </style:style>
    <style:style style:name="P370" style:family="paragraph" style:parent-style-name="Table_20_Contents">
      <style:text-properties fo:color="#000000" fo:font-size="8pt" fo:language="en" fo:country="US" style:text-underline-style="none" officeooo:rsid="011d194c" officeooo:paragraph-rsid="00526454" style:font-size-asian="8pt" style:language-asian="zxx" style:country-asian="none" style:font-size-complex="8pt" style:language-complex="zxx" style:country-complex="none"/>
    </style:style>
    <style:style style:name="P371" style:family="paragraph" style:parent-style-name="Table_20_Contents">
      <style:text-properties fo:color="#000000" fo:font-size="8pt" fo:language="en" fo:country="US" style:text-underline-style="none" officeooo:rsid="004c0d36" officeooo:paragraph-rsid="00526454" style:font-size-asian="8pt" style:language-asian="zxx" style:country-asian="none" style:font-size-complex="8pt" style:language-complex="zxx" style:country-complex="none"/>
    </style:style>
    <style:style style:name="P372" style:family="paragraph" style:parent-style-name="Table_20_Contents">
      <style:text-properties fo:color="#000000" fo:font-size="8pt" fo:language="en" fo:country="US" style:text-underline-style="none" officeooo:rsid="0051c190" officeooo:paragraph-rsid="00526454" style:font-size-asian="8pt" style:language-asian="zxx" style:country-asian="none" style:font-size-complex="8pt" style:language-complex="zxx" style:country-complex="none"/>
    </style:style>
    <style:style style:name="P373" style:family="paragraph" style:parent-style-name="Table_20_Contents">
      <style:text-properties fo:color="#000000" fo:font-size="8pt" fo:language="en" fo:country="US" style:text-underline-style="none" officeooo:rsid="005e3032" officeooo:paragraph-rsid="00526454" style:font-size-asian="8pt" style:language-asian="zxx" style:country-asian="none" style:font-size-complex="8pt" style:language-complex="zxx" style:country-complex="none"/>
    </style:style>
    <style:style style:name="P374" style:family="paragraph" style:parent-style-name="Table_20_Contents">
      <style:text-properties fo:color="#000000" fo:font-size="8pt" fo:language="en" fo:country="US" style:text-underline-style="none" officeooo:rsid="007bf5ad" officeooo:paragraph-rsid="007bf5ad" style:font-size-asian="8pt" style:language-asian="zxx" style:country-asian="none" style:font-size-complex="8pt" style:language-complex="zxx" style:country-complex="none"/>
    </style:style>
    <style:style style:name="P375" style:family="paragraph" style:parent-style-name="Table_20_Contents">
      <style:text-properties fo:color="#000000" fo:font-size="8pt" fo:language="en" fo:country="US" style:text-underline-style="none" officeooo:rsid="007f09fa" officeooo:paragraph-rsid="007f09fa" style:font-size-asian="8pt" style:language-asian="zxx" style:country-asian="none" style:font-size-complex="8pt" style:language-complex="zxx" style:country-complex="none"/>
    </style:style>
    <style:style style:name="P376" style:family="paragraph" style:parent-style-name="Table_20_Contents">
      <style:text-properties fo:color="#000000" fo:font-size="8pt" fo:language="en" fo:country="US" style:text-underline-style="none" officeooo:rsid="00ad65da" officeooo:paragraph-rsid="00526454" style:font-size-asian="8pt" style:language-asian="zxx" style:country-asian="none" style:font-size-complex="8pt" style:language-complex="zxx" style:country-complex="none"/>
    </style:style>
    <style:style style:name="P377" style:family="paragraph" style:parent-style-name="Table_20_Contents">
      <style:text-properties fo:color="#000000" fo:font-size="8pt" fo:language="en" fo:country="US" style:text-underline-style="none" officeooo:rsid="017ee27d" officeooo:paragraph-rsid="00526454" style:font-size-asian="8pt" style:language-asian="zxx" style:country-asian="none" style:font-size-complex="8pt" style:language-complex="zxx" style:country-complex="none"/>
    </style:style>
    <style:style style:name="P378" style:family="paragraph" style:parent-style-name="Table_20_Contents">
      <style:text-properties fo:color="#000000" fo:font-size="8pt" fo:language="en" fo:country="US" style:text-underline-style="none" officeooo:rsid="009d15a5" officeooo:paragraph-rsid="009d15a5" style:font-size-asian="8pt" style:language-asian="zxx" style:country-asian="none" style:font-size-complex="8pt" style:language-complex="zxx" style:country-complex="none"/>
    </style:style>
    <style:style style:name="P379" style:family="paragraph" style:parent-style-name="Table_20_Contents">
      <style:text-properties fo:color="#000000" fo:font-size="8pt" fo:language="en" fo:country="US" style:text-underline-style="none" officeooo:rsid="01bce904" officeooo:paragraph-rsid="006a584f" style:font-size-asian="8pt" style:language-asian="zxx" style:country-asian="none" style:font-size-complex="8pt" style:language-complex="zxx" style:country-complex="none"/>
    </style:style>
    <style:style style:name="P380" style:family="paragraph" style:parent-style-name="Table_20_Contents">
      <style:text-properties fo:color="#000000" fo:font-size="8pt" fo:language="en" fo:country="US" style:text-underline-style="none" officeooo:rsid="01bce904" officeooo:paragraph-rsid="012bf790" style:font-size-asian="8pt" style:language-asian="zxx" style:country-asian="none" style:font-size-complex="8pt" style:language-complex="zxx" style:country-complex="none"/>
    </style:style>
    <style:style style:name="P381" style:family="paragraph" style:parent-style-name="Table_20_Contents">
      <style:text-properties fo:color="#000000" fo:font-size="8pt" fo:language="en" fo:country="US" style:text-underline-style="none" officeooo:rsid="00eb255a" officeooo:paragraph-rsid="00eb255a" style:font-size-asian="8pt" style:language-asian="zxx" style:country-asian="none" style:font-size-complex="8pt" style:language-complex="zxx" style:country-complex="none"/>
    </style:style>
    <style:style style:name="P382" style:family="paragraph" style:parent-style-name="Table_20_Contents">
      <style:text-properties fo:color="#000000" fo:font-size="8pt" fo:language="en" fo:country="US" style:text-underline-style="none" officeooo:rsid="0119593e" officeooo:paragraph-rsid="0119593e" style:font-size-asian="8pt" style:language-asian="zxx" style:country-asian="none" style:font-size-complex="8pt" style:language-complex="zxx" style:country-complex="none"/>
    </style:style>
    <style:style style:name="P383" style:family="paragraph" style:parent-style-name="Table_20_Contents">
      <style:text-properties fo:color="#000000" fo:font-size="8pt" fo:language="en" fo:country="US" style:text-underline-style="none" officeooo:rsid="0134626d" officeooo:paragraph-rsid="0134626d" style:font-size-asian="8pt" style:language-asian="zxx" style:country-asian="none" style:font-size-complex="8pt" style:language-complex="zxx" style:country-complex="none"/>
    </style:style>
    <style:style style:name="P384" style:family="paragraph" style:parent-style-name="Table_20_Contents">
      <style:text-properties fo:color="#000000" fo:font-size="8pt" fo:language="en" fo:country="US" style:text-underline-style="none" officeooo:rsid="01231939" officeooo:paragraph-rsid="012bf790" style:font-size-asian="8pt" style:language-asian="zxx" style:country-asian="none" style:font-size-complex="8pt" style:language-complex="zxx" style:country-complex="none"/>
    </style:style>
    <style:style style:name="P385" style:family="paragraph" style:parent-style-name="Table_20_Contents">
      <style:text-properties fo:color="#000000" fo:font-size="8pt" fo:language="en" fo:country="US" fo:font-weight="bold" officeooo:rsid="010737e2" officeooo:paragraph-rsid="00526454" style:font-size-asian="8pt" style:font-weight-asian="bold" style:font-size-complex="8pt" style:font-weight-complex="bold"/>
    </style:style>
    <style:style style:name="P386" style:family="paragraph" style:parent-style-name="Table_20_Contents">
      <style:text-properties fo:color="#000000" fo:font-size="8pt" fo:language="en" fo:country="US" fo:font-weight="bold" officeooo:rsid="00872314" officeooo:paragraph-rsid="00526454" style:font-size-asian="8pt" style:font-weight-asian="bold" style:font-size-complex="8pt" style:font-weight-complex="bold"/>
    </style:style>
    <style:style style:name="P387" style:family="paragraph" style:parent-style-name="Table_20_Contents">
      <style:text-properties fo:color="#000000" fo:font-size="8pt" fo:language="en" fo:country="US" fo:font-weight="bold" officeooo:rsid="0087a601" officeooo:paragraph-rsid="00526454" style:font-size-asian="8pt" style:font-weight-asian="bold" style:font-size-complex="8pt" style:font-weight-complex="bold"/>
    </style:style>
    <style:style style:name="P388" style:family="paragraph" style:parent-style-name="Table_20_Contents">
      <style:text-properties fo:color="#000000" fo:font-size="8pt" fo:language="en" fo:country="US" fo:font-weight="bold" officeooo:rsid="008d8b05" officeooo:paragraph-rsid="00526454" style:font-size-asian="8pt" style:font-weight-asian="bold" style:font-size-complex="8pt" style:font-weight-complex="bold"/>
    </style:style>
    <style:style style:name="P389" style:family="paragraph" style:parent-style-name="Table_20_Contents">
      <style:text-properties fo:color="#000000" fo:font-size="8pt" fo:language="en" fo:country="US" fo:font-weight="bold" officeooo:rsid="0186c0a0" officeooo:paragraph-rsid="00526454" style:font-size-asian="8pt" style:font-weight-asian="bold" style:font-size-complex="8pt" style:font-weight-complex="bold"/>
    </style:style>
    <style:style style:name="P390" style:family="paragraph" style:parent-style-name="Table_20_Contents">
      <style:text-properties fo:color="#000000" fo:font-size="8pt" fo:language="en" fo:country="US" fo:font-weight="bold" officeooo:rsid="00c25b56" officeooo:paragraph-rsid="00526454" style:font-size-asian="8pt" style:font-weight-asian="bold" style:font-size-complex="8pt" style:font-weight-complex="bold"/>
    </style:style>
    <style:style style:name="P391" style:family="paragraph" style:parent-style-name="Table_20_Contents">
      <style:text-properties fo:color="#000000" fo:font-size="8pt" fo:language="en" fo:country="US" fo:font-weight="bold" officeooo:rsid="00c3c608" officeooo:paragraph-rsid="00526454" style:font-size-asian="8pt" style:font-weight-asian="bold" style:font-size-complex="8pt" style:font-weight-complex="bold"/>
    </style:style>
    <style:style style:name="P392" style:family="paragraph" style:parent-style-name="Table_20_Contents">
      <style:text-properties fo:color="#000000" fo:font-size="8pt" fo:language="en" fo:country="US" fo:font-weight="bold" officeooo:rsid="00c6d825" officeooo:paragraph-rsid="00526454" style:font-size-asian="8pt" style:font-weight-asian="bold" style:font-size-complex="8pt" style:font-weight-complex="bold"/>
    </style:style>
    <style:style style:name="P393" style:family="paragraph" style:parent-style-name="Table_20_Contents">
      <style:text-properties fo:color="#000000" fo:font-size="8pt" fo:language="en" fo:country="US" fo:font-weight="bold" officeooo:rsid="00c84363" officeooo:paragraph-rsid="00526454" style:font-size-asian="8pt" style:font-weight-asian="bold" style:font-size-complex="8pt" style:font-weight-complex="bold"/>
    </style:style>
    <style:style style:name="P394" style:family="paragraph" style:parent-style-name="Table_20_Contents">
      <style:text-properties fo:color="#000000" fo:font-size="8pt" fo:language="en" fo:country="US" fo:font-weight="bold" officeooo:rsid="00cfd685" officeooo:paragraph-rsid="00526454" style:font-size-asian="8pt" style:font-weight-asian="bold" style:font-size-complex="8pt" style:font-weight-complex="bold"/>
    </style:style>
    <style:style style:name="P395" style:family="paragraph" style:parent-style-name="Table_20_Contents">
      <style:text-properties fo:color="#000000" fo:font-size="8pt" fo:language="en" fo:country="US" fo:font-weight="bold" officeooo:rsid="008a5945" officeooo:paragraph-rsid="00526454" style:font-size-asian="8pt" style:font-weight-asian="bold" style:font-size-complex="8pt" style:font-weight-complex="bold"/>
    </style:style>
    <style:style style:name="P396" style:family="paragraph" style:parent-style-name="Table_20_Contents">
      <style:text-properties fo:color="#000000" fo:font-size="8pt" fo:language="en" fo:country="US" fo:font-weight="bold" officeooo:rsid="00dd09c1" officeooo:paragraph-rsid="00526454" style:font-size-asian="8pt" style:font-weight-asian="bold" style:font-size-complex="8pt" style:font-weight-complex="bold"/>
    </style:style>
    <style:style style:name="P397" style:family="paragraph" style:parent-style-name="Table_20_Contents">
      <style:text-properties fo:color="#000000" fo:font-size="8pt" fo:language="en" fo:country="US" fo:font-weight="bold" officeooo:rsid="00e9ab70" officeooo:paragraph-rsid="00526454" style:font-size-asian="8pt" style:font-weight-asian="bold" style:font-size-complex="8pt" style:font-weight-complex="bold"/>
    </style:style>
    <style:style style:name="P398" style:family="paragraph" style:parent-style-name="Table_20_Contents">
      <style:text-properties fo:color="#000000" fo:font-size="8pt" fo:language="en" fo:country="US" fo:font-weight="bold" officeooo:rsid="01aff15b" officeooo:paragraph-rsid="00526454" style:font-size-asian="8pt" style:font-weight-asian="bold" style:font-size-complex="8pt" style:font-weight-complex="bold"/>
    </style:style>
    <style:style style:name="P399" style:family="paragraph" style:parent-style-name="Table_20_Contents">
      <style:text-properties fo:color="#000000" fo:font-size="8pt" fo:language="en" fo:country="US" fo:font-weight="bold" officeooo:rsid="00ddd35f" officeooo:paragraph-rsid="00ddd35f" style:font-size-asian="8pt" style:font-weight-asian="bold" style:font-size-complex="8pt" style:font-weight-complex="bold"/>
    </style:style>
    <style:style style:name="P400" style:family="paragraph" style:parent-style-name="Table_20_Contents">
      <style:text-properties fo:color="#000000" fo:font-size="8pt" fo:language="en" fo:country="US" fo:font-weight="bold" officeooo:rsid="01b4a9a4" officeooo:paragraph-rsid="00526454" style:font-size-asian="8pt" style:font-weight-asian="bold" style:font-size-complex="8pt" style:font-weight-complex="bold"/>
    </style:style>
    <style:style style:name="P401" style:family="paragraph" style:parent-style-name="Table_20_Contents">
      <style:text-properties fo:color="#000000" fo:font-size="8pt" fo:language="en" fo:country="US" fo:font-weight="bold" officeooo:rsid="0110ccab" officeooo:paragraph-rsid="00526454" style:font-size-asian="8pt" style:font-weight-asian="bold" style:font-size-complex="8pt" style:font-weight-complex="bold"/>
    </style:style>
    <style:style style:name="P402" style:family="paragraph" style:parent-style-name="Table_20_Contents">
      <style:text-properties fo:color="#000000" fo:font-size="8pt" fo:language="en" fo:country="US" fo:font-weight="bold" officeooo:rsid="00654f16" officeooo:paragraph-rsid="00526454" style:font-size-asian="8pt" style:font-weight-asian="bold" style:font-size-complex="8pt" style:font-weight-complex="bold"/>
    </style:style>
    <style:style style:name="P403" style:family="paragraph" style:parent-style-name="Table_20_Contents">
      <style:text-properties fo:color="#000000" fo:font-size="8pt" fo:language="en" fo:country="US" fo:font-weight="bold" officeooo:rsid="0045192d" officeooo:paragraph-rsid="0045192d" style:font-size-asian="8pt" style:font-weight-asian="bold" style:font-size-complex="8pt" style:font-weight-complex="bold"/>
    </style:style>
    <style:style style:name="P404" style:family="paragraph" style:parent-style-name="Table_20_Contents">
      <style:text-properties fo:color="#000000" fo:font-size="8pt" fo:language="en" fo:country="US" fo:font-weight="bold" officeooo:rsid="0045192d" officeooo:paragraph-rsid="0019d5bd" style:font-size-asian="8pt" style:font-weight-asian="bold" style:font-size-complex="8pt" style:font-weight-complex="bold"/>
    </style:style>
    <style:style style:name="P405" style:family="paragraph" style:parent-style-name="Table_20_Contents">
      <style:text-properties fo:color="#000000" fo:font-size="8pt" fo:language="en" fo:country="US" fo:font-weight="bold" officeooo:rsid="004daed5" officeooo:paragraph-rsid="0019d5bd" style:font-size-asian="8pt" style:font-weight-asian="bold" style:font-size-complex="8pt" style:font-weight-complex="bold"/>
    </style:style>
    <style:style style:name="P406" style:family="paragraph" style:parent-style-name="Table_20_Contents">
      <style:text-properties fo:color="#000000" fo:font-size="8pt" fo:language="en" fo:country="US" fo:font-weight="bold" officeooo:rsid="004c984f" officeooo:paragraph-rsid="0019d5bd" style:font-size-asian="8pt" style:font-weight-asian="bold" style:font-size-complex="8pt" style:font-weight-complex="bold"/>
    </style:style>
    <style:style style:name="P407" style:family="paragraph" style:parent-style-name="Table_20_Contents">
      <style:text-properties fo:color="#000000" fo:font-size="8pt" fo:language="en" fo:country="US" fo:font-weight="bold" officeooo:rsid="005327b2" officeooo:paragraph-rsid="0019d5bd" style:font-size-asian="8pt" style:font-weight-asian="bold" style:font-size-complex="8pt" style:font-weight-complex="bold"/>
    </style:style>
    <style:style style:name="P408" style:family="paragraph" style:parent-style-name="Table_20_Contents">
      <style:text-properties fo:color="#000000" fo:font-size="8pt" fo:language="en" fo:country="US" fo:font-weight="bold" officeooo:rsid="00518076" officeooo:paragraph-rsid="0019d5bd" style:font-size-asian="8pt" style:font-weight-asian="bold" style:font-size-complex="8pt" style:font-weight-complex="bold"/>
    </style:style>
    <style:style style:name="P409" style:family="paragraph" style:parent-style-name="Table_20_Contents">
      <style:text-properties fo:color="#000000" fo:font-size="8pt" fo:language="en" fo:country="US" fo:font-weight="bold" officeooo:rsid="005978ac" officeooo:paragraph-rsid="0019d5bd" style:font-size-asian="8pt" style:font-weight-asian="bold" style:font-size-complex="8pt" style:font-weight-complex="bold"/>
    </style:style>
    <style:style style:name="P410" style:family="paragraph" style:parent-style-name="Table_20_Contents">
      <style:text-properties fo:color="#000000" fo:font-size="8pt" fo:language="en" fo:country="US" fo:font-weight="bold" officeooo:rsid="00cb68d8" officeooo:paragraph-rsid="0019d5bd" style:font-size-asian="8pt" style:font-weight-asian="bold" style:font-size-complex="8pt" style:font-weight-complex="bold"/>
    </style:style>
    <style:style style:name="P411" style:family="paragraph" style:parent-style-name="Table_20_Contents">
      <style:text-properties fo:color="#000000" fo:font-size="8pt" fo:language="en" fo:country="US" fo:font-weight="bold" officeooo:rsid="01710cc3" officeooo:paragraph-rsid="0019d5bd" style:font-size-asian="8pt" style:font-weight-asian="bold" style:font-size-complex="8pt" style:font-weight-complex="bold"/>
    </style:style>
    <style:style style:name="P412" style:family="paragraph" style:parent-style-name="Table_20_Contents">
      <style:text-properties fo:color="#000000" fo:font-size="8pt" fo:language="en" fo:country="US" fo:font-weight="bold" officeooo:rsid="018c1817" officeooo:paragraph-rsid="0019d5bd" style:font-size-asian="8pt" style:font-weight-asian="bold" style:font-size-complex="8pt" style:font-weight-complex="bold"/>
    </style:style>
    <style:style style:name="P413" style:family="paragraph" style:parent-style-name="Table_20_Contents">
      <style:text-properties fo:color="#000000" fo:font-size="8pt" fo:language="en" fo:country="US" fo:font-weight="bold" officeooo:rsid="00b3e59c" officeooo:paragraph-rsid="00b3e59c" style:font-size-asian="8pt" style:font-weight-asian="bold" style:font-size-complex="8pt" style:font-weight-complex="bold"/>
    </style:style>
    <style:style style:name="P414" style:family="paragraph" style:parent-style-name="Table_20_Contents">
      <style:text-properties fo:color="#000000" fo:font-size="8pt" fo:language="en" fo:country="US" fo:font-weight="bold" officeooo:rsid="00b3e59c" officeooo:paragraph-rsid="013d01e7" style:font-size-asian="8pt" style:font-weight-asian="bold" style:font-size-complex="8pt" style:font-weight-complex="bold"/>
    </style:style>
    <style:style style:name="P415" style:family="paragraph" style:parent-style-name="Table_20_Contents">
      <style:text-properties fo:color="#000000" fo:font-size="8pt" fo:language="en" fo:country="US" fo:font-weight="bold" officeooo:rsid="00914848" officeooo:paragraph-rsid="00914848" style:font-size-asian="8pt" style:font-weight-asian="bold" style:font-size-complex="8pt" style:font-weight-complex="bold"/>
    </style:style>
    <style:style style:name="P416" style:family="paragraph" style:parent-style-name="Table_20_Contents">
      <style:text-properties fo:color="#000000" fo:font-size="8pt" fo:language="en" fo:country="US" fo:font-weight="bold" officeooo:rsid="00409723" officeooo:paragraph-rsid="00409723" style:font-size-asian="8pt" style:font-weight-asian="bold" style:font-size-complex="8pt" style:font-weight-complex="bold"/>
    </style:style>
    <style:style style:name="P417" style:family="paragraph" style:parent-style-name="Table_20_Contents">
      <style:text-properties fo:color="#000000" fo:font-size="8pt" fo:language="en" fo:country="US" fo:font-weight="bold" officeooo:rsid="004a61b6" officeooo:paragraph-rsid="004a61b6" style:font-size-asian="8pt" style:font-weight-asian="bold" style:font-size-complex="8pt" style:font-weight-complex="bold"/>
    </style:style>
    <style:style style:name="P418" style:family="paragraph" style:parent-style-name="Table_20_Contents">
      <style:text-properties fo:color="#000000" fo:font-size="8pt" fo:language="en" fo:country="US" fo:font-weight="bold" officeooo:rsid="00519ff8" officeooo:paragraph-rsid="00519ff8" style:font-size-asian="8pt" style:font-weight-asian="bold" style:font-size-complex="8pt" style:font-weight-complex="bold"/>
    </style:style>
    <style:style style:name="P419" style:family="paragraph" style:parent-style-name="Table_20_Contents">
      <style:text-properties fo:color="#000000" fo:font-size="8pt" fo:language="en" fo:country="US" fo:font-weight="bold" officeooo:rsid="004e144e" officeooo:paragraph-rsid="00519ff8" style:font-size-asian="8pt" style:font-weight-asian="bold" style:font-size-complex="8pt" style:font-weight-complex="bold"/>
    </style:style>
    <style:style style:name="P420" style:family="paragraph" style:parent-style-name="Table_20_Contents">
      <style:text-properties fo:color="#000000" fo:font-size="8pt" fo:language="en" fo:country="US" fo:font-weight="bold" officeooo:rsid="01384d5f" officeooo:paragraph-rsid="01384d5f" style:font-size-asian="8pt" style:font-weight-asian="bold" style:font-size-complex="8pt" style:font-weight-complex="bold"/>
    </style:style>
    <style:style style:name="P421" style:family="paragraph" style:parent-style-name="Table_20_Contents">
      <style:text-properties fo:color="#000000" fo:font-size="8pt" fo:language="en" fo:country="US" fo:font-weight="bold" officeooo:rsid="00143980" officeooo:paragraph-rsid="00526454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422" style:family="paragraph" style:parent-style-name="Table_20_Contents">
      <style:text-properties fo:color="#000000" fo:font-size="8pt" fo:language="en" fo:country="US" fo:font-weight="bold" officeooo:rsid="00e252dd" officeooo:paragraph-rsid="009a66d7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423" style:family="paragraph" style:parent-style-name="Table_20_Contents">
      <style:text-properties fo:color="#000000" fo:font-size="8pt" fo:language="en" fo:country="US" fo:font-weight="bold" officeooo:rsid="00c6d825" officeooo:paragraph-rsid="00526454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424" style:family="paragraph" style:parent-style-name="Table_20_Contents">
      <style:text-properties fo:color="#000000" fo:font-size="8pt" fo:language="en" fo:country="US" fo:font-weight="bold" officeooo:rsid="0087a601" officeooo:paragraph-rsid="00526454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425" style:family="paragraph" style:parent-style-name="Table_20_Contents">
      <style:text-properties fo:color="#000000" fo:font-size="8pt" fo:language="en" fo:country="US" fo:font-weight="bold" officeooo:rsid="00e30c23" officeooo:paragraph-rsid="00a704cc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426" style:family="paragraph" style:parent-style-name="Table_20_Contents">
      <style:text-properties fo:color="#000000" fo:font-size="8pt" fo:language="en" fo:country="US" fo:font-weight="bold" officeooo:rsid="00b69886" officeooo:paragraph-rsid="00a704cc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427" style:family="paragraph" style:parent-style-name="Table_20_Contents">
      <style:text-properties fo:color="#000000" fo:font-size="8pt" fo:language="en" fo:country="US" fo:font-weight="bold" officeooo:rsid="00b69886" officeooo:paragraph-rsid="00657131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428" style:family="paragraph" style:parent-style-name="Table_20_Contents">
      <style:text-properties fo:color="#000000" fo:font-size="8pt" fo:language="en" fo:country="US" fo:font-weight="bold" officeooo:rsid="00f6fe95" officeooo:paragraph-rsid="00526454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429" style:family="paragraph" style:parent-style-name="Table_20_Contents">
      <style:text-properties fo:color="#000000" fo:font-size="8pt" fo:language="en" fo:country="US" fo:font-weight="bold" officeooo:rsid="00341c50" officeooo:paragraph-rsid="00526454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430" style:family="paragraph" style:parent-style-name="Table_20_Contents">
      <style:text-properties fo:color="#000000" fo:font-size="8pt" fo:language="en" fo:country="US" fo:font-weight="bold" officeooo:rsid="0035dd7f" officeooo:paragraph-rsid="00526454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431" style:family="paragraph" style:parent-style-name="Table_20_Contents">
      <style:text-properties fo:color="#000000" fo:font-size="8pt" fo:language="en" fo:country="US" fo:font-weight="bold" officeooo:rsid="0023b5cc" officeooo:paragraph-rsid="0023b5cc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432" style:family="paragraph" style:parent-style-name="Table_20_Contents">
      <style:text-properties fo:color="#000000" fo:font-size="8pt" fo:language="en" fo:country="US" fo:font-weight="bold" officeooo:rsid="00248ae6" officeooo:paragraph-rsid="00248ae6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433" style:family="paragraph" style:parent-style-name="Table_20_Contents">
      <style:text-properties fo:color="#000000" fo:font-size="8pt" fo:language="en" fo:country="US" fo:font-weight="bold" officeooo:rsid="00272a29" officeooo:paragraph-rsid="00272a29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434" style:family="paragraph" style:parent-style-name="Table_20_Contents">
      <style:text-properties fo:color="#000000" fo:font-size="8pt" fo:language="en" fo:country="US" fo:font-weight="bold" officeooo:rsid="002fbda8" officeooo:paragraph-rsid="002fbda8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435" style:family="paragraph" style:parent-style-name="Table_20_Contents">
      <style:text-properties fo:color="#000000" fo:font-size="8pt" fo:language="en" fo:country="US" fo:font-weight="bold" officeooo:rsid="00296b54" officeooo:paragraph-rsid="00682335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436" style:family="paragraph" style:parent-style-name="Table_20_Contents">
      <style:text-properties fo:color="#000000" fo:font-size="8pt" fo:language="en" fo:country="US" fo:font-weight="bold" officeooo:rsid="002b2468" officeooo:paragraph-rsid="002b2468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437" style:family="paragraph" style:parent-style-name="Table_20_Contents">
      <style:text-properties fo:color="#000000" fo:font-size="8pt" fo:language="en" fo:country="US" fo:font-weight="bold" officeooo:rsid="01a320fb" officeooo:paragraph-rsid="0021116d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438" style:family="paragraph" style:parent-style-name="Table_20_Contents">
      <style:text-properties fo:color="#000000" fo:font-size="8pt" fo:language="en" fo:country="US" fo:font-weight="bold" officeooo:rsid="002bf43c" officeooo:paragraph-rsid="002bf43c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439" style:family="paragraph" style:parent-style-name="Table_20_Contents">
      <style:text-properties fo:color="#000000" fo:font-size="8pt" fo:language="en" fo:country="US" fo:font-weight="bold" officeooo:rsid="0032c930" officeooo:paragraph-rsid="0032c930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440" style:family="paragraph" style:parent-style-name="Table_20_Contents">
      <style:text-properties fo:color="#000000" fo:font-size="8pt" fo:language="en" fo:country="US" fo:font-weight="bold" officeooo:rsid="00305a0f" officeooo:paragraph-rsid="00305a0f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441" style:family="paragraph" style:parent-style-name="Table_20_Contents">
      <style:text-properties fo:color="#000000" fo:font-size="8pt" fo:language="en" fo:country="US" fo:font-weight="bold" officeooo:rsid="0034542e" officeooo:paragraph-rsid="0034542e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442" style:family="paragraph" style:parent-style-name="Table_20_Contents">
      <style:text-properties fo:color="#000000" fo:font-size="8pt" fo:language="en" fo:country="US" fo:font-weight="bold" officeooo:rsid="0058fe92" officeooo:paragraph-rsid="0058fe92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443" style:family="paragraph" style:parent-style-name="Table_20_Contents">
      <style:text-properties fo:color="#000000" fo:font-size="8pt" fo:language="en" fo:country="US" fo:font-weight="bold" officeooo:rsid="0031fd0c" officeooo:paragraph-rsid="0031fd0c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444" style:family="paragraph" style:parent-style-name="Table_20_Contents">
      <style:text-properties fo:color="#000000" fo:font-size="8pt" fo:language="en" fo:country="US" fo:font-weight="bold" officeooo:rsid="01455caf" officeooo:paragraph-rsid="01455caf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445" style:family="paragraph" style:parent-style-name="Table_20_Contents">
      <style:text-properties fo:color="#000000" fo:font-size="8pt" fo:language="en" fo:country="US" fo:font-weight="bold" officeooo:rsid="015970fc" officeooo:paragraph-rsid="015970fc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446" style:family="paragraph" style:parent-style-name="Table_20_Contents">
      <style:text-properties fo:color="#000000" fo:font-size="8pt" fo:language="en" fo:country="US" fo:font-weight="bold" officeooo:rsid="009fd170" officeooo:paragraph-rsid="009fd170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447" style:family="paragraph" style:parent-style-name="Table_20_Contents">
      <style:text-properties fo:color="#000000" fo:font-size="8pt" fo:language="en" fo:country="US" fo:font-weight="bold" officeooo:rsid="005978ac" officeooo:paragraph-rsid="0153299d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448" style:family="paragraph" style:parent-style-name="Table_20_Contents">
      <style:text-properties fo:color="#000000" fo:font-size="8pt" fo:language="en" fo:country="US" style:text-underline-style="solid" style:text-underline-width="auto" style:text-underline-color="font-color" fo:font-weight="normal" officeooo:rsid="008d8b05" officeooo:paragraph-rsid="00526454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449" style:family="paragraph" style:parent-style-name="Table_20_Contents">
      <style:text-properties fo:color="#000000" fo:font-size="8pt" fo:language="en" fo:country="US" style:text-underline-style="solid" style:text-underline-width="auto" style:text-underline-color="font-color" officeooo:rsid="0167c8c0" officeooo:paragraph-rsid="00526454" style:font-size-asian="8pt" style:language-asian="zxx" style:country-asian="none" style:font-size-complex="8pt" style:language-complex="zxx" style:country-complex="none"/>
    </style:style>
    <style:style style:name="P450" style:family="paragraph" style:parent-style-name="Table_20_Contents">
      <style:text-properties fo:color="#000000" fo:font-size="8pt" fo:language="en" fo:country="US" style:text-underline-style="solid" style:text-underline-width="auto" style:text-underline-color="font-color" fo:font-weight="bold" officeooo:rsid="01952e82" officeooo:paragraph-rsid="00526454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451" style:family="paragraph" style:parent-style-name="Table_20_Contents">
      <style:text-properties fo:color="#000000" fo:font-size="8pt" fo:language="en" fo:country="US" officeooo:rsid="006fe85f" officeooo:paragraph-rsid="006fe85f" style:font-size-asian="7pt" style:font-size-complex="8pt"/>
    </style:style>
    <style:style style:name="P452" style:family="paragraph" style:parent-style-name="Table_20_Contents">
      <style:text-properties fo:color="#000000" fo:font-size="8pt" officeooo:rsid="001a21f3" officeooo:paragraph-rsid="001a21f3" style:font-size-asian="7pt" style:font-size-complex="8pt"/>
    </style:style>
    <style:style style:name="P453" style:family="paragraph" style:parent-style-name="Table_20_Contents">
      <style:text-properties fo:color="#000000" fo:font-size="8pt" officeooo:rsid="00e2bfe7" officeooo:paragraph-rsid="00e2bfe7" style:font-size-asian="7pt" style:font-size-complex="8pt"/>
    </style:style>
    <style:style style:name="P454" style:family="paragraph" style:parent-style-name="Table_20_Contents">
      <style:text-properties fo:color="#000000" fo:font-size="8pt" officeooo:rsid="00e31a1d" officeooo:paragraph-rsid="00e31a1d" style:font-size-asian="7pt" style:font-size-complex="8pt"/>
    </style:style>
    <style:style style:name="P455" style:family="paragraph" style:parent-style-name="Table_20_Contents">
      <style:text-properties fo:color="#000000" fo:font-size="8pt" officeooo:rsid="00e4ada6" officeooo:paragraph-rsid="00e4ada6" style:font-size-asian="7pt" style:font-size-complex="8pt"/>
    </style:style>
    <style:style style:name="P456" style:family="paragraph" style:parent-style-name="Table_20_Contents">
      <style:text-properties fo:color="#000000" fo:font-size="8pt" officeooo:rsid="00e4ada6" officeooo:paragraph-rsid="00e64d39" style:font-size-asian="7pt" style:font-size-complex="8pt"/>
    </style:style>
    <style:style style:name="P457" style:family="paragraph" style:parent-style-name="Table_20_Contents">
      <style:text-properties fo:color="#000000" fo:font-size="8pt" officeooo:rsid="00e5cfc0" officeooo:paragraph-rsid="00e5cfc0" style:font-size-asian="7pt" style:font-size-complex="8pt"/>
    </style:style>
    <style:style style:name="P458" style:family="paragraph" style:parent-style-name="Table_20_Contents">
      <style:text-properties fo:color="#000000" fo:font-size="8pt" officeooo:rsid="00e3dc68" officeooo:paragraph-rsid="00e946a4" style:font-size-asian="7pt" style:font-size-complex="8pt"/>
    </style:style>
    <style:style style:name="P459" style:family="paragraph" style:parent-style-name="Table_20_Contents">
      <style:text-properties fo:color="#000000" fo:font-size="8pt" officeooo:rsid="00e84954" officeooo:paragraph-rsid="00e84954" style:font-size-asian="7pt" style:font-size-complex="8pt"/>
    </style:style>
    <style:style style:name="P460" style:family="paragraph" style:parent-style-name="Table_20_Contents">
      <style:text-properties fo:color="#000000" fo:font-size="8pt" officeooo:rsid="00e946a4" officeooo:paragraph-rsid="00e946a4" style:font-size-asian="7pt" style:font-size-complex="8pt"/>
    </style:style>
    <style:style style:name="P461" style:family="paragraph" style:parent-style-name="Table_20_Contents">
      <style:text-properties fo:color="#000000" fo:font-size="8pt" officeooo:rsid="00eab884" officeooo:paragraph-rsid="00eab884" style:font-size-asian="7pt" style:font-size-complex="8pt"/>
    </style:style>
    <style:style style:name="P462" style:family="paragraph" style:parent-style-name="Table_20_Contents">
      <style:text-properties fo:color="#000000" fo:font-size="8pt" officeooo:rsid="00e64d39" officeooo:paragraph-rsid="00e64d39" style:font-size-asian="7pt" style:font-size-complex="8pt"/>
    </style:style>
    <style:style style:name="P463" style:family="paragraph" style:parent-style-name="Table_20_Contents">
      <style:text-properties fo:color="#000000" fo:font-size="8pt" officeooo:rsid="00e11b24" officeooo:paragraph-rsid="00e11b24" style:font-size-asian="7pt" style:font-size-complex="8pt"/>
    </style:style>
    <style:style style:name="P464" style:family="paragraph" style:parent-style-name="Table_20_Contents">
      <style:text-properties fo:color="#000000" fo:font-size="8pt" officeooo:rsid="00e3972f" officeooo:paragraph-rsid="00e3972f" style:font-size-asian="7pt" style:font-size-complex="8pt"/>
    </style:style>
    <style:style style:name="P465" style:family="paragraph" style:parent-style-name="Table_20_Contents">
      <style:text-properties fo:color="#000000" fo:font-size="8pt" officeooo:rsid="00f0eb69" officeooo:paragraph-rsid="00f0eb69" style:font-size-asian="7pt" style:font-size-complex="8pt"/>
    </style:style>
    <style:style style:name="P466" style:family="paragraph" style:parent-style-name="Table_20_Contents">
      <style:text-properties fo:color="#000000" fo:font-size="8pt" fo:font-weight="bold" officeooo:rsid="00e025a1" officeooo:paragraph-rsid="00e025a1" style:font-size-asian="7pt" style:font-weight-asian="bold" style:font-size-complex="8pt" style:font-weight-complex="bold"/>
    </style:style>
    <style:style style:name="P467" style:family="paragraph" style:parent-style-name="Table_20_Contents">
      <style:text-properties fo:color="#000000" fo:font-size="8pt" officeooo:rsid="0121d295" officeooo:paragraph-rsid="00e3972f" style:font-size-asian="8pt" style:font-size-complex="8pt"/>
    </style:style>
    <style:style style:name="P468" style:family="paragraph" style:parent-style-name="Table_20_Contents">
      <style:text-properties fo:color="#000000" fo:font-size="8pt" officeooo:rsid="00318938" officeooo:paragraph-rsid="00318938" style:font-size-asian="8pt" style:font-size-complex="8pt"/>
    </style:style>
    <style:style style:name="P469" style:family="paragraph" style:parent-style-name="Table_20_Contents">
      <style:text-properties fo:color="#000000" fo:font-size="8pt" officeooo:rsid="00323340" officeooo:paragraph-rsid="00323340" style:font-size-asian="8pt" style:font-size-complex="8pt"/>
    </style:style>
    <style:style style:name="P470" style:family="paragraph" style:parent-style-name="Table_20_Contents">
      <style:text-properties fo:color="#000000" fo:font-size="8pt" officeooo:rsid="004be1c6" officeooo:paragraph-rsid="004be1c6" style:font-size-asian="8pt" style:font-size-complex="8pt"/>
    </style:style>
    <style:style style:name="P471" style:family="paragraph" style:parent-style-name="Table_20_Contents">
      <style:text-properties fo:color="#000000" fo:font-size="8pt" officeooo:rsid="003a5f84" officeooo:paragraph-rsid="003a5f84" style:font-size-asian="8pt" style:font-size-complex="8pt"/>
    </style:style>
    <style:style style:name="P472" style:family="paragraph" style:parent-style-name="Table_20_Contents">
      <style:text-properties fo:color="#ff0000" fo:font-size="8pt" fo:language="en" fo:country="US" officeooo:rsid="00a0d23b" officeooo:paragraph-rsid="00526454" style:font-size-asian="8pt" style:font-size-complex="8pt"/>
    </style:style>
    <style:style style:name="P473" style:family="paragraph" style:parent-style-name="Table_20_Contents">
      <style:text-properties fo:color="#ff0000" fo:font-size="8pt" fo:language="en" fo:country="US" officeooo:rsid="00318938" officeooo:paragraph-rsid="00318938" style:font-size-asian="8pt" style:language-asian="zxx" style:country-asian="none" style:font-size-complex="8pt" style:language-complex="zxx" style:country-complex="none"/>
    </style:style>
    <style:style style:name="P474" style:family="paragraph" style:parent-style-name="Table_20_Contents">
      <style:text-properties fo:color="#ff0000" fo:font-size="8pt" fo:language="en" fo:country="US" style:text-underline-style="solid" style:text-underline-width="auto" style:text-underline-color="font-color" officeooo:rsid="00cb7a16" officeooo:paragraph-rsid="00526454" style:font-size-asian="8pt" style:language-asian="zxx" style:country-asian="none" style:font-size-complex="8pt" style:language-complex="zxx" style:country-complex="none"/>
    </style:style>
    <style:style style:name="P475" style:family="paragraph" style:parent-style-name="Table_20_Contents">
      <style:text-properties fo:color="#ff3300" fo:font-size="8pt" fo:language="en" fo:country="US" style:text-underline-style="none" officeooo:rsid="008d8b05" officeooo:paragraph-rsid="00526454" style:font-size-asian="8pt" style:language-asian="zxx" style:country-asian="none" style:font-size-complex="8pt" style:language-complex="zxx" style:country-complex="none"/>
    </style:style>
    <style:style style:name="P476" style:family="paragraph" style:parent-style-name="Table_20_Contents">
      <style:text-properties fo:color="#ff3300" fo:font-size="8pt" fo:language="en" fo:country="US" style:text-underline-style="none" officeooo:rsid="00331a07" officeooo:paragraph-rsid="00331a07" style:font-size-asian="8pt" style:language-asian="zxx" style:country-asian="none" style:font-size-complex="8pt" style:language-complex="zxx" style:country-complex="none"/>
    </style:style>
    <style:style style:name="P477" style:family="paragraph" style:parent-style-name="Table_20_Contents">
      <style:text-properties fo:color="#ff3300" fo:font-size="8pt" fo:language="en" fo:country="US" style:text-underline-style="none" fo:font-weight="normal" officeooo:rsid="00e750b3" officeooo:paragraph-rsid="0019d5bd" style:font-size-asian="8pt" style:font-weight-asian="normal" style:font-size-complex="8pt" style:font-weight-complex="normal"/>
    </style:style>
    <style:style style:name="P478" style:family="paragraph" style:parent-style-name="Table_20_Contents">
      <style:text-properties fo:color="#ff3300" fo:font-size="8pt" fo:language="en" fo:country="US" officeooo:rsid="00b0445c" officeooo:paragraph-rsid="00526454" style:font-size-asian="8pt" style:language-asian="zxx" style:country-asian="none" style:font-size-complex="8pt" style:language-complex="zxx" style:country-complex="none"/>
    </style:style>
    <style:style style:name="P479" style:family="paragraph" style:parent-style-name="Table_20_Contents">
      <style:text-properties fo:color="#ff3300" fo:font-size="8pt" fo:language="en" fo:country="US" officeooo:rsid="00a0d23b" officeooo:paragraph-rsid="00526454" style:font-size-asian="8pt" style:language-asian="zxx" style:country-asian="none" style:font-size-complex="8pt" style:language-complex="zxx" style:country-complex="none"/>
    </style:style>
    <style:style style:name="P480" style:family="paragraph" style:parent-style-name="Table_20_Contents">
      <style:text-properties fo:color="#ff3300" fo:font-size="8pt" fo:language="en" fo:country="US" officeooo:rsid="007b822c" officeooo:paragraph-rsid="007b822c" style:font-size-asian="8pt" style:language-asian="zxx" style:country-asian="none" style:font-size-complex="8pt" style:language-complex="zxx" style:country-complex="none"/>
    </style:style>
    <style:style style:name="P481" style:family="paragraph" style:parent-style-name="Table_20_Contents">
      <style:text-properties fo:color="#ff3300" fo:font-size="8pt" fo:language="en" fo:country="US" officeooo:rsid="0153778d" officeooo:paragraph-rsid="0153778d" style:font-size-asian="8pt" style:language-asian="zxx" style:country-asian="none" style:font-size-complex="8pt" style:language-complex="zxx" style:country-complex="none"/>
    </style:style>
    <style:style style:name="P482" style:family="paragraph" style:parent-style-name="Table_20_Contents">
      <style:text-properties fo:color="#ff3300" fo:font-size="8pt" fo:language="en" fo:country="US" officeooo:rsid="0023b5cc" officeooo:paragraph-rsid="01507343" style:font-size-asian="8pt" style:language-asian="zxx" style:country-asian="none" style:font-size-complex="8pt" style:language-complex="zxx" style:country-complex="none"/>
    </style:style>
    <style:style style:name="P483" style:family="paragraph" style:parent-style-name="Table_20_Contents">
      <style:text-properties fo:color="#ff3300" fo:font-size="8pt" fo:language="en" fo:country="US" officeooo:rsid="00258268" officeooo:paragraph-rsid="00258268" style:font-size-asian="8pt" style:language-asian="zxx" style:country-asian="none" style:font-size-complex="8pt" style:language-complex="zxx" style:country-complex="none"/>
    </style:style>
    <style:style style:name="P484" style:family="paragraph" style:parent-style-name="Table_20_Contents">
      <style:text-properties fo:color="#ff3300" fo:font-size="8pt" fo:language="en" fo:country="US" officeooo:rsid="002fbda8" officeooo:paragraph-rsid="002fbda8" style:font-size-asian="8pt" style:language-asian="zxx" style:country-asian="none" style:font-size-complex="8pt" style:language-complex="zxx" style:country-complex="none"/>
    </style:style>
    <style:style style:name="P485" style:family="paragraph" style:parent-style-name="Table_20_Contents">
      <style:text-properties fo:color="#ff3300" fo:font-size="8pt" fo:language="en" fo:country="US" officeooo:rsid="00f31fce" officeooo:paragraph-rsid="00f31fce" style:font-size-asian="8pt" style:language-asian="zxx" style:country-asian="none" style:font-size-complex="8pt" style:language-complex="zxx" style:country-complex="none"/>
    </style:style>
    <style:style style:name="P486" style:family="paragraph" style:parent-style-name="Table_20_Contents">
      <style:text-properties fo:color="#ff3300" fo:font-size="8pt" fo:language="en" fo:country="US" officeooo:rsid="013426a2" officeooo:paragraph-rsid="013426a2" style:font-size-asian="8pt" style:language-asian="zxx" style:country-asian="none" style:font-size-complex="8pt" style:language-complex="zxx" style:country-complex="none"/>
    </style:style>
    <style:style style:name="P487" style:family="paragraph" style:parent-style-name="Table_20_Contents">
      <style:text-properties fo:color="#ff3300" fo:font-size="8pt" fo:language="en" fo:country="US" officeooo:rsid="0034542e" officeooo:paragraph-rsid="0034542e" style:font-size-asian="8pt" style:language-asian="zxx" style:country-asian="none" style:font-size-complex="8pt" style:language-complex="zxx" style:country-complex="none"/>
    </style:style>
    <style:style style:name="P488" style:family="paragraph" style:parent-style-name="Table_20_Contents">
      <style:text-properties fo:color="#ff3300" fo:font-size="8pt" fo:language="en" fo:country="US" officeooo:rsid="005978ac" officeooo:paragraph-rsid="005978ac" style:font-size-asian="8pt" style:language-asian="zxx" style:country-asian="none" style:font-size-complex="8pt" style:language-complex="zxx" style:country-complex="none"/>
    </style:style>
    <style:style style:name="P489" style:family="paragraph" style:parent-style-name="Table_20_Contents">
      <style:text-properties fo:color="#ff3300" fo:font-size="8pt" fo:language="en" fo:country="US" officeooo:rsid="0032c930" officeooo:paragraph-rsid="0032c930" style:font-size-asian="8pt" style:language-asian="zxx" style:country-asian="none" style:font-size-complex="8pt" style:language-complex="zxx" style:country-complex="none"/>
    </style:style>
    <style:style style:name="P490" style:family="paragraph" style:parent-style-name="Table_20_Contents">
      <style:text-properties fo:color="#ff3300" fo:font-size="8pt" fo:language="en" fo:country="US" officeooo:rsid="00682335" officeooo:paragraph-rsid="00682335" style:font-size-asian="8pt" style:language-asian="zxx" style:country-asian="none" style:font-size-complex="8pt" style:language-complex="zxx" style:country-complex="none"/>
    </style:style>
    <style:style style:name="P491" style:family="paragraph" style:parent-style-name="Table_20_Contents">
      <style:text-properties fo:color="#ff3300" fo:font-size="8pt" fo:language="en" fo:country="US" officeooo:rsid="00e252dd" officeooo:paragraph-rsid="00243d5d" style:font-size-asian="8pt" style:language-asian="zxx" style:country-asian="none" style:font-size-complex="8pt" style:language-complex="zxx" style:country-complex="none"/>
    </style:style>
    <style:style style:name="P492" style:family="paragraph" style:parent-style-name="Table_20_Contents">
      <style:text-properties fo:color="#ff3300" fo:font-size="8pt" fo:language="en" fo:country="US" officeooo:rsid="00a0d23b" officeooo:paragraph-rsid="00526454" style:font-size-asian="8pt" style:font-size-complex="8pt"/>
    </style:style>
    <style:style style:name="P493" style:family="paragraph" style:parent-style-name="Table_20_Contents">
      <style:text-properties fo:color="#ff3300" fo:font-size="8pt" fo:language="en" fo:country="US" officeooo:rsid="00cd4e30" officeooo:paragraph-rsid="00cd4e30" style:font-size-asian="8pt" style:font-size-complex="8pt"/>
    </style:style>
    <style:style style:name="P494" style:family="paragraph" style:parent-style-name="Table_20_Contents">
      <style:text-properties fo:color="#ff3300" fo:font-size="8pt" fo:language="en" fo:country="US" officeooo:rsid="016ebd15" officeooo:paragraph-rsid="016ebd15" style:font-size-asian="8pt" style:font-size-complex="8pt"/>
    </style:style>
    <style:style style:name="P495" style:family="paragraph" style:parent-style-name="Table_20_Contents">
      <style:text-properties fo:color="#ff3300" fo:font-size="8pt" fo:language="en" fo:country="US" officeooo:rsid="00b91d69" officeooo:paragraph-rsid="01d11675" style:font-size-asian="8pt" style:font-size-complex="8pt"/>
    </style:style>
    <style:style style:name="P496" style:family="paragraph" style:parent-style-name="Table_20_Contents">
      <style:text-properties fo:color="#ff3300" fo:font-size="8pt" fo:language="en" fo:country="US" officeooo:rsid="00cb1b4d" officeooo:paragraph-rsid="00cb1b4d" style:font-size-asian="8pt" style:font-size-complex="8pt"/>
    </style:style>
    <style:style style:name="P497" style:family="paragraph" style:parent-style-name="Table_20_Contents">
      <style:text-properties fo:color="#ff3300" fo:font-size="8pt" fo:language="en" fo:country="US" officeooo:rsid="00d7651a" officeooo:paragraph-rsid="00d7651a" style:font-size-asian="8pt" style:font-size-complex="8pt"/>
    </style:style>
    <style:style style:name="P498" style:family="paragraph" style:parent-style-name="Table_20_Contents">
      <style:text-properties fo:color="#ff3300" fo:font-size="8pt" fo:language="en" fo:country="US" officeooo:rsid="0039c363" officeooo:paragraph-rsid="0039c363" style:font-size-asian="8pt" style:font-size-complex="8pt"/>
    </style:style>
    <style:style style:name="P499" style:family="paragraph" style:parent-style-name="Table_20_Contents">
      <style:text-properties fo:color="#ff3300" fo:font-size="8pt" fo:language="en" fo:country="US" officeooo:rsid="01d35d2e" officeooo:paragraph-rsid="0038ea3f" style:font-size-asian="8pt" style:font-size-complex="8pt"/>
    </style:style>
    <style:style style:name="P500" style:family="paragraph" style:parent-style-name="Table_20_Contents">
      <style:text-properties fo:color="#ff3300" fo:font-size="8pt" fo:language="en" fo:country="US" officeooo:rsid="00d92e18" officeooo:paragraph-rsid="00d92e18" style:font-size-asian="8pt" style:font-size-complex="8pt"/>
    </style:style>
    <style:style style:name="P501" style:family="paragraph" style:parent-style-name="Table_20_Contents">
      <style:text-properties fo:color="#ff3300" fo:font-size="8pt" fo:language="en" fo:country="US" officeooo:rsid="018018bd" officeooo:paragraph-rsid="018018bd" style:font-size-asian="8pt" style:font-size-complex="8pt"/>
    </style:style>
    <style:style style:name="P502" style:family="paragraph" style:parent-style-name="Table_20_Contents">
      <style:text-properties fo:color="#ff3300" fo:font-size="8pt" fo:language="en" fo:country="US" officeooo:rsid="00cdbb9c" officeooo:paragraph-rsid="00cdbb9c" style:font-size-asian="8pt" style:font-size-complex="8pt"/>
    </style:style>
    <style:style style:name="P503" style:family="paragraph" style:parent-style-name="Table_20_Contents">
      <style:text-properties fo:color="#ff3300" fo:font-size="8pt" fo:language="en" fo:country="US" officeooo:rsid="01d3fdc2" officeooo:paragraph-rsid="01d3fdc2" style:font-size-asian="8pt" style:font-size-complex="8pt"/>
    </style:style>
    <style:style style:name="P504" style:family="paragraph" style:parent-style-name="Table_20_Contents">
      <style:text-properties fo:color="#ff3300" fo:font-size="8pt" fo:language="en" fo:country="US" officeooo:rsid="019b3315" officeooo:paragraph-rsid="0019d5bd" style:font-size-asian="8pt" style:font-size-complex="8pt"/>
    </style:style>
    <style:style style:name="P505" style:family="paragraph" style:parent-style-name="Table_20_Contents">
      <style:text-properties fo:color="#ff3300" fo:font-size="8pt" fo:language="en" fo:country="US" officeooo:rsid="01888638" officeooo:paragraph-rsid="0019d5bd" style:font-size-asian="8pt" style:font-size-complex="8pt"/>
    </style:style>
    <style:style style:name="P506" style:family="paragraph" style:parent-style-name="Table_20_Contents">
      <style:text-properties fo:color="#ff3300" fo:font-size="8pt" fo:language="en" fo:country="US" officeooo:rsid="01710cc3" officeooo:paragraph-rsid="0019d5bd" style:font-size-asian="8pt" style:font-size-complex="8pt"/>
    </style:style>
    <style:style style:name="P507" style:family="paragraph" style:parent-style-name="Table_20_Contents">
      <style:text-properties fo:color="#ff3300" fo:font-size="8pt" fo:language="en" fo:country="US" officeooo:rsid="016f10ea" officeooo:paragraph-rsid="0019d5bd" style:font-size-asian="8pt" style:font-size-complex="8pt"/>
    </style:style>
    <style:style style:name="P508" style:family="paragraph" style:parent-style-name="Table_20_Contents">
      <style:text-properties fo:color="#ff3300" fo:font-size="8pt" fo:language="en" fo:country="US" officeooo:rsid="00cb68d8" officeooo:paragraph-rsid="0019d5bd" style:font-size-asian="8pt" style:font-size-complex="8pt"/>
    </style:style>
    <style:style style:name="P509" style:family="paragraph" style:parent-style-name="Table_20_Contents">
      <style:text-properties fo:color="#ff3300" fo:font-size="8pt" fo:language="en" fo:country="US" officeooo:rsid="009996c2" officeooo:paragraph-rsid="009996c2" style:font-size-asian="8pt" style:font-size-complex="8pt"/>
    </style:style>
    <style:style style:name="P510" style:family="paragraph" style:parent-style-name="Table_20_Contents">
      <style:text-properties fo:color="#ff3300" fo:font-size="8pt" fo:language="en" fo:country="US" officeooo:rsid="002a2068" officeooo:paragraph-rsid="0121094c" style:font-size-asian="8pt" style:font-size-complex="8pt"/>
    </style:style>
    <style:style style:name="P511" style:family="paragraph" style:parent-style-name="Table_20_Contents">
      <style:text-properties fo:color="#ff3300" fo:font-size="8pt" fo:language="en" fo:country="US" officeooo:rsid="0121094c" officeooo:paragraph-rsid="0079b271" style:font-size-asian="8pt" style:font-size-complex="8pt"/>
    </style:style>
    <style:style style:name="P512" style:family="paragraph" style:parent-style-name="Table_20_Contents">
      <style:text-properties fo:color="#ff3300" fo:font-size="8pt" fo:language="en" fo:country="US" fo:font-weight="bold" officeooo:rsid="0023b5cc" officeooo:paragraph-rsid="01507343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513" style:family="paragraph" style:parent-style-name="Table_20_Contents">
      <style:text-properties fo:color="#ff3300" fo:font-size="8pt" fo:language="en" fo:country="US" fo:font-weight="bold" officeooo:rsid="007b822c" officeooo:paragraph-rsid="007b822c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514" style:family="paragraph" style:parent-style-name="Table_20_Contents">
      <style:text-properties fo:color="#ff3300" fo:font-size="8pt" fo:language="en" fo:country="US" fo:font-weight="bold" officeooo:rsid="01a320fb" officeooo:paragraph-rsid="01a320fb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515" style:family="paragraph" style:parent-style-name="Table_20_Contents">
      <style:text-properties fo:color="#ff3300" fo:font-size="8pt" fo:language="en" fo:country="US" fo:font-weight="bold" officeooo:rsid="0183c2fb" officeooo:paragraph-rsid="0037f5a3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516" style:family="paragraph" style:parent-style-name="Table_20_Contents">
      <style:text-properties fo:color="#ff3300" fo:font-size="8pt" fo:language="en" fo:country="US" fo:font-weight="bold" officeooo:rsid="00284348" officeooo:paragraph-rsid="00284348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517" style:family="paragraph" style:parent-style-name="Table_20_Contents">
      <style:text-properties fo:color="#ff3300" fo:font-size="8pt" fo:language="en" fo:country="US" fo:font-weight="bold" officeooo:rsid="01d03c45" officeooo:paragraph-rsid="01d03c45" style:font-size-asian="8pt" style:font-weight-asian="bold" style:font-size-complex="8pt" style:font-weight-complex="bold"/>
    </style:style>
    <style:style style:name="P518" style:family="paragraph" style:parent-style-name="Table_20_Contents">
      <style:text-properties fo:color="#ff3300" fo:font-size="8pt" fo:language="en" fo:country="US" fo:font-weight="bold" officeooo:rsid="016ebd15" officeooo:paragraph-rsid="016ebd15" style:font-size-asian="8pt" style:font-weight-asian="bold" style:font-size-complex="8pt" style:font-weight-complex="bold"/>
    </style:style>
    <style:style style:name="P519" style:family="paragraph" style:parent-style-name="Table_20_Contents">
      <style:text-properties fo:color="#ff3300" fo:font-size="8pt" fo:language="en" fo:country="US" fo:font-weight="normal" officeooo:rsid="00b3e59c" officeooo:paragraph-rsid="00b3e59c" style:font-size-asian="8pt" style:font-weight-asian="normal" style:font-size-complex="8pt" style:font-weight-complex="normal"/>
    </style:style>
    <style:style style:name="P520" style:family="paragraph" style:parent-style-name="Table_20_Contents">
      <style:text-properties fo:color="#ff3300" fo:font-size="8pt" fo:language="en" fo:country="US" fo:font-weight="normal" officeooo:rsid="018c1817" officeooo:paragraph-rsid="0128b48e" style:font-size-asian="8pt" style:font-weight-asian="normal" style:font-size-complex="8pt" style:font-weight-complex="normal"/>
    </style:style>
    <style:style style:name="P521" style:family="paragraph" style:parent-style-name="Table_20_Contents">
      <style:text-properties fo:color="#ff3300" fo:font-size="8pt" fo:language="en" fo:country="US" fo:font-weight="normal" officeooo:rsid="018c1817" officeooo:paragraph-rsid="0127f583" style:font-size-asian="8pt" style:font-weight-asian="normal" style:font-size-complex="8pt" style:font-weight-complex="normal"/>
    </style:style>
    <style:style style:name="P522" style:family="paragraph" style:parent-style-name="Table_20_Contents">
      <style:text-properties fo:color="#ff3300" fo:font-size="8pt" fo:language="en" fo:country="US" fo:font-weight="normal" officeooo:rsid="00cb68d8" officeooo:paragraph-rsid="0019d5bd" style:font-size-asian="8pt" style:font-weight-asian="normal" style:font-size-complex="8pt" style:font-weight-complex="normal"/>
    </style:style>
    <style:style style:name="P523" style:family="paragraph" style:parent-style-name="Table_20_Contents">
      <style:text-properties fo:color="#ff3300" fo:font-size="8pt" officeooo:rsid="00ea9a35" officeooo:paragraph-rsid="00ea9a35" style:font-size-asian="7pt" style:font-size-complex="8pt"/>
    </style:style>
    <style:style style:name="P524" style:family="paragraph" style:parent-style-name="Table_20_Contents">
      <style:text-properties fo:color="#ff3300" fo:font-size="8pt" officeooo:rsid="00efed4e" officeooo:paragraph-rsid="00efed4e" style:font-size-asian="7pt" style:font-size-complex="8pt"/>
    </style:style>
    <style:style style:name="P525" style:family="paragraph" style:parent-style-name="Table_20_Contents">
      <style:text-properties fo:color="#ff3300" fo:font-size="8pt" officeooo:rsid="0119593e" officeooo:paragraph-rsid="0119593e" style:font-size-asian="7pt" style:font-size-complex="8pt"/>
    </style:style>
    <style:style style:name="P526" style:family="paragraph" style:parent-style-name="Table_20_Contents">
      <style:text-properties fo:color="#ff3300" fo:font-size="8pt" officeooo:rsid="00efed4e" officeooo:paragraph-rsid="00efed4e" style:font-size-asian="8pt" style:font-size-complex="8pt"/>
    </style:style>
    <style:style style:name="P527" style:family="paragraph" style:parent-style-name="Table_20_Contents">
      <style:text-properties fo:color="#ff6600" fo:font-size="8pt" fo:language="en" fo:country="US" style:text-underline-style="none" fo:font-weight="normal" officeooo:rsid="003ae82e" officeooo:paragraph-rsid="00526454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528" style:family="paragraph" style:parent-style-name="Table_20_Contents">
      <style:text-properties fo:color="#ff6600" fo:font-size="8pt" fo:language="en" fo:country="US" style:text-underline-style="none" fo:font-weight="normal" officeooo:rsid="003ae82e" officeooo:paragraph-rsid="00c4a785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529" style:family="paragraph" style:parent-style-name="Table_20_Contents">
      <style:text-properties fo:color="#ff6600" fo:font-size="8pt" fo:language="en" fo:country="US" style:text-underline-style="none" fo:font-weight="normal" officeooo:rsid="00654f16" officeooo:paragraph-rsid="0123b23c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530" style:family="paragraph" style:parent-style-name="Table_20_Contents">
      <style:text-properties fo:color="#ff6600" fo:font-size="8pt" fo:language="en" fo:country="US" officeooo:rsid="00e252dd" officeooo:paragraph-rsid="00526454" style:font-size-asian="8pt" style:language-asian="zxx" style:country-asian="none" style:font-size-complex="8pt" style:language-complex="zxx" style:country-complex="none"/>
    </style:style>
    <style:style style:name="P531" style:family="paragraph" style:parent-style-name="Table_20_Contents">
      <style:text-properties fo:color="#ff6600" fo:font-size="8pt" fo:language="en" fo:country="US" officeooo:rsid="008cfa3f" officeooo:paragraph-rsid="00526454" style:font-size-asian="8pt" style:language-asian="zxx" style:country-asian="none" style:font-size-complex="8pt" style:language-complex="zxx" style:country-complex="none"/>
    </style:style>
    <style:style style:name="P532" style:family="paragraph" style:parent-style-name="Table_20_Contents">
      <style:text-properties fo:color="#ff6600" fo:font-size="8pt" fo:language="en" fo:country="US" fo:font-weight="bold" officeooo:rsid="00e252dd" officeooo:paragraph-rsid="00526454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533" style:family="paragraph" style:parent-style-name="Table_20_Contents">
      <style:text-properties fo:color="#ff6600" fo:font-size="8pt" fo:language="en" fo:country="US" fo:font-weight="bold" officeooo:rsid="00a5965d" officeooo:paragraph-rsid="00526454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534" style:family="paragraph" style:parent-style-name="Table_20_Contents">
      <style:text-properties fo:color="#ff6600" fo:font-size="8pt" fo:language="en" fo:country="US" fo:font-weight="bold" officeooo:rsid="00c6d825" officeooo:paragraph-rsid="00526454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535" style:family="paragraph" style:parent-style-name="Table_20_Contents">
      <style:text-properties fo:color="#ff6600" fo:font-size="8pt" fo:language="en" fo:country="US" fo:font-weight="bold" officeooo:rsid="012072b9" officeooo:paragraph-rsid="008acba5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536" style:family="paragraph" style:parent-style-name="Table_20_Contents">
      <style:text-properties fo:color="#ff6600" fo:font-size="8pt" fo:language="en" fo:country="US" fo:font-weight="bold" officeooo:rsid="00c597d0" officeooo:paragraph-rsid="008acba5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537" style:family="paragraph" style:parent-style-name="Table_20_Contents">
      <style:text-properties fo:color="#ff6600" fo:font-size="8pt" fo:language="en" fo:country="US" fo:font-weight="normal" officeooo:rsid="00c4a785" officeooo:paragraph-rsid="00c4a785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538" style:family="paragraph" style:parent-style-name="Table_20_Contents">
      <style:text-properties fo:color="#ff3300" fo:font-size="8pt" fo:language="en" fo:country="US" officeooo:rsid="0151f8df" officeooo:paragraph-rsid="0151f8df" style:font-size-asian="8pt" style:language-asian="zxx" style:country-asian="none" style:font-size-complex="8pt" style:language-complex="zxx" style:country-complex="none"/>
    </style:style>
    <style:style style:name="P539" style:family="paragraph" style:parent-style-name="Table_20_Contents">
      <style:text-properties fo:color="#ff3300" fo:font-size="8pt" fo:language="en" fo:country="US" fo:font-weight="bold" officeooo:rsid="0034542e" officeooo:paragraph-rsid="0153299d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540" style:family="paragraph" style:parent-style-name="Table_20_Contents">
      <style:text-properties fo:color="#ff3300" fo:font-size="8pt" fo:language="en" fo:country="US" fo:font-weight="bold" officeooo:rsid="0061c6fd" officeooo:paragraph-rsid="0153299d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541" style:family="paragraph" style:parent-style-name="Table_20_Contents">
      <style:text-properties fo:color="#000000" fo:font-size="8pt" fo:language="en" fo:country="US" officeooo:rsid="0083a927" officeooo:paragraph-rsid="0083a927" style:font-size-asian="8pt" style:font-size-complex="8pt"/>
    </style:style>
    <style:style style:name="P542" style:family="paragraph" style:parent-style-name="Table_20_Contents">
      <style:text-properties fo:color="#000000" fo:font-size="8pt" fo:language="en" fo:country="US" officeooo:rsid="01592b0c" officeooo:paragraph-rsid="01592b0c" style:font-size-asian="8pt" style:font-size-complex="8pt"/>
    </style:style>
    <style:style style:name="T1" style:family="text">
      <style:text-properties officeooo:rsid="01565041"/>
    </style:style>
    <style:style style:name="T2" style:family="text">
      <style:text-properties officeooo:rsid="00445ca7"/>
    </style:style>
    <style:style style:name="T3" style:family="text">
      <style:text-properties officeooo:rsid="006a956c"/>
    </style:style>
    <style:style style:name="T4" style:family="text">
      <style:text-properties officeooo:rsid="00682335"/>
    </style:style>
    <style:style style:name="T5" style:family="text">
      <style:text-properties officeooo:rsid="01056a81"/>
    </style:style>
    <style:style style:name="T6" style:family="text">
      <style:text-properties officeooo:rsid="007c25ad"/>
    </style:style>
    <style:style style:name="T7" style:family="text">
      <style:text-properties officeooo:rsid="01987ea0"/>
    </style:style>
    <style:style style:name="T8" style:family="text">
      <style:text-properties officeooo:rsid="00693449"/>
    </style:style>
    <style:style style:name="T9" style:family="text">
      <style:text-properties officeooo:rsid="002bf43c"/>
    </style:style>
    <style:style style:name="T10" style:family="text">
      <style:text-properties officeooo:rsid="0080b31a"/>
    </style:style>
    <style:style style:name="T11" style:family="text">
      <style:text-properties officeooo:rsid="00433553"/>
    </style:style>
    <style:style style:name="T12" style:family="text">
      <style:text-properties officeooo:rsid="018d8a50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officeooo:rsid="00ed2c15"/>
    </style:style>
    <style:style style:name="T15" style:family="text">
      <style:text-properties style:text-underline-style="solid" style:text-underline-width="auto" style:text-underline-color="font-color" officeooo:rsid="00d56fec"/>
    </style:style>
    <style:style style:name="T16" style:family="text">
      <style:text-properties style:text-underline-style="solid" style:text-underline-width="auto" style:text-underline-color="font-color" officeooo:rsid="00f2ca96"/>
    </style:style>
    <style:style style:name="T17" style:family="text">
      <style:text-properties style:text-underline-style="solid" style:text-underline-width="auto" style:text-underline-color="font-color" officeooo:rsid="015c887c"/>
    </style:style>
    <style:style style:name="T18" style:family="text">
      <style:text-properties style:text-underline-style="solid" style:text-underline-width="auto" style:text-underline-color="font-color" officeooo:rsid="01716a6f" style:language-asian="zxx" style:country-asian="none" style:language-complex="zxx" style:country-complex="none"/>
    </style:style>
    <style:style style:name="T19" style:family="text">
      <style:text-properties style:text-underline-style="solid" style:text-underline-width="auto" style:text-underline-color="font-color" officeooo:rsid="01056a81" style:language-asian="zxx" style:country-asian="none" style:language-complex="zxx" style:country-complex="none"/>
    </style:style>
    <style:style style:name="T20" style:family="text">
      <style:text-properties style:text-underline-style="solid" style:text-underline-width="auto" style:text-underline-color="font-color" officeooo:rsid="01bce904" style:language-asian="zxx" style:country-asian="none" style:language-complex="zxx" style:country-complex="none"/>
    </style:style>
    <style:style style:name="T21" style:family="text">
      <style:text-properties style:text-underline-style="solid" style:text-underline-width="auto" style:text-underline-color="font-color" officeooo:rsid="019622ae" style:language-asian="zxx" style:country-asian="none" style:language-complex="zxx" style:country-complex="none"/>
    </style:style>
    <style:style style:name="T22" style:family="text">
      <style:text-properties style:text-underline-style="solid" style:text-underline-width="auto" style:text-underline-color="font-color" officeooo:rsid="01a2a97b"/>
    </style:style>
    <style:style style:name="T2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4" style:family="text">
      <style:text-properties style:text-underline-style="solid" style:text-underline-width="auto" style:text-underline-color="font-color" fo:font-weight="normal" officeooo:rsid="003ae82e" style:font-weight-asian="normal" style:font-weight-complex="normal"/>
    </style:style>
    <style:style style:name="T25" style:family="text">
      <style:text-properties style:text-underline-style="solid" style:text-underline-width="auto" style:text-underline-color="font-color" fo:font-weight="normal" officeooo:rsid="00d4b23f" style:font-weight-asian="normal" style:font-weight-complex="normal"/>
    </style:style>
    <style:style style:name="T26" style:family="text">
      <style:text-properties style:text-underline-style="solid" style:text-underline-width="auto" style:text-underline-color="font-color" fo:font-weight="normal" officeooo:rsid="01b662c7" style:font-weight-asian="normal" style:font-weight-complex="normal"/>
    </style:style>
    <style:style style:name="T27" style:family="text">
      <style:text-properties style:text-underline-style="solid" style:text-underline-width="auto" style:text-underline-color="font-color" fo:font-weight="normal" officeooo:rsid="00fdacfc" style:font-weight-asian="normal" style:font-weight-complex="normal"/>
    </style:style>
    <style:style style:name="T28" style:family="text">
      <style:text-properties style:text-underline-style="solid" style:text-underline-width="auto" style:text-underline-color="font-color" officeooo:rsid="002734d5"/>
    </style:style>
    <style:style style:name="T29" style:family="text">
      <style:text-properties style:text-underline-style="solid" style:text-underline-width="auto" style:text-underline-color="font-color" officeooo:rsid="00c0da8c"/>
    </style:style>
    <style:style style:name="T30" style:family="text">
      <style:text-properties style:text-underline-style="solid" style:text-underline-width="auto" style:text-underline-color="font-color" officeooo:rsid="00874249"/>
    </style:style>
    <style:style style:name="T31" style:family="text">
      <style:text-properties style:text-underline-style="solid" style:text-underline-width="auto" style:text-underline-color="font-color" officeooo:rsid="01039b5f"/>
    </style:style>
    <style:style style:name="T32" style:family="text">
      <style:text-properties style:text-underline-style="solid" style:text-underline-width="auto" style:text-underline-color="font-color" officeooo:rsid="009b6702"/>
    </style:style>
    <style:style style:name="T33" style:family="text">
      <style:text-properties style:text-underline-style="solid" style:text-underline-width="auto" style:text-underline-color="font-color" officeooo:rsid="01ab7c13"/>
    </style:style>
    <style:style style:name="T34" style:family="text">
      <style:text-properties style:text-underline-style="solid" style:text-underline-width="auto" style:text-underline-color="font-color" officeooo:rsid="00ea5cba"/>
    </style:style>
    <style:style style:name="T35" style:family="text">
      <style:text-properties style:text-underline-style="solid" style:text-underline-width="auto" style:text-underline-color="font-color" officeooo:rsid="01a6ab6c"/>
    </style:style>
    <style:style style:name="T36" style:family="text">
      <style:text-properties style:text-underline-style="solid" style:text-underline-width="auto" style:text-underline-color="font-color" officeooo:rsid="00ebb5e4"/>
    </style:style>
    <style:style style:name="T37" style:family="text">
      <style:text-properties style:text-underline-style="solid" style:text-underline-width="auto" style:text-underline-color="font-color" officeooo:rsid="015f1697"/>
    </style:style>
    <style:style style:name="T38" style:family="text">
      <style:text-properties style:text-underline-style="solid" style:text-underline-width="auto" style:text-underline-color="font-color" officeooo:rsid="00c4d239"/>
    </style:style>
    <style:style style:name="T39" style:family="text">
      <style:text-properties style:text-underline-style="solid" style:text-underline-width="auto" style:text-underline-color="font-color" officeooo:rsid="00e14896"/>
    </style:style>
    <style:style style:name="T40" style:family="text">
      <style:text-properties style:text-underline-style="solid" style:text-underline-width="auto" style:text-underline-color="font-color" officeooo:rsid="00f402ea"/>
    </style:style>
    <style:style style:name="T41" style:family="text">
      <style:text-properties style:text-underline-style="solid" style:text-underline-width="auto" style:text-underline-color="font-color" officeooo:rsid="012fa28a"/>
    </style:style>
    <style:style style:name="T42" style:family="text">
      <style:text-properties style:text-underline-style="solid" style:text-underline-width="auto" style:text-underline-color="font-color" officeooo:rsid="0192ef90"/>
    </style:style>
    <style:style style:name="T43" style:family="text">
      <style:text-properties style:text-underline-style="solid" style:text-underline-width="auto" style:text-underline-color="font-color" officeooo:rsid="00b7f429"/>
    </style:style>
    <style:style style:name="T44" style:family="text">
      <style:text-properties style:text-underline-style="solid" style:text-underline-width="auto" style:text-underline-color="font-color" officeooo:rsid="0163c511"/>
    </style:style>
    <style:style style:name="T45" style:family="text">
      <style:text-properties style:text-underline-style="solid" style:text-underline-width="auto" style:text-underline-color="font-color" officeooo:rsid="001cadb3"/>
    </style:style>
    <style:style style:name="T46" style:family="text">
      <style:text-properties style:text-underline-style="solid" style:text-underline-width="auto" style:text-underline-color="font-color" officeooo:rsid="01a18386"/>
    </style:style>
    <style:style style:name="T47" style:family="text">
      <style:text-properties style:text-underline-style="solid" style:text-underline-width="auto" style:text-underline-color="font-color" officeooo:rsid="00d34b79"/>
    </style:style>
    <style:style style:name="T48" style:family="text">
      <style:text-properties style:text-underline-style="solid" style:text-underline-width="auto" style:text-underline-color="font-color" officeooo:rsid="010b84ac"/>
    </style:style>
    <style:style style:name="T49" style:family="text">
      <style:text-properties style:text-underline-style="solid" style:text-underline-width="auto" style:text-underline-color="font-color" officeooo:rsid="00c6d825"/>
    </style:style>
    <style:style style:name="T50" style:family="text">
      <style:text-properties style:text-underline-style="solid" style:text-underline-width="auto" style:text-underline-color="font-color" officeooo:rsid="01816401"/>
    </style:style>
    <style:style style:name="T51" style:family="text">
      <style:text-properties style:text-underline-style="solid" style:text-underline-width="auto" style:text-underline-color="font-color" officeooo:rsid="018d8a50"/>
    </style:style>
    <style:style style:name="T52" style:family="text">
      <style:text-properties style:text-underline-style="solid" style:text-underline-width="auto" style:text-underline-color="font-color" officeooo:rsid="01900ab3"/>
    </style:style>
    <style:style style:name="T53" style:family="text">
      <style:text-properties style:text-underline-style="solid" style:text-underline-width="auto" style:text-underline-color="font-color" officeooo:rsid="01a33e3c"/>
    </style:style>
    <style:style style:name="T54" style:family="text">
      <style:text-properties style:text-underline-style="solid" style:text-underline-width="auto" style:text-underline-color="font-color" officeooo:rsid="01b2d37e"/>
    </style:style>
    <style:style style:name="T55" style:family="text">
      <style:text-properties style:text-underline-style="solid" style:text-underline-width="auto" style:text-underline-color="font-color" officeooo:rsid="01b41a85"/>
    </style:style>
    <style:style style:name="T56" style:family="text">
      <style:text-properties style:text-underline-style="solid" style:text-underline-width="auto" style:text-underline-color="font-color" officeooo:rsid="00586ef2"/>
    </style:style>
    <style:style style:name="T57" style:family="text">
      <style:text-properties style:text-underline-style="solid" style:text-underline-width="auto" style:text-underline-color="font-color" officeooo:rsid="00602024"/>
    </style:style>
    <style:style style:name="T58" style:family="text">
      <style:text-properties style:text-underline-style="solid" style:text-underline-width="auto" style:text-underline-color="font-color" officeooo:rsid="0103b9b5"/>
    </style:style>
    <style:style style:name="T59" style:family="text">
      <style:text-properties style:text-underline-style="solid" style:text-underline-width="auto" style:text-underline-color="font-color" officeooo:rsid="0029f9e9"/>
    </style:style>
    <style:style style:name="T60" style:family="text">
      <style:text-properties style:text-underline-style="solid" style:text-underline-width="auto" style:text-underline-color="font-color" officeooo:rsid="003a5405"/>
    </style:style>
    <style:style style:name="T61" style:family="text">
      <style:text-properties style:text-underline-style="solid" style:text-underline-width="auto" style:text-underline-color="font-color" officeooo:rsid="005adf7f"/>
    </style:style>
    <style:style style:name="T62" style:family="text">
      <style:text-properties style:text-underline-style="solid" style:text-underline-width="auto" style:text-underline-color="font-color" officeooo:rsid="003e136b"/>
    </style:style>
    <style:style style:name="T63" style:family="text">
      <style:text-properties style:text-underline-style="solid" style:text-underline-width="auto" style:text-underline-color="font-color" officeooo:rsid="00421353"/>
    </style:style>
    <style:style style:name="T64" style:family="text">
      <style:text-properties style:text-underline-style="solid" style:text-underline-width="auto" style:text-underline-color="font-color" officeooo:rsid="0044f53b"/>
    </style:style>
    <style:style style:name="T65" style:family="text">
      <style:text-properties style:text-underline-style="solid" style:text-underline-width="auto" style:text-underline-color="font-color" officeooo:rsid="0048fe88"/>
    </style:style>
    <style:style style:name="T66" style:family="text">
      <style:text-properties style:text-underline-style="solid" style:text-underline-width="auto" style:text-underline-color="font-color" officeooo:rsid="00f6f6cd"/>
    </style:style>
    <style:style style:name="T67" style:family="text">
      <style:text-properties style:text-underline-style="solid" style:text-underline-width="auto" style:text-underline-color="font-color" officeooo:rsid="0061efeb"/>
    </style:style>
    <style:style style:name="T68" style:family="text">
      <style:text-properties style:text-underline-style="solid" style:text-underline-width="auto" style:text-underline-color="font-color" officeooo:rsid="00ae4564"/>
    </style:style>
    <style:style style:name="T69" style:family="text">
      <style:text-properties style:text-underline-style="solid" style:text-underline-width="auto" style:text-underline-color="font-color" officeooo:rsid="00c69efc"/>
    </style:style>
    <style:style style:name="T70" style:family="text">
      <style:text-properties style:text-underline-style="solid" style:text-underline-width="auto" style:text-underline-color="font-color" officeooo:rsid="008d8b05"/>
    </style:style>
    <style:style style:name="T71" style:family="text">
      <style:text-properties style:text-underline-style="solid" style:text-underline-width="auto" style:text-underline-color="font-color" officeooo:rsid="005e0121"/>
    </style:style>
    <style:style style:name="T72" style:family="text">
      <style:text-properties style:text-underline-style="solid" style:text-underline-width="auto" style:text-underline-color="font-color" officeooo:rsid="005025f6"/>
    </style:style>
    <style:style style:name="T73" style:family="text">
      <style:text-properties style:text-underline-style="solid" style:text-underline-width="auto" style:text-underline-color="font-color" officeooo:rsid="00b58600"/>
    </style:style>
    <style:style style:name="T74" style:family="text">
      <style:text-properties style:text-underline-style="solid" style:text-underline-width="auto" style:text-underline-color="font-color" officeooo:rsid="00baf67d"/>
    </style:style>
    <style:style style:name="T75" style:family="text">
      <style:text-properties style:text-underline-style="solid" style:text-underline-width="auto" style:text-underline-color="font-color" officeooo:rsid="00b75c7a"/>
    </style:style>
    <style:style style:name="T76" style:family="text">
      <style:text-properties style:text-underline-style="solid" style:text-underline-width="auto" style:text-underline-color="font-color" officeooo:rsid="00bf6333"/>
    </style:style>
    <style:style style:name="T77" style:family="text">
      <style:text-properties style:text-underline-style="solid" style:text-underline-width="auto" style:text-underline-color="font-color" officeooo:rsid="00bf89cf"/>
    </style:style>
    <style:style style:name="T78" style:family="text">
      <style:text-properties style:text-underline-style="solid" style:text-underline-width="auto" style:text-underline-color="font-color" officeooo:rsid="00c2dffd"/>
    </style:style>
    <style:style style:name="T79" style:family="text">
      <style:text-properties style:text-underline-style="solid" style:text-underline-width="auto" style:text-underline-color="font-color" officeooo:rsid="01859beb"/>
    </style:style>
    <style:style style:name="T80" style:family="text">
      <style:text-properties style:text-underline-style="solid" style:text-underline-width="auto" style:text-underline-color="font-color" officeooo:rsid="00654f16"/>
    </style:style>
    <style:style style:name="T81" style:family="text">
      <style:text-properties style:text-underline-style="solid" style:text-underline-width="auto" style:text-underline-color="font-color" officeooo:rsid="01095666"/>
    </style:style>
    <style:style style:name="T82" style:family="text">
      <style:text-properties style:text-underline-style="solid" style:text-underline-width="auto" style:text-underline-color="font-color" officeooo:rsid="01005fdb"/>
    </style:style>
    <style:style style:name="T83" style:family="text">
      <style:text-properties style:text-underline-style="solid" style:text-underline-width="auto" style:text-underline-color="font-color" officeooo:rsid="009ae178"/>
    </style:style>
    <style:style style:name="T84" style:family="text">
      <style:text-properties style:text-underline-style="solid" style:text-underline-width="auto" style:text-underline-color="font-color" officeooo:rsid="016a843c"/>
    </style:style>
    <style:style style:name="T85" style:family="text">
      <style:text-properties style:text-underline-style="solid" style:text-underline-width="auto" style:text-underline-color="font-color" officeooo:rsid="00e750b3"/>
    </style:style>
    <style:style style:name="T86" style:family="text">
      <style:text-properties style:text-underline-style="solid" style:text-underline-width="auto" style:text-underline-color="font-color" officeooo:rsid="00f68abe"/>
    </style:style>
    <style:style style:name="T87" style:family="text">
      <style:text-properties style:text-underline-style="solid" style:text-underline-width="auto" style:text-underline-color="font-color" officeooo:rsid="0151f23d"/>
    </style:style>
    <style:style style:name="T88" style:family="text">
      <style:text-properties style:text-underline-style="solid" style:text-underline-width="auto" style:text-underline-color="font-color" officeooo:rsid="00a6ab89"/>
    </style:style>
    <style:style style:name="T89" style:family="text">
      <style:text-properties style:text-underline-style="solid" style:text-underline-width="auto" style:text-underline-color="font-color" officeooo:rsid="010a1551"/>
    </style:style>
    <style:style style:name="T90" style:family="text">
      <style:text-properties style:text-underline-style="solid" style:text-underline-width="auto" style:text-underline-color="font-color" officeooo:rsid="010c1a97"/>
    </style:style>
    <style:style style:name="T91" style:family="text">
      <style:text-properties style:text-underline-style="solid" style:text-underline-width="auto" style:text-underline-color="font-color" officeooo:rsid="0045f189"/>
    </style:style>
    <style:style style:name="T92" style:family="text">
      <style:text-properties style:text-underline-style="solid" style:text-underline-width="auto" style:text-underline-color="font-color" officeooo:rsid="011baf04"/>
    </style:style>
    <style:style style:name="T93" style:family="text">
      <style:text-properties style:text-underline-style="solid" style:text-underline-width="auto" style:text-underline-color="font-color" officeooo:rsid="011d7b26"/>
    </style:style>
    <style:style style:name="T94" style:family="text">
      <style:text-properties style:text-underline-style="solid" style:text-underline-width="auto" style:text-underline-color="font-color" officeooo:rsid="0123b23c"/>
    </style:style>
    <style:style style:name="T95" style:family="text">
      <style:text-properties style:text-underline-style="solid" style:text-underline-width="auto" style:text-underline-color="font-color" officeooo:rsid="0127f583"/>
    </style:style>
    <style:style style:name="T96" style:family="text">
      <style:text-properties style:text-underline-style="solid" style:text-underline-width="auto" style:text-underline-color="font-color" officeooo:rsid="01478f99"/>
    </style:style>
    <style:style style:name="T97" style:family="text">
      <style:text-properties style:text-underline-style="solid" style:text-underline-width="auto" style:text-underline-color="font-color" officeooo:rsid="00a43555"/>
    </style:style>
    <style:style style:name="T98" style:family="text">
      <style:text-properties officeooo:rsid="0039f5c1"/>
    </style:style>
    <style:style style:name="T99" style:family="text">
      <style:text-properties officeooo:rsid="01b43828"/>
    </style:style>
    <style:style style:name="T100" style:family="text">
      <style:text-properties officeooo:rsid="01a90950"/>
    </style:style>
    <style:style style:name="T101" style:family="text">
      <style:text-properties officeooo:rsid="0161ed72"/>
    </style:style>
    <style:style style:name="T102" style:family="text">
      <style:text-properties officeooo:rsid="01a987bb"/>
    </style:style>
    <style:style style:name="T103" style:family="text">
      <style:text-properties officeooo:rsid="0160b272"/>
    </style:style>
    <style:style style:name="T104" style:family="text">
      <style:text-properties officeooo:rsid="01aaf767"/>
    </style:style>
    <style:style style:name="T105" style:family="text">
      <style:text-properties officeooo:rsid="01a017c2"/>
    </style:style>
    <style:style style:name="T106" style:family="text">
      <style:text-properties officeooo:rsid="0196a47e"/>
    </style:style>
    <style:style style:name="T107" style:family="text">
      <style:text-properties officeooo:rsid="00305a0f"/>
    </style:style>
    <style:style style:name="T108" style:family="text">
      <style:text-properties officeooo:rsid="003d29ab"/>
    </style:style>
    <style:style style:name="T109" style:family="text">
      <style:text-properties officeooo:rsid="011ce0fd"/>
    </style:style>
    <style:style style:name="T110" style:family="text">
      <style:text-properties officeooo:rsid="015aa4fb"/>
    </style:style>
    <style:style style:name="T111" style:family="text">
      <style:text-properties officeooo:rsid="0031fd0c"/>
    </style:style>
    <style:style style:name="T112" style:family="text">
      <style:text-properties officeooo:rsid="006283e0"/>
    </style:style>
    <style:style style:name="T113" style:family="text">
      <style:text-properties officeooo:rsid="006371d4"/>
    </style:style>
    <style:style style:name="T114" style:family="text">
      <style:text-properties officeooo:rsid="0035fb9f"/>
    </style:style>
    <style:style style:name="T115" style:family="text">
      <style:text-properties officeooo:rsid="0034542e"/>
    </style:style>
    <style:style style:name="T116" style:family="text">
      <style:text-properties officeooo:rsid="0061c6fd"/>
    </style:style>
    <style:style style:name="T117" style:family="text">
      <style:text-properties officeooo:rsid="005caf7b"/>
    </style:style>
    <style:style style:name="T118" style:family="text">
      <style:text-properties officeooo:rsid="015c3f50"/>
    </style:style>
    <style:style style:name="T119" style:family="text">
      <style:text-properties officeooo:rsid="005978ac"/>
    </style:style>
    <style:style style:name="T120" style:family="text">
      <style:text-properties officeooo:rsid="005e0121"/>
    </style:style>
    <style:style style:name="T121" style:family="text">
      <style:text-properties officeooo:rsid="0059158f"/>
    </style:style>
    <style:style style:name="T122" style:family="text">
      <style:text-properties officeooo:rsid="01355ba8"/>
    </style:style>
    <style:style style:name="T123" style:family="text">
      <style:text-properties officeooo:rsid="01382ab3"/>
    </style:style>
    <style:style style:name="T124" style:family="text">
      <style:text-properties officeooo:rsid="01a77839"/>
    </style:style>
    <style:style style:name="T125" style:family="text">
      <style:text-properties officeooo:rsid="004c55c2"/>
    </style:style>
    <style:style style:name="T126" style:family="text">
      <style:text-properties officeooo:rsid="01cd502d"/>
    </style:style>
    <style:style style:name="T127" style:family="text">
      <style:text-properties officeooo:rsid="01cbc8bc"/>
    </style:style>
    <style:style style:name="T128" style:family="text">
      <style:text-properties officeooo:rsid="004c984f"/>
    </style:style>
    <style:style style:name="T129" style:family="text">
      <style:text-properties officeooo:rsid="01cda73c"/>
    </style:style>
    <style:style style:name="T130" style:family="text">
      <style:text-properties officeooo:rsid="0070c4fb"/>
    </style:style>
    <style:style style:name="T131" style:family="text">
      <style:text-properties officeooo:rsid="0072f4c5"/>
    </style:style>
    <style:style style:name="T132" style:family="text">
      <style:text-properties officeooo:rsid="0076334a"/>
    </style:style>
    <style:style style:name="T133" style:family="text">
      <style:text-properties officeooo:rsid="01cdabe2"/>
    </style:style>
    <style:style style:name="T134" style:family="text">
      <style:text-properties officeooo:rsid="0077c585"/>
    </style:style>
    <style:style style:name="T135" style:family="text">
      <style:text-properties officeooo:rsid="01d03c45"/>
    </style:style>
    <style:style style:name="T136" style:family="text">
      <style:text-properties officeooo:rsid="01d0888a"/>
    </style:style>
    <style:style style:name="T137" style:family="text">
      <style:text-properties officeooo:rsid="00b6446e"/>
    </style:style>
    <style:style style:name="T138" style:family="text">
      <style:text-properties officeooo:rsid="00be1ffa"/>
    </style:style>
    <style:style style:name="T139" style:family="text">
      <style:text-properties officeooo:rsid="01d088f6"/>
    </style:style>
    <style:style style:name="T140" style:family="text">
      <style:text-properties officeooo:rsid="01d11675"/>
    </style:style>
    <style:style style:name="T141" style:family="text">
      <style:text-properties officeooo:rsid="00cde0d5"/>
    </style:style>
    <style:style style:name="T142" style:family="text">
      <style:text-properties officeooo:rsid="00cfd685"/>
    </style:style>
    <style:style style:name="T143" style:family="text">
      <style:text-properties officeooo:rsid="010418d0"/>
    </style:style>
    <style:style style:name="T144" style:family="text">
      <style:text-properties officeooo:rsid="00ed5198"/>
    </style:style>
    <style:style style:name="T145" style:family="text">
      <style:text-properties officeooo:rsid="00d80f40"/>
    </style:style>
    <style:style style:name="T146" style:family="text">
      <style:text-properties officeooo:rsid="01039b5f"/>
    </style:style>
    <style:style style:name="T147" style:family="text">
      <style:text-properties officeooo:rsid="01d17fe7"/>
    </style:style>
    <style:style style:name="T148" style:family="text">
      <style:text-properties officeooo:rsid="00dd09c1"/>
    </style:style>
    <style:style style:name="T149" style:family="text">
      <style:text-properties officeooo:rsid="01adfa5d"/>
    </style:style>
    <style:style style:name="T150" style:family="text">
      <style:text-properties officeooo:rsid="00e252dd"/>
    </style:style>
    <style:style style:name="T151" style:family="text">
      <style:text-properties officeooo:rsid="00e30c23"/>
    </style:style>
    <style:style style:name="T152" style:family="text">
      <style:text-properties officeooo:rsid="00ed2c15"/>
    </style:style>
    <style:style style:name="T153" style:family="text">
      <style:text-properties officeooo:rsid="00f2d783"/>
    </style:style>
    <style:style style:name="T154" style:family="text">
      <style:text-properties officeooo:rsid="0191f1cf"/>
    </style:style>
    <style:style style:name="T155" style:family="text">
      <style:text-properties officeooo:rsid="011394af"/>
    </style:style>
    <style:style style:name="T156" style:family="text">
      <style:text-properties officeooo:rsid="0111d4b9"/>
    </style:style>
    <style:style style:name="T157" style:family="text">
      <style:text-properties officeooo:rsid="0143c8ee"/>
    </style:style>
    <style:style style:name="T158" style:family="text">
      <style:text-properties officeooo:rsid="014324d4"/>
    </style:style>
    <style:style style:name="T159" style:family="text">
      <style:text-properties officeooo:rsid="01a179b6"/>
    </style:style>
    <style:style style:name="T160" style:family="text">
      <style:text-properties officeooo:rsid="01a2d3a8"/>
    </style:style>
    <style:style style:name="T161" style:family="text">
      <style:text-properties officeooo:rsid="00575e65"/>
    </style:style>
    <style:style style:name="T162" style:family="text">
      <style:text-properties officeooo:rsid="0046f8fc"/>
    </style:style>
    <style:style style:name="T163" style:family="text">
      <style:text-properties officeooo:rsid="0047e03e"/>
    </style:style>
    <style:style style:name="T164" style:family="text">
      <style:text-properties officeooo:rsid="00811577"/>
    </style:style>
    <style:style style:name="T165" style:family="text">
      <style:text-properties officeooo:rsid="00bc516c"/>
    </style:style>
    <style:style style:name="T166" style:family="text">
      <style:text-properties officeooo:rsid="010c452e"/>
    </style:style>
    <style:style style:name="T167" style:family="text">
      <style:text-properties officeooo:rsid="00f076dc"/>
    </style:style>
    <style:style style:name="T168" style:family="text">
      <style:text-properties officeooo:rsid="00518076"/>
    </style:style>
    <style:style style:name="T169" style:family="text">
      <style:text-properties officeooo:rsid="004f0910"/>
    </style:style>
    <style:style style:name="T170" style:family="text">
      <style:text-properties officeooo:rsid="00507839"/>
    </style:style>
    <style:style style:name="T171" style:family="text">
      <style:text-properties officeooo:rsid="0147d899"/>
    </style:style>
    <style:style style:name="T172" style:family="text">
      <style:text-properties officeooo:rsid="0054a731"/>
    </style:style>
    <style:style style:name="T173" style:family="text">
      <style:text-properties officeooo:rsid="00557ccc"/>
    </style:style>
    <style:style style:name="T174" style:family="text">
      <style:text-properties officeooo:rsid="0054dcb9"/>
    </style:style>
    <style:style style:name="T175" style:family="text">
      <style:text-properties officeooo:rsid="0177e033"/>
    </style:style>
    <style:style style:name="T176" style:family="text">
      <style:text-properties officeooo:rsid="01763439"/>
    </style:style>
    <style:style style:name="T177" style:family="text">
      <style:text-properties officeooo:rsid="017b96d1"/>
    </style:style>
    <style:style style:name="T178" style:family="text">
      <style:text-properties officeooo:rsid="006c2609"/>
    </style:style>
    <style:style style:name="T179" style:family="text">
      <style:text-properties officeooo:rsid="0136a830"/>
    </style:style>
    <style:style style:name="T180" style:family="text">
      <style:text-properties officeooo:rsid="01a2a97b"/>
    </style:style>
    <style:style style:name="T181" style:family="text">
      <style:text-properties officeooo:rsid="00d56fec"/>
    </style:style>
    <style:style style:name="T182" style:family="text">
      <style:text-properties officeooo:rsid="013d2f92"/>
    </style:style>
    <style:style style:name="T183" style:family="text">
      <style:text-properties officeooo:rsid="00e750b3"/>
    </style:style>
    <style:style style:name="T184" style:family="text">
      <style:text-properties officeooo:rsid="015c887c"/>
    </style:style>
    <style:style style:name="T185" style:family="text">
      <style:text-properties style:language-asian="zxx" style:country-asian="none" style:language-complex="zxx" style:country-complex="none"/>
    </style:style>
    <style:style style:name="T186" style:family="text">
      <style:text-properties officeooo:rsid="012072b9" style:language-asian="zxx" style:country-asian="none" style:language-complex="zxx" style:country-complex="none"/>
    </style:style>
    <style:style style:name="T187" style:family="text">
      <style:text-properties officeooo:rsid="01716a6f" style:language-asian="zxx" style:country-asian="none" style:language-complex="zxx" style:country-complex="none"/>
    </style:style>
    <style:style style:name="T188" style:family="text">
      <style:text-properties officeooo:rsid="01802495" style:language-asian="zxx" style:country-asian="none" style:language-complex="zxx" style:country-complex="none"/>
    </style:style>
    <style:style style:name="T189" style:family="text">
      <style:text-properties officeooo:rsid="0192ef90" style:language-asian="zxx" style:country-asian="none" style:language-complex="zxx" style:country-complex="none"/>
    </style:style>
    <style:style style:name="T190" style:family="text">
      <style:text-properties officeooo:rsid="010418d0" style:language-asian="zxx" style:country-asian="none" style:language-complex="zxx" style:country-complex="none"/>
    </style:style>
    <style:style style:name="T191" style:family="text">
      <style:text-properties officeooo:rsid="01bce904" style:language-asian="zxx" style:country-asian="none" style:language-complex="zxx" style:country-complex="none"/>
    </style:style>
    <style:style style:name="T192" style:family="text">
      <style:text-properties officeooo:rsid="019622ae" style:language-asian="zxx" style:country-asian="none" style:language-complex="zxx" style:country-complex="none"/>
    </style:style>
    <style:style style:name="T193" style:family="text">
      <style:text-properties officeooo:rsid="01716a6f"/>
    </style:style>
    <style:style style:name="T194" style:family="text">
      <style:text-properties officeooo:rsid="01816401"/>
    </style:style>
    <style:style style:name="T195" style:family="text">
      <style:text-properties officeooo:rsid="0174f47f"/>
    </style:style>
    <style:style style:name="T196" style:family="text">
      <style:text-properties officeooo:rsid="01707e02"/>
    </style:style>
    <style:style style:name="T197" style:family="text">
      <style:text-properties officeooo:rsid="01710cc3"/>
    </style:style>
    <style:style style:name="T198" style:family="text">
      <style:text-properties officeooo:rsid="01720560"/>
    </style:style>
    <style:style style:name="T199" style:family="text">
      <style:text-properties officeooo:rsid="018c1817"/>
    </style:style>
    <style:style style:name="T200" style:family="text">
      <style:text-properties officeooo:rsid="01a18386"/>
    </style:style>
    <style:style style:name="T201" style:family="text">
      <style:text-properties officeooo:rsid="009e69f9"/>
    </style:style>
    <style:style style:name="T202" style:family="text">
      <style:text-properties officeooo:rsid="01900ab3"/>
    </style:style>
    <style:style style:name="T203" style:family="text">
      <style:text-properties officeooo:rsid="001ae54a"/>
    </style:style>
    <style:style style:name="T204" style:family="text">
      <style:text-properties fo:font-weight="normal" style:font-weight-asian="normal" style:font-weight-complex="normal"/>
    </style:style>
    <style:style style:name="T205" style:family="text">
      <style:text-properties fo:font-weight="normal" officeooo:rsid="01720560" style:font-weight-asian="normal" style:font-weight-complex="normal"/>
    </style:style>
    <style:style style:name="T206" style:family="text">
      <style:text-properties fo:font-weight="normal" officeooo:rsid="008d8b05" style:font-weight-asian="normal" style:font-weight-complex="normal"/>
    </style:style>
    <style:style style:name="T207" style:family="text">
      <style:text-properties fo:font-weight="normal" officeooo:rsid="003ae82e" style:font-weight-asian="normal" style:font-weight-complex="normal"/>
    </style:style>
    <style:style style:name="T208" style:family="text">
      <style:text-properties fo:font-weight="normal" officeooo:rsid="00873e5b" style:font-weight-asian="normal" style:font-weight-complex="normal"/>
    </style:style>
    <style:style style:name="T209" style:family="text">
      <style:text-properties fo:font-weight="normal" officeooo:rsid="00d34b79" style:font-weight-asian="normal" style:font-weight-complex="normal"/>
    </style:style>
    <style:style style:name="T210" style:family="text">
      <style:text-properties fo:font-weight="normal" officeooo:rsid="00d4b23f" style:font-weight-asian="normal" style:font-weight-complex="normal"/>
    </style:style>
    <style:style style:name="T211" style:family="text">
      <style:text-properties fo:font-weight="normal" officeooo:rsid="0087e4fb" style:font-weight-asian="normal" style:font-weight-complex="normal"/>
    </style:style>
    <style:style style:name="T212" style:family="text">
      <style:text-properties fo:font-weight="normal" officeooo:rsid="01ac2937" style:font-weight-asian="normal" style:font-weight-complex="normal"/>
    </style:style>
    <style:style style:name="T213" style:family="text">
      <style:text-properties fo:font-weight="normal" officeooo:rsid="00e30c23" style:font-weight-asian="normal" style:font-weight-complex="normal"/>
    </style:style>
    <style:style style:name="T214" style:family="text">
      <style:text-properties fo:font-weight="normal" officeooo:rsid="01aff59e" style:font-weight-asian="normal" style:font-weight-complex="normal"/>
    </style:style>
    <style:style style:name="T215" style:family="text">
      <style:text-properties fo:font-weight="normal" officeooo:rsid="00aa1a0a" style:font-weight-asian="normal" style:font-weight-complex="normal"/>
    </style:style>
    <style:style style:name="T216" style:family="text">
      <style:text-properties fo:font-weight="normal" officeooo:rsid="00d92e18" style:font-weight-asian="normal" style:font-weight-complex="normal"/>
    </style:style>
    <style:style style:name="T217" style:family="text">
      <style:text-properties fo:font-weight="normal" officeooo:rsid="00dd6953" style:font-weight-asian="normal" style:font-weight-complex="normal"/>
    </style:style>
    <style:style style:name="T218" style:family="text">
      <style:text-properties fo:font-weight="normal" officeooo:rsid="00dee069" style:font-weight-asian="normal" style:font-weight-complex="normal"/>
    </style:style>
    <style:style style:name="T219" style:family="text">
      <style:text-properties fo:font-weight="normal" officeooo:rsid="01626a49" style:font-weight-asian="normal" style:font-weight-complex="normal"/>
    </style:style>
    <style:style style:name="T220" style:family="text">
      <style:text-properties fo:font-weight="normal" officeooo:rsid="00a6ab89" style:font-weight-asian="normal" style:font-weight-complex="normal"/>
    </style:style>
    <style:style style:name="T221" style:family="text">
      <style:text-properties fo:font-weight="normal" officeooo:rsid="01b13495" style:font-weight-asian="normal" style:font-weight-complex="normal"/>
    </style:style>
    <style:style style:name="T222" style:family="text">
      <style:text-properties fo:font-weight="normal" officeooo:rsid="0098c273" style:font-weight-asian="normal" style:font-weight-complex="normal"/>
    </style:style>
    <style:style style:name="T223" style:family="text">
      <style:text-properties fo:font-weight="normal" officeooo:rsid="00dc7a8c" style:font-weight-asian="normal" style:font-weight-complex="normal"/>
    </style:style>
    <style:style style:name="T224" style:family="text">
      <style:text-properties fo:font-weight="normal" officeooo:rsid="01b662c7" style:font-weight-asian="normal" style:font-weight-complex="normal"/>
    </style:style>
    <style:style style:name="T225" style:family="text">
      <style:text-properties fo:font-weight="normal" officeooo:rsid="00596a48" style:font-weight-asian="normal" style:font-weight-complex="normal"/>
    </style:style>
    <style:style style:name="T226" style:family="text">
      <style:text-properties fo:font-weight="normal" officeooo:rsid="00fb5ce7" style:font-weight-asian="normal" style:font-weight-complex="normal"/>
    </style:style>
    <style:style style:name="T227" style:family="text">
      <style:text-properties fo:font-weight="normal" officeooo:rsid="01a2a97b" style:font-weight-asian="normal" style:font-weight-complex="normal"/>
    </style:style>
    <style:style style:name="T228" style:family="text">
      <style:text-properties fo:font-weight="normal" officeooo:rsid="01a386de" style:font-weight-asian="normal" style:font-weight-complex="normal"/>
    </style:style>
    <style:style style:name="T229" style:family="text">
      <style:text-properties fo:font-weight="normal" officeooo:rsid="005a7824" style:font-weight-asian="normal" style:font-weight-complex="normal"/>
    </style:style>
    <style:style style:name="T230" style:family="text">
      <style:text-properties fo:font-weight="normal" officeooo:rsid="0061efeb" style:font-weight-asian="normal" style:font-weight-complex="normal"/>
    </style:style>
    <style:style style:name="T231" style:family="text">
      <style:text-properties fo:font-weight="normal" officeooo:rsid="006290c7" style:font-weight-asian="normal" style:font-weight-complex="normal"/>
    </style:style>
    <style:style style:name="T232" style:family="text">
      <style:text-properties fo:font-weight="normal" officeooo:rsid="00f7a2a9" style:font-weight-asian="normal" style:font-weight-complex="normal"/>
    </style:style>
    <style:style style:name="T233" style:family="text">
      <style:text-properties fo:font-weight="normal" officeooo:rsid="00f9481b" style:font-weight-asian="normal" style:font-weight-complex="normal"/>
    </style:style>
    <style:style style:name="T234" style:family="text">
      <style:text-properties fo:font-weight="normal" officeooo:rsid="00fbc00a" style:font-weight-asian="normal" style:font-weight-complex="normal"/>
    </style:style>
    <style:style style:name="T235" style:family="text">
      <style:text-properties fo:font-weight="normal" officeooo:rsid="00fdacfc" style:font-weight-asian="normal" style:font-weight-complex="normal"/>
    </style:style>
    <style:style style:name="T236" style:family="text">
      <style:text-properties officeooo:rsid="001cf249"/>
    </style:style>
    <style:style style:name="T237" style:family="text">
      <style:text-properties officeooo:rsid="0021116d"/>
    </style:style>
    <style:style style:name="T238" style:family="text">
      <style:text-properties officeooo:rsid="00219d8d"/>
    </style:style>
    <style:style style:name="T239" style:family="text">
      <style:text-properties officeooo:rsid="003ae82e"/>
    </style:style>
    <style:style style:name="T240" style:family="text">
      <style:text-properties officeooo:rsid="002734d5"/>
    </style:style>
    <style:style style:name="T241" style:family="text">
      <style:text-properties officeooo:rsid="002aee95"/>
    </style:style>
    <style:style style:name="T242" style:family="text">
      <style:text-properties officeooo:rsid="002e93d6"/>
    </style:style>
    <style:style style:name="T243" style:family="text">
      <style:text-properties officeooo:rsid="002f93a3"/>
    </style:style>
    <style:style style:name="T244" style:family="text">
      <style:text-properties officeooo:rsid="003019e6"/>
    </style:style>
    <style:style style:name="T245" style:family="text">
      <style:text-properties officeooo:rsid="00331a07"/>
    </style:style>
    <style:style style:name="T246" style:family="text">
      <style:text-properties officeooo:rsid="0034c9b9"/>
    </style:style>
    <style:style style:name="T247" style:family="text">
      <style:text-properties officeooo:rsid="003605a2"/>
    </style:style>
    <style:style style:name="T248" style:family="text">
      <style:text-properties officeooo:rsid="00377aa4"/>
    </style:style>
    <style:style style:name="T249" style:family="text">
      <style:text-properties officeooo:rsid="0038ea3f"/>
    </style:style>
    <style:style style:name="T250" style:family="text">
      <style:text-properties officeooo:rsid="003c0427"/>
    </style:style>
    <style:style style:name="T251" style:family="text">
      <style:text-properties officeooo:rsid="003cf4c0"/>
    </style:style>
    <style:style style:name="T252" style:family="text">
      <style:text-properties officeooo:rsid="003d73dd"/>
    </style:style>
    <style:style style:name="T253" style:family="text">
      <style:text-properties officeooo:rsid="00409723"/>
    </style:style>
    <style:style style:name="T254" style:family="text">
      <style:text-properties officeooo:rsid="0040c056"/>
    </style:style>
    <style:style style:name="T255" style:family="text">
      <style:text-properties officeooo:rsid="004618f8"/>
    </style:style>
    <style:style style:name="T256" style:family="text">
      <style:text-properties officeooo:rsid="00481162"/>
    </style:style>
    <style:style style:name="T257" style:family="text">
      <style:text-properties officeooo:rsid="0049d9e9"/>
    </style:style>
    <style:style style:name="T258" style:family="text">
      <style:text-properties officeooo:rsid="004a61b6"/>
    </style:style>
    <style:style style:name="T259" style:family="text">
      <style:text-properties officeooo:rsid="004e144e"/>
    </style:style>
    <style:style style:name="T260" style:family="text">
      <style:text-properties officeooo:rsid="004ff2fb"/>
    </style:style>
    <style:style style:name="T261" style:family="text">
      <style:text-properties officeooo:rsid="00519ff8"/>
    </style:style>
    <style:style style:name="T262" style:family="text">
      <style:text-properties officeooo:rsid="00c0da8c"/>
    </style:style>
    <style:style style:name="T263" style:family="text">
      <style:text-properties officeooo:rsid="01c2f0f1"/>
    </style:style>
    <style:style style:name="T264" style:family="text">
      <style:text-properties fo:font-style="italic" style:font-style-asian="italic" style:font-style-complex="italic"/>
    </style:style>
    <style:style style:name="T265" style:family="text">
      <style:text-properties fo:font-style="italic" officeooo:rsid="00874249" style:font-style-asian="italic" style:font-style-complex="italic"/>
    </style:style>
    <style:style style:name="T266" style:family="text">
      <style:text-properties fo:font-style="italic" officeooo:rsid="01039b5f" style:font-style-asian="italic" style:font-style-complex="italic"/>
    </style:style>
    <style:style style:name="T267" style:family="text">
      <style:text-properties fo:font-style="italic" officeooo:rsid="00553b96" style:font-style-asian="italic" style:font-style-complex="italic"/>
    </style:style>
    <style:style style:name="T268" style:family="text">
      <style:text-properties fo:font-style="italic" style:text-underline-style="none" officeooo:rsid="00874249" style:font-style-asian="italic" style:font-style-complex="italic"/>
    </style:style>
    <style:style style:name="T26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70" style:family="text">
      <style:text-properties officeooo:rsid="00873e5b"/>
    </style:style>
    <style:style style:name="T271" style:family="text">
      <style:text-properties officeooo:rsid="00874249"/>
    </style:style>
    <style:style style:name="T272" style:family="text">
      <style:text-properties officeooo:rsid="008d8b05"/>
    </style:style>
    <style:style style:name="T273" style:family="text">
      <style:text-properties officeooo:rsid="01ac2937"/>
    </style:style>
    <style:style style:name="T274" style:family="text">
      <style:text-properties officeooo:rsid="018825b8"/>
    </style:style>
    <style:style style:name="T275" style:family="text">
      <style:text-properties officeooo:rsid="00a6ab89"/>
    </style:style>
    <style:style style:name="T276" style:family="text">
      <style:text-properties officeooo:rsid="009a368f"/>
    </style:style>
    <style:style style:name="T277" style:family="text">
      <style:text-properties officeooo:rsid="00dfe536"/>
    </style:style>
    <style:style style:name="T278" style:family="text">
      <style:text-properties officeooo:rsid="00f6f6cd"/>
    </style:style>
    <style:style style:name="T279" style:family="text">
      <style:text-properties officeooo:rsid="0092288f"/>
    </style:style>
    <style:style style:name="T280" style:family="text">
      <style:text-properties officeooo:rsid="00a569fa"/>
    </style:style>
    <style:style style:name="T281" style:family="text">
      <style:text-properties officeooo:rsid="009b6702"/>
    </style:style>
    <style:style style:name="T282" style:family="text">
      <style:text-properties officeooo:rsid="01ab7c13"/>
    </style:style>
    <style:style style:name="T283" style:family="text">
      <style:text-properties officeooo:rsid="01859beb"/>
    </style:style>
    <style:style style:name="T284" style:family="text">
      <style:text-properties officeooo:rsid="01c1bde7"/>
    </style:style>
    <style:style style:name="T285" style:family="text">
      <style:text-properties officeooo:rsid="013fca4d"/>
    </style:style>
    <style:style style:name="T286" style:family="text">
      <style:text-properties officeooo:rsid="01a56fb2"/>
    </style:style>
    <style:style style:name="T287" style:family="text">
      <style:text-properties officeooo:rsid="00ea5cba"/>
    </style:style>
    <style:style style:name="T288" style:family="text">
      <style:text-properties officeooo:rsid="00ebb5e4"/>
    </style:style>
    <style:style style:name="T289" style:family="text">
      <style:text-properties officeooo:rsid="015f1697"/>
    </style:style>
    <style:style style:name="T290" style:family="text">
      <style:text-properties fo:font-style="normal" style:font-style-asian="normal" style:font-style-complex="normal"/>
    </style:style>
    <style:style style:name="T291" style:family="text">
      <style:text-properties officeooo:rsid="0085f1e8"/>
    </style:style>
    <style:style style:name="T292" style:family="text">
      <style:text-properties officeooo:rsid="015f5df9"/>
    </style:style>
    <style:style style:name="T293" style:family="text">
      <style:text-properties officeooo:rsid="00654f16"/>
    </style:style>
    <style:style style:name="T294" style:family="text">
      <style:text-properties officeooo:rsid="0064750a"/>
    </style:style>
    <style:style style:name="T295" style:family="text">
      <style:text-properties officeooo:rsid="00c4d239"/>
    </style:style>
    <style:style style:name="T296" style:family="text">
      <style:text-properties officeooo:rsid="00e14896"/>
    </style:style>
    <style:style style:name="T297" style:family="text">
      <style:text-properties officeooo:rsid="00f402ea"/>
    </style:style>
    <style:style style:name="T298" style:family="text">
      <style:text-properties officeooo:rsid="00f68abe"/>
    </style:style>
    <style:style style:name="T299" style:family="text">
      <style:text-properties officeooo:rsid="012fa28a"/>
    </style:style>
    <style:style style:name="T300" style:family="text">
      <style:text-properties officeooo:rsid="002bf1b1"/>
    </style:style>
    <style:style style:name="T301" style:family="text">
      <style:text-properties officeooo:rsid="01443bc6"/>
    </style:style>
    <style:style style:name="T302" style:family="text">
      <style:text-properties officeooo:rsid="0151f23d"/>
    </style:style>
    <style:style style:name="T303" style:family="text">
      <style:text-properties officeooo:rsid="016bb839"/>
    </style:style>
    <style:style style:name="T304" style:family="text">
      <style:text-properties officeooo:rsid="0192ef90"/>
    </style:style>
    <style:style style:name="T305" style:family="text">
      <style:text-properties officeooo:rsid="00b7f429"/>
    </style:style>
    <style:style style:name="T306" style:family="text">
      <style:text-properties officeooo:rsid="0163c511"/>
    </style:style>
    <style:style style:name="T307" style:family="text">
      <style:text-properties officeooo:rsid="019622ae"/>
    </style:style>
    <style:style style:name="T308" style:family="text">
      <style:text-properties officeooo:rsid="00a84a6c"/>
    </style:style>
    <style:style style:name="T309" style:family="text">
      <style:text-properties officeooo:rsid="009485d3"/>
    </style:style>
    <style:style style:name="T310" style:family="text">
      <style:text-properties officeooo:rsid="00942164"/>
    </style:style>
    <style:style style:name="T311" style:family="text">
      <style:text-properties officeooo:rsid="00596a48"/>
    </style:style>
    <style:style style:name="T312" style:family="text">
      <style:text-properties officeooo:rsid="00602024"/>
    </style:style>
    <style:style style:name="T313" style:family="text">
      <style:text-properties officeooo:rsid="001ec533"/>
    </style:style>
    <style:style style:name="T314" style:family="text">
      <style:text-properties officeooo:rsid="00b0445c"/>
    </style:style>
    <style:style style:name="T315" style:family="text">
      <style:text-properties officeooo:rsid="0016f192"/>
    </style:style>
    <style:style style:name="T316" style:family="text">
      <style:text-properties officeooo:rsid="00c8d969"/>
    </style:style>
    <style:style style:name="T317" style:family="text">
      <style:text-properties officeooo:rsid="01095666"/>
    </style:style>
    <style:style style:name="T318" style:family="text">
      <style:text-properties officeooo:rsid="00d34b79"/>
    </style:style>
    <style:style style:name="T319" style:family="text">
      <style:text-properties officeooo:rsid="010b84ac"/>
    </style:style>
    <style:style style:name="T320" style:family="text">
      <style:text-properties officeooo:rsid="00c6d825"/>
    </style:style>
    <style:style style:name="T321" style:family="text">
      <style:text-properties style:text-underline-style="none"/>
    </style:style>
    <style:style style:name="T322" style:family="text">
      <style:text-properties style:text-underline-style="none" officeooo:rsid="00c6d825"/>
    </style:style>
    <style:style style:name="T323" style:family="text">
      <style:text-properties style:text-underline-style="none" officeooo:rsid="01bce904"/>
    </style:style>
    <style:style style:name="T324" style:family="text">
      <style:text-properties style:text-underline-style="none" officeooo:rsid="00387f37"/>
    </style:style>
    <style:style style:name="T325" style:family="text">
      <style:text-properties style:text-underline-style="none" officeooo:rsid="003a5405"/>
    </style:style>
    <style:style style:name="T326" style:family="text">
      <style:text-properties style:text-underline-style="none" officeooo:rsid="005adf7f"/>
    </style:style>
    <style:style style:name="T327" style:family="text">
      <style:text-properties style:text-underline-style="none" officeooo:rsid="003e136b"/>
    </style:style>
    <style:style style:name="T328" style:family="text">
      <style:text-properties style:text-underline-style="none" officeooo:rsid="00421353"/>
    </style:style>
    <style:style style:name="T329" style:family="text">
      <style:text-properties style:text-underline-style="none" officeooo:rsid="0044f53b"/>
    </style:style>
    <style:style style:name="T330" style:family="text">
      <style:text-properties style:text-underline-style="none" officeooo:rsid="0045f189"/>
    </style:style>
    <style:style style:name="T331" style:family="text">
      <style:text-properties style:text-underline-style="none" officeooo:rsid="0048fe88"/>
    </style:style>
    <style:style style:name="T332" style:family="text">
      <style:text-properties style:text-underline-style="none" officeooo:rsid="00602024"/>
    </style:style>
    <style:style style:name="T333" style:family="text">
      <style:text-properties style:text-underline-style="none" officeooo:rsid="01bf1a29"/>
    </style:style>
    <style:style style:name="T334" style:family="text">
      <style:text-properties style:text-underline-style="none" officeooo:rsid="005025f6"/>
    </style:style>
    <style:style style:name="T335" style:family="text">
      <style:text-properties style:text-underline-style="none" officeooo:rsid="01bce904" style:language-asian="zxx" style:country-asian="none" style:language-complex="zxx" style:country-complex="none"/>
    </style:style>
    <style:style style:name="T336" style:family="text">
      <style:text-properties style:text-underline-style="none" officeooo:rsid="01056a81" style:language-asian="zxx" style:country-asian="none" style:language-complex="zxx" style:country-complex="none"/>
    </style:style>
    <style:style style:name="T337" style:family="text">
      <style:text-properties style:text-underline-style="none" officeooo:rsid="006a584f"/>
    </style:style>
    <style:style style:name="T338" style:family="text">
      <style:text-properties style:text-underline-style="none" officeooo:rsid="010c1a97"/>
    </style:style>
    <style:style style:name="T339" style:family="text">
      <style:text-properties style:text-underline-style="none" officeooo:rsid="0112b705"/>
    </style:style>
    <style:style style:name="T340" style:family="text">
      <style:text-properties style:text-underline-style="none" officeooo:rsid="01231939"/>
    </style:style>
    <style:style style:name="T341" style:family="text">
      <style:text-properties style:text-underline-style="none" officeooo:rsid="01238dd6"/>
    </style:style>
    <style:style style:name="T342" style:family="text">
      <style:text-properties style:text-underline-style="none" officeooo:rsid="014885d7"/>
    </style:style>
    <style:style style:name="T343" style:family="text">
      <style:text-properties officeooo:rsid="00c97ec5"/>
    </style:style>
    <style:style style:name="T344" style:family="text">
      <style:text-properties officeooo:rsid="01005fdb"/>
    </style:style>
    <style:style style:name="T345" style:family="text">
      <style:text-properties officeooo:rsid="01a33e3c"/>
    </style:style>
    <style:style style:name="T346" style:family="text">
      <style:text-properties officeooo:rsid="01b2d37e"/>
    </style:style>
    <style:style style:name="T347" style:family="text">
      <style:text-properties officeooo:rsid="01b41a85"/>
    </style:style>
    <style:style style:name="T348" style:family="text">
      <style:text-properties officeooo:rsid="00586ef2"/>
    </style:style>
    <style:style style:name="T349" style:family="text">
      <style:text-properties officeooo:rsid="00f82391"/>
    </style:style>
    <style:style style:name="T350" style:family="text">
      <style:text-properties officeooo:rsid="00f9f41a"/>
    </style:style>
    <style:style style:name="T351" style:family="text">
      <style:text-properties officeooo:rsid="0103b9b5"/>
    </style:style>
    <style:style style:name="T352" style:family="text">
      <style:text-properties officeooo:rsid="0030d907"/>
    </style:style>
    <style:style style:name="T353" style:family="text">
      <style:text-properties fo:font-weight="bold" style:font-weight-asian="bold" style:font-weight-complex="bold"/>
    </style:style>
    <style:style style:name="T354" style:family="text">
      <style:text-properties fo:font-weight="bold" officeooo:rsid="005e0121" style:font-weight-asian="bold" style:font-weight-complex="bold"/>
    </style:style>
    <style:style style:name="T355" style:family="text">
      <style:text-properties fo:font-weight="bold" officeooo:rsid="01ccbd05" style:font-weight-asian="bold" style:font-weight-complex="bold"/>
    </style:style>
    <style:style style:name="T356" style:family="text">
      <style:text-properties fo:font-weight="bold" officeooo:rsid="0072f4c5" style:font-weight-asian="bold" style:font-weight-complex="bold"/>
    </style:style>
    <style:style style:name="T357" style:family="text">
      <style:text-properties fo:font-weight="bold" officeooo:rsid="00a7f43c" style:font-weight-asian="bold" style:font-weight-complex="bold"/>
    </style:style>
    <style:style style:name="T358" style:family="text">
      <style:text-properties fo:font-weight="bold" officeooo:rsid="01a0d5a1" style:font-weight-asian="bold" style:font-weight-complex="bold"/>
    </style:style>
    <style:style style:name="T359" style:family="text">
      <style:text-properties fo:font-weight="bold" officeooo:rsid="004f0910" style:font-weight-asian="bold" style:font-weight-complex="bold"/>
    </style:style>
    <style:style style:name="T360" style:family="text">
      <style:text-properties officeooo:rsid="0029f9e9"/>
    </style:style>
    <style:style style:name="T361" style:family="text">
      <style:text-properties officeooo:rsid="01c67c8f"/>
    </style:style>
    <style:style style:name="T362" style:family="text">
      <style:text-properties officeooo:rsid="013426a2"/>
    </style:style>
    <style:style style:name="T363" style:family="text">
      <style:text-properties officeooo:rsid="00fb5ce7"/>
    </style:style>
    <style:style style:name="T364" style:family="text">
      <style:text-properties style:text-position="super 58%" officeooo:rsid="00fb5ce7"/>
    </style:style>
    <style:style style:name="T365" style:family="text">
      <style:text-properties officeooo:rsid="00544e8b"/>
    </style:style>
    <style:style style:name="T366" style:family="text">
      <style:text-properties officeooo:rsid="00fcd959"/>
    </style:style>
    <style:style style:name="T367" style:family="text">
      <style:text-properties officeooo:rsid="0056c2d3"/>
    </style:style>
    <style:style style:name="T368" style:family="text">
      <style:text-properties officeooo:rsid="01656a33"/>
    </style:style>
    <style:style style:name="T369" style:family="text">
      <style:text-properties officeooo:rsid="01bc2bea"/>
    </style:style>
    <style:style style:name="T370" style:family="text">
      <style:text-properties officeooo:rsid="01a0d5a1"/>
    </style:style>
    <style:style style:name="T371" style:family="text">
      <style:text-properties officeooo:rsid="00546169"/>
    </style:style>
    <style:style style:name="T372" style:family="text">
      <style:text-properties officeooo:rsid="00550073"/>
    </style:style>
    <style:style style:name="T373" style:family="text">
      <style:text-properties officeooo:rsid="01595f54"/>
    </style:style>
    <style:style style:name="T374" style:family="text">
      <style:text-properties officeooo:rsid="0129de2b"/>
    </style:style>
    <style:style style:name="T375" style:family="text">
      <style:text-properties officeooo:rsid="01287458"/>
    </style:style>
    <style:style style:name="T376" style:family="text">
      <style:text-properties officeooo:rsid="01be9e68"/>
    </style:style>
    <style:style style:name="T377" style:family="text">
      <style:text-properties officeooo:rsid="01501c12"/>
    </style:style>
    <style:style style:name="T378" style:family="text">
      <style:text-properties officeooo:rsid="005adf7f"/>
    </style:style>
    <style:style style:name="T379" style:family="text">
      <style:text-properties officeooo:rsid="0044f53b"/>
    </style:style>
    <style:style style:name="T380" style:family="text">
      <style:text-properties officeooo:rsid="003a5405"/>
    </style:style>
    <style:style style:name="T381" style:family="text">
      <style:text-properties officeooo:rsid="0035dd7f"/>
    </style:style>
    <style:style style:name="T382" style:family="text">
      <style:text-properties officeooo:rsid="00553b96"/>
    </style:style>
    <style:style style:name="T383" style:family="text">
      <style:text-properties officeooo:rsid="00578a11"/>
    </style:style>
    <style:style style:name="T384" style:family="text">
      <style:text-properties officeooo:rsid="00580269"/>
    </style:style>
    <style:style style:name="T385" style:family="text">
      <style:text-properties officeooo:rsid="005a7824"/>
    </style:style>
    <style:style style:name="T386" style:family="text">
      <style:text-properties fo:font-size="8pt" style:font-size-asian="8pt" style:language-asian="zxx" style:country-asian="none" style:font-size-complex="8pt" style:language-complex="zxx" style:country-complex="none" fo:padding="0in" fo:border="none"/>
    </style:style>
    <style:style style:name="T387" style:family="text">
      <style:text-properties fo:font-size="8pt" officeooo:rsid="006df20c" style:font-size-asian="8pt" style:language-asian="zxx" style:country-asian="none" style:font-size-complex="8pt" style:language-complex="zxx" style:country-complex="none" fo:padding="0in" fo:border="none"/>
    </style:style>
    <style:style style:name="T388" style:family="text">
      <style:text-properties fo:font-size="8pt" officeooo:rsid="00cf9a4e" style:font-size-asian="8pt" style:language-asian="zxx" style:country-asian="none" style:font-size-complex="8pt" style:language-complex="zxx" style:country-complex="none" fo:padding="0in" fo:border="none"/>
    </style:style>
    <style:style style:name="T389" style:family="text">
      <style:text-properties officeooo:rsid="00ae4564"/>
    </style:style>
    <style:style style:name="T390" style:family="text">
      <style:text-properties officeooo:rsid="00c69efc"/>
    </style:style>
    <style:style style:name="T391" style:family="text">
      <style:text-properties officeooo:rsid="0070cc12"/>
    </style:style>
    <style:style style:name="T392" style:family="text">
      <style:text-properties officeooo:rsid="0071a907"/>
    </style:style>
    <style:style style:name="T393" style:family="text">
      <style:text-properties officeooo:rsid="00780d32"/>
    </style:style>
    <style:style style:name="T394" style:family="text">
      <style:text-properties officeooo:rsid="0079b271"/>
    </style:style>
    <style:style style:name="T395" style:family="text">
      <style:text-properties officeooo:rsid="007bf5ad"/>
    </style:style>
    <style:style style:name="T396" style:family="text">
      <style:text-properties officeooo:rsid="007debef"/>
    </style:style>
    <style:style style:name="T397" style:family="text">
      <style:text-properties officeooo:rsid="008c01f2"/>
    </style:style>
    <style:style style:name="T398" style:family="text">
      <style:text-properties officeooo:rsid="00914848"/>
    </style:style>
    <style:style style:name="T399" style:family="text">
      <style:text-properties officeooo:rsid="00920d56"/>
    </style:style>
    <style:style style:name="T400" style:family="text">
      <style:text-properties officeooo:rsid="0099993b"/>
    </style:style>
    <style:style style:name="T401" style:family="text">
      <style:text-properties officeooo:rsid="009fd170"/>
    </style:style>
    <style:style style:name="T402" style:family="text">
      <style:text-properties officeooo:rsid="00a12699"/>
    </style:style>
    <style:style style:name="T403" style:family="text">
      <style:text-properties officeooo:rsid="00a29576"/>
    </style:style>
    <style:style style:name="T404" style:family="text">
      <style:text-properties officeooo:rsid="00a43555"/>
    </style:style>
    <style:style style:name="T405" style:family="text">
      <style:text-properties officeooo:rsid="005025f6"/>
    </style:style>
    <style:style style:name="T406" style:family="text">
      <style:text-properties officeooo:rsid="00a9f6ab"/>
    </style:style>
    <style:style style:name="T407" style:family="text">
      <style:text-properties officeooo:rsid="00ae9bc7"/>
    </style:style>
    <style:style style:name="T408" style:family="text">
      <style:text-properties officeooo:rsid="00b58600"/>
    </style:style>
    <style:style style:name="T409" style:family="text">
      <style:text-properties officeooo:rsid="00b75c7a"/>
    </style:style>
    <style:style style:name="T410" style:family="text">
      <style:text-properties officeooo:rsid="00b83eda"/>
    </style:style>
    <style:style style:name="T411" style:family="text">
      <style:text-properties officeooo:rsid="00b9cf0b"/>
    </style:style>
    <style:style style:name="T412" style:family="text">
      <style:text-properties officeooo:rsid="00baf67d"/>
    </style:style>
    <style:style style:name="T413" style:family="text">
      <style:text-properties officeooo:rsid="00bf6333"/>
    </style:style>
    <style:style style:name="T414" style:family="text">
      <style:text-properties officeooo:rsid="00bf89cf"/>
    </style:style>
    <style:style style:name="T415" style:family="text">
      <style:text-properties officeooo:rsid="00c1aae9"/>
    </style:style>
    <style:style style:name="T416" style:family="text">
      <style:text-properties officeooo:rsid="00c32db6"/>
    </style:style>
    <style:style style:name="T417" style:family="text">
      <style:text-properties officeooo:rsid="00c2dffd"/>
    </style:style>
    <style:style style:name="T418" style:family="text">
      <style:text-properties officeooo:rsid="00c563b3"/>
    </style:style>
    <style:style style:name="T419" style:family="text">
      <style:text-properties officeooo:rsid="00ca06df"/>
    </style:style>
    <style:style style:name="T420" style:family="text">
      <style:text-properties officeooo:rsid="00cdbb9c"/>
    </style:style>
    <style:style style:name="T421" style:family="text">
      <style:text-properties officeooo:rsid="00d16fc4"/>
    </style:style>
    <style:style style:name="T422" style:family="text">
      <style:text-properties officeooo:rsid="00d42676"/>
    </style:style>
    <style:style style:name="T423" style:family="text">
      <style:text-properties officeooo:rsid="00d72e0b"/>
    </style:style>
    <style:style style:name="T424" style:family="text">
      <style:text-properties officeooo:rsid="00de86ad"/>
    </style:style>
    <style:style style:name="T425" style:family="text">
      <style:text-properties fo:language="en" fo:country="US"/>
    </style:style>
    <style:style style:name="T426" style:family="text">
      <style:text-properties fo:language="en" fo:country="US" officeooo:rsid="0122dde4"/>
    </style:style>
    <style:style style:name="T427" style:family="text">
      <style:text-properties fo:language="en" fo:country="US" officeooo:rsid="00f08802"/>
    </style:style>
    <style:style style:name="T428" style:family="text">
      <style:text-properties officeooo:rsid="00e946a4"/>
    </style:style>
    <style:style style:name="T429" style:family="text">
      <style:text-properties officeooo:rsid="0069b603"/>
    </style:style>
    <style:style style:name="T430" style:family="text">
      <style:text-properties officeooo:rsid="012072b9"/>
    </style:style>
    <style:style style:name="T431" style:family="text">
      <style:text-properties officeooo:rsid="016a843c"/>
    </style:style>
    <style:style style:name="T432" style:family="text">
      <style:text-properties officeooo:rsid="0130e2bf"/>
    </style:style>
    <style:style style:name="T433" style:family="text">
      <style:text-properties officeooo:rsid="00da7e78"/>
    </style:style>
    <style:style style:name="T434" style:family="text">
      <style:text-properties officeooo:rsid="01cf2743"/>
    </style:style>
    <style:style style:name="T435" style:family="text">
      <style:text-properties fo:color="#000000"/>
    </style:style>
    <style:style style:name="T436" style:family="text">
      <style:text-properties fo:color="#000000" officeooo:rsid="003ae82e"/>
    </style:style>
    <style:style style:name="T437" style:family="text">
      <style:text-properties officeooo:rsid="00fae829"/>
    </style:style>
    <style:style style:name="T438" style:family="text">
      <style:text-properties officeooo:rsid="010a1551"/>
    </style:style>
    <style:style style:name="T439" style:family="text">
      <style:text-properties officeooo:rsid="0110d68e"/>
    </style:style>
    <style:style style:name="T440" style:family="text">
      <style:text-properties officeooo:rsid="011a7a66"/>
    </style:style>
    <style:style style:name="T441" style:family="text">
      <style:text-properties officeooo:rsid="011baf04"/>
    </style:style>
    <style:style style:name="T442" style:family="text">
      <style:text-properties officeooo:rsid="011f2270"/>
    </style:style>
    <style:style style:name="T443" style:family="text">
      <style:text-properties officeooo:rsid="0121094c"/>
    </style:style>
    <style:style style:name="T444" style:family="text">
      <style:text-properties officeooo:rsid="0121f88a"/>
    </style:style>
    <style:style style:name="T445" style:family="text">
      <style:text-properties officeooo:rsid="0123b23c"/>
    </style:style>
    <style:style style:name="T446" style:family="text">
      <style:text-properties officeooo:rsid="012727ff"/>
    </style:style>
    <style:style style:name="T447" style:family="text">
      <style:text-properties officeooo:rsid="01273a2b"/>
    </style:style>
    <style:style style:name="T448" style:family="text">
      <style:text-properties officeooo:rsid="0127f583"/>
    </style:style>
    <style:style style:name="T449" style:family="text">
      <style:text-properties officeooo:rsid="0128b48e"/>
    </style:style>
    <style:style style:name="T450" style:family="text">
      <style:text-properties officeooo:rsid="012a9e4f"/>
    </style:style>
    <style:style style:name="T451" style:family="text">
      <style:text-properties officeooo:rsid="012bf790"/>
    </style:style>
    <style:style style:name="T452" style:family="text">
      <style:text-properties officeooo:rsid="012ed857"/>
    </style:style>
    <style:style style:name="T453" style:family="text">
      <style:text-properties officeooo:rsid="0130e697"/>
    </style:style>
    <style:style style:name="T454" style:family="text">
      <style:text-properties officeooo:rsid="013657ad"/>
    </style:style>
    <style:style style:name="T455" style:family="text">
      <style:text-properties officeooo:rsid="0139c242"/>
    </style:style>
    <style:style style:name="T456" style:family="text">
      <style:text-properties officeooo:rsid="013b44aa"/>
    </style:style>
    <style:style style:name="T457" style:family="text">
      <style:text-properties officeooo:rsid="01427392"/>
    </style:style>
    <style:style style:name="T458" style:family="text">
      <style:text-properties officeooo:rsid="014379f0"/>
    </style:style>
    <style:style style:name="T459" style:family="text">
      <style:text-properties officeooo:rsid="014656cf"/>
    </style:style>
    <style:style style:name="T460" style:family="text">
      <style:text-properties officeooo:rsid="01478f99"/>
    </style:style>
    <style:style style:name="T461" style:family="text">
      <style:text-properties officeooo:rsid="01486b88"/>
    </style:style>
    <style:style style:name="T462" style:family="text">
      <style:text-properties officeooo:rsid="014bf268"/>
    </style:style>
    <style:style style:name="T463" style:family="text">
      <style:text-properties fo:color="#ff3300"/>
    </style:style>
    <style:style style:name="T464" style:family="text">
      <style:text-properties fo:color="#ff3300" officeooo:rsid="0021116d"/>
    </style:style>
    <style:style style:name="T465" style:family="text">
      <style:text-properties fo:color="#ff3300" fo:font-weight="bold" style:font-weight-asian="bold" style:font-weight-complex="bold"/>
    </style:style>
    <style:style style:name="T466" style:family="text">
      <style:text-properties fo:color="#ff3300" fo:font-weight="bold" officeooo:rsid="018d8a50" style:font-weight-asian="bold" style:font-weight-complex="bold"/>
    </style:style>
    <style:style style:name="T467" style:family="text">
      <style:text-properties fo:color="#ff3300" fo:font-weight="bold" officeooo:rsid="018491ef" style:font-weight-asian="bold" style:font-weight-complex="bold"/>
    </style:style>
    <style:style style:name="T468" style:family="text">
      <style:text-properties fo:color="#ff3300" fo:font-weight="bold" officeooo:rsid="0070c4fb" style:font-weight-asian="bold" style:font-weight-complex="bold"/>
    </style:style>
    <style:style style:name="T469" style:family="text">
      <style:text-properties fo:color="#ff3300" fo:font-weight="bold" officeooo:rsid="01d03c45" style:font-weight-asian="bold" style:font-weight-complex="bold"/>
    </style:style>
    <style:style style:name="T470" style:family="text">
      <style:text-properties fo:color="#ff3300" officeooo:rsid="018d8a50"/>
    </style:style>
    <style:style style:name="T471" style:family="text">
      <style:text-properties fo:color="#ff3300" style:text-underline-style="solid" style:text-underline-width="auto" style:text-underline-color="font-color"/>
    </style:style>
    <style:style style:name="T472" style:family="text">
      <style:text-properties fo:color="#ff3300" fo:font-weight="normal" style:font-weight-asian="normal" style:font-weight-complex="normal"/>
    </style:style>
    <style:style style:name="T473" style:family="text">
      <style:text-properties fo:color="#ff3300" fo:font-weight="normal" officeooo:rsid="0073980f" style:font-weight-asian="normal" style:font-weight-complex="normal"/>
    </style:style>
    <style:style style:name="T474" style:family="text">
      <style:text-properties fo:color="#ff3300" officeooo:rsid="00ea9a35"/>
    </style:style>
    <style:style style:name="T475" style:family="text">
      <style:text-properties fo:color="#ff3300" officeooo:rsid="014379f0"/>
    </style:style>
    <style:style style:name="T476" style:family="text">
      <style:text-properties fo:color="#ff3300" officeooo:rsid="00ed5198"/>
    </style:style>
    <style:style style:name="T477" style:family="text">
      <style:text-properties fo:color="#ff3300" officeooo:rsid="00d80f40"/>
    </style:style>
    <style:style style:name="T478" style:family="text">
      <style:text-properties fo:color="#ff3300" officeooo:rsid="0139c242"/>
    </style:style>
    <style:style style:name="T479" style:family="text">
      <style:text-properties fo:color="#ff3300" officeooo:rsid="01582819"/>
    </style:style>
    <style:style style:name="T480" style:family="text">
      <style:text-properties fo:color="#ff3300" officeooo:rsid="0047e03e"/>
    </style:style>
    <style:style style:name="T481" style:family="text">
      <style:text-properties fo:color="#ff6600"/>
    </style:style>
    <style:style style:name="T482" style:family="text">
      <style:text-properties fo:color="#ff6600" fo:font-weight="bold" style:font-weight-asian="bold" style:font-weight-complex="bold"/>
    </style:style>
    <style:style style:name="T483" style:family="text">
      <style:text-properties fo:color="#ff6600" fo:font-weight="bold" officeooo:rsid="007debef" style:font-weight-asian="bold" style:font-weight-complex="bold"/>
    </style:style>
    <style:style style:name="T484" style:family="text">
      <style:text-properties fo:color="#ff6600" style:text-underline-style="solid" style:text-underline-width="auto" style:text-underline-color="font-color" fo:font-weight="bold" officeooo:rsid="007debef" style:font-weight-asian="bold" style:font-weight-complex="bold"/>
    </style:style>
    <style:style style:name="T485" style:family="text">
      <style:text-properties fo:color="#ff6600" officeooo:rsid="01478f99"/>
    </style:style>
    <style:style style:name="T486" style:family="text">
      <style:text-properties fo:color="#ff6600" officeooo:rsid="01095666"/>
    </style:style>
    <style:style style:name="T487" style:family="text">
      <style:text-properties officeooo:rsid="014bfeab"/>
    </style:style>
    <style:style style:name="T488" style:family="text">
      <style:text-properties officeooo:rsid="014d6394"/>
    </style:style>
    <style:style style:name="T489" style:family="text">
      <style:text-properties officeooo:rsid="014f4d8e"/>
    </style:style>
    <style:style style:name="T490" style:family="text">
      <style:text-properties officeooo:rsid="01507343"/>
    </style:style>
    <style:style style:name="T491" style:family="text">
      <style:text-properties officeooo:rsid="0151795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4" table:style-name="Table4">
        <table:table-column table:style-name="Table4.A"/>
        <table:table-row>
          <table:table-cell table:style-name="Table4.A1" office:value-type="string">
            <text:p text:style-name="P385">GRAMMAR</text:p>
          </table:table-cell>
        </table:table-row>
        <table:table-row>
          <table:table-cell table:style-name="Table4.A2" office:value-type="string">
            <text:p text:style-name="P386">Past-<text:span text:style-name="T263">Future</text:span></text:p>
            <text:p text:style-name="P313">- <text:span text:style-name="T13">I studied</text:span> at UGR <text:span text:style-name="T264">between 2013-18</text:span> (<text:span text:style-name="T270">p. </text:span>simple because already finished)</text:p>
            <text:p text:style-name="P313">- <text:span text:style-name="T268">since</text:span><text:span text:style-name="T271"> January </text:span><text:span text:style-name="T30">I have been working</text:span><text:span text:style-name="T271"> (p. perfect (continuous) because </text:span><text:span text:style-name="T265">since</text:span><text:span text:style-name="T271">)</text:span></text:p>
            <text:p text:style-name="P313">- <text:span text:style-name="T146">people in </text:span><text:span text:style-name="T266">prehistory</text:span><text:span text:style-name="T146"> times lik</text:span><text:span text:style-name="T31">ed</text:span><text:span text:style-name="T146"> </text:span></text:p>
          </table:table-cell>
        </table:table-row>
        <table:table-row>
          <table:table-cell table:style-name="Table4.A2" office:value-type="string">
            <text:p text:style-name="P386">Capital letter<text:span text:style-name="T270">s/Abbreviation</text:span>:<text:span text:style-name="T204"> “A New Technique to Improve...” </text:span><text:span text:style-name="T208">(</text:span><text:span text:style-name="T204">Master thesis, titles </text:span><text:span text:style-name="T208">). </text:span><text:span text:style-name="T209">NOX (nitrogen oxide) <text:s/></text:span><text:span text:style-name="T25">E</text:span><text:span text:style-name="T210">uropean cities (upper all language, cities..)</text:span></text:p>
            <text:p text:style-name="P387">Don't start the same many paragraphs <text:span text:style-name="T272">(I)</text:span>: <text:span text:style-name="T204">I think-&gt; </text:span><text:span text:style-name="T211">My opinion </text:span><text:span text:style-name="T206">is; To my mind</text:span><text:span text:style-name="T229">=in my opinion</text:span></text:p>
            <text:p text:style-name="P388">Connecting:<text:span text:style-name="T204"> Moreover, </text:span><text:span text:style-name="T212">In addition, </text:span><text:span text:style-name="T213">As a result </text:span><text:span text:style-name="T214">(inform)/therefore (form)</text:span><text:span text:style-name="T213">, </text:span><text:span text:style-name="T204">furthermore, </text:span><text:span text:style-name="T215">In comparison, </text:span><text:span text:style-name="T216">In spite of that. </text:span><text:span text:style-name="T217">Nonetheless (formal = </text:span><text:span text:style-name="T232">no obstante=However</text:span><text:span text:style-name="T229">)</text:span><text:span text:style-name="T217">/ Even so (infor=</text:span><text:span text:style-name="T218">aún así</text:span><text:span text:style-name="T229">)</text:span><text:span text:style-name="T217">. </text:span><text:span text:style-name="T219">Even though (aún cuando)</text:span></text:p>
            <text:p text:style-name="P389"><text:span text:style-name="T385">Conjunctions</text:span> (and, <text:span text:style-name="T273">but, also, </text:span>for, or, nor, so, and yet) <text:span text:style-name="T274">comma</text:span>: <text:span text:style-name="T204">I tried a new diet, but </text:span><text:span text:style-name="T23">I</text:span><text:span text:style-name="T204"> still gained weight. I tried a new diet but still gained weight. (comma after but if independent </text:span><text:span text:style-name="T233">clause</text:span><text:span text:style-name="T204">). </text:span><text:span text:style-name="T212">B</text:span><text:span text:style-name="T220">ut/</text:span><text:span text:style-name="T215">also</text:span><text:span text:style-name="T220"> (don't start) </text:span><text:span text:style-name="T212">or use a comma. </text:span><text:span text:style-name="T221">On the one/other hand (not side)</text:span></text:p>
            <text:p text:style-name="P390"><text:span text:style-name="T275">E</text:span>numerate:<text:span text:style-name="T204"> including (not like), such as, for example</text:span></text:p>
            <text:p text:style-name="P388"><text:span text:style-name="T276">Genitive</text:span>: <text:span text:style-name="T222">a normal person's day (always with people), </text:span></text:p>
            <text:p text:style-name="P391">Subject:<text:span text:style-name="T204"> it, them, (make clear the subject/obj you talk about)</text:span></text:p>
            <text:p text:style-name="P392">Words from task description:<text:span text:style-name="T204"> copy correctly</text:span></text:p>
            <text:p text:style-name="P393"><text:span text:style-name="T437">The m</text:span>ore-<text:span text:style-name="T437">the more (adj)</text:span>:<text:span text:style-name="T204"> the more you do it, the better the result will be (not the better is the result)</text:span></text:p>
            <text:p text:style-name="P394">Structure/No irrelevant/ Intro to paragraphs/<text:span text:style-name="T277">Sing-plural/the-an</text:span>:<text:span text:style-name="T204"> </text:span><text:span text:style-name="T223">do paragraph separation</text:span> </text:p>
          </table:table-cell>
        </table:table-row>
        <table:table-row>
          <table:table-cell table:style-name="Table4.A2" office:value-type="string">
            <text:p text:style-name="P395">Relative pronouns:</text:p>
            <text:p text:style-name="P314">- I have an upper level of English, <text:span text:style-name="T13">which</text:span> I…<text:span text:style-name="T278"> </text:span>(comma <text:span text:style-name="T279">bcs</text:span> no essential) <text:span text:style-name="T280">(don't use parenthesis)</text:span></text:p>
            <text:p text:style-name="P314">- <text:span text:style-name="T281">Many people (</text:span><text:span text:style-name="T32">who</text:span><text:span text:style-name="T281">) I know (leave bcs it's followed by another subject)</text:span></text:p>
            <text:p text:style-name="P314">-<text:span text:style-name="T278"> Jobs </text:span><text:span text:style-name="T66">that</text:span><text:span text:style-name="T278"> require hours..(that bcs is essential)</text:span></text:p>
            <text:p text:style-name="P314">- <text:span text:style-name="T282">There are those </text:span><text:span text:style-name="T33">whose</text:span><text:span text:style-name="T282"> jobs require(=who have jobs that require) sitting on a desk (require refers jobs not those)</text:span></text:p>
            <text:p text:style-name="P315">- <text:span text:style-name="T429">a</text:span><text:span text:style-name="T190"> </text:span><text:span text:style-name="T191">person who </text:span><text:span text:style-name="T335">tri</text:span><text:span text:style-name="T19">ed</text:span><text:span text:style-name="T336"> </text:span><text:span text:style-name="T335">it</text:span><text:span text:style-name="T20">s </text:span><text:span text:style-name="T335">own style</text:span></text:p>
          </table:table-cell>
        </table:table-row>
        <table:table-row>
          <table:table-cell table:style-name="Table4.A2" office:value-type="string">
            <text:p text:style-name="P396">To/Ing</text:p>
            <text:p text:style-name="P316">- Other ideas could be to force people to do sth (not be forcing people to do sth)</text:p>
            <text:p text:style-name="P316">- <text:span text:style-name="T283">I am addicted to watch</text:span><text:span text:style-name="T79">ing</text:span><text:span text:style-name="T283"> TV (to is a preposition)</text:span></text:p>
          </table:table-cell>
        </table:table-row>
        <table:table-row>
          <table:table-cell table:style-name="Table4.A2" office:value-type="string">
            <text:p text:style-name="P397"><text:span text:style-name="T284">Countable: </text:span>such a/a little-few</text:p>
            <text:p text:style-name="P317">- <text:span text:style-name="T285">At the party we had (a) little food</text:span>: <text:s/>Little and few <text:span text:style-name="T285">(without a) </text:span>have negative meanings. We use them to mean ‘not as much as may be expected or wished for’. </text:p>
            <text:p text:style-name="P318">- <text:span text:style-name="T286">I took such(=this)/such a (this type of) decision. They prove that </text:span><text:span text:style-name="T34">such a </text:span><text:span text:style-name="T35">= (this type)</text:span><text:span text:style-name="T34"> </text:span><text:span text:style-name="T287">relation exists (a for countable). </text:span></text:p>
            <text:p text:style-name="P318"/>
            <text:p text:style-name="P318"><text:span text:style-name="T287">-They are such a (=very) nice couple. I spent such a(=very) hard day. He is </text:span><text:span text:style-name="T36">such a</text:span><text:span text:style-name="T288"> bad-tempered person </text:span><text:span text:style-name="T36">that</text:span><text:span text:style-name="T288"> no one can work with him</text:span></text:p>
            <text:p text:style-name="P317">- <text:span text:style-name="T289">A </text:span><text:span text:style-name="T37">few</text:span><text:span text:style-name="T289"> hour (not a pair of hours)</text:span></text:p>
            <text:p text:style-name="P397"/>
          </table:table-cell>
        </table:table-row>
        <table:table-row>
          <table:table-cell table:style-name="Table4.A2" office:value-type="string">
            <text:p text:style-name="P398">a/an, the</text:p>
            <text:p text:style-name="P398"><text:span text:style-name="T204">- </text:span><text:span text:style-name="T27">A</text:span><text:span text:style-name="T23"> u</text:span><text:span text:style-name="T204">nited group (not </text:span><text:span text:style-name="T269">an</text:span><text:span text:style-name="T204"> because consonant sound /junatided/). </text:span><text:span text:style-name="T235">H</text:span><text:span text:style-name="T234">al</text:span><text:span text:style-name="T235">f </text:span><text:span text:style-name="T23">an h</text:span><text:span text:style-name="T204">our (because vowel sound,)</text:span></text:p>
            <text:p text:style-name="P398"><text:span text:style-name="T204">- </text:span><text:span text:style-name="T23">the</text:span><text:span text:style-name="T204"> exist /horse (/di:/ before vowel sound). </text:span><text:span text:style-name="T23">the</text:span><text:span text:style-name="T204"> team/union (/de/ before consonant)</text:span></text:p>
            <text:p text:style-name="P354">- The job as <text:span text:style-name="T290">an </text:span>engineer <text:span text:style-name="T291">which …</text:span></text:p>
            <text:p text:style-name="P354">- <text:span text:style-name="T382">I'm going next summer to London (not </text:span><text:span text:style-name="T267">the</text:span><text:span text:style-name="T382"> with next/last +time)</text:span></text:p>
            <text:p text:style-name="P357">at, to</text:p>
            <text:p text:style-name="P342">- <text:span text:style-name="T262">drive </text:span><text:span text:style-name="T29">to </text:span><text:span text:style-name="T262">work (not at); go </text:span><text:span text:style-name="T29">to</text:span><text:span text:style-name="T262"> London</text:span></text:p>
            <text:p text:style-name="P354"/>
          </table:table-cell>
        </table:table-row>
        <table:table-row>
          <table:table-cell table:style-name="Table4.A2" office:value-type="string">
            <text:p text:style-name="P399">Rather</text:p>
            <text:p text:style-name="P319">- He’s rather unpleasant <text:span text:style-name="T424">(desagradable) </text:span>(<text:span text:style-name="T424">to some degree)</text:span></text:p>
            <text:p text:style-name="P319">- I would rather go to a bar than go to the movies.. (prefer)</text:p>
            <text:p text:style-name="P319">- I'll have wine rather than beer with my dinner. (in preference to)</text:p>
          </table:table-cell>
        </table:table-row>
        <table:table-row>
          <table:table-cell table:style-name="Table4.A2" office:value-type="string">
            <text:p text:style-name="P400">Phrasal verbs</text:p>
            <text:p text:style-name="P400">look:<text:span text:style-name="T204"> We look </text:span><text:span text:style-name="T23">into</text:span><text:span text:style-name="T204"> the possibility of moving to a new city (</text:span><text:span text:style-name="T224">=</text:span><text:span text:style-name="T204">investigate). </text:span><text:span text:style-name="T224">I look </text:span><text:span text:style-name="T26">for</text:span><text:span text:style-name="T224"> a new job/sth (=search for). I look </text:span><text:span text:style-name="T26">up</text:span><text:span text:style-name="T224"> the address (=find out</text:span><text:span text:style-name="T235">=averiguar</text:span><text:span text:style-name="T224">)</text:span></text:p>
            <text:p text:style-name="P320">Look <text:span text:style-name="T13">after</text:span> the child (=take care of)</text:p>
          </table:table-cell>
        </table:table-row>
        <table:table-row>
          <table:table-cell table:style-name="Table4.A2" office:value-type="string">
            <text:p text:style-name="P401">Introduction-<text:span text:style-name="T292">ING</text:span> (because is now) and TO-preposition</text:p>
            <text:p text:style-name="P321">- <text:span text:style-name="T293">I apologize for my </text:span><text:span text:style-name="T80">late reply.</text:span></text:p>
            <text:p text:style-name="P322">- Sorry I haven't written (for so long)/(until now)/(for a <text:s/>long time !<text:span text:style-name="T384">= for a while (=por un momento)</text:span>)</text:p>
            <text:p text:style-name="P355">- Sorry about the delay (Amelia)</text:p>
            <text:p text:style-name="P321">- <text:span text:style-name="T294">I <text:s/>am writing to ask for information about (your hotel)</text:span></text:p>
            <text:p text:style-name="P321">“ <text:span text:style-name="T294">ask about (sth I forgot)</text:span></text:p>
            <text:p text:style-name="P324">“ make a reservation</text:p>
            <text:p text:style-name="P324">“ complain about sth</text:p>
            <text:p text:style-name="P324">“ apply for the job you advertised in <text:span text:style-name="T293">the </text:span>Newspaper.</text:p>
            <text:p text:style-name="P321"/>
            <text:p text:style-name="P321">-I am writing <text:span text:style-name="T13">to</text:span> you /<text:span text:style-name="T294">contacting you</text:span> <text:s/><text:span text:style-name="T294">(</text:span>in response to your request in which you ask<text:span text:style-name="T294">)</text:span>; </text:p>
            <text:p text:style-name="P321">I am sending you this letter -I am sending this letter <text:span text:style-name="T13">to</text:span> you. I help you <text:span text:style-name="T13">to</text:span> do sth (not I help to you to do sth) </text:p>
            <text:p text:style-name="P317">- <text:span text:style-name="T124">Let us (Let's)/Let me start by doing sth</text:span></text:p>
            <text:p text:style-name="P317"/>
            <text:p text:style-name="P402"/>
            <text:p text:style-name="P323"/>
            <text:p text:style-name="P317"/>
          </table:table-cell>
        </table:table-row>
      </table:table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21">EXPRESIONS</text:p>
            <text:p text:style-name="P24">-I would like to <text:span text:style-name="T13">broaden</text:span> my cultural horizon</text:p>
            <text:p text:style-name="P24">- <text:span text:style-name="T295">our environment would </text:span><text:span text:style-name="T38">be thankful for</text:span><text:span text:style-name="T295"> less pollution</text:span></text:p>
            <text:p text:style-name="P24">- <text:span text:style-name="T296">with the soon </text:span><text:span text:style-name="T39">to be expected</text:span><text:span text:style-name="T296"> arrival of e-cars</text:span></text:p>
            <text:p text:style-name="P24">- <text:span text:style-name="T297">If I was working for the </text:span><text:span text:style-name="T40">government state</text:span><text:span text:style-name="T297">, I'd encourage the </text:span><text:span text:style-name="T40">sale</text:span><text:span text:style-name="T297"> of</text:span></text:p>
            <text:p text:style-name="P24">- <text:span text:style-name="T298">jobs that require many hours </text:span><text:span text:style-name="T86">sitting at a desk</text:span></text:p>
            <text:p text:style-name="P24">- <text:span text:style-name="T299">the </text:span><text:span text:style-name="T41">wheat</text:span><text:span text:style-name="T299"> grows fast but without nutritional values</text:span></text:p>
            <text:p text:style-name="P361">- I meet all the <text:span text:style-name="T462">criteria</text:span></text:p>
            <text:p text:style-name="P343">- <text:span text:style-name="T300">It may-might rain (not It's possible that it rains). he may be at home (not can). It's unlikely that</text:span></text:p>
            <text:p text:style-name="P345">- <text:span text:style-name="T383">she plays the best</text:span></text:p>
            <text:p text:style-name="P350"><text:span text:style-name="T463">- I'm surprised that</text:span> </text:p>
          </table:table-cell>
          <table:table-cell table:style-name="Table5.B1" office:value-type="string">
            <text:p text:style-name="P24"/>
            <text:p text:style-name="P24">- Quisiera ampliar mi horizonte cultural</text:p>
            <text:p text:style-name="P25">- nuestro m. amb. agradecerá menos contaminación</text:p>
            <text:p text:style-name="P25">- <text:span text:style-name="T296">con la pronta esperada llegada de los e-cars </text:span></text:p>
            <text:p text:style-name="P25">- <text:span text:style-name="T297">Si yo fuese el gobierno, yo promovería la venta de</text:span></text:p>
            <text:p text:style-name="P25">- <text:span text:style-name="T298">trabajos que requieren muchas horas sentado en un escritorio</text:span></text:p>
            <text:p text:style-name="P25">- <text:span text:style-name="T299">el trigo crece rápido pero sin valor nuticional</text:span></text:p>
            <text:p text:style-name="P25">- <text:span text:style-name="T272">Cumplo todos los requisitos</text:span></text:p>
            <text:p text:style-name="P362">- <text:span text:style-name="T300">Puede que llueva. </text:span><text:s/><text:span text:style-name="T384">El puede que esté en casa. No es probable que</text:span></text:p>
            <text:p text:style-name="P361"/>
            <text:p text:style-name="P361">- <text:span text:style-name="T383">El es el mejor tocando</text:span></text:p>
            <text:p text:style-name="P475">- <text:span text:style-name="T384">Me sorprende que</text:span></text:p>
          </table:table-cell>
        </table:table-row>
        <table:table-row>
          <table:table-cell table:style-name="Table5.A2" office:value-type="string">
            <text:p text:style-name="P26">- <text:span text:style-name="T301">the death of the death</text:span></text:p>
            <text:p text:style-name="P478">- activities that <text:span text:style-name="T13">they like</text:span> (not that like them)</text:p>
            <text:p text:style-name="P26">- <text:span text:style-name="T302">I'd teach skills </text:span><text:span text:style-name="T87">rather</text:span><text:span text:style-name="T302"> than knowledge</text:span></text:p>
            <text:p text:style-name="P26">- <text:span text:style-name="T303">Even if politicians don't know, why should I know</text:span></text:p>
            <text:p text:style-name="P26">- <text:span text:style-name="T304">I can connect </text:span><text:span text:style-name="T42">as much as</text:span><text:span text:style-name="T304"> every 15 min</text:span></text:p>
            <text:p text:style-name="P207">- <text:span text:style-name="T13">enrich</text:span> my life</text:p>
            <text:p text:style-name="P207">- <text:span text:style-name="T305">Let me start </text:span><text:span text:style-name="T43">by</text:span><text:span text:style-name="T305"> clarifying that</text:span></text:p>
            <text:p text:style-name="P479">- <text:span text:style-name="T262">technology can have consequences </text:span><text:span text:style-name="T29">for</text:span><text:span text:style-name="T262"> the environment</text:span></text:p>
            <text:p text:style-name="P474"/>
          </table:table-cell>
          <table:table-cell table:style-name="Table5.B2" office:value-type="string">
            <text:p text:style-name="P26">- <text:span text:style-name="T301">la muerte de la muerte</text:span></text:p>
            <text:p text:style-name="P478">- actividades que les gustan</text:p>
            <text:p text:style-name="P26">- <text:span text:style-name="T302">yo enseñaria habilidades antes que conocimiento</text:span></text:p>
            <text:p text:style-name="P26">- <text:span text:style-name="T303">si incluso los politicos no lo saben, porqué deberia saberlo yo</text:span></text:p>
            <text:p text:style-name="P208"><text:span text:style-name="T185">- </text:span><text:span text:style-name="T189">Puedo llegar conectarme cada 15 </text:span></text:p>
            <text:p text:style-name="P207">- enriquecer mi vida</text:p>
            <text:p text:style-name="P207">- <text:span text:style-name="T305">Empecemos clarificando que</text:span></text:p>
            <text:p text:style-name="P492">- <text:span text:style-name="T262">La tecno puede tener consecuencias en el medio ambiente</text:span></text:p>
            <text:p text:style-name="P472"/>
          </table:table-cell>
        </table:table-row>
        <table:table-row>
          <table:table-cell table:style-name="Table5.A2" office:value-type="string">
            <text:p text:style-name="P27">- <text:span text:style-name="T306">The interviewer can </text:span><text:span text:style-name="T44">prejudge</text:span><text:span text:style-name="T306"> (príjad) you before he knows you</text:span></text:p>
            <text:p text:style-name="P299"><text:span text:style-name="T185">- </text:span><text:span text:style-name="T192">¿what would you recommend me </text:span><text:span text:style-name="T21">to do</text:span><text:span text:style-name="T192">? (need obj)</text:span></text:p>
            <text:p text:style-name="P299"><text:span text:style-name="T275">- </text:span><text:span text:style-name="T88">treasure/</text:span><text:span text:style-name="T45">value</text:span><text:span text:style-name="T275"> my time</text:span></text:p>
            <text:p text:style-name="P26">-<text:span text:style-name="T13"> even though</text:span> they have the right to do it</text:p>
            <text:p text:style-name="P14">- <text:span text:style-name="T200">What could have happened if I had made another choice?</text:span></text:p>
            <text:p text:style-name="P14">- <text:span text:style-name="T200">my decisions are well</text:span><text:span text:style-name="T46"> thought out</text:span></text:p>
            <text:p text:style-name="P475">- I am really <text:span text:style-name="T67">passionate</text:span> about <text:span text:style-name="T309">doing that </text:span>(no<text:span text:style-name="T310">t</text:span> a)</text:p>
            <text:p text:style-name="P363">- full<text:span text:style-name="T13">y occupied</text:span>/loaded cars (not full ocupated)</text:p>
            <text:p text:style-name="P358">- <text:span text:style-name="T272">Do not hesitate </text:span><text:span text:style-name="T70">to get in touch</text:span><text:span text:style-name="T272"> if you have any </text:span><text:span text:style-name="T70">further questions</text:span></text:p>
            <text:p text:style-name="P363"><text:span text:style-name="T206">??- </text:span><text:span text:style-name="T225">What I like </text:span><text:span text:style-name="T231">(</text:span><text:span text:style-name="T230">the</text:span><text:span text:style-name="T231">)</text:span><text:span text:style-name="T225"> most is</text:span></text:p>
            <text:p text:style-name="P340">- <text:span text:style-name="T311">On your own; From my own experience</text:span></text:p>
            <text:p text:style-name="P527">- <text:span text:style-name="T312">which provides it with a quiet atmosphere</text:span></text:p>
            <text:p text:style-name="P340"><text:span text:style-name="T482">- </text:span><text:span text:style-name="T484">for</text:span><text:span text:style-name="T483"> the sole purpose of</text:span><text:span text:style-name="T396"> </text:span></text:p>
            <text:p text:style-name="P528">- <text:span text:style-name="T417"><text:s/>Heart disease /dizíz/ is more </text:span><text:span text:style-name="T78">prevalent</text:span><text:span text:style-name="T417"> among people who are overweight</text:span></text:p>
            <text:p text:style-name="P527">- <text:span text:style-name="T442">Go with the flow of life</text:span></text:p>
            <text:p text:style-name="P352">- <text:span text:style-name="T444">Make a decision on the spot</text:span></text:p>
            <text:p text:style-name="P529">- <text:span text:style-name="T445">Politicians </text:span><text:span text:style-name="T94">are prone </text:span><text:span text:style-name="T445">to fraud</text:span></text:p>
            <text:p text:style-name="P353">- <text:span text:style-name="T446">Statements from the WoHeOr</text:span></text:p>
            <text:p text:style-name="P353"><text:span text:style-name="T481">- </text:span><text:span text:style-name="T485">The younger generation is more accepting-tolerant and less prejudiced</text:span><text:span text:style-name="T460"> </text:span></text:p>
            <text:p text:style-name="P353">- <text:span text:style-name="T460">The Media=(TV shows and pop-art=Netflix series) reflect the new kinds of families</text:span></text:p>
            <text:p text:style-name="P353">- <text:span text:style-name="T489">See you at Finas's place</text:span></text:p>
          </table:table-cell>
          <table:table-cell table:style-name="Table5.B2" office:value-type="string">
            <text:p text:style-name="P27">- <text:span text:style-name="T306">El entrevistador te puede prejuzgar antes de conocerte</text:span></text:p>
            <text:p text:style-name="P27">- <text:span text:style-name="T307">¿que me recomendarias?</text:span></text:p>
            <text:p text:style-name="P209">- hacer un tesoro de / <text:span text:style-name="T313">valorar </text:span><text:s/><text:span text:style-name="T308">mi</text:span> tiempo</text:p>
            <text:p text:style-name="P28">- <text:span text:style-name="T314">aún cuando tienen el derecho a hacerlo</text:span></text:p>
            <text:p text:style-name="P14">- <text:span text:style-name="T200">Que habria pasado si hubiera tomado otra decisión?</text:span></text:p>
            <text:p text:style-name="P14">- <text:span text:style-name="T200">mis decisiones son bien reflexionadas</text:span></text:p>
            <text:p text:style-name="P14">- <text:span text:style-name="T272">Me apasiona realmente hacer esto </text:span></text:p>
            <text:p text:style-name="P14">- coches totalmente llenos</text:p>
            <text:p text:style-name="P422">- <text:span text:style-name="T315">No dude en contactarme si tiene cualquier preguntas <text:s/>más</text:span></text:p>
            <text:p text:style-name="P14">- <text:span text:style-name="T311">Lo que más me gusta es</text:span></text:p>
            <text:p text:style-name="P14">- <text:span text:style-name="T311">Por ti mismo- por tu cuenta; De mi propias experiencia</text:span></text:p>
            <text:p text:style-name="P530">- <text:span text:style-name="T312">el cúal le da una atmosfera relajada</text:span></text:p>
            <text:p text:style-name="P532">- <text:span text:style-name="T396">con el único propósito de</text:span></text:p>
            <text:p text:style-name="P537">- La enfermedad cardiaca es mas com<text:span text:style-name="T418">ú</text:span>n entre la gente <text:span text:style-name="T418">que es</text:span> gorda</text:p>
            <text:p text:style-name="P304"/>
            <text:p text:style-name="P537">- <text:span text:style-name="T442">Dejarse llevar por la vida</text:span></text:p>
            <text:p text:style-name="P304">- <text:span text:style-name="T444">Hacer una decision en el acto-de inmediato</text:span></text:p>
            <text:p text:style-name="P537">- <text:span text:style-name="T445">Los politicos son propensos al fraude</text:span></text:p>
            <text:p text:style-name="P304">- <text:span text:style-name="T446">Declaraciones de la OrMuSa</text:span></text:p>
            <text:p text:style-name="P537">- <text:span text:style-name="T460">La generación más joven es mas tolerante y menos prejuiciosa</text:span></text:p>
            <text:p text:style-name="P304">- <text:span text:style-name="T460">Los medios reflejan los tipos de familias</text:span></text:p>
            <text:p text:style-name="P304"/>
            <text:p text:style-name="P312">- Nos vemos a que Fina</text:p>
          </table:table-cell>
        </table:table-row>
      </table:table>
      <text:p text:style-name="P4"/>
      <table:table table:name="Table6" table:style-name="Table6">
        <table:table-column table:style-name="Table6.A" table:number-columns-repeated="3"/>
        <table:table-column table:style-name="Table6.D"/>
        <table:table-row>
          <table:table-cell table:style-name="Table6.A1" office:value-type="string">
            <text:p text:style-name="P423">Prepositions</text:p>
            <text:p text:style-name="P29">- the <text:span text:style-name="T272">main </text:span>reason <text:span text:style-name="T13">for/to</text:span> (<text:span text:style-name="T316">it</text:span>/do <text:span text:style-name="T272">sth</text:span>)</text:p>
            <text:p text:style-name="P531">- <text:span text:style-name="T317">the reason </text:span><text:span text:style-name="T81">why</text:span><text:span text:style-name="T317"> I choose it (not of chosing it)</text:span></text:p>
            <text:p text:style-name="P29">- <text:span text:style-name="T318">I agree </text:span><text:span text:style-name="T47">about eating</text:span><text:span text:style-name="T318"> is (not “about that”)</text:span></text:p>
            <text:p text:style-name="P29">- <text:span text:style-name="T319"><text:s/>Congress is compared </text:span><text:span text:style-name="T48">with</text:span><text:span text:style-name="T319"> Parliament (2 similar obj). Life is compared </text:span><text:span text:style-name="T48">to</text:span><text:span text:style-name="T319"> a dream (2 different); </text:span></text:p>
            <text:p text:style-name="P29">- <text:span text:style-name="T184">I prepare </text:span><text:span text:style-name="T17">for/-</text:span><text:span text:style-name="T184"> the exam. (student-get ready/teacher)</text:span></text:p>
            <text:p text:style-name="P533"><text:span text:style-name="T320">- thinking </text:span><text:span text:style-name="T49">of</text:span><text:span text:style-name="T322"> giving</text:span><text:span text:style-name="T320"> sth up</text:span></text:p>
            <text:p text:style-name="P12"><text:span text:style-name="T349">-it </text:span>consist<text:span text:style-name="T349">s</text:span> <text:span text:style-name="T13">in</text:span> thinking/of <text:span text:style-name="T350">(</text:span>4 pieces<text:span text:style-name="T350">)</text:span> (made up of)</text:p>
            <text:p text:style-name="P13">- <text:span text:style-name="T351">promoted </text:span><text:span text:style-name="T58">by</text:span><text:span text:style-name="T351"> the food industry</text:span></text:p>
          </table:table-cell>
          <table:table-cell table:style-name="Table6.A1" office:value-type="string">
            <text:p text:style-name="P29"/>
            <text:p text:style-name="P29">-la razón principal de/para (<text:span text:style-name="T316">esto</text:span>/hacer <text:span text:style-name="T343">algo</text:span>)</text:p>
            <text:p text:style-name="P29"><text:span text:style-name="T481">- </text:span><text:span text:style-name="T486">la razón de elejir esto</text:span><text:span text:style-name="T317"> </text:span></text:p>
            <text:p text:style-name="P29">- <text:span text:style-name="T318">Estoy de acuerdo sobre que comer es</text:span></text:p>
            <text:p text:style-name="P29">- <text:span text:style-name="T319">comparar con</text:span></text:p>
            <text:p text:style-name="P29"/>
            <text:p text:style-name="P29"/>
            <text:p text:style-name="P29">- <text:span text:style-name="T184">Me preparo el examen </text:span></text:p>
            <text:p text:style-name="P29"/>
            <text:p text:style-name="P534">- pensando en abandonar algo</text:p>
            <text:p text:style-name="P12">- consiste en pensar/esta hecho de cuatro piezas</text:p>
            <text:p text:style-name="P13">- <text:span text:style-name="T351">fomentado por la industria alimenticia</text:span></text:p>
          </table:table-cell>
          <table:table-cell table:style-name="Table6.A1" office:value-type="string">
            <text:p text:style-name="P30">- abuse technology (not of)</text:p>
            <text:p text:style-name="P15">- <text:span text:style-name="T430">educate people (</text:span><text:span text:style-name="T82">on</text:span><text:span text:style-name="T344"> how to use internet information)/(</text:span><text:span text:style-name="T83">in</text:span><text:span text:style-name="T431"> the use of mobile </text:span><text:span text:style-name="T84">phone</text:span><text:span text:style-name="T83">)</text:span></text:p>
            <text:p text:style-name="P33"><text:span text:style-name="T344">-?? people </text:span><text:span text:style-name="T54">on</text:span><text:span text:style-name="T346"> TV are</text:span></text:p>
            <text:p text:style-name="P535">- <text:span text:style-name="T348">He is </text:span><text:span text:style-name="T56">in</text:span><text:span text:style-name="T348"> a hurry</text:span></text:p>
            <text:p text:style-name="P33">- <text:span text:style-name="T395">Not paying for a tram ticket</text:span></text:p>
            <text:p text:style-name="P365">- be related to</text:p>
            <text:p text:style-name="P34">- <text:span text:style-name="T194">I'm happy </text:span><text:span text:style-name="T50">about</text:span><text:span text:style-name="T194"> this choice </text:span></text:p>
            <text:p text:style-name="P34">- <text:span text:style-name="T12">I connect </text:span><text:span text:style-name="T51">to</text:span><text:span text:style-name="T12"> FB</text:span></text:p>
            <text:p text:style-name="P34">- <text:span text:style-name="T202">search </text:span><text:span text:style-name="T52">for</text:span><text:span text:style-name="T202"> sth</text:span></text:p>
            <text:p text:style-name="P34">- <text:span text:style-name="T345">say sth </text:span><text:span text:style-name="T53">to</text:span><text:span text:style-name="T345"> someone</text:span></text:p>
            <text:p text:style-name="P34">- <text:span text:style-name="T347">I want you </text:span><text:span text:style-name="T55">to</text:span><text:span text:style-name="T347"> do sth</text:span></text:p>
            <text:p text:style-name="P34">- <text:span text:style-name="T487">a dinner </text:span><text:span text:style-name="T57">for</text:span><text:span text:style-name="T312"> 15 Euros</text:span></text:p>
            <text:p text:style-name="P35">- <text:span text:style-name="T441">There have already been many thinkers who have </text:span><text:span text:style-name="T92">addressed/dealt with/</text:span><text:span text:style-name="T93">cope with (=bear the stress)/handle</text:span><text:span text:style-name="T92"> this issue</text:span></text:p>
            <text:p text:style-name="P34"/>
            <text:p text:style-name="P34"/>
            <text:p text:style-name="P34"/>
            <text:p text:style-name="P449"/>
          </table:table-cell>
          <table:table-cell table:style-name="Table6.D1" office:value-type="string">
            <text:p text:style-name="P30">- abusar de la tecnologia</text:p>
            <text:p text:style-name="P31">- <text:span text:style-name="T150">educar a la gente en el uso de Internet/ del movil</text:span></text:p>
            <text:p text:style-name="P31"/>
            <text:p text:style-name="P32">- <text:span text:style-name="T346">La gente de la TV es</text:span></text:p>
            <text:p text:style-name="P536">- <text:span text:style-name="T348">El tiene prisa</text:span></text:p>
            <text:p text:style-name="P32">- <text:span text:style-name="T395">No pagar por el billete de tren</text:span></text:p>
            <text:p text:style-name="P30">- <text:span text:style-name="T397">estar relacionado con</text:span></text:p>
            <text:p text:style-name="P30">- <text:span text:style-name="T194">Estoy contento de esta decisión</text:span></text:p>
            <text:p text:style-name="P30">- <text:span text:style-name="T12">Me conecto al FB</text:span></text:p>
            <text:p text:style-name="P36">- <text:span text:style-name="T202">buscar algo </text:span></text:p>
            <text:p text:style-name="P30">- <text:span text:style-name="T345">decir algo a alguien</text:span></text:p>
            <text:p text:style-name="P30">- <text:span text:style-name="T347">Quiero que hagas algo</text:span></text:p>
            <text:p text:style-name="P30">- <text:span text:style-name="T312">Una cena por 15 Euros</text:span></text:p>
            <text:p text:style-name="P30">- <text:span text:style-name="T441">Ya habido muchos pensadores que han tratado este asunto.</text:span></text:p>
          </table:table-cell>
        </table:table-row>
      </table:table>
      <text:p text:style-name="P4"/>
      <text:p text:style-name="P4"/>
      <table:table table:name="Table7" table:style-name="Table7">
        <table:table-column table:style-name="Table7.A" table:number-columns-repeated="5"/>
        <table:table-column table:style-name="Table7.F"/>
        <text:soft-page-break/>
        <table:table-row table:style-name="Table7.1">
          <table:table-cell table:style-name="Table7.A1" office:value-type="string">
            <text:p text:style-name="P424">Spelling</text:p>
            <text:p text:style-name="P367"><text:span text:style-name="T352">- I was </text:span>stud<text:span text:style-name="T13">y</text:span>ing,<text:span text:style-name="T360">,lying,wri</text:span><text:span text:style-name="T59">ti</text:span><text:span text:style-name="T360">ng</text:span></text:p>
            <text:p text:style-name="P368"/>
            <text:p text:style-name="P359"><text:span text:style-name="T360">si</text:span><text:span text:style-name="T59">tt</text:span><text:span text:style-name="T360">ing</text:span></text:p>
            <text:p text:style-name="P425">e<text:span text:style-name="T13">ffi</text:span>ciency;</text:p>
            <text:p text:style-name="P426">e<text:span text:style-name="T13">ss</text:span>ential; </text:p>
            <text:p text:style-name="P425"><text:span text:style-name="T389">reco</text:span><text:span text:style-name="T68">mm</text:span><text:span text:style-name="T389">end</text:span></text:p>
            <text:p text:style-name="P427"><text:span text:style-name="T390">disa</text:span><text:span text:style-name="T69">pp</text:span><text:span text:style-name="T390">ointment; </text:span><text:span text:style-name="T332">a</text:span><text:span text:style-name="T57">pp</text:span><text:span text:style-name="T332">roximately</text:span><text:span text:style-name="T390"> sho</text:span><text:span text:style-name="T69">p</text:span><text:span text:style-name="T390">ping; </text:span><text:span text:style-name="T334">ma</text:span><text:span text:style-name="T72">yonnaise</text:span></text:p>
            <text:p text:style-name="P360"><text:span text:style-name="T405">i</text:span>mpo<text:span text:style-name="T13">ss</text:span>ible</text:p>
            <text:p text:style-name="P369"/>
            <text:p text:style-name="P30">I'm relax<text:span text:style-name="T13">ed</text:span><text:span text:style-name="T320"> </text:span></text:p>
            <text:p text:style-name="P37">feel/fell</text:p>
            <text:p text:style-name="P5">understood </text:p>
            <text:p text:style-name="P6">minu<text:span text:style-name="T13">t</text:span>es<text:span text:style-name="T206"> </text:span></text:p>
            <text:p text:style-name="P346"/>
          </table:table-cell>
          <table:table-cell table:style-name="Table7.A1" office:value-type="string">
            <text:p text:style-name="P38"/>
            <text:p text:style-name="P39"/>
            <text:p text:style-name="P38"/>
            <text:p text:style-name="P40"/>
            <text:p text:style-name="P41">double consonant with short vowel</text:p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>estoy relajado</text:p>
            <text:p text:style-name="P37">sentir/cayó</text:p>
            <text:p text:style-name="P42">entendido</text:p>
            <text:p text:style-name="P43">minutos</text:p>
            <text:p text:style-name="P44"/>
          </table:table-cell>
          <table:table-cell table:style-name="Table7.A1" office:value-type="string">
            <text:p text:style-name="P45">b<text:span text:style-name="T13">icy</text:span>cle</text:p>
            <text:p text:style-name="P46">re<text:span text:style-name="T13">new</text:span>able</text:p>
            <text:p text:style-name="P47">consu<text:span text:style-name="T13">m</text:span>e </text:p>
            <text:p text:style-name="P48">amount</text:p>
            <text:p text:style-name="P49">instinct</text:p>
            <text:p text:style-name="P50">be<text:span text:style-name="T13">a</text:span>uty/<text:span text:style-name="T345">beautiful</text:span></text:p>
            <text:p text:style-name="P51">physic<text:span text:style-name="T13">s</text:span></text:p>
            <text:p text:style-name="P370">all kind<text:span text:style-name="T13">s</text:span> of</text:p>
            <text:p text:style-name="P371">sand<text:span text:style-name="T13">wich</text:span></text:p>
            <text:p text:style-name="P372">complain/<text:span text:style-name="T13">t</text:span></text:p>
            <text:p text:style-name="P373">atmospher<text:span text:style-name="T13">e</text:span></text:p>
            <text:p text:style-name="P373">easi<text:span text:style-name="T13">l</text:span>y</text:p>
            <text:p text:style-name="P366">citizens</text:p>
            <text:p text:style-name="P374">mari<text:span text:style-name="T13">ju</text:span>ana</text:p>
            <text:p text:style-name="P375"><text:span text:style-name="T13">e</text:span>scape</text:p>
            <text:p text:style-name="P383">blond <text:span text:style-name="T454">(not e)</text:span></text:p>
          </table:table-cell>
          <table:table-cell table:style-name="Table7.A1" office:value-type="string">
            <text:p text:style-name="P45">bicicletas</text:p>
            <text:p text:style-name="P46">renovable</text:p>
            <text:p text:style-name="P47">consumir</text:p>
            <text:p text:style-name="P48">cantidad</text:p>
            <text:p text:style-name="P49">instinto</text:p>
            <text:p text:style-name="P50">bellleza/<text:span text:style-name="T345">bellos</text:span></text:p>
            <text:p text:style-name="P51">física</text:p>
            <text:p text:style-name="P52">todo tipo de</text:p>
            <text:p text:style-name="P56">sandwich</text:p>
            <text:p text:style-name="P44">queja/quejar</text:p>
            <text:p text:style-name="P57">atmósfera</text:p>
            <text:p text:style-name="P57">fácilmente</text:p>
            <text:p text:style-name="P58">ciudadanos</text:p>
            <text:p text:style-name="P59">marihuana</text:p>
            <text:p text:style-name="P60">escapar</text:p>
            <text:p text:style-name="P201">rubio</text:p>
            <text:p text:style-name="P58"/>
          </table:table-cell>
          <table:table-cell table:style-name="Table7.A1" office:value-type="string">
            <text:p text:style-name="P376">in conclu<text:span text:style-name="T13">s</text:span>ion (1 s)</text:p>
            <text:p text:style-name="P377">car<text:span text:style-name="T13">ee</text:span>r</text:p>
            <text:p text:style-name="P378">engin<text:span text:style-name="T13">eer</text:span></text:p>
            <text:p text:style-name="P450">cannot</text:p>
            <text:p text:style-name="P347">life/lives</text:p>
            <text:p text:style-name="P348">sth which let<text:span text:style-name="T13">s</text:span> me <text:span text:style-name="T361">do</text:span></text:p>
            <text:p text:style-name="P344">- Your<text:span text:style-name="T13">s</text:span> faithfu<text:span text:style-name="T13">ll</text:span>y/sinc<text:span text:style-name="T13">erel</text:span>y</text:p>
            <text:p text:style-name="P448"/>
          </table:table-cell>
          <table:table-cell table:style-name="Table7.F1" office:value-type="string">
            <text:p text:style-name="P61">en conclusion</text:p>
            <text:p text:style-name="P62">carrera (trabajo)</text:p>
            <text:p text:style-name="P63">ingeniero</text:p>
            <text:p text:style-name="P64">no poder</text:p>
            <text:p text:style-name="P65">vida/vidas</text:p>
            <text:p text:style-name="P65">sth q me permite hacer</text:p>
            <text:p text:style-name="P65">- <text:span text:style-name="T315">Atentamente</text:span>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able:table table:name="Table8" table:style-name="Table8">
        <table:table-column table:style-name="Table8.A"/>
        <table:table-column table:style-name="Table8.B" table:number-columns-repeated="2"/>
        <table:table-column table:style-name="Table8.D"/>
        <table:table-column table:style-name="Table8.B" table:number-columns-repeated="2"/>
        <table:table-row>
          <table:table-cell table:style-name="Table8.A1" table:number-columns-spanned="6" office:value-type="string">
            <text:p text:style-name="P428">Speaking/<text:span text:style-name="T450">Pronunciation</text:span></text:p>
            <text:p text:style-name="P428">- <text:s/>Answer the questions. Shorter Intro. <text:span text:style-name="T362">Work around the words. Bring a watch (reloj). </text:span></text:p>
            <text:p text:style-name="P428">- <text:span text:style-name="T363">In my opinion/experience, from-in (not on) my point of view. My opinion about sth is. Could you repeat, please? </text:span></text:p>
            <text:p text:style-name="P428">- <text:span text:style-name="T363">Sing/plural; 3</text:span><text:span text:style-name="T364">rd</text:span><text:span text:style-name="T363"> person; Past adverb-ed; Forget the subj/obj: </text:span><text:span text:style-name="T226">it was OK,</text:span><text:span text:style-name="T227"> </text:span><text:span text:style-name="T228">children/people are</text:span></text:p>
            <text:p text:style-name="P305">- <text:span text:style-name="T460">Not rush and look at your notes. Be structured and say less but well. Cover all points and details in and mono/dialog. Give your opinion.</text:span></text:p>
            <text:p text:style-name="P305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2" table:number-columns-spanned="6" office:value-type="string">
            <text:p text:style-name="P429"/>
            <text:p text:style-name="P429"/>
            <text:p text:style-name="P307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3" office:value-type="string">
            <text:p text:style-name="P66"><text:s/>/ofishial/</text:p>
            <text:p text:style-name="P68"><text:s/>/delishos/</text:p>
            <text:p text:style-name="P70"><text:s/>/soshal/ (not I)</text:p>
            <text:p text:style-name="P70"><text:s/>/sosaieti/</text:p>
            <text:p text:style-name="P66"><text:s/>/ishiu/</text:p>
            <text:p text:style-name="P52"><text:s/>/musishan/</text:p>
            <text:p text:style-name="P66"><text:s/>/prizon/ (not <text:span text:style-name="T366">I</text:span>)</text:p>
            <text:p text:style-name="P73"><text:s/>/kó<text:span text:style-name="T367">z</text:span>ins/</text:p>
            <text:p text:style-name="P75"><text:s/>/fashon/ (<text:span text:style-name="T368">not I)</text:span></text:p>
            <text:p text:style-name="P77"><text:s/>/iuszually/</text:p>
            <text:p text:style-name="P79"><text:s/>/soshal saiens(<text:span text:style-name="T13">is)</text:span>/ </text:p>
            <text:p text:style-name="P79"/>
          </table:table-cell>
          <table:table-cell table:style-name="Table8.A3" office:value-type="string">
            <text:p text:style-name="P67">official</text:p>
            <text:p text:style-name="P69">delicious</text:p>
            <text:p text:style-name="P72">social</text:p>
            <text:p text:style-name="P72">sociedad</text:p>
            <text:p text:style-name="P67">issue</text:p>
            <text:p text:style-name="P53">musician</text:p>
            <text:p text:style-name="P67">prison-<text:span text:style-name="T365">revisión</text:span></text:p>
            <text:p text:style-name="P74">cousins</text:p>
            <text:p text:style-name="P76">fashion</text:p>
            <text:p text:style-name="P78">usually</text:p>
            <text:p text:style-name="P80">social scienc(es)</text:p>
          </table:table-cell>
          <table:table-cell table:style-name="Table8.A3" office:value-type="string">
            <text:p text:style-name="P82"><text:s/>/chainch/</text:p>
            <text:p text:style-name="P82">/<text:span text:style-name="T460">resear</text:span><text:span text:style-name="T96">ch</text:span><text:span text:style-name="T460">/</text:span></text:p>
            <text:p text:style-name="P84">/lengz/,<text:span text:style-name="T89">,</text:span></text:p>
            <text:p text:style-name="P194">-/bo:ut/</text:p>
            <text:p text:style-name="P52"/>
            <text:p text:style-name="P52">- /sinema/</text:p>
            <text:p text:style-name="P86"><text:s/>/e<text:span text:style-name="T13">z</text:span>tical <text:span text:style-name="T13">w</text:span>al<text:span text:style-name="T369">iu</text:span>s/</text:p>
            <text:p text:style-name="P88">- /varaieti/ </text:p>
            <text:p text:style-name="P88">-<text:span text:style-name="T370"> /préjiudisis/</text:span></text:p>
            <text:p text:style-name="P90">/uimen/uoman/</text:p>
            <text:p text:style-name="P91"><text:s/>/hedeik/</text:p>
            <text:p text:style-name="P73">/ea-short-t/</text:p>
            <text:p text:style-name="P73"/>
          </table:table-cell>
          <table:table-cell table:style-name="Table8.A3" office:value-type="string">
            <text:p text:style-name="P83">change</text:p>
            <text:p text:style-name="P204">research</text:p>
            <text:p text:style-name="P85">-leng<text:span text:style-name="T13">th</text:span> , <text:span text:style-name="T438">four</text:span><text:span text:style-name="T89">th</text:span><text:span text:style-name="T438">,</text:span></text:p>
            <text:p text:style-name="P195">-bou<text:span text:style-name="T13">ght</text:span>, cau<text:span text:style-name="T13">ght, </text:span><text:span text:style-name="T338">thoug</text:span><text:span text:style-name="T90">ht</text:span></text:p>
            <text:p text:style-name="P54">- <text:s/>cinema</text:p>
            <text:p text:style-name="P87">ethical values</text:p>
            <text:p text:style-name="P89">- vari<text:span text:style-name="T13">e</text:span>ty of products</text:p>
            <text:p text:style-name="P89">- <text:span text:style-name="T358">prejudices</text:span></text:p>
            <text:p text:style-name="P89">- <text:span text:style-name="T369">women</text:span></text:p>
            <text:p text:style-name="P89">- <text:span text:style-name="T371">headache</text:span></text:p>
            <text:p text:style-name="P89">- <text:span text:style-name="T372">cat,bag </text:span></text:p>
            <text:p text:style-name="P88"/>
          </table:table-cell>
          <table:table-cell table:style-name="Table8.A3" office:value-type="string">
            <text:p text:style-name="P92">- /divélopt/ <text:span text:style-name="T373">(</text:span></text:p>
            <text:p text:style-name="P93"/>
            <text:p text:style-name="P102">- /disadvántichd/=poor (both are plural)</text:p>
            <text:p text:style-name="P102"/>
            <text:p text:style-name="P95"><text:span text:style-name="T323">- /pi</text:span><text:span text:style-name="T333">(u)</text:span><text:span text:style-name="T323">pol/</text:span></text:p>
            <text:p text:style-name="P379">- /ré<text:span text:style-name="T451">s</text:span>ipi/</text:p>
            <text:p text:style-name="P379"><text:s/>/embárast/ </text:p>
            <text:p text:style-name="P98"/>
            <text:p text:style-name="P98"><text:span text:style-name="T323">-</text:span><text:span text:style-name="T340"> /óbst</text:span><text:span text:style-name="T341">i</text:span><text:span text:style-name="T340">c</text:span><text:span text:style-name="T341">ol</text:span><text:span text:style-name="T340">/</text:span></text:p>
          </table:table-cell>
          <table:table-cell table:style-name="Table8.A2" office:value-type="string">
            <text:p text:style-name="P94">- developed <text:s/>country</text:p>
            <text:p text:style-name="P202">(north European)</text:p>
            <text:p text:style-name="P92"/>
            <text:p text:style-name="P103">- the disadvantaged</text:p>
            <text:p text:style-name="P92"/>
            <text:p text:style-name="P380">-pupil</text:p>
            <text:p text:style-name="P380">-recipe</text:p>
            <text:p text:style-name="P100"><text:span text:style-name="T337">-embarrassed</text:span><text:span text:style-name="T323">( it is a shame, </text:span><text:span text:style-name="T342">humiliate so</text:span><text:span text:style-name="T323">)</text:span></text:p>
            <text:p text:style-name="P384">-Obstacle</text:p>
            <text:p text:style-name="P98"/>
            <text:p text:style-name="P98"/>
            <text:p text:style-name="P98"/>
          </table:table-cell>
        </table:table-row>
        <table:table-row>
          <table:table-cell table:style-name="Table8.A3" office:value-type="string">
            <text:p text:style-name="P104">- /<text:span text:style-name="T374">w</text:span>u<text:span text:style-name="T439">o:</text:span>d; cu<text:span text:style-name="T439">o</text:span>:d; shu<text:span text:style-name="T439">o:</text:span>d/ <text:span text:style-name="T375">(no l, and t)</text:span></text:p>
            <text:p text:style-name="P104">-<text:span text:style-name="T376"> /riten/</text:span></text:p>
          </table:table-cell>
          <table:table-cell table:style-name="Table8.A3" office:value-type="string">
            <text:p text:style-name="P104">-would; could; should</text:p>
            <text:p text:style-name="P104"/>
            <text:p text:style-name="P106">- <text:s/><text:span text:style-name="T376">it's written</text:span></text:p>
            <text:p text:style-name="P104"/>
          </table:table-cell>
          <table:table-cell table:style-name="Table8.A3" office:value-type="string">
            <text:p text:style-name="P107"><text:s/>/karrently/</text:p>
            <text:p text:style-name="P109"><text:s/>/sábst<text:span text:style-name="T377">a</text:span>ncis/</text:p>
            <text:p text:style-name="P52"><text:s/>/bicos/</text:p>
            <text:p text:style-name="P81"/>
            <text:p text:style-name="P111"/>
          </table:table-cell>
          <table:table-cell table:style-name="Table8.A3" office:value-type="string">
            <text:p text:style-name="P108">currently</text:p>
            <text:p text:style-name="P110">substances</text:p>
            <text:p text:style-name="P55">because</text:p>
            <text:p text:style-name="P81"/>
          </table:table-cell>
          <table:table-cell table:style-name="Table8.A3" office:value-type="string">
            <text:p text:style-name="P112"><text:s/>/redi/</text:p>
            <text:p text:style-name="P96"/>
            <text:p text:style-name="P99"><text:s/>/hhabit/</text:p>
            <text:p text:style-name="P99"/>
          </table:table-cell>
          <table:table-cell table:style-name="Table8.A2" office:value-type="string">
            <text:p text:style-name="P113">get ready</text:p>
            <text:p text:style-name="P96"/>
            <text:p text:style-name="P101">habit</text:p>
            <text:p text:style-name="P99"/>
          </table:table-cell>
        </table:table-row>
        <table:table-row table:style-name="Table8.5">
          <table:table-cell table:style-name="Table8.A3" office:value-type="string">
            <text:p text:style-name="P430">Spanish mistakes</text:p>
            <text:p text:style-name="P308">- they, that /<text:span text:style-name="T378">ae/</text:span>, <text:span text:style-name="T379">the</text:span> (th=/zd/);</text:p>
            <text:p text:style-name="P308"><text:span text:style-name="T13">z</text:span>eros (bee); <text:span text:style-name="T60">s</text:span><text:span text:style-name="T380">treet (s)</text:span> <text:s/><text:span text:style-name="T321">yet/jet (ie/j); </text:span><text:span text:style-name="T324">very/berry (baya) (w-duetsch/b); </text:span><text:span text:style-name="T325">horse (h);</text:span></text:p>
            <text:p text:style-name="P308"/>
            <text:p text:style-name="P308"/>
            <text:p text:style-name="P308"/>
            <text:p text:style-name="P349"/>
          </table:table-cell>
          <table:table-cell table:style-name="Table8.A3" office:value-type="string">
            <text:p text:style-name="P104"/>
            <text:p text:style-name="P104">- <text:span text:style-name="T381">beginning of the words</text:span></text:p>
            <text:p text:style-name="P104"/>
            <text:p text:style-name="P104"/>
            <text:p text:style-name="P104"/>
            <text:p text:style-name="P104"/>
            <text:p text:style-name="P104"/>
            <text:p text:style-name="P104"/>
            <text:p text:style-name="P349"/>
            <text:p text:style-name="P104"/>
          </table:table-cell>
          <table:table-cell table:style-name="Table8.A3" office:value-type="string">
            <text:p text:style-name="P308">- <text:span text:style-name="T378">wi</text:span><text:span text:style-name="T61">se,</text:span><text:span text:style-name="T326"> ro</text:span><text:span text:style-name="T61">se,</text:span><text:span text:style-name="T326"> bu</text:span><text:span text:style-name="T61">sy</text:span></text:p>
            <text:p text:style-name="P308">- tex<text:span text:style-name="T13">t,</text:span><text:span text:style-name="T321"> min</text:span><text:span text:style-name="T13">d</text:span><text:span text:style-name="T321">, </text:span><text:span text:style-name="T327">don'</text:span><text:span text:style-name="T62">t,</text:span><text:span text:style-name="T328">wan</text:span><text:span text:style-name="T63">t</text:span><text:span text:style-name="T328">,</text:span><text:span text:style-name="T321">(consonants)</text:span></text:p>
            <text:p text:style-name="P308"><text:span text:style-name="T321">ga</text:span><text:span text:style-name="T13">me/</text:span><text:span text:style-name="T321">gai</text:span><text:span text:style-name="T13">n</text:span><text:span text:style-name="T321"> some/son (m/</text:span><text:span text:style-name="T339">n</text:span><text:span text:style-name="T321">),</text:span></text:p>
            <text:p text:style-name="P308"><text:span text:style-name="T321">- </text:span><text:span text:style-name="T329">leve</text:span><text:span text:style-name="T64">l </text:span><text:span text:style-name="T329">/levol/, do</text:span><text:span text:style-name="T64">l</text:span><text:span text:style-name="T329">phin; </text:span><text:span text:style-name="T330">m</text:span><text:span text:style-name="T91">o</text:span><text:span text:style-name="T330">ney, </text:span><text:span text:style-name="T326">w</text:span><text:span text:style-name="T61">a</text:span><text:span text:style-name="T326">s, </text:span><text:span text:style-name="T330">h</text:span><text:span text:style-name="T91">u</text:span><text:span text:style-name="T330">ngry /oa/; </text:span><text:span text:style-name="T331">bo</text:span><text:span text:style-name="T65">ri</text:span><text:span text:style-name="T331">ng; </text:span><text:span text:style-name="T330"><text:s/></text:span></text:p>
            <text:p text:style-name="P9"><text:span text:style-name="T435">- pool/pull (</text:span><text:a xlink:type="simple" xlink:href="../../../../u:/uo">u:/uo</text:a><text:span text:style-name="T435">); sheep/ship, sheet/shit, <text:s/></text:span><text:span text:style-name="T436">these/this,</text:span><text:span text:style-name="T435"> (</text:span><text:a xlink:type="simple" xlink:href="../../../../i:/ie">i:/ie</text:a><text:span text:style-name="T435">), </text:span></text:p>
          </table:table-cell>
          <table:table-cell table:style-name="Table8.A3" office:value-type="string">
            <text:p text:style-name="P349">- <text:span text:style-name="T378">z end</text:span></text:p>
            <text:p text:style-name="P349">- end <text:span text:style-name="T378">stop</text:span></text:p>
            <text:p text:style-name="P104"/>
            <text:p text:style-name="P104"/>
            <text:p text:style-name="P349"/>
            <text:p text:style-name="P104"/>
            <text:p text:style-name="P105">- <text:span text:style-name="T379">dark l; dark a; american-r; </text:span></text:p>
            <text:p text:style-name="P105"/>
            <text:p text:style-name="P104">- <text:span text:style-name="T381">long-close/short-open</text:span></text:p>
            <text:p text:style-name="P104"/>
            <text:p text:style-name="P104"/>
            <text:p text:style-name="P351">-hesitation sound (doubts) /oa/ not /eee/</text:p>
            <text:p text:style-name="P104"/>
          </table:table-cell>
          <table:table-cell table:style-name="Table8.A3" office:value-type="string">
            <text:p text:style-name="P112"/>
          </table:table-cell>
          <table:table-cell table:style-name="Table8.A2" office:value-type="string">
            <text:p text:style-name="P112"/>
          </table:table-cell>
        </table:table-row>
      </table:table>
      <text:p text:style-name="P4"/>
      <text:p text:style-name="P4"/>
      <text:p text:style-name="P4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A"/>
        <table:table-column table:style-name="Table1.F"/>
        <text:soft-page-break/>
        <table:table-row>
          <table:table-cell table:style-name="Table1.A1" office:value-type="string">
            <text:p text:style-name="P431">PUNISHMENT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432">SHOP CON- SUMERISM <text:span text:style-name="T3">FASHION</text:span>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433">WORK</text:p>
          </table:table-cell>
          <table:table-cell table:style-name="Table1.F1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14"><text:span text:style-name="T411">offender-delinquent-defendant</text:span>; </text:p>
            <text:p text:style-name="P117">sufferer- victim; <text:s/>lawyer</text:p>
            <text:p text:style-name="P118">Jugde (yad); <text:span text:style-name="T353">trial-court</text:span> /kart/action; <text:span text:style-name="T463">witness</text:span> </text:p>
          </table:table-cell>
          <table:table-cell table:style-name="Table1.A2" office:value-type="string">
            <text:p text:style-name="P114">infractor-delincuente-<text:span text:style-name="T410">acusado</text:span>; </text:p>
            <text:p text:style-name="P119">víctima; </text:p>
            <text:p text:style-name="P115"><text:span text:style-name="T236">abogado; Juéz;</text:span>;</text:p>
            <text:p text:style-name="P446">juicio</text:p>
            <text:p text:style-name="P446"/>
            <text:p text:style-name="P512">testigo</text:p>
          </table:table-cell>
          <table:table-cell table:style-name="Table1.A2" office:value-type="string">
            <text:p text:style-name="P120">purchase /<text:span text:style-name="T241">párches/</text:span></text:p>
            <text:p text:style-name="P197">shopping mall</text:p>
            <text:p text:style-name="P197"/>
            <text:p text:style-name="P196">online advertising</text:p>
          </table:table-cell>
          <table:table-cell table:style-name="Table1.A2" office:value-type="string">
            <text:p text:style-name="P120">comprar</text:p>
            <text:p text:style-name="P197">centro comercial (many shops)</text:p>
            <text:p text:style-name="P196">publicidad online</text:p>
          </table:table-cell>
          <table:table-cell table:style-name="Table1.A2" office:value-type="string">
            <text:p text:style-name="P121">Take a day off</text:p>
          </table:table-cell>
          <table:table-cell table:style-name="Table1.F2" office:value-type="string">
            <text:p text:style-name="P121">tomarse dia libre</text:p>
          </table:table-cell>
        </table:table-row>
        <table:table-row>
          <table:table-cell table:style-name="Table1.A2" office:value-type="string">
            <text:p text:style-name="P116">pickpocket</text:p>
            <text:p text:style-name="P122">wallet</text:p>
          </table:table-cell>
          <table:table-cell table:style-name="Table1.A2" office:value-type="string">
            <text:p text:style-name="P116">carterista</text:p>
            <text:p text:style-name="P122">cartera</text:p>
          </table:table-cell>
          <table:table-cell table:style-name="Table1.A2" office:value-type="string">
            <text:p text:style-name="P120">Sales</text:p>
            <text:p text:style-name="P196">seller/customer/</text:p>
          </table:table-cell>
          <table:table-cell table:style-name="Table1.A2" office:value-type="string">
            <text:p text:style-name="P120">ventas</text:p>
            <text:p text:style-name="P196">vendedor/cliente</text:p>
          </table:table-cell>
          <table:table-cell table:style-name="Table1.A2" office:value-type="string">
            <text:p text:style-name="P121">salary rise </text:p>
          </table:table-cell>
          <table:table-cell table:style-name="Table1.F2" office:value-type="string">
            <text:p text:style-name="P121">subida del sueldo</text:p>
          </table:table-cell>
        </table:table-row>
        <table:table-row>
          <table:table-cell table:style-name="Table1.A2" office:value-type="string">
            <text:p text:style-name="P116">kidnapping </text:p>
            <text:p text:style-name="P480">-<text:span text:style-name="T353"> I have to present my work a clear police check</text:span></text:p>
            <text:p text:style-name="P58"/>
          </table:table-cell>
          <table:table-cell table:style-name="Table1.A2" office:value-type="string">
            <text:p text:style-name="P116">secuestro</text:p>
            <text:p text:style-name="P513">- Debo presentar al trabajo un certificado penal</text:p>
            <text:p text:style-name="P58"/>
          </table:table-cell>
          <table:table-cell table:style-name="Table1.A2" office:value-type="string">
            <text:p text:style-name="P483"><text:span text:style-name="T420">hunt for </text:span>Bargain /baaagin/</text:p>
          </table:table-cell>
          <table:table-cell table:style-name="Table1.A2" office:value-type="string">
            <text:p text:style-name="P483"><text:span text:style-name="T420">buscar </text:span>ganga</text:p>
          </table:table-cell>
          <table:table-cell table:style-name="Table1.A2" office:value-type="string">
            <text:p text:style-name="P516">Be on <text:span text:style-name="T406">(</text:span>sick<text:span text:style-name="T406">)</text:span>/<text:span text:style-name="T406">(</text:span>maternity leave<text:span text:style-name="T406">)</text:span></text:p>
          </table:table-cell>
          <table:table-cell table:style-name="Table1.F2" office:value-type="string">
            <text:p text:style-name="P516">estar <text:span text:style-name="T401">de baja (efermedad)</text:span>/maternal</text:p>
          </table:table-cell>
        </table:table-row>
        <table:table-row>
          <table:table-cell table:style-name="Table1.A2" office:value-type="string">
            <text:p text:style-name="P116">sentence/release</text:p>
            <text:p text:style-name="P481">report to the police</text:p>
            <text:p text:style-name="P482">charge sb with sth</text:p>
          </table:table-cell>
          <table:table-cell table:style-name="Table1.A2" office:value-type="string">
            <text:p text:style-name="P116">sentenciar/liberar</text:p>
            <text:p text:style-name="P481">denunciar a la policia </text:p>
            <text:p text:style-name="P482">acusar a <text:span text:style-name="T2">alg</text:span></text:p>
          </table:table-cell>
          <table:table-cell table:style-name="Table1.A2" office:value-type="string">
            <text:p text:style-name="P120">make a deal</text:p>
            <text:p text:style-name="P123"/>
            <text:p text:style-name="P123"/>
          </table:table-cell>
          <table:table-cell table:style-name="Table1.A2" office:value-type="string">
            <text:p text:style-name="P120">hacer un acuerdo/trato</text:p>
            <text:p text:style-name="P123"/>
          </table:table-cell>
          <table:table-cell table:style-name="Table1.A2" office:value-type="string">
            <text:p text:style-name="P124">be unemployed/hired/charge of/promoted/fired</text:p>
          </table:table-cell>
          <table:table-cell table:style-name="Table1.F2" office:value-type="string">
            <text:p text:style-name="P124">ser desempleado/contratado (alquilado)/reponable/ascendido/despedido</text:p>
          </table:table-cell>
        </table:table-row>
        <table:table-row>
          <table:table-cell table:style-name="Table1.A2" office:value-type="string">
            <text:p text:style-name="P116">corruption /corapshon/</text:p>
          </table:table-cell>
          <table:table-cell table:style-name="Table1.A2" office:value-type="string">
            <text:p text:style-name="P116">corrupción</text:p>
          </table:table-cell>
          <table:table-cell table:style-name="Table1.A2" office:value-type="string">
            <text:p text:style-name="P120">brand</text:p>
          </table:table-cell>
          <table:table-cell table:style-name="Table1.A2" office:value-type="string">
            <text:p text:style-name="P120">marca</text:p>
          </table:table-cell>
          <table:table-cell table:style-name="Table1.A2" office:value-type="string">
            <text:p text:style-name="P309">bank holiday</text:p>
          </table:table-cell>
          <table:table-cell table:style-name="Table1.F2" office:value-type="string">
            <text:p text:style-name="P309">festivo nacional</text:p>
          </table:table-cell>
        </table:table-row>
        <table:table-row>
          <table:table-cell table:style-name="Table1.A2" office:value-type="string">
            <text:p text:style-name="P116">commit a crime</text:p>
            <text:p text:style-name="P125"><text:span text:style-name="T1">feel </text:span>regret/<text:span text:style-name="T1">ghosts can haunt (pursue) you</text:span></text:p>
          </table:table-cell>
          <table:table-cell table:style-name="Table1.A2" office:value-type="string">
            <text:p text:style-name="P126">hacer un crimen</text:p>
            <text:p text:style-name="P203">sentir arepentimiento</text:p>
          </table:table-cell>
          <table:table-cell table:style-name="Table1.A2" office:value-type="string">
            <text:p text:style-name="P120">Shopaholic</text:p>
          </table:table-cell>
          <table:table-cell table:style-name="Table1.A2" office:value-type="string">
            <text:p text:style-name="P120">adicto <text:span text:style-name="T391">a comprar</text:span></text:p>
          </table:table-cell>
          <table:table-cell table:style-name="Table1.A2" office:value-type="string">
            <text:p text:style-name="P309"/>
          </table:table-cell>
          <table:table-cell table:style-name="Table1.F2" office:value-type="string">
            <text:p text:style-name="P309"/>
          </table:table-cell>
        </table:table-row>
        <table:table-row>
          <table:table-cell table:style-name="Table1.A2" office:value-type="string">
            <text:p text:style-name="P116">drug dealer</text:p>
          </table:table-cell>
          <table:table-cell table:style-name="Table1.A2" office:value-type="string">
            <text:p text:style-name="P121">traficante</text:p>
          </table:table-cell>
          <table:table-cell table:style-name="Table1.A2" office:value-type="string">
            <text:p text:style-name="P120"/>
          </table:table-cell>
          <table:table-cell table:style-name="Table1.A2" office:value-type="string">
            <text:p text:style-name="P127"/>
          </table:table-cell>
          <table:table-cell table:style-name="Table1.A2" office:value-type="string">
            <text:p text:style-name="P10"/>
          </table:table-cell>
          <table:table-cell table:style-name="Table1.F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16"><text:s/></text:p>
          </table:table-cell>
          <table:table-cell table:style-name="Table1.A2" office:value-type="string">
            <text:p text:style-name="P116"/>
          </table:table-cell>
          <table:table-cell table:style-name="Table1.A2" office:value-type="string">
            <text:p text:style-name="P127"/>
          </table:table-cell>
          <table:table-cell table:style-name="Table1.A2" office:value-type="string">
            <text:p text:style-name="P127"/>
          </table:table-cell>
          <table:table-cell table:style-name="Table1.A2" office:value-type="string">
            <text:p text:style-name="P434">EDUCATION</text:p>
          </table:table-cell>
          <table:table-cell table:style-name="Table1.F2" office:value-type="string">
            <text:p text:style-name="P129"/>
          </table:table-cell>
        </table:table-row>
        <table:table-row>
          <table:table-cell table:style-name="Table1.A2" office:value-type="string">
            <text:p text:style-name="P116"><text:s/><text:span text:style-name="T353">Tax haven /heivn/</text:span> </text:p>
            <text:p text:style-name="P200">create/establish a law aimed at legalizing</text:p>
          </table:table-cell>
          <table:table-cell table:style-name="Table1.A2" office:value-type="string">
            <text:p text:style-name="P431">paraíso fiscal</text:p>
            <text:p text:style-name="P311">crear/establecer una ley dirijida a legalizar</text:p>
          </table:table-cell>
          <table:table-cell table:style-name="Table1.A2" office:value-type="string">
            <text:p text:style-name="P128">consumeris<text:span text:style-name="T4">t (konsíumerist)/wasteful lifestyle</text:span></text:p>
          </table:table-cell>
          <table:table-cell table:style-name="Table1.A2" office:value-type="string">
            <text:p text:style-name="P127"><text:span text:style-name="T4">estilo de vida</text:span> <text:span text:style-name="T4">consumista/derrochador </text:span></text:p>
          </table:table-cell>
          <table:table-cell table:style-name="Table1.A2" office:value-type="string">
            <text:p text:style-name="P129">qualification/s</text:p>
            <text:p text:style-name="P132">extracurricular activities</text:p>
            <text:p text:style-name="P132"/>
            <text:p text:style-name="P133"/>
            <text:p text:style-name="P133">-<text:span text:style-name="T423">get-receive a (mark of 80%)/(grade of A)</text:span></text:p>
          </table:table-cell>
          <table:table-cell table:style-name="Table1.F2" office:value-type="string">
            <text:p text:style-name="P130"><text:span text:style-name="T106">nivel de CV=aptitud/</text:span>títulos</text:p>
            <text:p text:style-name="P132">actividad extracurricular</text:p>
            <text:p text:style-name="P134"/>
            <text:p text:style-name="P134">- <text:span text:style-name="T422">obtener una buena calificación</text:span></text:p>
            <text:p text:style-name="P134"/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27"/>
          </table:table-cell>
          <table:table-cell table:style-name="Table1.A2" office:value-type="string">
            <text:p text:style-name="P127"/>
          </table:table-cell>
          <table:table-cell table:style-name="Table1.A2" office:value-type="string">
            <text:p text:style-name="P129"><text:span text:style-name="T463">A school </text:span><text:span text:style-name="T471">run</text:span><text:span text:style-name="T463"> by nuns / priests</text:span> </text:p>
          </table:table-cell>
          <table:table-cell table:style-name="Table1.F2" office:value-type="string">
            <text:p text:style-name="P484">colegio de monjas/curas</text:p>
          </table:table-cell>
        </table:table-row>
        <table:table-row>
          <table:table-cell table:style-name="Table1.A2" office:value-type="string">
            <text:p text:style-name="P435">SCIENCE/<text:span text:style-name="T8">TECHNOL</text:span> /MEDICINE /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35"><text:span text:style-name="T490">posh</text:span>; <text:span text:style-name="T5">aggressive look</text:span></text:p>
          </table:table-cell>
          <table:table-cell table:style-name="Table1.A2" office:value-type="string">
            <text:p text:style-name="P138">pijo; <text:span text:style-name="T5">aperiencia-aspecto agresiva</text:span></text:p>
          </table:table-cell>
          <table:table-cell table:style-name="Table1.A2" office:value-type="string">
            <text:p text:style-name="P129">vocational training</text:p>
            <text:p text:style-name="P310">vocation-calling</text:p>
          </table:table-cell>
          <table:table-cell table:style-name="Table1.F2" office:value-type="string">
            <text:p text:style-name="P129">formación profesional</text:p>
            <text:p text:style-name="P139">vocación</text:p>
          </table:table-cell>
        </table:table-row>
        <table:table-row>
          <table:table-cell table:style-name="Table1.A2" office:value-type="string">
            <text:p text:style-name="P140">AIDS Vaccine /váksins/</text:p>
            <text:p text:style-name="P140">- <text:span text:style-name="T247">liver/kidneys</text:span></text:p>
            <text:p text:style-name="P18">stomach bug (error, bicho)</text:p>
            <text:p text:style-name="P19"/>
          </table:table-cell>
          <table:table-cell table:style-name="Table1.A2" office:value-type="string">
            <text:p text:style-name="P140">vacuna del SIDA</text:p>
            <text:p text:style-name="P140"/>
            <text:p text:style-name="P140">-<text:span text:style-name="T247">higado/riñónes</text:span></text:p>
            <text:p text:style-name="P18">virus estomacal</text:p>
            <text:p text:style-name="P18"/>
            <text:p text:style-name="P19"/>
          </table:table-cell>
          <table:table-cell table:style-name="Table1.A2" office:value-type="string">
            <text:p text:style-name="P136">- <text:span text:style-name="T391">dress up</text:span></text:p>
            <text:p text:style-name="P136">- <text:span text:style-name="T6">I dress my baby</text:span></text:p>
            <text:p text:style-name="P136"><text:span text:style-name="T391">- </text:span>fashionable/<text:span text:style-name="T6">smart-elegant – gracefull -well dressed/</text:span></text:p>
            <text:p text:style-name="P137"/>
            <text:p text:style-name="P141">-popular-famous</text:p>
          </table:table-cell>
          <table:table-cell table:style-name="Table1.A2" office:value-type="string">
            <text:p text:style-name="P137">- <text:span text:style-name="T392">emperifollarse</text:span></text:p>
            <text:p text:style-name="P142">- visto a mi bebé</text:p>
            <text:p text:style-name="P137"><text:span text:style-name="T392">m</text:span>oderno/<text:span text:style-name="T6">elegante/vesti</text:span></text:p>
            <text:p text:style-name="P137"/>
            <text:p text:style-name="P143"><text:s/></text:p>
            <text:p text:style-name="P135"/>
            <text:p text:style-name="P135">- <text:span text:style-name="T7">famoso</text:span></text:p>
          </table:table-cell>
          <table:table-cell table:style-name="Table1.A2" office:value-type="string">
            <text:p text:style-name="P131">Intern/intership/<text:span text:style-name="T107">grant-scholarship or fellowship</text:span></text:p>
          </table:table-cell>
          <table:table-cell table:style-name="Table1.F2" office:value-type="string">
            <text:p text:style-name="P129">becario/<text:span text:style-name="T107">periodo</text:span> en prácticas/<text:span text:style-name="T107">beca-estudios/</text:span></text:p>
          </table:table-cell>
        </table:table-row>
        <table:table-row>
          <table:table-cell table:style-name="Table1.A2" office:value-type="string">
            <text:p text:style-name="P436">physician!=surgeon /<text:span text:style-name="T237">sárjon/</text:span>/physicist</text:p>
            <text:p text:style-name="P437">- <text:span text:style-name="T463">undergo cosmetic </text:span><text:span text:style-name="T464">surgery</text:span></text:p>
          </table:table-cell>
          <table:table-cell table:style-name="Table1.A2" office:value-type="string">
            <text:p text:style-name="P436">médico!=cirujano/físico</text:p>
            <text:p text:style-name="P514">- someterse a cirujia estética</text:p>
          </table:table-cell>
          <table:table-cell table:style-name="Table1.A2" office:value-type="string">
            <text:p text:style-name="P3"><text:span text:style-name="T386">stretchy-</text:span><text:span text:style-name="T387">elastic</text:span><text:span text:style-name="T386">/</text:span><text:span text:style-name="T387">silk/rubber/slippery</text:span></text:p>
            <text:p text:style-name="P2"><text:span text:style-name="T387">p</text:span><text:span text:style-name="T386">otter around</text:span><text:span text:style-name="T388">=laze</text:span></text:p>
          </table:table-cell>
          <table:table-cell table:style-name="Table1.A2" office:value-type="string">
            <text:p text:style-name="P145">elástico/seda/goma/resbaladizo</text:p>
            <text:p text:style-name="P145"/>
            <text:p text:style-name="P23"><text:span text:style-name="T421">cerámica-</text:span>holgazanear</text:p>
          </table:table-cell>
          <table:table-cell table:style-name="Table1.A2" office:value-type="string">
            <text:p text:style-name="P146">bring sb u<text:span text:style-name="T108">p</text:span></text:p>
            <text:p text:style-name="P485">childhood and adolescence /adolésens/ adulthood.</text:p>
          </table:table-cell>
          <table:table-cell table:style-name="Table1.F2" office:value-type="string">
            <text:p text:style-name="P146">criar/educar a alg</text:p>
            <text:p text:style-name="P485">infancia, adolescencia y edad adulta</text:p>
          </table:table-cell>
        </table:table-row>
        <table:table-row>
          <table:table-cell table:style-name="Table1.A2" office:value-type="string">
            <text:p text:style-name="P140">needle/<text:span text:style-name="T9">placebo</text:span></text:p>
          </table:table-cell>
          <table:table-cell table:style-name="Table1.A2" office:value-type="string">
            <text:p text:style-name="P140">aguja/<text:span text:style-name="T9">placebo</text:span></text:p>
          </table:table-cell>
          <table:table-cell table:style-name="Table1.A2" office:value-type="string">
            <text:p text:style-name="P452">costume- disguise- fancy dress</text:p>
          </table:table-cell>
          <table:table-cell table:style-name="Table1.A2" office:value-type="string">
            <text:p text:style-name="P452">disfráz</text:p>
          </table:table-cell>
          <table:table-cell table:style-name="Table1.A2" office:value-type="string">
            <text:p text:style-name="P147">nursery-kindergarten/nurse</text:p>
          </table:table-cell>
          <table:table-cell table:style-name="Table1.F2" office:value-type="string">
            <text:p text:style-name="P147">guarderia/enfermera</text:p>
          </table:table-cell>
        </table:table-row>
        <table:table-row>
          <table:table-cell table:style-name="Table1.A2" office:value-type="string">
            <text:p text:style-name="P148">I have a massage /<text:span text:style-name="T251">másach/</text:span> done</text:p>
          </table:table-cell>
          <table:table-cell table:style-name="Table1.A2" office:value-type="string">
            <text:p text:style-name="P148">me han hecho un masaje</text:p>
          </table:table-cell>
          <table:table-cell table:style-name="Table1.A2" office:value-type="string">
            <text:p text:style-name="P438">RELATIONSHIPS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50">trash TV/<text:span text:style-name="T109">documentaries</text:span></text:p>
          </table:table-cell>
          <table:table-cell table:style-name="Table1.F2" office:value-type="string">
            <text:p text:style-name="P150">telebasura/<text:span text:style-name="T109">documentales</text:span></text:p>
          </table:table-cell>
        </table:table-row>
        <table:table-row>
          <table:table-cell table:style-name="Table1.A2" office:value-type="string">
            <text:p text:style-name="P148">-Personalized medicine</text:p>
            <text:p text:style-name="P151">- medicines (not drugs=USA)</text:p>
          </table:table-cell>
          <table:table-cell table:style-name="Table1.A2" office:value-type="string">
            <text:p text:style-name="P148">-mediciona personalizada</text:p>
            <text:p text:style-name="P151">medicamentos</text:p>
          </table:table-cell>
          <table:table-cell table:style-name="Table1.A2" office:value-type="string">
            <text:p text:style-name="P152"><text:span text:style-name="T98">get/</text:span>keep/loose (in) touch with sb</text:p>
            <text:p text:style-name="P152"/>
          </table:table-cell>
          <table:table-cell table:style-name="Table1.A2" office:value-type="string">
            <text:p text:style-name="P152"><text:span text:style-name="T98">comenzar/</text:span>mantener/perder el contacto con alg</text:p>
          </table:table-cell>
          <table:table-cell table:style-name="Table1.A2" office:value-type="string">
            <text:p text:style-name="P10"/>
          </table:table-cell>
          <table:table-cell table:style-name="Table1.F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49"><text:span text:style-name="T13">-</text:span>illnesses-<text:span text:style-name="T416">disease (dizíz)</text:span>/<text:span text:style-name="T10">cough</text:span></text:p>
            <text:p text:style-name="P153"/>
            <text:p text:style-name="P148"/>
          </table:table-cell>
          <table:table-cell table:style-name="Table1.A2" office:value-type="string">
            <text:p text:style-name="P148">- enfermedades/<text:span text:style-name="T10">toser-tos</text:span></text:p>
            <text:p text:style-name="P148"/>
          </table:table-cell>
          <table:table-cell table:style-name="Table1.A2" office:value-type="string">
            <text:p text:style-name="P129">Get on well with sb </text:p>
          </table:table-cell>
          <table:table-cell table:style-name="Table1.A2" office:value-type="string">
            <text:p text:style-name="P129">llevarse bien <text:span text:style-name="T99">con algui</text:span></text:p>
          </table:table-cell>
          <table:table-cell table:style-name="Table1.A2" office:value-type="string">
            <text:p text:style-name="P439">ENVIRONMENT/<text:span text:style-name="T112">WEATHER</text:span></text:p>
          </table:table-cell>
          <table:table-cell table:style-name="Table1.F2" office:value-type="string">
            <text:p text:style-name="P129"/>
          </table:table-cell>
        </table:table-row>
        <table:table-row>
          <table:table-cell table:style-name="Table1.A2" office:value-type="string">
            <text:p text:style-name="P154"><text:span text:style-name="T11">s</text:span>urf the Internet</text:p>
            <text:p text:style-name="P155"><text:span text:style-name="T465">ho</text:span><text:span text:style-name="T466">o</text:span><text:span text:style-name="T465">ked </text:span><text:span text:style-name="T467">on</text:span><text:span text:style-name="T465"> Facebook</text:span><text:span text:style-name="T463"> </text:span><text:span text:style-name="T470">(not </text:span><text:soft-page-break/><text:span text:style-name="T470">hocked=empeñado)</text:span><text:span text:style-name="T12"> </text:span></text:p>
            <text:p text:style-name="P156">unsubscribe from FB</text:p>
          </table:table-cell>
          <table:table-cell table:style-name="Table1.A2" office:value-type="string">
            <text:p text:style-name="P157"><text:span text:style-name="T11">n</text:span>avegar por Inter</text:p>
            <text:p text:style-name="P515">enganchado al Fb</text:p>
            <text:p text:style-name="P157"/>
            <text:p text:style-name="P157"><text:soft-page-break/></text:p>
            <text:p text:style-name="P156">quitarse del FB</text:p>
          </table:table-cell>
          <table:table-cell table:style-name="Table1.A2" office:value-type="string">
            <text:p text:style-name="P152"/>
          </table:table-cell>
          <table:table-cell table:style-name="Table1.A2" office:value-type="string">
            <text:p text:style-name="P152"/>
          </table:table-cell>
          <table:table-cell table:style-name="Table1.A2" office:value-type="string">
            <text:p text:style-name="P158">fossil fuels /<text:span text:style-name="T432">fiull/</text:span> (oil/petroleum, coal and gas) gasoline and <text:soft-page-break/>diesel</text:p>
          </table:table-cell>
          <table:table-cell table:style-name="Table1.F2" office:value-type="string">
            <text:p text:style-name="P159">combustibles fósiles (petroleo, carbón y gas) <text:span text:style-name="T402">gasolina y diesel</text:span></text:p>
          </table:table-cell>
        </table:table-row>
        <table:table-row>
          <table:table-cell table:style-name="Table1.A2" office:value-type="string">
            <text:p text:style-name="P160">turnkey system</text:p>
            <text:p text:style-name="P161">home security <text:span text:style-name="T13">systems</text:span></text:p>
          </table:table-cell>
          <table:table-cell table:style-name="Table1.A2" office:value-type="string">
            <text:p text:style-name="P160">sistema <text:span text:style-name="T238">llave en mano</text:span> </text:p>
            <text:p text:style-name="P162">sistemas de seguridad en casas</text:p>
          </table:table-cell>
          <table:table-cell table:style-name="Table1.A2" office:value-type="string">
            <text:p text:style-name="P152">online dating</text:p>
          </table:table-cell>
          <table:table-cell table:style-name="Table1.A2" office:value-type="string">
            <text:p text:style-name="P152">citas online</text:p>
          </table:table-cell>
          <table:table-cell table:style-name="Table1.A2" office:value-type="string">
            <text:p text:style-name="P163">rainforest</text:p>
            <text:p text:style-name="P164">on the verge of extinction</text:p>
          </table:table-cell>
          <table:table-cell table:style-name="Table1.F2" office:value-type="string">
            <text:p text:style-name="P163">selva</text:p>
            <text:p text:style-name="P164">al borde de la extinción</text:p>
          </table:table-cell>
        </table:table-row>
        <table:table-row>
          <table:table-cell table:style-name="Table1.A2" office:value-type="string">
            <text:p text:style-name="P97">fontsize</text:p>
          </table:table-cell>
          <table:table-cell table:style-name="Table1.A2" office:value-type="string">
            <text:p text:style-name="P97">tamaño de letra</text:p>
          </table:table-cell>
          <table:table-cell table:style-name="Table1.A2" office:value-type="string">
            <text:p text:style-name="P152">get married <text:span text:style-name="T460">(marriit) </text:span>/divorced</text:p>
          </table:table-cell>
          <table:table-cell table:style-name="Table1.A2" office:value-type="string">
            <text:p text:style-name="P152">casarse/divorciarse</text:p>
          </table:table-cell>
          <table:table-cell table:style-name="Table1.A2" office:value-type="string">
            <text:p text:style-name="P487">wind /<text:span text:style-name="T491">wind/</text:span> farm</text:p>
          </table:table-cell>
          <table:table-cell table:style-name="Table1.F2" office:value-type="string">
            <text:p text:style-name="P487">parque eólico</text:p>
          </table:table-cell>
        </table:table-row>
        <table:table-row>
          <table:table-cell table:style-name="Table1.A2" office:value-type="string">
            <text:p text:style-name="P381">infoxication=</text:p>
            <text:p text:style-name="P382">psychological profile</text:p>
          </table:table-cell>
          <table:table-cell table:style-name="Table1.A2" office:value-type="string">
            <text:p text:style-name="P199">infoxicación</text:p>
            <text:p text:style-name="P198">perfil psicológico</text:p>
          </table:table-cell>
          <table:table-cell table:style-name="Table1.A2" office:value-type="string">
            <text:p text:style-name="P152">domestic partnership</text:p>
          </table:table-cell>
          <table:table-cell table:style-name="Table1.A2" office:value-type="string">
            <text:p text:style-name="P152">pareja de hecho</text:p>
          </table:table-cell>
          <table:table-cell table:style-name="Table1.A2" office:value-type="string">
            <text:p text:style-name="P165"><text:span text:style-name="T463">Ozone layer</text:span>/global warming/carbon footprint </text:p>
          </table:table-cell>
          <table:table-cell table:style-name="Table1.F2" office:value-type="string">
            <text:p text:style-name="P538">Capa de ozono,</text:p>
            <text:p text:style-name="P167">calentamiento global/huella de carbono</text:p>
          </table:table-cell>
        </table:table-row>
        <table:table-row>
          <table:table-cell table:style-name="Table1.A2" office:value-type="string">
            <text:p text:style-name="P135"/>
          </table:table-cell>
          <table:table-cell table:style-name="Table1.A2" office:value-type="string">
            <text:p text:style-name="P135"/>
          </table:table-cell>
          <table:table-cell table:style-name="Table1.A2" office:value-type="string">
            <text:p text:style-name="P152">- Devote my time to sb</text:p>
            <text:p text:style-name="P168">-kill=pass time</text:p>
            <text:p text:style-name="P168">-spend time <text:span text:style-name="T100">(money)</text:span></text:p>
            <text:p text:style-name="P168">(I spend my time reading/<text:span text:style-name="T101">my holidays in Croatia</text:span>)</text:p>
            <text:p text:style-name="P169">- spare <text:span text:style-name="T102">(money=extra)</text:span> time</text:p>
            <text:p text:style-name="P170">can you spare the time?</text:p>
          </table:table-cell>
          <table:table-cell table:style-name="Table1.A2" office:value-type="string">
            <text:p text:style-name="P152">-dedicar mi tiempo a alguien</text:p>
            <text:p text:style-name="P152">- <text:span text:style-name="T103">matar=pasar el tiempo</text:span></text:p>
            <text:p text:style-name="P152">- <text:span text:style-name="T103">pasar el tiempo (útil)</text:span></text:p>
            <text:p text:style-name="P152"/>
            <text:p text:style-name="P152"/>
            <text:p text:style-name="P152">- <text:span text:style-name="T104">tienes tiempo extra (para dar)? </text:span></text:p>
            <text:p text:style-name="P152"/>
            <text:p text:style-name="P152"/>
          </table:table-cell>
          <table:table-cell table:style-name="Table1.A2" office:value-type="string">
            <text:p text:style-name="P165">Environmetally/eco-friendly</text:p>
          </table:table-cell>
          <table:table-cell table:style-name="Table1.F2" office:value-type="string">
            <text:p text:style-name="P165">respetuoso con el medio ambiente</text:p>
          </table:table-cell>
        </table:table-row>
        <table:table-row>
          <table:table-cell table:style-name="Table1.A2" office:value-type="string">
            <text:p text:style-name="P440">MONEY/<text:span text:style-name="T110">FINANCIAL CRISIS</text:span></text:p>
          </table:table-cell>
          <table:table-cell table:style-name="Table1.A2" office:value-type="string">
            <text:p text:style-name="P129"/>
          </table:table-cell>
          <table:table-cell table:style-name="Table1.A2" office:value-type="string">
            <text:p text:style-name="P129">Ups and downs</text:p>
            <text:p text:style-name="P171">wind down=relax</text:p>
          </table:table-cell>
          <table:table-cell table:style-name="Table1.A2" office:value-type="string">
            <text:p text:style-name="P129">altibajos en relac</text:p>
            <text:p text:style-name="P171">relajarse</text:p>
          </table:table-cell>
          <table:table-cell table:style-name="Table1.A2" office:value-type="string">
            <text:p text:style-name="P165">waste(sing<text:span text:style-name="T113">ular</text:span>)/rubbish<text:span text:style-name="T114">(Eng)-garbage(Amer)-trash(Amer)</text:span></text:p>
          </table:table-cell>
          <table:table-cell table:style-name="Table1.F2" office:value-type="string">
            <text:p text:style-name="P165">desechos/basura</text:p>
            <text:p text:style-name="P172">trash=destrozar</text:p>
          </table:table-cell>
        </table:table-row>
        <table:table-row>
          <table:table-cell table:style-name="Table1.A2" office:value-type="string">
            <text:p text:style-name="P173">wealth</text:p>
          </table:table-cell>
          <table:table-cell table:style-name="Table1.A2" office:value-type="string">
            <text:p text:style-name="P173">riqueza</text:p>
          </table:table-cell>
          <table:table-cell table:style-name="Table1.A2" office:value-type="string">
            <text:p text:style-name="P129"><text:s/>Love at first sight </text:p>
          </table:table-cell>
          <table:table-cell table:style-name="Table1.A2" office:value-type="string">
            <text:p text:style-name="P129">amor a primera v<text:span text:style-name="T105">ista</text:span></text:p>
          </table:table-cell>
          <table:table-cell table:style-name="Table1.A2" office:value-type="string">
            <text:p text:style-name="P165">the 3 Rs: reuse, reduce, recycle</text:p>
          </table:table-cell>
          <table:table-cell table:style-name="Table1.F2" office:value-type="string">
            <text:p text:style-name="P165">reusar,reducir,reciclar</text:p>
          </table:table-cell>
        </table:table-row>
        <table:table-row>
          <table:table-cell table:style-name="Table1.A2" office:value-type="string">
            <text:p text:style-name="P173">incomes/expenses</text:p>
            <text:p text:style-name="P174">budget /<text:span text:style-name="T488">bájit/</text:span></text:p>
          </table:table-cell>
          <table:table-cell table:style-name="Table1.A2" office:value-type="string">
            <text:p text:style-name="P173">ingresos/gastos</text:p>
            <text:p text:style-name="P174">presupuesto (para viaje)</text:p>
          </table:table-cell>
          <table:table-cell table:style-name="Table1.A2" office:value-type="string">
            <text:p text:style-name="P175">grandchild/grandson</text:p>
            <text:p text:style-name="P176">stepbrother/<text:span text:style-name="T461">father</text:span></text:p>
            <text:p text:style-name="P176">mother in law</text:p>
            <text:p text:style-name="P176">-single parent<text:span text:style-name="T243">s</text:span>/ <text:span text:style-name="T392">patchwork</text:span> family</text:p>
          </table:table-cell>
          <table:table-cell table:style-name="Table1.A2" office:value-type="string">
            <text:p text:style-name="P175">nieto</text:p>
            <text:p text:style-name="P176">hermanastro/<text:span text:style-name="T461">padrastro</text:span></text:p>
            <text:p text:style-name="P176">suegra</text:p>
            <text:p text:style-name="P176">- familia monoparental/emsamblada</text:p>
          </table:table-cell>
          <table:table-cell table:style-name="Table1.A2" office:value-type="string">
            <text:p text:style-name="P166">throw away rubbish</text:p>
          </table:table-cell>
          <table:table-cell table:style-name="Table1.F2" office:value-type="string">
            <text:p text:style-name="P167">tirar basura al bidón de la </text:p>
          </table:table-cell>
        </table:table-row>
        <table:table-row>
          <table:table-cell table:style-name="Table1.A2" office:value-type="string">
            <text:p text:style-name="P173">take/withdraw money from ATM/cashmachin</text:p>
          </table:table-cell>
          <table:table-cell table:style-name="Table1.A2" office:value-type="string">
            <text:p text:style-name="P173">sacar/retirar dinero del cajero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441">(threatening) problem</text:p>
          </table:table-cell>
          <table:table-cell table:style-name="Table1.F2" office:value-type="string">
            <text:p text:style-name="P441">(problema) amenazador</text:p>
          </table:table-cell>
        </table:table-row>
        <table:table-row>
          <table:table-cell table:style-name="Table1.A2" office:value-type="string">
            <text:p text:style-name="P173"><text:span text:style-name="T111">b</text:span>ank statement </text:p>
            <text:p text:style-name="P177">(a printed record of the balance in a bank)</text:p>
          </table:table-cell>
          <table:table-cell table:style-name="Table1.A2" office:value-type="string">
            <text:p text:style-name="P173">extracto bancario</text:p>
          </table:table-cell>
          <table:table-cell table:style-name="Table1.A2" office:value-type="string">
            <text:p text:style-name="P442">JOUNEYS/<text:span text:style-name="T118">CULTURE/SPORT</text:span></text:p>
          </table:table-cell>
          <table:table-cell table:style-name="Table1.A2" office:value-type="string">
            <text:p text:style-name="P165"/>
          </table:table-cell>
          <table:table-cell table:style-name="Table1.A2" office:value-type="string">
            <text:p text:style-name="P178">-<text:span text:style-name="T472">scor</text:span><text:span text:style-name="T473">ch</text:span><text:span text:style-name="T472">ing/mild/cool/chilly/</text:span></text:p>
            <text:p text:style-name="P179">- <text:span text:style-name="T246">cool/freeze(r)/fridge</text:span></text:p>
          </table:table-cell>
          <table:table-cell table:style-name="Table1.F2" office:value-type="string">
            <text:p text:style-name="P488">abrasador/templado/fresquito/<text:span text:style-name="T353">frio-helado</text:span></text:p>
            <text:p text:style-name="P178"/>
            <text:p text:style-name="P178">- <text:span text:style-name="T246">enfriar/congelar(dor)/frigorífico</text:span></text:p>
          </table:table-cell>
        </table:table-row>
        <table:table-row>
          <table:table-cell table:style-name="Table1.A2" office:value-type="string">
            <text:p text:style-name="P180">tip sb </text:p>
            <text:p text:style-name="P196"/>
          </table:table-cell>
          <table:table-cell table:style-name="Table1.A2" office:value-type="string">
            <text:p text:style-name="P180">dar propina</text:p>
            <text:p text:style-name="P196"/>
          </table:table-cell>
          <table:table-cell table:style-name="Table1.A2" office:value-type="string">
            <text:p text:style-name="P181"><text:span text:style-name="T353">wander</text:span>/<text:span text:style-name="T119">roam/take a walk</text:span></text:p>
            <text:p text:style-name="P18">stretch</text:p>
          </table:table-cell>
          <table:table-cell table:style-name="Table1.A2" office:value-type="string">
            <text:p text:style-name="P181"><text:span text:style-name="T353">deambular</text:span>/<text:span text:style-name="T119">vagar/pasear</text:span></text:p>
            <text:p text:style-name="P18">estirar</text:p>
          </table:table-cell>
          <table:table-cell table:style-name="Table1.A2" office:value-type="string">
            <text:p text:style-name="P447">drizzle/shower/<text:span text:style-name="T115">hail (/heil/)</text:span></text:p>
            <text:p text:style-name="P539">/flood (flod)/drought (drot)</text:p>
          </table:table-cell>
          <table:table-cell table:style-name="Table1.F2" office:value-type="string">
            <text:p text:style-name="P447">llovizna/chaparrón-diluvio/<text:span text:style-name="T116">granizar/</text:span></text:p>
            <text:p text:style-name="P540">inundación/sequia</text:p>
          </table:table-cell>
        </table:table-row>
        <table:table-row>
          <table:table-cell table:style-name="Table1.A2" office:value-type="string">
            <text:p text:style-name="P180">mortage/loan</text:p>
            <text:p text:style-name="P182">housing bubble</text:p>
          </table:table-cell>
          <table:table-cell table:style-name="Table1.A2" office:value-type="string">
            <text:p text:style-name="P180">hipotéca/préstamo</text:p>
            <text:p text:style-name="P182">burbuja inmobiliaria</text:p>
          </table:table-cell>
          <table:table-cell table:style-name="Table1.A2" office:value-type="string">
            <text:p text:style-name="P184">set off/<text:span text:style-name="T120">be off/go away!/</text:span><text:span text:style-name="T354">I </text:span><text:span text:style-name="T357">went </text:span><text:span text:style-name="T354">down with flu</text:span><text:span text:style-name="T120">/</text:span></text:p>
          </table:table-cell>
          <table:table-cell table:style-name="Table1.A2" office:value-type="string">
            <text:p text:style-name="P184">partir-pornerse en marcha/<text:span text:style-name="T120">estar fuera/vete!/</text:span><text:span text:style-name="T71">resfriarse-ser derrotado por</text:span></text:p>
          </table:table-cell>
          <table:table-cell table:style-name="Table1.A2" office:value-type="string">
            <text:p text:style-name="P184">breeze</text:p>
          </table:table-cell>
          <table:table-cell table:style-name="Table1.F2" office:value-type="string">
            <text:p text:style-name="P184">brisa (viento <text:span text:style-name="T117">por diferenc Tª mar tierra</text:span>)</text:p>
          </table:table-cell>
        </table:table-row>
        <table:table-row>
          <table:table-cell table:style-name="Table1.A2" office:value-type="string">
            <text:p text:style-name="P180">owe money/be in debt-<text:span text:style-name="T248">due</text:span></text:p>
          </table:table-cell>
          <table:table-cell table:style-name="Table1.A2" office:value-type="string">
            <text:p text:style-name="P180">deber dinero/estar <text:span text:style-name="T248">en deuda</text:span></text:p>
          </table:table-cell>
          <table:table-cell table:style-name="Table1.A2" office:value-type="string">
            <text:p text:style-name="P181"><text:span text:style-name="T121">be </text:span>homesick</text:p>
            <text:p text:style-name="P20"/>
            <text:p text:style-name="P21">farmhouse;<text:span text:style-name="T419">cottage; hut; cave</text:span></text:p>
          </table:table-cell>
          <table:table-cell table:style-name="Table1.A2" office:value-type="string">
            <text:p text:style-name="P185">extrañar/sentir nostalgia</text:p>
            <text:p text:style-name="P22">cortijo; <text:span text:style-name="T419">cabaña (Dietma); choza (refugio piedras); cueva</text:span></text:p>
          </table:table-cell>
          <table:table-cell table:style-name="Table1.A2" office:value-type="string">
            <text:p text:style-name="P10"/>
          </table:table-cell>
          <table:table-cell table:style-name="Table1.F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80">be on a tight budget /<text:span text:style-name="T242">bájit/</text:span></text:p>
          </table:table-cell>
          <table:table-cell table:style-name="Table1.A2" office:value-type="string">
            <text:p text:style-name="P180">tener un presupuesto ajustado</text:p>
          </table:table-cell>
          <table:table-cell table:style-name="Table1.A2" office:value-type="string">
            <text:p text:style-name="P186">all wheel-off road</text:p>
          </table:table-cell>
          <table:table-cell table:style-name="Table1.A2" office:value-type="string">
            <text:p text:style-name="P186">todo terreno</text:p>
          </table:table-cell>
          <table:table-cell table:style-name="Table1.A2" office:value-type="string">
            <text:p text:style-name="P466">DESCRIBING ADJECTIVES</text:p>
          </table:table-cell>
          <table:table-cell table:style-name="Table1.F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443">Live beyond your means <text:span text:style-name="T402">(medios)</text:span></text:p>
            <text:p text:style-name="P444">standard of living</text:p>
            <text:p text:style-name="P183"/>
          </table:table-cell>
          <table:table-cell table:style-name="Table1.A2" office:value-type="string">
            <text:p text:style-name="P443">vivir encima de tus posibilidades</text:p>
            <text:p text:style-name="P444">nivel de vida</text:p>
            <text:p text:style-name="P445"/>
          </table:table-cell>
          <table:table-cell table:style-name="Table1.A2" office:value-type="string">
            <text:p text:style-name="P144">gloves/goggles</text:p>
            <text:p text:style-name="P187">belongings</text:p>
            <text:p text:style-name="P473">flight attendants <text:span text:style-name="T407">(in conferences)</text:span></text:p>
            <text:p text:style-name="P188"/>
          </table:table-cell>
          <table:table-cell table:style-name="Table1.A2" office:value-type="string">
            <text:p text:style-name="P144">guantes/gafas agua</text:p>
            <text:p text:style-name="P187">pertenencias</text:p>
            <text:p text:style-name="P473">azafatas (asistentes de vuelo)</text:p>
          </table:table-cell>
          <table:table-cell table:style-name="Table1.A2" office:value-type="string">
            <text:p text:style-name="P453">shy/coward</text:p>
            <text:p text:style-name="P454">charming/unpleasant</text:p>
            <text:p text:style-name="P523">awkward (ókuard)</text:p>
            <text:p text:style-name="P467"><text:span text:style-name="T425">to value </text:span><text:span text:style-name="T426">sth/a worthy person</text:span></text:p>
            <text:p text:style-name="P526"><text:span text:style-name="T426">m</text:span><text:span text:style-name="T425">ature /</text:span><text:span text:style-name="T427">machtíorr/ </text:span><text:span text:style-name="T425">(ripe banana)</text:span></text:p>
            <text:p text:style-name="P455">honest-sincere</text:p>
            <text:p text:style-name="P457">moody</text:p>
            <text:p text:style-name="P457">spoiled</text:p>
            <text:p text:style-name="P456">humble</text:p>
            <text:p text:style-name="P459">absentminded</text:p>
            <text:p text:style-name="P460"><text:soft-page-break/>self confident</text:p>
            <text:p text:style-name="P458"><text:span text:style-name="T428">self</text:span>ish</text:p>
            <text:p text:style-name="P461">mean</text:p>
            <text:p text:style-name="P462">arrogant-prideful/<text:span text:style-name="T474">smug</text:span></text:p>
            <text:p text:style-name="P463">loyal</text:p>
            <text:p text:style-name="P463">loyalty != royalty</text:p>
            <text:p text:style-name="P463"/>
            <text:p text:style-name="P463"/>
            <text:p text:style-name="P525"><text:span text:style-name="T440">caring-</text:span>solidary /sólidari/</text:p>
          </table:table-cell>
          <table:table-cell table:style-name="Table1.F2" office:value-type="string">
            <text:p text:style-name="P453">tímido/cobarde</text:p>
            <text:p text:style-name="P454">encantador/desagradab</text:p>
            <text:p text:style-name="P523">torpe</text:p>
            <text:p text:style-name="P464">valorar algo/ persona digna (merece pena)</text:p>
            <text:p text:style-name="P524">maduro</text:p>
            <text:p text:style-name="P465">banana madura</text:p>
            <text:p text:style-name="P455">sincero</text:p>
            <text:p text:style-name="P457">carprichoso-cambiante</text:p>
            <text:p text:style-name="P457">mimado</text:p>
            <text:p text:style-name="P456">humilde</text:p>
            <text:p text:style-name="P459">despistado</text:p>
            <text:p text:style-name="P458"><text:soft-page-break/>seguro</text:p>
            <text:p text:style-name="P458">egoista</text:p>
            <text:p text:style-name="P461">tacaño</text:p>
            <text:p text:style-name="P458"/>
            <text:p text:style-name="P462">arrogante/<text:span text:style-name="T463">presumido</text:span></text:p>
            <text:p text:style-name="P463">leal</text:p>
            <text:p text:style-name="P463">lealtad != derechos de autor/patentes..</text:p>
            <text:p text:style-name="P525">solidario</text:p>
          </table:table-cell>
        </table:table-row>
        <table:table-row>
          <table:table-cell table:style-name="Table1.A2" office:value-type="string">
            <text:p text:style-name="P489">free trade</text:p>
            <text:p text:style-name="P17"/>
          </table:table-cell>
          <table:table-cell table:style-name="Table1.A2" office:value-type="string">
            <text:p text:style-name="P489">libre comercio</text:p>
          </table:table-cell>
          <table:table-cell table:style-name="Table1.A2" office:value-type="string">
            <text:p text:style-name="P174">-mattress</text:p>
            <text:p text:style-name="P174">-ceramic-gas stove <text:span text:style-name="T122">cooker</text:span></text:p>
            <text:p text:style-name="P174">- <text:span text:style-name="T457">cookery programs</text:span></text:p>
            <text:p text:style-name="P174"/>
            <text:p text:style-name="P174">- <text:span text:style-name="T459">Andalusian cooking</text:span></text:p>
            <text:p text:style-name="P486">-<text:span text:style-name="T458">craftsman</text:span></text:p>
          </table:table-cell>
          <table:table-cell table:style-name="Table1.A2" office:value-type="string">
            <text:p text:style-name="P174">-colchón</text:p>
            <text:p text:style-name="P174">-hornilla-<text:span text:style-name="T123">estufa</text:span></text:p>
            <text:p text:style-name="P174"/>
            <text:p text:style-name="P174">- <text:span text:style-name="T457">cocina (arte) programs</text:span></text:p>
            <text:p text:style-name="P174">- <text:span text:style-name="T459">cocina andaluza</text:span></text:p>
            <text:p text:style-name="P174">- <text:span text:style-name="T475">artesano</text:span></text:p>
          </table:table-cell>
          <table:table-cell table:style-name="Table1.A2" office:value-type="string">
            <text:p text:style-name="P10"/>
          </table:table-cell>
          <table:table-cell table:style-name="Table1.F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7">currency</text:p>
            <text:p text:style-name="P189"><text:s/>unfair competition</text:p>
          </table:table-cell>
          <table:table-cell table:style-name="Table1.A2" office:value-type="string">
            <text:p text:style-name="P17">moneda</text:p>
            <text:p text:style-name="P189">competencia desleal</text:p>
          </table:table-cell>
          <table:table-cell table:style-name="Table1.A2" office:value-type="string">
            <text:p text:style-name="P190">a work <text:span text:style-name="T124">(=</text:span>piece) of art</text:p>
            <text:p text:style-name="P190">a painting/picture</text:p>
          </table:table-cell>
          <table:table-cell table:style-name="Table1.A2" office:value-type="string">
            <text:p text:style-name="P190">obra de arte</text:p>
            <text:p text:style-name="P190">un cuadro/foto</text:p>
          </table:table-cell>
          <table:table-cell table:style-name="Table1.A2" office:value-type="string">
            <text:p text:style-name="P10"/>
          </table:table-cell>
          <table:table-cell table:style-name="Table1.F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309"/>
          </table:table-cell>
          <table:table-cell table:style-name="Table1.A2" office:value-type="string">
            <text:p text:style-name="P309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F2" office:value-type="string">
            <text:p text:style-name="P10"/>
          </table:table-cell>
        </table:table-row>
      </table:table>
      <text:p text:style-name="P1"/>
      <text:p text:style-name="P1"/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office:value-type="string">
            <text:p text:style-name="P403">VOCABULARY</text:p>
          </table:table-cell>
          <table:table-cell table:style-name="Table2.A1" office:value-type="string">
            <text:p text:style-name="P205"/>
          </table:table-cell>
          <table:table-cell table:style-name="Table2.A1" office:value-type="string">
            <text:p text:style-name="P210">be aware/have awareness-consciousness /konchesnes/ </text:p>
          </table:table-cell>
          <table:table-cell table:style-name="Table2.A1" office:value-type="string">
            <text:p text:style-name="P211">ser consciente/tener </text:p>
            <text:p text:style-name="P211"/>
            <text:p text:style-name="P211"><text:span text:style-name="T154">la </text:span>consciencia</text:p>
          </table:table-cell>
          <table:table-cell table:style-name="Table2.A1" office:value-type="string">
            <text:p text:style-name="P212">request (v<text:span text:style-name="T137">erb</text:span> <text:span text:style-name="T137">&amp; </text:span>noum)</text:p>
          </table:table-cell>
          <table:table-cell table:style-name="Table2.F1" office:value-type="string">
            <text:p text:style-name="P212">petición/solicitud </text:p>
          </table:table-cell>
        </table:table-row>
        <table:table-row>
          <table:table-cell table:style-name="Table2.A2" office:value-type="string">
            <text:p text:style-name="P154"><text:span text:style-name="T11">b</text:span>e keen on sth </text:p>
            <text:p text:style-name="P71"/>
          </table:table-cell>
          <table:table-cell table:style-name="Table2.A2" office:value-type="string">
            <text:p text:style-name="P154">be interested in st</text:p>
            <text:p text:style-name="P71"/>
          </table:table-cell>
          <table:table-cell table:style-name="Table2.A2" office:value-type="string">
            <text:p text:style-name="P213">bullfight</text:p>
            <text:p text:style-name="P214">horns</text:p>
            <text:p text:style-name="P215">s</text:p>
          </table:table-cell>
          <table:table-cell table:style-name="Table2.A2" office:value-type="string">
            <text:p text:style-name="P213">corrida de toros</text:p>
            <text:p text:style-name="P214">cuernos</text:p>
          </table:table-cell>
          <table:table-cell table:style-name="Table2.A2" office:value-type="string">
            <text:p text:style-name="P216">dispense with</text:p>
          </table:table-cell>
          <table:table-cell table:style-name="Table2.F2" office:value-type="string">
            <text:p text:style-name="P216">prescindir de</text:p>
          </table:table-cell>
        </table:table-row>
        <table:table-row>
          <table:table-cell table:style-name="Table2.A2" office:value-type="string">
            <text:p text:style-name="P217"><text:span text:style-name="T125">show off</text:span>/flirt /<text:span text:style-name="T126">flart/</text:span></text:p>
            <text:p text:style-name="P219">make up</text:p>
          </table:table-cell>
          <table:table-cell table:style-name="Table2.A2" office:value-type="string">
            <text:p text:style-name="P217">presumir/ligar</text:p>
            <text:p text:style-name="P219">reconciliarse</text:p>
          </table:table-cell>
          <table:table-cell table:style-name="Table2.A2" office:value-type="string">
            <text:p text:style-name="P220"><text:span text:style-name="T155">a </text:span>naughty <text:span text:style-name="T155">boy</text:span> /no:t<text:span text:style-name="T156">i</text:span>/ <text:span text:style-name="T156">(un notas)</text:span></text:p>
            <text:p text:style-name="P493">make mischief</text:p>
            <text:p text:style-name="P221"><text:span text:style-name="T157">a </text:span>nerd</text:p>
          </table:table-cell>
          <table:table-cell table:style-name="Table2.A2" office:value-type="string">
            <text:p text:style-name="P220"><text:span text:style-name="T155">un niño </text:span>travieso</text:p>
            <text:p text:style-name="P220"/>
            <text:p text:style-name="P493">hacer travesuras</text:p>
            <text:p text:style-name="P222">un empo<text:span text:style-name="T158">lló</text:span>n</text:p>
          </table:table-cell>
          <table:table-cell table:style-name="Table2.A2" office:value-type="string">
            <text:p text:style-name="P223">Amish <text:span text:style-name="T138">J</text:span>ew /<text:span text:style-name="T139">yiuu/</text:span> jewel /<text:span text:style-name="T140">yull/</text:span>-</text:p>
            <text:p text:style-name="P224"><text:span text:style-name="T463">jeweler /yular/</text:span> </text:p>
          </table:table-cell>
          <table:table-cell table:style-name="Table2.F2" office:value-type="string">
            <text:p text:style-name="P223">hippy judio</text:p>
            <text:p text:style-name="P223">joya</text:p>
            <text:p text:style-name="P495">joyero</text:p>
          </table:table-cell>
        </table:table-row>
        <table:table-row>
          <table:table-cell table:style-name="Table2.A2" office:value-type="string">
            <text:p text:style-name="P225">acquaintance /<text:span text:style-name="T127">akúinstans/</text:span></text:p>
          </table:table-cell>
          <table:table-cell table:style-name="Table2.A2" office:value-type="string">
            <text:p text:style-name="P228">conocido <text:span text:style-name="T128">(no amigo)</text:span></text:p>
          </table:table-cell>
          <table:table-cell table:style-name="Table2.A2" office:value-type="string">
            <text:p text:style-name="P229">a book (for/aimed at) normal people</text:p>
          </table:table-cell>
          <table:table-cell table:style-name="Table2.A2" office:value-type="string">
            <text:p text:style-name="P229">un libro dirigido a la gente normal</text:p>
          </table:table-cell>
          <table:table-cell table:style-name="Table2.A2" office:value-type="string">
            <text:p text:style-name="P230">slowness</text:p>
          </table:table-cell>
          <table:table-cell table:style-name="Table2.F2" office:value-type="string">
            <text:p text:style-name="P230">lentitud</text:p>
          </table:table-cell>
        </table:table-row>
        <table:table-row>
          <table:table-cell table:style-name="Table2.A2" office:value-type="string">
            <text:p text:style-name="P226">gossip/mumble/<text:span text:style-name="T465">stumble</text:span><text:span text:style-name="T353"> </text:span><text:span text:style-name="T355">(</text:span><text:span text:style-name="T353">over my words</text:span><text:span text:style-name="T355">)</text:span></text:p>
          </table:table-cell>
          <table:table-cell table:style-name="Table2.A2" office:value-type="string">
            <text:p text:style-name="P226">cotillear/murmurar/<text:span text:style-name="T465">tropezar</text:span></text:p>
          </table:table-cell>
          <table:table-cell table:style-name="Table2.A2" office:value-type="string">
            <text:p text:style-name="P231">it has <text:span text:style-name="T13">resulted in </text:span>/<text:span text:style-name="T13">turned out to be</text:span> /<text:span text:style-name="T13">given rised to</text:span> sth</text:p>
          </table:table-cell>
          <table:table-cell table:style-name="Table2.A2" office:value-type="string">
            <text:p text:style-name="P231">ha dado como resultado algo</text:p>
          </table:table-cell>
          <table:table-cell table:style-name="Table2.A2" office:value-type="string">
            <text:p text:style-name="P496">people we compare ourself (not who, not us)</text:p>
          </table:table-cell>
          <table:table-cell table:style-name="Table2.F2" office:value-type="string">
            <text:p text:style-name="P496">la gente con la que nos comparamos</text:p>
          </table:table-cell>
        </table:table-row>
        <table:table-row>
          <table:table-cell table:style-name="Table2.A2" office:value-type="string">
            <text:p text:style-name="P226">chew /<text:span text:style-name="T129">chuu/</text:span></text:p>
          </table:table-cell>
          <table:table-cell table:style-name="Table2.A2" office:value-type="string">
            <text:p text:style-name="P226">masticar</text:p>
          </table:table-cell>
          <table:table-cell table:style-name="Table2.A2" office:value-type="string">
            <text:p text:style-name="P232">autobiographical passages</text:p>
          </table:table-cell>
          <table:table-cell table:style-name="Table2.A2" office:value-type="string">
            <text:p text:style-name="P232">pasajes autobiogŕaficos</text:p>
          </table:table-cell>
          <table:table-cell table:style-name="Table2.A2" office:value-type="string">
            <text:p text:style-name="P233">a few hours (not a pair of)</text:p>
          </table:table-cell>
          <table:table-cell table:style-name="Table2.F2" office:value-type="string">
            <text:p text:style-name="P233">unas pocas horas</text:p>
          </table:table-cell>
        </table:table-row>
        <table:table-row>
          <table:table-cell table:style-name="Table2.A2" office:value-type="string">
            <text:p text:style-name="P234">itchy feet</text:p>
          </table:table-cell>
          <table:table-cell table:style-name="Table2.A2" office:value-type="string">
            <text:p text:style-name="P234">picazón en los pies</text:p>
          </table:table-cell>
          <table:table-cell table:style-name="Table2.A2" office:value-type="string">
            <text:p text:style-name="P235">for good/forever</text:p>
          </table:table-cell>
          <table:table-cell table:style-name="Table2.A2" office:value-type="string">
            <text:p text:style-name="P235">para siempre</text:p>
          </table:table-cell>
          <table:table-cell table:style-name="Table2.A2" office:value-type="string">
            <text:p text:style-name="P236">to practice English speaking (not to speak)</text:p>
          </table:table-cell>
          <table:table-cell table:style-name="Table2.F2" office:value-type="string">
            <text:p text:style-name="P236">para hablar Inglés</text:p>
          </table:table-cell>
        </table:table-row>
        <table:table-row>
          <table:table-cell table:style-name="Table2.A2" office:value-type="string">
            <text:p text:style-name="P451">assume-<text:span text:style-name="T130">take over/</text:span><text:span text:style-name="T468">take for granted</text:span><text:span text:style-name="T130">/take off/ take your breath away-atonish/</text:span></text:p>
          </table:table-cell>
          <table:table-cell table:style-name="Table2.A2" office:value-type="string">
            <text:p text:style-name="P237">asumir/<text:span text:style-name="T356">dar por hecho/</text:span><text:span text:style-name="T131">quitarse la ropa/quedarse sin aliento</text:span></text:p>
          </table:table-cell>
          <table:table-cell table:style-name="Table2.A2" office:value-type="string">
            <text:p text:style-name="P300">mankind</text:p>
          </table:table-cell>
          <table:table-cell table:style-name="Table2.A2" office:value-type="string">
            <text:p text:style-name="P300">humanidad</text:p>
          </table:table-cell>
          <table:table-cell table:style-name="Table2.A2" office:value-type="string">
            <text:p text:style-name="P205">- <text:span text:style-name="T141">get better/ improve your English</text:span></text:p>
            <text:p text:style-name="P205">- <text:span text:style-name="T246">get off/on</text:span></text:p>
          </table:table-cell>
          <table:table-cell table:style-name="Table2.F2" office:value-type="string">
            <text:p text:style-name="P236"><text:span text:style-name="T142">ir a mejor/</text:span>mejorar tu Inglés</text:p>
            <text:p text:style-name="P236">- <text:span text:style-name="T246">apearse/subirse</text:span></text:p>
          </table:table-cell>
        </table:table-row>
        <table:table-row>
          <table:table-cell table:style-name="Table2.A2" office:value-type="string">
            <text:p text:style-name="P490">succeed <text:span text:style-name="T132">in sth</text:span></text:p>
          </table:table-cell>
          <table:table-cell table:style-name="Table2.A2" office:value-type="string">
            <text:p text:style-name="P490">tener exito <text:span text:style-name="T133">en algo</text:span></text:p>
          </table:table-cell>
          <table:table-cell table:style-name="Table2.A2" office:value-type="string">
            <text:p text:style-name="P238">a shop where fruit is sold </text:p>
          </table:table-cell>
          <table:table-cell table:style-name="Table2.A2" office:value-type="string">
            <text:p text:style-name="P238">fruteria</text:p>
          </table:table-cell>
          <table:table-cell table:style-name="Table2.A2" office:value-type="string">
            <text:p text:style-name="P205">- <text:span text:style-name="T143">get/be/keep fit (in shape)</text:span></text:p>
            <text:p text:style-name="P205">-<text:span text:style-name="T476">make them fit</text:span><text:span text:style-name="T463">/</text:span><text:span text:style-name="T477">increase people's fitness level</text:span></text:p>
            <text:p text:style-name="P205">- <text:span text:style-name="T146">slim down-lose weight /wait/</text:span></text:p>
            <text:p text:style-name="P498">gain-(put on) weight</text:p>
            <text:p text:style-name="P239"/>
            <text:p text:style-name="P239">- <text:span text:style-name="T248">outdoor sport</text:span></text:p>
            <text:p text:style-name="P499">- <text:span text:style-name="T249">weightlifting</text:span></text:p>
          </table:table-cell>
          <table:table-cell table:style-name="Table2.F2" office:value-type="string">
            <text:p text:style-name="P240"><text:span text:style-name="T147">p</text:span>onerse<text:span text:style-name="T144">/estar/mantenerse</text:span> en forma</text:p>
            <text:p text:style-name="P497">- <text:span text:style-name="T145">poner (forzar) a la gente en forma</text:span></text:p>
            <text:p text:style-name="P240"/>
            <text:p text:style-name="P497">- <text:span text:style-name="T146">adelgazar/engordar</text:span></text:p>
            <text:p text:style-name="P240"/>
            <text:p text:style-name="P240"/>
            <text:p text:style-name="P240"/>
            <text:p text:style-name="P240">- <text:span text:style-name="T248">deporte aire libre</text:span></text:p>
            <text:p text:style-name="P497">- <text:span text:style-name="T249">levantar pesas</text:span></text:p>
          </table:table-cell>
        </table:table-row>
        <table:table-row>
          <table:table-cell table:style-name="Table2.A2" office:value-type="string">
            <text:p text:style-name="P241">run out</text:p>
          </table:table-cell>
          <table:table-cell table:style-name="Table2.A2" office:value-type="string">
            <text:p text:style-name="P241">agotarse-quedarse sin</text:p>
          </table:table-cell>
          <table:table-cell table:style-name="Table2.A2" office:value-type="string">
            <text:p text:style-name="P242">feel empathy</text:p>
            <text:p text:style-name="P243">misfortune</text:p>
          </table:table-cell>
          <table:table-cell table:style-name="Table2.A2" office:value-type="string">
            <text:p text:style-name="P242">sentir empatía</text:p>
            <text:p text:style-name="P243">desgrácia</text:p>
          </table:table-cell>
          <table:table-cell table:style-name="Table2.A2" office:value-type="string">
            <text:p text:style-name="P500">- carrier-driver/<text:span text:style-name="T433">delivery person</text:span></text:p>
            <text:p text:style-name="P244">- <text:span text:style-name="T148">van</text:span></text:p>
          </table:table-cell>
          <table:table-cell table:style-name="Table2.F2" office:value-type="string">
            <text:p text:style-name="P500">- tra<text:span text:style-name="T149">n</text:span>sportista/<text:span text:style-name="T433">repartidr</text:span></text:p>
            <text:p text:style-name="P244"/>
            <text:p text:style-name="P244">-<text:span text:style-name="T148">furgoneta</text:span></text:p>
          </table:table-cell>
        </table:table-row>
        <table:table-row>
          <table:table-cell table:style-name="Table2.A2" office:value-type="string">
            <text:p text:style-name="P245">gamble=take a chance/<text:span text:style-name="T134">bet</text:span>/risk/chance/</text:p>
          </table:table-cell>
          <table:table-cell table:style-name="Table2.A2" office:value-type="string">
            <text:p text:style-name="P245"><text:span text:style-name="T434">jugar </text:span>arriesga<text:span text:style-name="T434">ndo</text:span>/apostar-<text:span text:style-name="T134">apuesta</text:span>/arriesgarse/oportunidad</text:p>
          </table:table-cell>
          <table:table-cell table:style-name="Table2.A2" office:value-type="string">
            <text:p text:style-name="P246"><text:span text:style-name="T244">- ch</text:span>eating in the exam</text:p>
            <text:p text:style-name="P246"/>
          </table:table-cell>
          <table:table-cell table:style-name="Table2.A2" office:value-type="string">
            <text:p text:style-name="P246">copiar en el examen</text:p>
          </table:table-cell>
          <table:table-cell table:style-name="Table2.A2" office:value-type="string">
            <text:p text:style-name="P205">- <text:span text:style-name="T148">obligate-force/encourage</text:span></text:p>
          </table:table-cell>
          <table:table-cell table:style-name="Table2.F2" office:value-type="string">
            <text:p text:style-name="P247">obligar/<text:span text:style-name="T150">animar</text:span></text:p>
          </table:table-cell>
        </table:table-row>
        <table:table-row>
          <table:table-cell table:style-name="Table2.A2" office:value-type="string">
            <text:p text:style-name="P248">they look <text:span text:style-name="T135">like</text:span></text:p>
            <text:p text:style-name="P248"><text:span text:style-name="T469">their faces are </text:span><text:span text:style-name="T465">alike</text:span><text:span text:style-name="T353"> </text:span><text:span text:style-name="T135">cloud resemble a ship</text:span></text:p>
          </table:table-cell>
          <table:table-cell table:style-name="Table2.A2" office:value-type="string">
            <text:p text:style-name="P249">ellos se parecen </text:p>
            <text:p text:style-name="P517">sus caras se parecen</text:p>
            <text:p text:style-name="P250">nube parece un barco</text:p>
          </table:table-cell>
          <table:table-cell table:style-name="Table2.A2" office:value-type="string">
            <text:p text:style-name="P518">I <text:span text:style-name="T13">was</text:span> faced <text:span text:style-name="T13">with</text:span> a difficult <text:span text:style-name="T13">choice</text:span></text:p>
          </table:table-cell>
          <table:table-cell table:style-name="Table2.A2" office:value-type="string">
            <text:p text:style-name="P494"><text:span text:style-name="T403">fui enfrentado</text:span> a una difícil elección</text:p>
          </table:table-cell>
          <table:table-cell table:style-name="Table2.A2" office:value-type="string">
            <text:p text:style-name="P205">- <text:span text:style-name="T151">pollute (used in a way that pollutes the air)</text:span></text:p>
          </table:table-cell>
          <table:table-cell table:style-name="Table2.F2" office:value-type="string">
            <text:p text:style-name="P251">contaminar (usado en un modo que contaminan el aire)</text:p>
          </table:table-cell>
        </table:table-row>
        <text:soft-page-break/>
        <table:table-row>
          <table:table-cell table:style-name="Table2.A2" office:value-type="string">
            <text:p text:style-name="P191">back and forth</text:p>
            <text:p text:style-name="P364"><text:span text:style-name="T206">- </text:span><text:span text:style-name="T207">play </text:span><text:span text:style-name="T24">softer/louder</text:span></text:p>
            <text:p text:style-name="P476"><text:span text:style-name="T207">- </text:span><text:span text:style-name="T204">It's enjoyable</text:span></text:p>
            <text:p text:style-name="P341"/>
          </table:table-cell>
          <table:table-cell table:style-name="Table2.A2" office:value-type="string">
            <text:p text:style-name="P252">de <text:span text:style-name="T136">ida y vuelta</text:span></text:p>
            <text:p text:style-name="P16">- <text:span text:style-name="T239">toca más flojo/fuerte</text:span></text:p>
            <text:p text:style-name="P491">- <text:span text:style-name="T245">es agradable-disfrutable</text:span></text:p>
            <text:p text:style-name="P16"/>
            <text:p text:style-name="P16"/>
          </table:table-cell>
          <table:table-cell table:style-name="Table2.A2" office:value-type="string">
            <text:p text:style-name="P501"><text:span text:style-name="T13">In</text:span> the end (not at)</text:p>
            <text:p text:style-name="P502">lend a hand</text:p>
            <text:p text:style-name="P206"/>
          </table:table-cell>
          <table:table-cell table:style-name="Table2.A2" office:value-type="string">
            <text:p text:style-name="P501">al final</text:p>
            <text:p text:style-name="P502">echar una mano</text:p>
          </table:table-cell>
          <table:table-cell table:style-name="Table2.A2" office:value-type="string">
            <text:p text:style-name="P253">- loved ones</text:p>
            <text:p text:style-name="P255">- <text:span text:style-name="T152">near</text:span><text:span text:style-name="T14">by</text:span><text:span text:style-name="T152"> region and </text:span><text:span text:style-name="T14">seasonal</text:span><text:span text:style-name="T152"> products- </text:span></text:p>
            <text:p text:style-name="P254">-<text:span text:style-name="T153">energy food (not energetic=lively)</text:span></text:p>
          </table:table-cell>
          <table:table-cell table:style-name="Table2.F2" office:value-type="string">
            <text:p text:style-name="P253">- seres queridos</text:p>
            <text:p text:style-name="P253">- <text:span text:style-name="T152">región cercana y productos de temporada</text:span></text:p>
            <text:p text:style-name="P253">- <text:span text:style-name="T153">comida energética (activo)</text:span></text:p>
            <text:p text:style-name="P253"/>
          </table:table-cell>
        </table:table-row>
        <table:table-row>
          <table:table-cell table:style-name="Table2.A2" office:value-type="string">
            <text:p text:style-name="P541">Merely</text:p>
            <text:p text:style-name="P542">Nowdays (!=today)</text:p>
          </table:table-cell>
          <table:table-cell table:style-name="Table2.A2" office:value-type="string">
            <text:p text:style-name="P541">simplemente</text:p>
            <text:p text:style-name="P542">hoy en dia</text:p>
          </table:table-cell>
          <table:table-cell table:style-name="Table2.A2" office:value-type="string">
            <text:p text:style-name="P256">breastfeed <text:span text:style-name="T159">sb</text:span></text:p>
          </table:table-cell>
          <table:table-cell table:style-name="Table2.A2" office:value-type="string">
            <text:p text:style-name="P256">dar de mamar</text:p>
          </table:table-cell>
          <table:table-cell table:style-name="Table2.A2" office:value-type="string">
            <text:p text:style-name="P257">- <text:span text:style-name="T447">pesticides/</text:span></text:p>
            <text:p text:style-name="P257">matter/issue of immigration</text:p>
          </table:table-cell>
          <table:table-cell table:style-name="Table2.F2" office:value-type="string">
            <text:p text:style-name="P257">- <text:span text:style-name="T447">pesticidas</text:span></text:p>
            <text:p text:style-name="P257">asunto de inmigración </text:p>
          </table:table-cell>
        </table:table-row>
        <table:table-row>
          <table:table-cell table:style-name="Table2.A2" office:value-type="string">
            <text:p text:style-name="P258">out of those things, 5 are..</text:p>
          </table:table-cell>
          <table:table-cell table:style-name="Table2.A2" office:value-type="string">
            <text:p text:style-name="P258">de estas cosas, 5 son..</text:p>
          </table:table-cell>
          <table:table-cell table:style-name="Table2.A2" office:value-type="string">
            <text:p text:style-name="P259">winkles</text:p>
            <text:p text:style-name="P260"/>
          </table:table-cell>
          <table:table-cell table:style-name="Table2.A2" office:value-type="string">
            <text:p text:style-name="P262"><text:s/><text:span text:style-name="T160">arrugas.</text:span></text:p>
            <text:p text:style-name="P262"/>
          </table:table-cell>
          <table:table-cell table:style-name="Table2.A2" office:value-type="string">
            <text:p text:style-name="P468">politely/impolite</text:p>
          </table:table-cell>
          <table:table-cell table:style-name="Table2.F2" office:value-type="string">
            <text:p text:style-name="P468">educadamente/maleducado</text:p>
          </table:table-cell>
        </table:table-row>
        <table:table-row>
          <table:table-cell table:style-name="Table2.A2" office:value-type="string">
            <text:p text:style-name="P258">deserve</text:p>
          </table:table-cell>
          <table:table-cell table:style-name="Table2.A2" office:value-type="string">
            <text:p text:style-name="P258">merecer</text:p>
          </table:table-cell>
          <table:table-cell table:style-name="Table2.A2" office:value-type="string">
            <text:p text:style-name="P503">wardrobe/wórdrou/-cupboard/shelving</text:p>
          </table:table-cell>
          <table:table-cell table:style-name="Table2.A2" office:value-type="string">
            <text:p text:style-name="P503">armario/estánteria</text:p>
          </table:table-cell>
          <table:table-cell table:style-name="Table2.A2" office:value-type="string">
            <text:p text:style-name="P469">point (a finger) at</text:p>
          </table:table-cell>
          <table:table-cell table:style-name="Table2.F2" office:value-type="string">
            <text:p text:style-name="P469">señalar con el dedo</text:p>
          </table:table-cell>
        </table:table-row>
        <table:table-row>
          <table:table-cell table:style-name="Table2.A2" office:value-type="string">
            <text:p text:style-name="P212"/>
          </table:table-cell>
          <table:table-cell table:style-name="Table2.A2" office:value-type="string">
            <text:p text:style-name="P212"/>
          </table:table-cell>
          <table:table-cell table:style-name="Table2.A2" office:value-type="string">
            <text:p text:style-name="P470">- pay attention</text:p>
            <text:p text:style-name="P470"/>
            <text:p text:style-name="P470">- highlight,stand out</text:p>
          </table:table-cell>
          <table:table-cell table:style-name="Table2.A2" office:value-type="string">
            <text:p text:style-name="P470">prestar atención al profe</text:p>
            <text:p text:style-name="P470">destacar</text:p>
          </table:table-cell>
          <table:table-cell table:style-name="Table2.A2" office:value-type="string">
            <text:p text:style-name="P471">carry out/<text:span text:style-name="T250">on</text:span></text:p>
          </table:table-cell>
          <table:table-cell table:style-name="Table2.F2" office:value-type="string">
            <text:p text:style-name="P471">llevar a cabo/<text:span text:style-name="T250">seguir</text:span></text:p>
          </table:table-cell>
        </table:table-row>
      </table:table>
      <text:p text:style-name="P1"/>
      <text:p text:style-name="P7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04">MISUNDE<text:span text:style-name="T161">R</text:span>NSTANDI<text:span text:style-name="T161">N</text:span>GS</text:p>
          </table:table-cell>
          <table:table-cell table:style-name="Table3.B1" office:value-type="string">
            <text:p text:style-name="P263"/>
          </table:table-cell>
        </table:table-row>
        <table:table-row>
          <table:table-cell table:style-name="Table3.A2" office:value-type="string">
            <text:p text:style-name="P405">(cognates false)</text:p>
            <text:p text:style-name="P264"><text:span text:style-name="T162">constipated</text:span>/have a cold</text:p>
          </table:table-cell>
          <table:table-cell table:style-name="Table3.B2" office:value-type="string">
            <text:p text:style-name="P264"/>
            <text:p text:style-name="P264">extreñido/resfriado</text:p>
          </table:table-cell>
        </table:table-row>
        <table:table-row>
          <table:table-cell table:style-name="Table3.A2" office:value-type="string">
            <text:p text:style-name="P264">fabric/factory</text:p>
            <text:p text:style-name="P265">demonstration/proof </text:p>
          </table:table-cell>
          <table:table-cell table:style-name="Table3.B2" office:value-type="string">
            <text:p text:style-name="P264">tela/fábrica</text:p>
            <text:p text:style-name="P265"><text:span text:style-name="T393">manifestación</text:span>/prueba matem.</text:p>
          </table:table-cell>
        </table:table-row>
        <table:table-row>
          <table:table-cell table:style-name="Table3.A2" office:value-type="string">
            <text:p text:style-name="P264"><text:span text:style-name="T162">causality</text:span>/coincidence</text:p>
            <text:p text:style-name="P265">agreement/engagement</text:p>
            <text:p text:style-name="P509">I suggest you/I proposed to her/<text:span text:style-name="T400">I proposed her as a candidate</text:span></text:p>
            <text:p text:style-name="P510">enterprise=business/<text:span text:style-name="T443">entrepreneur /ontreprínaar/=businessman</text:span></text:p>
            <text:p text:style-name="P267">competition/ contest /<text:span text:style-name="T257">kóntest//</text:span></text:p>
            <text:p text:style-name="P266">gross=disgusting</text:p>
            <text:p text:style-name="P266"/>
          </table:table-cell>
          <table:table-cell table:style-name="Table3.B2" office:value-type="string">
            <text:p text:style-name="P268">causalidad/casualidad</text:p>
            <text:p text:style-name="P265">acuerdo/compromiso(noviazgo<text:span text:style-name="T394">)</text:span></text:p>
            <text:p text:style-name="P509">Te propongo algo/Le pedí matrimonio/<text:span text:style-name="T400">Lo propusimoa como candidato</text:span></text:p>
            <text:p text:style-name="P511">empresa/empresario-emprendedor</text:p>
            <text:p text:style-name="P269">competicion/concurso</text:p>
            <text:p text:style-name="P270">asqueroso</text:p>
          </table:table-cell>
        </table:table-row>
        <table:table-row>
          <table:table-cell table:style-name="Table3.A2" office:value-type="string">
            <text:p text:style-name="P268">excited/eager</text:p>
          </table:table-cell>
          <table:table-cell table:style-name="Table3.B2" office:value-type="string">
            <text:p text:style-name="P268">emocionado/ansioso+</text:p>
          </table:table-cell>
        </table:table-row>
        <table:table-row>
          <table:table-cell table:style-name="Table3.A2" office:value-type="string">
            <text:p text:style-name="P268">pretend/intend</text:p>
          </table:table-cell>
          <table:table-cell table:style-name="Table3.B2" office:value-type="string">
            <text:p text:style-name="P268">fingir/tener intencion</text:p>
          </table:table-cell>
        </table:table-row>
        <table:table-row>
          <table:table-cell table:style-name="Table3.A2" office:value-type="string">
            <text:p text:style-name="P268">choke/hit-collide-crash</text:p>
          </table:table-cell>
          <table:table-cell table:style-name="Table3.B2" office:value-type="string">
            <text:p text:style-name="P268">ahogarse/chocar</text:p>
          </table:table-cell>
        </table:table-row>
        <table:table-row>
          <table:table-cell table:style-name="Table3.A2" office:value-type="string">
            <text:p text:style-name="P268">disappointed/<text:span text:style-name="T463">deception</text:span></text:p>
          </table:table-cell>
          <table:table-cell table:style-name="Table3.B2" office:value-type="string">
            <text:p text:style-name="P268">desilusionado-<text:span text:style-name="T163">decepcionado/</text:span><text:span text:style-name="T480">engaño</text:span></text:p>
          </table:table-cell>
        </table:table-row>
        <table:table-row>
          <table:table-cell table:style-name="Table3.A2" office:value-type="string">
            <text:p text:style-name="P271">argu<text:span text:style-name="T164">e-fight</text:span>/<text:span text:style-name="T164">discuss</text:span></text:p>
            <text:p text:style-name="P272">talk about <text:span text:style-name="T165">it </text:span>= discuss <text:span text:style-name="T165">it </text:span><text:s/>(not about)</text:p>
            <text:p text:style-name="P273">I'm upsetting</text:p>
            <text:p text:style-name="P273">I'm sick-(fed up=slang) of sht</text:p>
          </table:table-cell>
          <table:table-cell table:style-name="Table3.B2" office:value-type="string">
            <text:p text:style-name="P271"><text:span text:style-name="T164">pelearse</text:span>/<text:span text:style-name="T164">debatir-discutir esto</text:span></text:p>
            <text:p text:style-name="P271"/>
            <text:p text:style-name="P273">Estoy molesto (emocionalmente)</text:p>
            <text:p text:style-name="P273">Estoy harto de algo</text:p>
            <text:p text:style-name="P273"/>
          </table:table-cell>
        </table:table-row>
        <table:table-row>
          <table:table-cell table:style-name="Table3.A2" office:value-type="string">
            <text:p text:style-name="P274">count/narrate-<text:span text:style-name="T166">tell</text:span></text:p>
          </table:table-cell>
          <table:table-cell table:style-name="Table3.B2" office:value-type="string">
            <text:p text:style-name="P274">contar nº/contar historia</text:p>
          </table:table-cell>
        </table:table-row>
        <table:table-row>
          <table:table-cell table:style-name="Table3.A2" office:value-type="string">
            <text:p text:style-name="P218">compliment/</text:p>
          </table:table-cell>
          <table:table-cell table:style-name="Table3.B2" office:value-type="string">
            <text:p text:style-name="P218">piropo/</text:p>
          </table:table-cell>
        </table:table-row>
        <table:table-row>
          <table:table-cell table:style-name="Table3.A2" office:value-type="string">
            <text:p text:style-name="P275">discount-<text:span text:style-name="T452">sales</text:span>/substract/<text:span text:style-name="T167">rest</text:span></text:p>
          </table:table-cell>
          <table:table-cell table:style-name="Table3.B2" office:value-type="string">
            <text:p text:style-name="P275">descuento-<text:span text:style-name="T452">(rebajas)</text:span>/sustraer/<text:span text:style-name="T167">descansar</text:span></text:p>
          </table:table-cell>
        </table:table-row>
        <table:table-row>
          <table:table-cell table:style-name="Table3.A2" office:value-type="string">
            <text:p text:style-name="P406">(adj/<text:span text:style-name="T168">noun/adv</text:span>)</text:p>
            <text:p text:style-name="P227"><text:span text:style-name="T353">jealous/jealousy/</text:span><text:span text:style-name="T359">jealously</text:span> </text:p>
          </table:table-cell>
          <table:table-cell table:style-name="Table3.B2" office:value-type="string">
            <text:p text:style-name="P406">(noum/adj)</text:p>
            <text:p text:style-name="P406">celoso/celos/<text:span text:style-name="T169">celosamente</text:span></text:p>
          </table:table-cell>
        </table:table-row>
        <table:table-row>
          <table:table-cell table:style-name="Table3.A2" office:value-type="string">
            <text:p text:style-name="P276">alone,<text:span text:style-name="T168">lonely /lónli/ (abandoned-sad)</text:span>/loneliness/<text:span text:style-name="T170">alone</text:span></text:p>
            <text:p text:style-name="P277">you're anonymous but lonely</text:p>
          </table:table-cell>
          <table:table-cell table:style-name="Table3.B2" office:value-type="string">
            <text:p text:style-name="P276">solo/soledad/<text:span text:style-name="T170">solitariamente (en ciudad eres anonimo pero solo)</text:span></text:p>
          </table:table-cell>
        </table:table-row>
        <table:table-row>
          <table:table-cell table:style-name="Table3.A2" office:value-type="string">
            <text:p text:style-name="P276">successful<text:span text:style-name="T171">(saksesful)</text:span>/success/<text:span text:style-name="T169">successfully</text:span></text:p>
          </table:table-cell>
          <table:table-cell table:style-name="Table3.B2" office:value-type="string">
            <text:p text:style-name="P276">exitóso/éxito/<text:span text:style-name="T169">exitosamente</text:span></text:p>
          </table:table-cell>
        </table:table-row>
        <table:table-row>
          <table:table-cell table:style-name="Table3.A2" office:value-type="string">
            <text:p text:style-name="P278"/>
          </table:table-cell>
          <table:table-cell table:style-name="Table3.B2" office:value-type="string">
            <text:p text:style-name="P278"/>
          </table:table-cell>
        </table:table-row>
        <table:table-row table:style-name="Table3.17">
          <table:table-cell table:style-name="Table3.A2" office:value-type="string">
            <text:p text:style-name="P276">skillful/skill/<text:span text:style-name="T169">skillfully</text:span></text:p>
          </table:table-cell>
          <table:table-cell table:style-name="Table3.B2" office:value-type="string">
            <text:p text:style-name="P276">hábil/habilidad/<text:span text:style-name="T169">habilidosamente</text:span></text:p>
          </table:table-cell>
        </table:table-row>
        <table:table-row>
          <table:table-cell table:style-name="Table3.A2" office:value-type="string">
            <text:p text:style-name="P279"/>
          </table:table-cell>
          <table:table-cell table:style-name="Table3.B2" office:value-type="string">
            <text:p text:style-name="P263"/>
          </table:table-cell>
        </table:table-row>
        <table:table-row>
          <table:table-cell table:style-name="Table3.A2" office:value-type="string">
            <text:p text:style-name="P407">adj(y)</text:p>
            <text:p text:style-name="P280">friendly,lively<text:span text:style-name="T172">(cheerful (chiirful)/happy)</text:span>,silly(<text:span text:style-name="T173">dumb</text:span>)</text:p>
          </table:table-cell>
          <table:table-cell table:style-name="Table3.B2" office:value-type="string">
            <text:p text:style-name="P263"/>
          </table:table-cell>
        </table:table-row>
        <table:table-row>
          <table:table-cell table:style-name="Table3.A2" office:value-type="string">
            <text:p text:style-name="P408">adj=adv</text:p>
            <text:p text:style-name="P279">fast <text:span text:style-name="T172">(quick/quickly)</text:span>,hard,fine,early,daily<text:span text:style-name="T174">(=everyday)</text:span></text:p>
          </table:table-cell>
          <table:table-cell table:style-name="Table3.B2" office:value-type="string">
            <text:p text:style-name="P263"/>
          </table:table-cell>
        </table:table-row>
        <table:table-row>
          <table:table-cell table:style-name="Table3.A2" office:value-type="string">
            <text:p text:style-name="P409">fear</text:p>
            <text:p text:style-name="P281">- be/<text:span text:style-name="T175">get</text:span> afraid/scared/<text:span text:style-name="T175">frightened</text:span>/<text:span text:style-name="T176">terrified</text:span> to <text:span text:style-name="T3">(verb)</text:span>-of <text:span text:style-name="T3">(sth)</text:span></text:p>
            <text:p text:style-name="P281">- <text:span text:style-name="T177">Thunder scare/frighten my dog </text:span></text:p>
            <text:p text:style-name="P281">- <text:span text:style-name="T252">a frightening situation</text:span></text:p>
          </table:table-cell>
          <table:table-cell table:style-name="Table3.B2" office:value-type="string">
            <text:p text:style-name="P281"/>
            <text:p text:style-name="P281"><text:s/>tener miedo a-de <text:span text:style-name="T175">= estar asustado de</text:span></text:p>
            <text:p text:style-name="P281">- <text:span text:style-name="T177">Los truenos asustan a mi perro</text:span></text:p>
            <text:p text:style-name="P281">- <text:span text:style-name="T252">una situación aterradora</text:span></text:p>
          </table:table-cell>
        </table:table-row>
        <table:table-row>
          <table:table-cell table:style-name="Table3.A2" office:value-type="string">
            <text:p text:style-name="P282">through <text:span text:style-name="T453">(zruu)</text:span>/throughout “she was happy throughout her life” </text:p>
          </table:table-cell>
          <table:table-cell table:style-name="Table3.B2" office:value-type="string">
            <text:p text:style-name="P282"><text:span text:style-name="T404">por (pasar por)-</text:span>mediante <text:span text:style-name="T404">(by mean</text:span><text:span text:style-name="T97">s</text:span><text:span text:style-name="T404"> of)</text:span>-<text:span text:style-name="T178">hasta (until)</text:span>/durante todo</text:p>
          </table:table-cell>
        </table:table-row>
        <text:soft-page-break/>
        <table:table-row>
          <table:table-cell table:style-name="Table3.A2" office:value-type="string">
            <text:p text:style-name="P420">support</text:p>
            <text:p text:style-name="P283"><text:span text:style-name="T455">I can't </text:span>bear <text:span text:style-name="T455">this person/</text:span><text:span text:style-name="T478">endure </text:span><text:span text:style-name="T479">/índuur/ </text:span><text:span text:style-name="T478">the problems/</text:span><text:span text:style-name="T455">support-bear the weight</text:span></text:p>
          </table:table-cell>
          <table:table-cell table:style-name="Table3.B2" office:value-type="string">
            <text:p text:style-name="P301"/>
            <text:p text:style-name="P302"><text:span text:style-name="T455">No soporto esa persona</text:span>/<text:span text:style-name="T463">soportar los problemas/</text:span>soportar el peso</text:p>
          </table:table-cell>
        </table:table-row>
        <table:table-row>
          <table:table-cell table:style-name="Table3.A2" office:value-type="string">
            <text:p text:style-name="P284">cook/cooker-<text:span text:style-name="T179">stove. Martin cooke</text:span></text:p>
            <text:p text:style-name="P286">cock-<text:span text:style-name="T7">rooster. </text:span></text:p>
          </table:table-cell>
          <table:table-cell table:style-name="Table3.B2" office:value-type="string">
            <text:p text:style-name="P285">cocinero/estufa-hornilla</text:p>
            <text:p text:style-name="P286">gallo/pene</text:p>
          </table:table-cell>
        </table:table-row>
        <table:table-row>
          <table:table-cell table:style-name="Table3.A2" office:value-type="string">
            <text:p text:style-name="P410">Adv/<text:span text:style-name="T180">adj</text:span> order</text:p>
            <text:p text:style-name="P325">- we do it alone (not we do alone it)</text:p>
            <text:p text:style-name="P522">-<text:span text:style-name="T181">they can make cities </text:span><text:span text:style-name="T15">less noisy</text:span><text:span text:style-name="T181"> (at end)</text:span></text:p>
            <text:p text:style-name="P325">- <text:span text:style-name="T182">I don't have (</text:span><text:span text:style-name="T85">much</text:span><text:span text:style-name="T183"> to worry about.)/to worry </text:span><text:span text:style-name="T85">much</text:span><text:span text:style-name="T183"> about sth. </text:span></text:p>
            <text:p text:style-name="P326"/>
            <text:p text:style-name="P326">- <text:span text:style-name="T184">I have sth </text:span><text:span text:style-name="T16">available (at end)</text:span></text:p>
            <text:p text:style-name="P356">- <text:span text:style-name="T184">You're </text:span><text:span text:style-name="T17">even</text:span><text:span text:style-name="T184"> thinking that</text:span></text:p>
            <text:p text:style-name="P477">-<text:span text:style-name="T186"> </text:span><text:span text:style-name="T187">I expected</text:span><text:span text:style-name="T18"> to</text:span><text:span text:style-name="T187"> one day be promoted</text:span></text:p>
            <text:p text:style-name="P477"><text:span text:style-name="T187">- </text:span><text:span text:style-name="T188">I decided to temporarily abandon it</text:span></text:p>
            <text:p text:style-name="P356">- <text:span text:style-name="T180">not prepared </text:span><text:span text:style-name="T22">enough</text:span></text:p>
          </table:table-cell>
          <table:table-cell table:style-name="Table3.B2" office:value-type="string">
            <text:p text:style-name="P263"/>
            <text:p text:style-name="P287">- hacemos esto solos</text:p>
            <text:p text:style-name="P508">- <text:span text:style-name="T181">pueden hacer menos ruidosas las ciudades</text:span></text:p>
            <text:p text:style-name="P287">- <text:span text:style-name="T182">no tengo (muchas cosas que me procupen)/(porqué preocuparme mucho por algo)</text:span></text:p>
            <text:p text:style-name="P287">- <text:span text:style-name="T184">Yo tengo algo disponible</text:span></text:p>
            <text:p text:style-name="P287">- <text:span text:style-name="T184">Incluso estás pensando que</text:span></text:p>
            <text:p text:style-name="P508">- <text:s/><text:span text:style-name="T193">Esperaba ascender algún dia</text:span></text:p>
            <text:p text:style-name="P508">- <text:span text:style-name="T194">Decidí abandonarlo temporalmente</text:span></text:p>
            <text:p text:style-name="P287">- <text:span text:style-name="T180">no suficiemente preparado</text:span></text:p>
          </table:table-cell>
        </table:table-row>
        <table:table-row>
          <table:table-cell table:style-name="Table3.A2" office:value-type="string">
            <text:p text:style-name="P411">Abroad/<text:span text:style-name="T195">foreign</text:span></text:p>
            <text:p text:style-name="P288">- I am abroad</text:p>
            <text:p text:style-name="P288">-I spent time abroad <text:span text:style-name="T196">for almost 5 years</text:span></text:p>
            <text:p text:style-name="P506">- a foreigner /<text:span text:style-name="T456">fórinar/</text:span>, a <text:span text:style-name="T456">foreign</text:span> person</text:p>
          </table:table-cell>
          <table:table-cell table:style-name="Table3.B2" office:value-type="string">
            <text:p text:style-name="P288"/>
            <text:p text:style-name="P288">- Estoy en el extranjero</text:p>
            <text:p text:style-name="P288">-Pasé tiempo en el extranjero <text:span text:style-name="T196">durante 5 años</text:span></text:p>
            <text:p text:style-name="P507">- <text:span text:style-name="T197">un extranjero, una lengua extranjera</text:span></text:p>
          </table:table-cell>
        </table:table-row>
        <table:table-row>
          <table:table-cell table:style-name="Table3.A2" office:value-type="string">
            <text:p text:style-name="P411">raise/<text:span text:style-name="T198">rise/arise</text:span>=going up</text:p>
            <text:p text:style-name="P327">- <text:span text:style-name="T198">I raised the flag when the sun rose (raise/-ed/-ed needs external force=transitive=needs obj) (rise/rose/risen by itself = intr) </text:span></text:p>
            <text:p text:style-name="P289"><text:span text:style-name="T204">- </text:span><text:span text:style-name="T205">the problem arose (arise=not physical=concept)</text:span></text:p>
          </table:table-cell>
          <table:table-cell table:style-name="Table3.B2" office:value-type="string">
            <text:p text:style-name="P263"/>
            <text:p text:style-name="P263">- <text:span text:style-name="T198">levanté la banderá cuando salio el sol</text:span></text:p>
            <text:p text:style-name="P263"/>
            <text:p text:style-name="P263">- <text:span text:style-name="T198">los problemas surgieron</text:span></text:p>
          </table:table-cell>
        </table:table-row>
        <table:table-row>
          <table:table-cell table:style-name="Table3.A2" office:value-type="string">
            <text:p text:style-name="P412">stick/struggle</text:p>
            <text:p text:style-name="P505">get stuck <text:span text:style-name="T199">with sth</text:span></text:p>
            <text:p text:style-name="P292">stick(stuck,stuck)</text:p>
            <text:p text:style-name="P293">I <text:span text:style-name="T13">struggle</text:span> (to sleep)/(with sth)</text:p>
            <text:p text:style-name="P293"/>
            <text:p text:style-name="P293"/>
          </table:table-cell>
          <table:table-cell table:style-name="Table3.B2" office:value-type="string">
            <text:p text:style-name="P290"/>
            <text:p text:style-name="P505">atascarse <text:span text:style-name="T199">con algo</text:span></text:p>
            <text:p text:style-name="P292">palo/pegarse-clavar</text:p>
            <text:p text:style-name="P293">me cuesta-<text:span text:style-name="T203">luchar</text:span> dormir/algo</text:p>
          </table:table-cell>
        </table:table-row>
        <table:table-row>
          <table:table-cell table:style-name="Table3.A2" office:value-type="string">
            <text:p text:style-name="P339">- a contaminated <text:span text:style-name="T448">(with a substance shouldn't be)/polluted (the contaminant is harmful)</text:span> water/food/<text:span text:style-name="T448">enviroment</text:span></text:p>
            <text:p text:style-name="P521"><text:span text:style-name="T448">-He </text:span><text:span text:style-name="T13">tid</text:span><text:span text:style-name="T95">ies</text:span><text:span text:style-name="T448">-</text:span><text:span text:style-name="T95">cleans</text:span><text:span text:style-name="T448">/</text:span><text:span text:style-name="T95">messes</text:span> that room <text:span text:style-name="T13">up</text:span>. <text:span text:style-name="T448">A tidy-clean/messy room</text:span></text:p>
            <text:p text:style-name="P520">- <text:span text:style-name="T449">She'll get dirty if she jump in the mud /maod/</text:span></text:p>
          </table:table-cell>
          <table:table-cell table:style-name="Table3.B2" office:value-type="string">
            <text:p text:style-name="P290">- <text:span text:style-name="T448">medioambiente/agua/comida contaminado;</text:span> </text:p>
            <text:p text:style-name="P290"/>
            <text:p text:style-name="P505">- <text:span text:style-name="T448">El ordena/desordena la habitación. Un cuarto des/ordenado</text:span></text:p>
            <text:p text:style-name="P505">- <text:span text:style-name="T449">Se ensuciará si salta sobre el barro</text:span></text:p>
          </table:table-cell>
        </table:table-row>
        <table:table-row table:style-name="Table3.30">
          <table:table-cell table:style-name="Table3.A2" office:value-type="string">
            <text:p text:style-name="P414">injure/wound/hurt/<text:span text:style-name="T409">bleed; harm/damage</text:span></text:p>
            <text:p text:style-name="P413"/>
            <text:p text:style-name="P328">- <text:s/><text:span text:style-name="T414">The fall </text:span><text:span text:style-name="T77">injured</text:span><text:span text:style-name="T414"> her. He </text:span><text:span text:style-name="T76">injured-wounded </text:span><text:span text:style-name="T413">himself, He</text:span><text:span text:style-name="T76"> injured his </text:span><text:span text:style-name="T413">leg</text:span> (physic, <text:span text:style-name="T414">passive, refl</text:span>). <text:s/></text:p>
            <text:p text:style-name="P329">- <text:span text:style-name="T409">You</text:span><text:span text:style-name="T75"> hurt-wound </text:span><text:span text:style-name="T409">/eo/ my heart /a/ </text:span>(feeling)</text:p>
            <text:p text:style-name="P519">- <text:s/><text:span text:style-name="T408">The bullet </text:span><text:span text:style-name="T73">wound-injury</text:span><text:span text:style-name="T408"> is bleeding (noun)</text:span></text:p>
            <text:p text:style-name="P330"><text:span text:style-name="T412">- </text:span><text:span text:style-name="T74">Harmful</text:span><text:span text:style-name="T412">; this </text:span><text:span text:style-name="T74">harmed</text:span><text:span text:style-name="T412"> the house (physical)</text:span></text:p>
            <text:p text:style-name="P331">- <text:span text:style-name="T412">Pay100Euros in </text:span><text:span text:style-name="T74">damages</text:span><text:span text:style-name="T412">; Brain </text:span><text:span text:style-name="T74">damage</text:span><text:span text:style-name="T412"> (abstract)</text:span></text:p>
            <text:p text:style-name="P332"/>
            <text:p text:style-name="P329"/>
          </table:table-cell>
          <table:table-cell table:style-name="Table3.B2" office:value-type="string">
            <text:p text:style-name="P290"/>
            <text:p text:style-name="P290"/>
            <text:p text:style-name="P290">- <text:span text:style-name="T414">La caida le lástimo. Se hirió. Se lastimó su pierna</text:span></text:p>
            <text:p text:style-name="P290">- <text:span text:style-name="T415">Hieres mi corazón</text:span></text:p>
            <text:p text:style-name="P505">- <text:span text:style-name="T408">La herida de bala estaba sangrando</text:span></text:p>
            <text:p text:style-name="P291">- <text:span text:style-name="T412">dañino; esto daño la casa.</text:span></text:p>
            <text:p text:style-name="P290">- <text:span text:style-name="T412">Pagar 100 euros por los daños, daño cerebral</text:span></text:p>
            <text:p text:style-name="P290"/>
          </table:table-cell>
        </table:table-row>
        <table:table-row table:style-name="Table3.30">
          <table:table-cell table:style-name="Table3.A2" office:value-type="string">
            <text:p text:style-name="P415">lack</text:p>
            <text:p text:style-name="P333">- my lacks/shortcomings are</text:p>
            <text:p text:style-name="P333">- There <text:span text:style-name="T399">are</text:span> books missing <text:span text:style-name="T399">from </text:span>. You miss work often. <text:span text:style-name="T399">Evidence is lacking</text:span></text:p>
            <text:p text:style-name="P333"/>
            <text:p text:style-name="P333"/>
            <text:p text:style-name="P333"/>
          </table:table-cell>
          <table:table-cell table:style-name="Table3.B2" office:value-type="string">
            <text:p text:style-name="P290"/>
            <text:p text:style-name="P290">- <text:span text:style-name="T398">mis carecencias/defectos son</text:span></text:p>
            <text:p text:style-name="P290">- <text:span text:style-name="T398">Faltal libros de. Faltas al trabajo frequentemente. Faltan pruebas</text:span></text:p>
            <text:p text:style-name="P290"/>
          </table:table-cell>
        </table:table-row>
        <table:table-row>
          <table:table-cell table:style-name="Table3.A2" office:value-type="string">
            <text:p text:style-name="P294">have doubts/ask <text:span text:style-name="T13">questions</text:span></text:p>
          </table:table-cell>
          <table:table-cell table:style-name="Table3.B2" office:value-type="string">
            <text:p text:style-name="P294">tener/preguntar dudas</text:p>
          </table:table-cell>
        </table:table-row>
        <table:table-row>
          <table:table-cell table:style-name="Table3.A2" office:value-type="string">
            <text:p text:style-name="P504">middle age</text:p>
            <text:p text:style-name="P504">residence for the elderly</text:p>
          </table:table-cell>
          <table:table-cell table:style-name="Table3.B2" office:value-type="string">
            <text:p text:style-name="P504">mediana edad</text:p>
            <text:p text:style-name="P504">residencia de ancianos</text:p>
          </table:table-cell>
        </table:table-row>
        <table:table-row>
          <table:table-cell table:style-name="Table3.A2" office:value-type="string">
            <text:p text:style-name="P295"><text:span text:style-name="T13">lose</text:span>/lus/lost lost the interest <text:span text:style-name="T200">in sth</text:span></text:p>
          </table:table-cell>
          <table:table-cell table:style-name="Table3.B2" office:value-type="string">
            <text:p text:style-name="P295">perder el interes <text:span text:style-name="T200">en algo</text:span></text:p>
          </table:table-cell>
        </table:table-row>
        <table:table-row>
          <table:table-cell table:style-name="Table3.A2" office:value-type="string">
            <text:p text:style-name="P296">I need a holiday (= a trip)/Christmas-summer holidays</text:p>
          </table:table-cell>
          <table:table-cell table:style-name="Table3.B2" office:value-type="string">
            <text:p text:style-name="P296">vacaciones</text:p>
          </table:table-cell>
        </table:table-row>
        <table:table-row>
          <table:table-cell table:style-name="Table3.A2" office:value-type="string">
            <text:p text:style-name="P192"><text:span text:style-name="T201">- e</text:span>specially those who /<text:span text:style-name="T202">especially on the weekends (no verb, more formal)</text:span></text:p>
            <text:p text:style-name="P192">- <text:span text:style-name="T202">I did it specially for you (adverb=expert in the way you do sth) (verb)</text:span></text:p>
          </table:table-cell>
          <table:table-cell table:style-name="Table3.B2" office:value-type="string">
            <text:p text:style-name="P193">especialmente</text:p>
          </table:table-cell>
        </table:table-row>
        <table:table-row>
          <table:table-cell table:style-name="Table3.A2" office:value-type="string">
            <text:p text:style-name="P297">I brush <text:span text:style-name="T13">my</text:span> hair; <text:span text:style-name="T240">she broke </text:span><text:span text:style-name="T28">her</text:span><text:span text:style-name="T240"> arms;</text:span> <text:span text:style-name="T240">(not the)</text:span></text:p>
            <text:p text:style-name="P261"/>
          </table:table-cell>
          <table:table-cell table:style-name="Table3.B2" office:value-type="string">
            <text:p text:style-name="P297">Me peino el pelo; <text:span text:style-name="T240">se rompió el brazo</text:span></text:p>
          </table:table-cell>
        </table:table-row>
        <table:table-row>
          <table:table-cell table:style-name="Table3.A2" office:value-type="string">
            <text:p text:style-name="P416">All,every</text:p>
            <text:p text:style-name="P334">-All the students passed the exam = <text:s/>Everybody passed the exam; <text:span text:style-name="T255">All of the books are (not every). All the information is (NOT every)</text:span></text:p>
            <text:p text:style-name="P335">- <text:span text:style-name="T254">Every/All passenger/s have/has turned off their mobile phones. </text:span></text:p>
            <text:p text:style-name="P303">We spent all day (0-24) / every day (Mon,Tu,..) at the beach.</text:p>
            <text:p text:style-name="P306"/>
            <text:p text:style-name="P306">- <text:span text:style-name="T253">everybody is ready, everything is dirty</text:span></text:p>
            <text:p text:style-name="P306"/>
            <text:p text:style-name="P263"/>
          </table:table-cell>
          <table:table-cell table:style-name="Table3.B2" office:value-type="string">
            <text:p text:style-name="P263"/>
            <text:p text:style-name="P263">- “<text:span text:style-name="T253">All” never goes alone; Every not with plural names or uncountable </text:span></text:p>
            <text:p text:style-name="P263"/>
            <text:p text:style-name="P263">- <text:span text:style-name="T256">Different Enphasis and meaning</text:span></text:p>
            <text:p text:style-name="P263"/>
            <text:p text:style-name="P298"/>
            <text:p text:style-name="P298">- <text:span text:style-name="T253">words ended by one, body, thing (everyone, nobody) has/is; </text:span></text:p>
          </table:table-cell>
        </table:table-row>
        <text:soft-page-break/>
        <table:table-row>
          <table:table-cell table:style-name="Table3.A2" office:value-type="string">
            <text:p text:style-name="P417">next to</text:p>
            <text:p text:style-name="P336">-( Next to) alongside, beside the river</text:p>
          </table:table-cell>
          <table:table-cell table:style-name="Table3.B2" office:value-type="string">
            <text:p text:style-name="P263"/>
            <text:p text:style-name="P263">- <text:span text:style-name="T258">Al lado del rio</text:span></text:p>
            <text:p text:style-name="P263"/>
            <text:p text:style-name="P263"/>
          </table:table-cell>
        </table:table-row>
        <table:table-row>
          <table:table-cell table:style-name="Table3.A2" office:value-type="string">
            <text:p text:style-name="P418">IRREGULAR VERB</text:p>
            <text:p text:style-name="P419">lie (mentir-regular)/lay(poner-reg)/ lie(tumbarse irreg)</text:p>
            <text:p text:style-name="P337">- He lies/lied to me. <text:span text:style-name="T260">He tells many lies. He is a lier</text:span></text:p>
            <text:p text:style-name="P338">- <text:span text:style-name="T259">He lays/laid the plate on the bed</text:span></text:p>
            <text:p text:style-name="P338">- <text:span text:style-name="T259">He is lying on the beach (better continuous to avoid lie,lay,lain)</text:span></text:p>
            <text:p text:style-name="P338">- <text:span text:style-name="T261">run, ran, run; wear, wore, worn; come, came, come; fly, flew, flown;</text:span></text:p>
          </table:table-cell>
          <table:table-cell table:style-name="Table3.B2" office:value-type="string">
            <text:p text:style-name="P263"/>
            <text:p text:style-name="P263"/>
            <text:p text:style-name="P263">- <text:span text:style-name="T259">Me miente/mintió. El dice muchas mentiras. Es un mentiroso</text:span></text:p>
            <text:p text:style-name="P263">- <text:span text:style-name="T259">Pone el plato sobre la cama</text:span></text:p>
            <text:p text:style-name="P263">- <text:span text:style-name="T259">Está tumbado en la playa</text:span></text:p>
            <text:p text:style-name="P263"/>
            <text:p text:style-name="P263"/>
          </table:table-cell>
        </table:table-row>
      </table:table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9T12:14:24.242080807</meta:creation-date>
    <dc:date>2019-09-06T07:52:28.066354595</dc:date>
    <meta:editing-duration>P1DT7H30M15S</meta:editing-duration>
    <meta:editing-cycles>312</meta:editing-cycles>
    <meta:generator>LibreOffice/4.2.8.2$Linux_X86_64 LibreOffice_project/420m0$Build-2</meta:generator>
    <meta:document-statistic meta:table-count="8" meta:image-count="0" meta:object-count="0" meta:page-count="9" meta:paragraph-count="955" meta:word-count="4056" meta:character-count="26295" meta:non-whitespace-character-count="23068"/>
  </office:meta>
</office:document-meta>
</file>